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a62c5" officeooo:paragraph-rsid="000a62c5" style:font-size-asian="10pt" style:font-size-complex="10pt"/>
    </style:style>
    <style:style style:name="P2" style:family="paragraph" style:parent-style-name="Standard">
      <style:text-properties fo:color="#0000ff" fo:font-size="10pt" officeooo:rsid="000a62c5" officeooo:paragraph-rsid="000a62c5" style:font-size-asian="10pt" style:font-size-complex="10pt"/>
    </style:style>
    <style:style style:name="P3" style:family="paragraph" style:parent-style-name="Standard">
      <style:text-properties fo:color="#9900ff" fo:font-size="10pt" officeooo:rsid="000a62c5" officeooo:paragraph-rsid="000a62c5" style:font-size-asian="10pt" style:font-size-complex="10pt"/>
    </style:style>
    <style:style style:name="P4" style:family="paragraph" style:parent-style-name="Standard">
      <style:text-properties fo:color="#9900ff" fo:font-size="14pt" officeooo:rsid="0019610c" officeooo:paragraph-rsid="0019610c" style:font-size-asian="12.25pt" style:font-size-complex="14pt"/>
    </style:style>
    <style:style style:name="P5" style:family="paragraph" style:parent-style-name="Standard">
      <style:text-properties fo:font-size="10pt" officeooo:rsid="000a62c5" officeooo:paragraph-rsid="000a62c5" style:font-size-asian="10pt" style:font-size-complex="10pt"/>
    </style:style>
    <style:style style:name="P6" style:family="paragraph" style:parent-style-name="Standard">
      <style:text-properties fo:color="#006600" fo:font-size="10pt" officeooo:rsid="000a62c5" officeooo:paragraph-rsid="000a62c5" style:font-size-asian="10pt" style:font-size-complex="10pt"/>
    </style:style>
    <style:style style:name="P7" style:family="paragraph" style:parent-style-name="Standard">
      <style:text-properties fo:color="#006600" fo:font-size="14pt" officeooo:rsid="0019610c" officeooo:paragraph-rsid="0019610c" style:font-size-asian="12.25pt" style:font-size-complex="14pt"/>
    </style:style>
    <style:style style:name="P8" style:family="paragraph" style:parent-style-name="Standard">
      <style:text-properties fo:font-size="14pt" officeooo:rsid="0019610c" officeooo:paragraph-rsid="0019610c" style:font-size-asian="12.25pt" style:font-size-complex="14pt"/>
    </style:style>
    <style:style style:name="P9" style:family="paragraph" style:parent-style-name="Standard">
      <style:text-properties fo:color="#0000ff" fo:font-size="14pt" officeooo:rsid="0019610c" officeooo:paragraph-rsid="0019610c" style:font-size-asian="12.25pt" style:font-size-complex="14pt"/>
    </style:style>
    <style:style style:name="P10" style:family="paragraph" style:parent-style-name="Standard">
      <style:text-properties fo:color="#0000ff" fo:font-size="14pt" fo:font-style="italic" style:text-underline-style="solid" style:text-underline-width="auto" style:text-underline-color="font-color" officeooo:rsid="0019610c" officeooo:paragraph-rsid="0019610c" style:font-size-asian="12.25pt" style:font-style-asian="italic" style:font-size-complex="14pt" style:font-style-complex="italic"/>
    </style:style>
    <style:style style:name="T1" style:family="text">
      <style:text-properties fo:color="#0000ff"/>
    </style:style>
    <style:style style:name="T2" style:family="text">
      <style:text-properties fo:color="#0000ff" fo:font-size="14pt" style:font-size-asian="12.25pt" style:font-size-complex="14pt"/>
    </style:style>
    <style:style style:name="T3" style:family="text">
      <style:text-properties fo:color="#0000ff" fo:font-size="14pt" officeooo:rsid="000c2824" style:font-size-asian="12.25pt" style:font-size-complex="14pt"/>
    </style:style>
    <style:style style:name="T4" style:family="text">
      <style:text-properties fo:color="#0000ff" fo:font-size="14pt" officeooo:rsid="000c7950" style:font-size-asian="12.25pt" style:font-size-complex="14pt"/>
    </style:style>
    <style:style style:name="T5" style:family="text">
      <style:text-properties fo:color="#0000ff" fo:font-size="14pt" officeooo:rsid="000d429c" style:font-size-asian="12.25pt" style:font-size-complex="14pt"/>
    </style:style>
    <style:style style:name="T6" style:family="text">
      <style:text-properties fo:color="#0000ff" fo:font-size="14pt" officeooo:rsid="000df1f0" style:font-size-asian="12.25pt" style:font-size-complex="14pt"/>
    </style:style>
    <style:style style:name="T7" style:family="text">
      <style:text-properties fo:color="#0000ff" fo:font-size="14pt" officeooo:rsid="000f7304" style:font-size-asian="12.25pt" style:font-size-complex="14pt"/>
    </style:style>
    <style:style style:name="T8" style:family="text">
      <style:text-properties fo:color="#0000ff" fo:font-size="14pt" officeooo:rsid="000fba81" style:font-size-asian="12.25pt" style:font-size-complex="14pt"/>
    </style:style>
    <style:style style:name="T9" style:family="text">
      <style:text-properties fo:color="#0000ff" fo:font-size="14pt" officeooo:rsid="0010c78e" style:font-size-asian="12.25pt" style:font-size-complex="14pt"/>
    </style:style>
    <style:style style:name="T10" style:family="text">
      <style:text-properties fo:color="#0000ff" fo:font-size="14pt" officeooo:rsid="00117910" style:font-size-asian="12.25pt" style:font-size-complex="14pt"/>
    </style:style>
    <style:style style:name="T11" style:family="text">
      <style:text-properties fo:color="#0000ff" fo:font-size="14pt" officeooo:rsid="00119487" style:font-size-asian="12.25pt" style:font-size-complex="14pt"/>
    </style:style>
    <style:style style:name="T12" style:family="text">
      <style:text-properties fo:color="#0000ff" fo:font-size="14pt" officeooo:rsid="0013142d" style:font-size-asian="12.25pt" style:font-size-complex="14pt"/>
    </style:style>
    <style:style style:name="T13" style:family="text">
      <style:text-properties fo:color="#0000ff" fo:font-size="14pt" officeooo:rsid="0013c913" style:font-size-asian="12.25pt" style:font-size-complex="14pt"/>
    </style:style>
    <style:style style:name="T14" style:family="text">
      <style:text-properties fo:color="#0000ff" fo:font-size="14pt" officeooo:rsid="0013dcce" style:font-size-asian="12.25pt" style:font-size-complex="14pt"/>
    </style:style>
    <style:style style:name="T15" style:family="text">
      <style:text-properties fo:color="#0000ff" fo:font-size="14pt" officeooo:rsid="00174cd4" style:font-size-asian="12.25pt" style:font-size-complex="14pt"/>
    </style:style>
    <style:style style:name="T16" style:family="text">
      <style:text-properties fo:color="#0000ff" fo:font-size="14pt" officeooo:rsid="00189d04" style:font-size-asian="12.25pt" style:font-size-complex="14pt"/>
    </style:style>
    <style:style style:name="T17" style:family="text">
      <style:text-properties fo:color="#0000ff" fo:font-size="14pt" officeooo:rsid="000f7304" style:font-size-asian="14pt" style:font-size-complex="14pt"/>
    </style:style>
    <style:style style:name="T18" style:family="text">
      <style:text-properties fo:color="#0000ff" fo:font-size="14pt" officeooo:rsid="00117910" style:font-size-asian="14pt" style:font-size-complex="14pt"/>
    </style:style>
    <style:style style:name="T19" style:family="text">
      <style:text-properties fo:color="#0000ff" fo:font-size="14pt" officeooo:rsid="0013c231" style:font-size-asian="14pt" style:font-size-complex="14pt"/>
    </style:style>
    <style:style style:name="T20" style:family="text">
      <style:text-properties fo:color="#0000ff" fo:font-size="14pt" style:text-underline-style="solid" style:text-underline-width="auto" style:text-underline-color="font-color" officeooo:rsid="0010c78e" style:font-size-asian="12.25pt" style:font-size-complex="14pt"/>
    </style:style>
    <style:style style:name="T21" style:family="text">
      <style:text-properties fo:color="#0000ff" fo:font-size="14pt" style:text-underline-style="solid" style:text-underline-width="auto" style:text-underline-color="font-color" officeooo:rsid="00117910" style:font-size-asian="12.25pt" style:font-size-complex="14pt"/>
    </style:style>
    <style:style style:name="T22" style:family="text">
      <style:text-properties fo:color="#0000ff" fo:font-size="14pt" style:text-underline-style="solid" style:text-underline-width="auto" style:text-underline-color="font-color" officeooo:rsid="00119487" style:font-size-asian="12.25pt" style:font-size-complex="14pt"/>
    </style:style>
    <style:style style:name="T23" style:family="text">
      <style:text-properties fo:color="#0000ff" fo:font-size="14pt" style:text-underline-style="solid" style:text-underline-width="auto" style:text-underline-color="font-color" officeooo:rsid="0013142d" style:font-size-asian="12.25pt" style:font-size-complex="14pt"/>
    </style:style>
    <style:style style:name="T24" style:family="text">
      <style:text-properties fo:color="#0000ff" fo:font-size="14pt" style:text-underline-style="solid" style:text-underline-width="auto" style:text-underline-color="font-color" officeooo:rsid="00117910" style:font-size-asian="14pt" style:font-size-complex="14pt"/>
    </style:style>
    <style:style style:name="T25" style:family="text">
      <style:text-properties fo:color="#0000ff" fo:font-size="14pt" fo:font-style="italic" style:text-underline-style="solid" style:text-underline-width="auto" style:text-underline-color="font-color" officeooo:rsid="0010c78e" style:font-size-asian="12.25pt" style:font-style-asian="italic" style:font-size-complex="14pt" style:font-style-complex="italic"/>
    </style:style>
    <style:style style:name="T26" style:family="text">
      <style:text-properties fo:color="#0000ff" fo:font-size="14pt" fo:font-style="italic" style:text-underline-style="solid" style:text-underline-width="auto" style:text-underline-color="font-color" officeooo:rsid="00117910" style:font-size-asian="12.25pt" style:font-style-asian="italic" style:font-size-complex="14pt" style:font-style-complex="italic"/>
    </style:style>
    <style:style style:name="T27" style:family="text">
      <style:text-properties fo:color="#0000ff" fo:font-size="14pt" fo:font-style="italic" style:text-underline-style="solid" style:text-underline-width="auto" style:text-underline-color="font-color" officeooo:rsid="00119487" style:font-size-asian="12.25pt" style:font-style-asian="italic" style:font-size-complex="14pt" style:font-style-complex="italic"/>
    </style:style>
    <style:style style:name="T28" style:family="text">
      <style:text-properties fo:color="#0000ff" fo:font-size="14pt" fo:font-style="italic" style:text-underline-style="solid" style:text-underline-width="auto" style:text-underline-color="font-color" officeooo:rsid="0013142d" style:font-size-asian="12.25pt" style:font-style-asian="italic" style:font-size-complex="14pt" style:font-style-complex="italic"/>
    </style:style>
    <style:style style:name="T29" style:family="text">
      <style:text-properties fo:color="#0000ff" fo:font-size="14pt" fo:font-style="italic" style:text-underline-style="solid" style:text-underline-width="auto" style:text-underline-color="font-color" officeooo:rsid="00117910" style:font-size-asian="14pt" style:font-style-asian="italic" style:font-size-complex="14pt" style:font-style-complex="italic"/>
    </style:style>
    <style:style style:name="T30" style:family="text">
      <style:text-properties fo:color="#0000ff" fo:font-size="14pt" fo:font-style="italic" style:text-underline-style="none" officeooo:rsid="0013142d" style:font-size-asian="12.25pt" style:font-style-asian="italic" style:font-size-complex="14pt" style:font-style-complex="italic"/>
    </style:style>
    <style:style style:name="T31" style:family="text">
      <style:text-properties fo:color="#0000ff" fo:font-size="14pt" style:text-underline-style="none" officeooo:rsid="0010c78e" style:font-size-asian="12.25pt" style:font-size-complex="14pt"/>
    </style:style>
    <style:style style:name="T32" style:family="text">
      <style:text-properties fo:color="#0000ff" fo:font-size="14pt" style:text-underline-style="none" officeooo:rsid="0013142d" style:font-size-asian="12.25pt" style:font-size-complex="14pt"/>
    </style:style>
    <style:style style:name="T33" style:family="text">
      <style:text-properties fo:color="#0000ff" fo:font-size="12pt" officeooo:rsid="000c2824" style:font-size-asian="10.5pt" style:font-size-complex="12pt"/>
    </style:style>
    <style:style style:name="T34" style:family="text">
      <style:text-properties fo:color="#0000ff" style:text-underline-style="solid" style:text-underline-width="auto" style:text-underline-color="font-color"/>
    </style:style>
    <style:style style:name="T35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officeooo:rsid="000c2824"/>
    </style:style>
    <style:style style:name="T37" style:family="text">
      <style:text-properties fo:font-size="14pt" style:font-size-asian="12.25pt" style:font-size-complex="14pt"/>
    </style:style>
    <style:style style:name="T38" style:family="text">
      <style:text-properties fo:font-size="14pt" officeooo:rsid="000f7304" style:font-size-asian="12.25pt" style:font-size-complex="14pt"/>
    </style:style>
    <style:style style:name="T39" style:family="text">
      <style:text-properties fo:font-size="14pt" officeooo:rsid="0010c78e" style:font-size-asian="12.25pt" style:font-size-complex="14pt"/>
    </style:style>
    <style:style style:name="T40" style:family="text">
      <style:text-properties fo:color="#9900ff"/>
    </style:style>
    <style:style style:name="T41" style:family="text">
      <style:text-properties fo:color="#006600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style:text-underline-style="none"/>
    </style:style>
    <style:style style:name="T45" style:family="text">
      <style:text-properties officeooo:rsid="001b4b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Legende :</text:p>
      <text:p text:style-name="P8"/>
      <text:p text:style-name="P9">DOSSIER</text:p>
      <text:p text:style-name="P10">LIBGIMP...<text:span text:style-name="T45">(PAGE 43 - 64)</text:span></text:p>
      <text:p text:style-name="P4">.PNG &amp; .PMG</text:p>
      <text:p text:style-name="P7">IMPORTANT FILES</text:p>
      <text:p text:style-name="P7"/>
      <text:p text:style-name="P1"/>
      <text:p text:style-name="P1"/>
      <text:p text:style-name="P1">.</text:p>
      <text:p text:style-name="P1">└── <text:span text:style-name="T3">GIMP-2.8.22</text:span></text:p>
      <text:p text:style-name="P1"><text:s text:c="4"/>├── acinclude.m4</text:p>
      <text:p text:style-name="P1"><text:s text:c="4"/>├── aclocal.m4</text:p>
      <text:p text:style-name="P1"><text:s text:c="4"/>├──<text:span text:style-name="T33">APP</text:span></text:p>
      <text:p text:style-name="P1"><text:s text:c="4"/>│   ├── about.h<text:span text:style-name="T36">A</text:span></text:p>
      <text:p text:style-name="P1"><text:s text:c="4"/>│   ├── <text:span text:style-name="T3">ACTIONS</text:span></text:p>
      <text:p text:style-name="P1"><text:s text:c="4"/>│   │   ├── actions.c</text:p>
      <text:p text:style-name="P1"><text:s text:c="4"/>│   │   ├── actions.h</text:p>
      <text:p text:style-name="P1"><text:s text:c="4"/>│   │   ├── actions-types.h</text:p>
      <text:p text:style-name="P1"><text:s text:c="4"/>│   │   ├── brush-editor-actions.c</text:p>
      <text:p text:style-name="P1"><text:s text:c="4"/>│   │   ├── brush-editor-actions.h</text:p>
      <text:p text:style-name="P1"><text:s text:c="4"/>│   │   ├── brushes-actions.c</text:p>
      <text:p text:style-name="P1"><text:s text:c="4"/>│   │   ├── brushes-actions.h</text:p>
      <text:p text:style-name="P1"><text:s text:c="4"/>│   │   ├── buffers-actions.c</text:p>
      <text:p text:style-name="P1"><text:s text:c="4"/>│   │   ├── buffers-actions.h</text:p>
      <text:p text:style-name="P1"><text:s text:c="4"/>│   │   ├── buffers-commands.c</text:p>
      <text:p text:style-name="P1"><text:s text:c="4"/>│   │   ├── buffers-commands.h</text:p>
      <text:p text:style-name="P1"><text:s text:c="4"/>│   │   ├── channels-actions.c</text:p>
      <text:p text:style-name="P1"><text:s text:c="4"/>│   │   ├── channels-actions.h</text:p>
      <text:p text:style-name="P1"><text:s text:c="4"/>│   │   ├── channels-commands.c</text:p>
      <text:p text:style-name="P1"><text:s text:c="4"/>│   │   ├── channels-commands.h</text:p>
      <text:p text:style-name="P1"><text:s text:c="4"/>│   │   ├── colormap-actions.c</text:p>
      <text:p text:style-name="P1"><text:s text:c="4"/>│   │   ├── colormap-actions.h</text:p>
      <text:p text:style-name="P1"><text:s text:c="4"/>│   │   ├── colormap-commands.c</text:p>
      <text:p text:style-name="P1"><text:s text:c="4"/>│   │   ├── colormap-commands.h</text:p>
      <text:p text:style-name="P1"><text:s text:c="4"/>│   │   ├── config-actions.c</text:p>
      <text:p text:style-name="P1"><text:s text:c="4"/>│   │   ├── config-actions.h</text:p>
      <text:p text:style-name="P1"><text:s text:c="4"/>│   │   ├── config-commands.c</text:p>
      <text:p text:style-name="P1"><text:s text:c="4"/>│   │   ├── config-commands.h</text:p>
      <text:p text:style-name="P1"><text:s text:c="4"/>│   │   ├── context-actions.c</text:p>
      <text:p text:style-name="P1"><text:s text:c="4"/>│   │   ├── context-actions.h</text:p>
      <text:p text:style-name="P1"><text:s text:c="4"/>│   │   ├── context-commands.c</text:p>
      <text:p text:style-name="P1"><text:s text:c="4"/>│   │   ├── context-commands.h</text:p>
      <text:p text:style-name="P1"><text:s text:c="4"/>│   │   ├── cursor-info-actions.c</text:p>
      <text:p text:style-name="P1"><text:s text:c="4"/>│   │   ├── cursor-info-actions.h</text:p>
      <text:p text:style-name="P1"><text:s text:c="4"/>│   │   ├── cursor-info-commands.c</text:p>
      <text:p text:style-name="P1"><text:s text:c="4"/>│   │   ├── cursor-info-commands.h</text:p>
      <text:p text:style-name="P1"><text:s text:c="4"/>│   │   ├── data-commands.c</text:p>
      <text:p text:style-name="P1"><text:s text:c="4"/>│   │   ├── data-commands.h</text:p>
      <text:p text:style-name="P1"><text:s text:c="4"/>│   │   ├── data-editor-commands.c</text:p>
      <text:p text:style-name="P1"><text:s text:c="4"/>│   │   ├── data-editor-commands.h</text:p>
      <text:p text:style-name="P1"><text:s text:c="4"/>│   │   ├── debug-actions.c</text:p>
      <text:p text:style-name="P1"><text:s text:c="4"/>│   │   ├── debug-actions.h</text:p>
      <text:p text:style-name="P1"><text:s text:c="4"/>│   │   ├── debug-commands.c</text:p>
      <text:p text:style-name="P1"><text:s text:c="4"/>│   │   ├── debug-commands.h</text:p>
      <text:p text:style-name="P1"><text:s text:c="4"/>│   │   ├── dialogs-actions.c</text:p>
      <text:p text:style-name="P1"><text:s text:c="4"/>│   │   ├── dialogs-actions.h</text:p>
      <text:p text:style-name="P1"><text:s text:c="4"/>│   │   ├── dialogs-commands.c</text:p>
      <text:p text:style-name="P1"><text:soft-page-break/><text:s text:c="4"/>│   │   ├── dialogs-commands.h</text:p>
      <text:p text:style-name="P1"><text:s text:c="4"/>│   │   ├── dockable-actions.c</text:p>
      <text:p text:style-name="P1"><text:s text:c="4"/>│   │   ├── dockable-actions.h</text:p>
      <text:p text:style-name="P1"><text:s text:c="4"/>│   │   ├── dockable-commands.c</text:p>
      <text:p text:style-name="P1"><text:s text:c="4"/>│   │   ├── dockable-commands.h</text:p>
      <text:p text:style-name="P1"><text:s text:c="4"/>│   │   ├── dock-actions.c</text:p>
      <text:p text:style-name="P1"><text:s text:c="4"/>│   │   ├── dock-actions.h</text:p>
      <text:p text:style-name="P1"><text:s text:c="4"/>│   │   ├── dock-commands.c</text:p>
      <text:p text:style-name="P1"><text:s text:c="4"/>│   │   ├── dock-commands.h</text:p>
      <text:p text:style-name="P1"><text:s text:c="4"/>│   │   ├── documents-actions.c</text:p>
      <text:p text:style-name="P1"><text:s text:c="4"/>│   │   ├── documents-actions.h</text:p>
      <text:p text:style-name="P1"><text:s text:c="4"/>│   │   ├── documents-commands.c</text:p>
      <text:p text:style-name="P1"><text:s text:c="4"/>│   │   ├── documents-commands.h</text:p>
      <text:p text:style-name="P1"><text:s text:c="4"/>│   │   ├── drawable-actions.c</text:p>
      <text:p text:style-name="P1"><text:s text:c="4"/>│   │   ├── drawable-actions.h</text:p>
      <text:p text:style-name="P1"><text:s text:c="4"/>│   │   ├── drawable-commands.c</text:p>
      <text:p text:style-name="P1"><text:s text:c="4"/>│   │   ├── drawable-commands.h</text:p>
      <text:p text:style-name="P1"><text:s text:c="4"/>│   │   ├── dynamics-actions.c</text:p>
      <text:p text:style-name="P1"><text:s text:c="4"/>│   │   ├── dynamics-actions.h</text:p>
      <text:p text:style-name="P1"><text:s text:c="4"/>│   │   ├── dynamics-editor-actions.c</text:p>
      <text:p text:style-name="P1"><text:s text:c="4"/>│   │   ├── dynamics-editor-actions.h</text:p>
      <text:p text:style-name="P1"><text:s text:c="4"/>│   │   ├── edit-actions.c</text:p>
      <text:p text:style-name="P1"><text:s text:c="4"/>│   │   ├── edit-actions.h</text:p>
      <text:p text:style-name="P1"><text:s text:c="4"/>│   │   ├── edit-commands.c</text:p>
      <text:p text:style-name="P1"><text:s text:c="4"/>│   │   ├── edit-commands.h</text:p>
      <text:p text:style-name="P1"><text:s text:c="4"/>│   │   ├── error-console-actions.c</text:p>
      <text:p text:style-name="P1"><text:s text:c="4"/>│   │   ├── error-console-actions.h</text:p>
      <text:p text:style-name="P1"><text:s text:c="4"/>│   │   ├── error-console-commands.c</text:p>
      <text:p text:style-name="P1"><text:s text:c="4"/>│   │   ├── error-console-commands.h</text:p>
      <text:p text:style-name="P1"><text:s text:c="4"/>│   │   ├── file-actions.c</text:p>
      <text:p text:style-name="P1"><text:s text:c="4"/>│   │   ├── file-actions.h</text:p>
      <text:p text:style-name="P1"><text:s text:c="4"/>│   │   ├── file-commands.c</text:p>
      <text:p text:style-name="P1"><text:s text:c="4"/>│   │   ├── file-commands.h</text:p>
      <text:p text:style-name="P1"><text:s text:c="4"/>│   │   ├── fonts-actions.c</text:p>
      <text:p text:style-name="P1"><text:s text:c="4"/>│   │   ├── fonts-actions.h</text:p>
      <text:p text:style-name="P1"><text:s text:c="4"/>│   │   ├── fonts-commands.c</text:p>
      <text:p text:style-name="P1"><text:s text:c="4"/>│   │   ├── fonts-commands.h</text:p>
      <text:p text:style-name="P1"><text:s text:c="4"/>│   │   ├── gradient-editor-actions.c</text:p>
      <text:p text:style-name="P1"><text:s text:c="4"/>│   │   ├── gradient-editor-actions.h</text:p>
      <text:p text:style-name="P1"><text:s text:c="4"/>│   │   ├── gradient-editor-commands.c</text:p>
      <text:p text:style-name="P1"><text:s text:c="4"/>│   │   ├── gradient-editor-commands.h</text:p>
      <text:p text:style-name="P1"><text:s text:c="4"/>│   │   ├── gradients-actions.c</text:p>
      <text:p text:style-name="P1"><text:s text:c="4"/>│   │   ├── gradients-actions.h</text:p>
      <text:p text:style-name="P1"><text:s text:c="4"/>│   │   ├── gradients-commands.c</text:p>
      <text:p text:style-name="P1"><text:s text:c="4"/>│   │   ├── gradients-commands.h</text:p>
      <text:p text:style-name="P1"><text:s text:c="4"/>│   │   ├── help-actions.c</text:p>
      <text:p text:style-name="P1"><text:s text:c="4"/>│   │   ├── help-actions.h</text:p>
      <text:p text:style-name="P1"><text:s text:c="4"/>│   │   ├── help-commands.c</text:p>
      <text:p text:style-name="P1"><text:s text:c="4"/>│   │   ├── help-commands.h</text:p>
      <text:p text:style-name="P1"><text:s text:c="4"/>│   │   ├── image-actions.c</text:p>
      <text:p text:style-name="P1"><text:s text:c="4"/>│   │   ├── image-actions.h</text:p>
      <text:p text:style-name="P1"><text:s text:c="4"/>│   │   ├── image-commands.c</text:p>
      <text:p text:style-name="P1"><text:s text:c="4"/>│   │   ├── image-commands.h</text:p>
      <text:p text:style-name="P1"><text:s text:c="4"/>│   │   ├── images-actions.c</text:p>
      <text:p text:style-name="P1"><text:s text:c="4"/>│   │   ├── images-actions.h</text:p>
      <text:p text:style-name="P1"><text:s text:c="4"/>│   │   ├── images-commands.c</text:p>
      <text:p text:style-name="P1"><text:s text:c="4"/>│   │   ├── images-commands.h</text:p>
      <text:p text:style-name="P1"><text:s text:c="4"/>│   │   ├── layers-actions.c</text:p>
      <text:p text:style-name="P1"><text:s text:c="4"/>│   │   ├── layers-actions.h</text:p>
      <text:p text:style-name="P1"><text:s text:c="4"/>│   │   ├── layers-commands.c</text:p>
      <text:p text:style-name="P1"><text:s text:c="4"/>│   │   ├── layers-commands.h</text:p>
      <text:p text:style-name="P1"><text:s text:c="4"/>│   │   ├── Makefile.am</text:p>
      <text:p text:style-name="P1"><text:s text:c="4"/>│   │   ├── Makefile.in</text:p>
      <text:p text:style-name="P1"><text:soft-page-break/><text:s text:c="4"/>│   │   ├── palette-editor-actions.c</text:p>
      <text:p text:style-name="P1"><text:s text:c="4"/>│   │   ├── palette-editor-actions.h</text:p>
      <text:p text:style-name="P1"><text:s text:c="4"/>│   │   ├── palette-editor-commands.c</text:p>
      <text:p text:style-name="P1"><text:s text:c="4"/>│   │   ├── palette-editor-commands.h</text:p>
      <text:p text:style-name="P1"><text:s text:c="4"/>│   │   ├── palettes-actions.c</text:p>
      <text:p text:style-name="P1"><text:s text:c="4"/>│   │   ├── palettes-actions.h</text:p>
      <text:p text:style-name="P1"><text:s text:c="4"/>│   │   ├── palettes-commands.c</text:p>
      <text:p text:style-name="P1"><text:s text:c="4"/>│   │   ├── palettes-commands.h</text:p>
      <text:p text:style-name="P1"><text:s text:c="4"/>│   │   ├── patterns-actions.c</text:p>
      <text:p text:style-name="P1"><text:s text:c="4"/>│   │   ├── patterns-actions.h</text:p>
      <text:p text:style-name="P1"><text:s text:c="4"/>│   │   ├── plug-in-actions.c</text:p>
      <text:p text:style-name="P1"><text:s text:c="4"/>│   │   ├── plug-in-actions.h</text:p>
      <text:p text:style-name="P1"><text:s text:c="4"/>│   │   ├── plug-in-commands.c</text:p>
      <text:p text:style-name="P1"><text:s text:c="4"/>│   │   ├── plug-in-commands.h</text:p>
      <text:p text:style-name="P1"><text:s text:c="4"/>│   │   ├── quick-mask-actions.c</text:p>
      <text:p text:style-name="P1"><text:s text:c="4"/>│   │   ├── quick-mask-actions.h</text:p>
      <text:p text:style-name="P1"><text:s text:c="4"/>│   │   ├── quick-mask-commands.c</text:p>
      <text:p text:style-name="P1"><text:s text:c="4"/>│   │   ├── quick-mask-commands.h</text:p>
      <text:p text:style-name="P1"><text:s text:c="4"/>│   │   ├── sample-points-actions.c</text:p>
      <text:p text:style-name="P1"><text:s text:c="4"/>│   │   ├── sample-points-actions.h</text:p>
      <text:p text:style-name="P1"><text:s text:c="4"/>│   │   ├── sample-points-commands.c</text:p>
      <text:p text:style-name="P1"><text:s text:c="4"/>│   │   ├── sample-points-commands.h</text:p>
      <text:p text:style-name="P1"><text:s text:c="4"/>│   │   ├── select-actions.c</text:p>
      <text:p text:style-name="P1"><text:s text:c="4"/>│   │   ├── select-actions.h</text:p>
      <text:p text:style-name="P1"><text:s text:c="4"/>│   │   ├── select-commands.c</text:p>
      <text:p text:style-name="P1"><text:s text:c="4"/>│   │   ├── select-commands.h</text:p>
      <text:p text:style-name="P1"><text:s text:c="4"/>│   │   ├── templates-actions.c</text:p>
      <text:p text:style-name="P1"><text:s text:c="4"/>│   │   ├── templates-actions.h</text:p>
      <text:p text:style-name="P1"><text:s text:c="4"/>│   │   ├── templates-commands.c</text:p>
      <text:p text:style-name="P1"><text:s text:c="4"/>│   │   ├── templates-commands.h</text:p>
      <text:p text:style-name="P1"><text:s text:c="4"/>│   │   ├── text-editor-actions.c</text:p>
      <text:p text:style-name="P1"><text:s text:c="4"/>│   │   ├── text-editor-actions.h</text:p>
      <text:p text:style-name="P1"><text:s text:c="4"/>│   │   ├── text-editor-commands.c</text:p>
      <text:p text:style-name="P1"><text:s text:c="4"/>│   │   ├── text-editor-commands.h</text:p>
      <text:p text:style-name="P1"><text:s text:c="4"/>│   │   ├── text-tool-actions.c</text:p>
      <text:p text:style-name="P1"><text:s text:c="4"/>│   │   ├── text-tool-actions.h</text:p>
      <text:p text:style-name="P1"><text:s text:c="4"/>│   │   ├── text-tool-commands.c</text:p>
      <text:p text:style-name="P1"><text:s text:c="4"/>│   │   ├── text-tool-commands.h</text:p>
      <text:p text:style-name="P1"><text:s text:c="4"/>│   │   ├── tool-options-actions.c</text:p>
      <text:p text:style-name="P1"><text:s text:c="4"/>│   │   ├── tool-options-actions.h</text:p>
      <text:p text:style-name="P1"><text:s text:c="4"/>│   │   ├── tool-options-commands.c</text:p>
      <text:p text:style-name="P1"><text:s text:c="4"/>│   │   ├── tool-options-commands.h</text:p>
      <text:p text:style-name="P1"><text:s text:c="4"/>│   │   ├── tool-preset-editor-actions.c</text:p>
      <text:p text:style-name="P1"><text:s text:c="4"/>│   │   ├── tool-preset-editor-actions.h</text:p>
      <text:p text:style-name="P1"><text:s text:c="4"/>│   │   ├── tool-presets-actions.c</text:p>
      <text:p text:style-name="P1"><text:s text:c="4"/>│   │   ├── tool-presets-actions.h</text:p>
      <text:p text:style-name="P1"><text:s text:c="4"/>│   │   ├── tools-actions.c</text:p>
      <text:p text:style-name="P1"><text:s text:c="4"/>│   │   ├── tools-actions.h</text:p>
      <text:p text:style-name="P1"><text:s text:c="4"/>│   │   ├── tools-commands.c</text:p>
      <text:p text:style-name="P1"><text:s text:c="4"/>│   │   ├── tools-commands.h</text:p>
      <text:p text:style-name="P1"><text:s text:c="4"/>│   │   ├── vectors-actions.c</text:p>
      <text:p text:style-name="P1"><text:s text:c="4"/>│   │   ├── vectors-actions.h</text:p>
      <text:p text:style-name="P1"><text:s text:c="4"/>│   │   ├── vectors-commands.c</text:p>
      <text:p text:style-name="P1"><text:s text:c="4"/>│   │   ├── vectors-commands.h</text:p>
      <text:p text:style-name="P1"><text:s text:c="4"/>│   │   ├── view-actions.c</text:p>
      <text:p text:style-name="P1"><text:s text:c="4"/>│   │   ├── view-actions.h</text:p>
      <text:p text:style-name="P1"><text:s text:c="4"/>│   │   ├── view-commands.c</text:p>
      <text:p text:style-name="P1"><text:s text:c="4"/>│   │   ├── view-commands.h</text:p>
      <text:p text:style-name="P1"><text:s text:c="4"/>│   │   ├── window-actions.c</text:p>
      <text:p text:style-name="P1"><text:s text:c="4"/>│   │   ├── window-actions.h</text:p>
      <text:p text:style-name="P1"><text:s text:c="4"/>│   │   ├── window-commands.c</text:p>
      <text:p text:style-name="P1"><text:s text:c="4"/>│   │   ├── window-commands.h</text:p>
      <text:p text:style-name="P1"><text:s text:c="4"/>│   │   ├── windows-actions.c</text:p>
      <text:p text:style-name="P1"><text:soft-page-break/><text:s text:c="4"/>│   │   ├── windows-actions.h</text:p>
      <text:p text:style-name="P1"><text:s text:c="4"/>│   │   ├── windows-commands.c</text:p>
      <text:p text:style-name="P1"><text:s text:c="4"/>│   │   └── windows-commands.h</text:p>
      <text:p text:style-name="P1"><text:s text:c="4"/>│   ├── app.c</text:p>
      <text:p text:style-name="P1"><text:s text:c="4"/>│   ├── app.h</text:p>
      <text:p text:style-name="P1"><text:s text:c="4"/>│   ├── <text:span text:style-name="T3">BASE</text:span></text:p>
      <text:p text:style-name="P1"><text:s text:c="4"/>│   │   ├── base.c</text:p>
      <text:p text:style-name="P1"><text:s text:c="4"/>│   │   ├── base-enums.c</text:p>
      <text:p text:style-name="P1"><text:s text:c="4"/>│   │   ├── base-enums.h</text:p>
      <text:p text:style-name="P1"><text:s text:c="4"/>│   │   ├── base.h</text:p>
      <text:p text:style-name="P1"><text:s text:c="4"/>│   │   ├── base-types.h</text:p>
      <text:p text:style-name="P1"><text:s text:c="4"/>│   │   ├── base-utils.c</text:p>
      <text:p text:style-name="P1"><text:s text:c="4"/>│   │   ├── base-utils.h</text:p>
      <text:p text:style-name="P1"><text:s text:c="4"/>│   │   ├── boundary.c</text:p>
      <text:p text:style-name="P1"><text:s text:c="4"/>│   │   ├── boundary.h</text:p>
      <text:p text:style-name="P1"><text:s text:c="4"/>│   │   ├── color-balance.c</text:p>
      <text:p text:style-name="P1"><text:s text:c="4"/>│   │   ├── color-balance.h</text:p>
      <text:p text:style-name="P1"><text:s text:c="4"/>│   │   ├── colorize.c</text:p>
      <text:p text:style-name="P1"><text:s text:c="4"/>│   │   ├── colorize.h</text:p>
      <text:p text:style-name="P1"><text:s text:c="4"/>│   │   ├── cpercep.c</text:p>
      <text:p text:style-name="P1"><text:s text:c="4"/>│   │   ├── cpercep.h</text:p>
      <text:p text:style-name="P1"><text:s text:c="4"/>│   │   ├── curves.c</text:p>
      <text:p text:style-name="P1"><text:s text:c="4"/>│   │   ├── curves.h</text:p>
      <text:p text:style-name="P1"><text:s text:c="4"/>│   │   ├── desaturate.c</text:p>
      <text:p text:style-name="P1"><text:s text:c="4"/>│   │   ├── desaturate.h</text:p>
      <text:p text:style-name="P1"><text:s text:c="4"/>│   │   ├── gimphistogram.c</text:p>
      <text:p text:style-name="P1"><text:s text:c="4"/>│   │   ├── gimphistogram.h</text:p>
      <text:p text:style-name="P1"><text:s text:c="4"/>│   │   ├── gimplut.c</text:p>
      <text:p text:style-name="P1"><text:s text:c="4"/>│   │   ├── gimplut.h</text:p>
      <text:p text:style-name="P1"><text:s text:c="4"/>│   │   ├── hue-saturation.c</text:p>
      <text:p text:style-name="P1"><text:s text:c="4"/>│   │   ├── hue-saturation.h</text:p>
      <text:p text:style-name="P1"><text:s text:c="4"/>│   │   ├── levels.c</text:p>
      <text:p text:style-name="P1"><text:s text:c="4"/>│   │   ├── levels.h</text:p>
      <text:p text:style-name="P1"><text:s text:c="4"/>│   │   ├── lut-funcs.c</text:p>
      <text:p text:style-name="P1"><text:s text:c="4"/>│   │   ├── lut-funcs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pixel-processor.c</text:p>
      <text:p text:style-name="P1"><text:s text:c="4"/>│   │   ├── pixel-processor.h</text:p>
      <text:p text:style-name="P1"><text:s text:c="4"/>│   │   ├── pixel-region.c</text:p>
      <text:p text:style-name="P1"><text:s text:c="4"/>│   │   ├── pixel-region.h</text:p>
      <text:p text:style-name="P1"><text:s text:c="4"/>│   │   ├── pixel-surround.c</text:p>
      <text:p text:style-name="P1"><text:s text:c="4"/>│   │   ├── pixel-surround.h</text:p>
      <text:p text:style-name="P1"><text:s text:c="4"/>│   │   ├── siox.c</text:p>
      <text:p text:style-name="P1"><text:s text:c="4"/>│   │   ├── siox.h</text:p>
      <text:p text:style-name="P1"><text:s text:c="4"/>│   │   ├── temp-buf.c</text:p>
      <text:p text:style-name="P1"><text:s text:c="4"/>│   │   ├── temp-buf.h</text:p>
      <text:p text:style-name="P1"><text:s text:c="4"/>│   │   ├── threshold.c</text:p>
      <text:p text:style-name="P1"><text:s text:c="4"/>│   │   ├── threshold.h</text:p>
      <text:p text:style-name="P1"><text:s text:c="4"/>│   │   ├── tile.c</text:p>
      <text:p text:style-name="P1"><text:s text:c="4"/>│   │   ├── tile-cache.c</text:p>
      <text:p text:style-name="P1"><text:s text:c="4"/>│   │   ├── tile-cache.h</text:p>
      <text:p text:style-name="P1"><text:s text:c="4"/>│   │   ├── tile.h</text:p>
      <text:p text:style-name="P1"><text:s text:c="4"/>│   │   ├── tile-manager.c</text:p>
      <text:p text:style-name="P1"><text:s text:c="4"/>│   │   ├── tile-manager.h</text:p>
      <text:p text:style-name="P1"><text:s text:c="4"/>│   │   ├── tile-manager-preview.c</text:p>
      <text:p text:style-name="P1"><text:s text:c="4"/>│   │   ├── tile-manager-preview.h</text:p>
      <text:p text:style-name="P1"><text:s text:c="4"/>│   │   ├── tile-manager-private.h</text:p>
      <text:p text:style-name="P1"><text:s text:c="4"/>│   │   ├── tile-private.h</text:p>
      <text:p text:style-name="P1"><text:s text:c="4"/>│   │   ├── tile-pyramid.c</text:p>
      <text:p text:style-name="P1"><text:s text:c="4"/>│   │   ├── tile-pyramid.h</text:p>
      <text:p text:style-name="P1"><text:s text:c="4"/>│   │   ├── tile-rowhints.c</text:p>
      <text:p text:style-name="P1"><text:soft-page-break/><text:s text:c="4"/>│   │   ├── tile-rowhints.h</text:p>
      <text:p text:style-name="P1"><text:s text:c="4"/>│   │   ├── tile-swap.c</text:p>
      <text:p text:style-name="P1"><text:s text:c="4"/>│   │   └── tile-swap.h</text:p>
      <text:p text:style-name="P1"><text:s text:c="4"/>│   ├── batch.c</text:p>
      <text:p text:style-name="P1"><text:s text:c="4"/>│   ├── batch.h</text:p>
      <text:p text:style-name="P1"><text:s text:c="4"/>│   ├── <text:span text:style-name="T3">COMPOSITE</text:span></text:p>
      <text:p text:style-name="P1"><text:s text:c="4"/>│   │   ├── gimp-composite-3dnow.c</text:p>
      <text:p text:style-name="P1"><text:s text:c="4"/>│   │   ├── gimp-composite-3dnow.h</text:p>
      <text:p text:style-name="P1"><text:s text:c="4"/>│   │   ├── gimp-composite-3dnow-installer.c</text:p>
      <text:p text:style-name="P1"><text:s text:c="4"/>│   │   ├── gimp-composite-3dnow-test.c</text:p>
      <text:p text:style-name="P1"><text:s text:c="4"/>│   │   ├── gimp-composite-altivec.c</text:p>
      <text:p text:style-name="P1"><text:s text:c="4"/>│   │   ├── gimp-composite-altivec.h</text:p>
      <text:p text:style-name="P1"><text:s text:c="4"/>│   │   ├── gimp-composite-altivec-installer.c</text:p>
      <text:p text:style-name="P1"><text:s text:c="4"/>│   │   ├── gimp-composite-altivec-test.c</text:p>
      <text:p text:style-name="P1"><text:s text:c="4"/>│   │   ├── gimp-composite.c</text:p>
      <text:p text:style-name="P1"><text:s text:c="4"/>│   │   ├── gimp-composite-generic.c</text:p>
      <text:p text:style-name="P1"><text:s text:c="4"/>│   │   ├── gimp-composite-generic.h</text:p>
      <text:p text:style-name="P1"><text:s text:c="4"/>│   │   ├── gimp-composite-generic-installer.c</text:p>
      <text:p text:style-name="P1"><text:s text:c="4"/>│   │   ├── gimp-composite.h</text:p>
      <text:p text:style-name="P1"><text:s text:c="4"/>│   │   ├── gimp-composite-mmx.c</text:p>
      <text:p text:style-name="P1"><text:s text:c="4"/>│   │   ├── gimp-composite-mmx.h</text:p>
      <text:p text:style-name="P1"><text:s text:c="4"/>│   │   ├── gimp-composite-mmx-installer.c</text:p>
      <text:p text:style-name="P1"><text:s text:c="4"/>│   │   ├── gimp-composite-mmx-test.c</text:p>
      <text:p text:style-name="P1"><text:s text:c="4"/>│   │   ├── gimp-composite-regression.c</text:p>
      <text:p text:style-name="P1"><text:s text:c="4"/>│   │   ├── gimp-composite-regression.h</text:p>
      <text:p text:style-name="P1"><text:s text:c="4"/>│   │   ├── gimp-composite-sse2.c</text:p>
      <text:p text:style-name="P1"><text:s text:c="4"/>│   │   ├── gimp-composite-sse2.h</text:p>
      <text:p text:style-name="P1"><text:s text:c="4"/>│   │   ├── gimp-composite-sse2-installer.c</text:p>
      <text:p text:style-name="P1"><text:s text:c="4"/>│   │   ├── gimp-composite-sse2-test.c</text:p>
      <text:p text:style-name="P1"><text:s text:c="4"/>│   │   ├── gimp-composite-sse.c</text:p>
      <text:p text:style-name="P1"><text:s text:c="4"/>│   │   ├── gimp-composite-sse.h</text:p>
      <text:p text:style-name="P1"><text:s text:c="4"/>│   │   ├── gimp-composite-sse-installer.c</text:p>
      <text:p text:style-name="P1"><text:s text:c="4"/>│   │   ├── gimp-composite-sse-test.c</text:p>
      <text:p text:style-name="P1"><text:s text:c="4"/>│   │   ├── gimp-composite-test.c</text:p>
      <text:p text:style-name="P1"><text:s text:c="4"/>│   │   ├── gimp-composite-util.h</text:p>
      <text:p text:style-name="P1"><text:s text:c="4"/>│   │   ├── gimp-composite-vis.c</text:p>
      <text:p text:style-name="P1"><text:s text:c="4"/>│   │   ├── gimp-composite-vis.h</text:p>
      <text:p text:style-name="P1"><text:s text:c="4"/>│   │   ├── gimp-composite-vis-installer.c</text:p>
      <text:p text:style-name="P1"><text:s text:c="4"/>│   │   ├── gimp-composite-vis-test.c</text:p>
      <text:p text:style-name="P1"><text:s text:c="4"/>│   │   ├── gimp-composite-x86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ake-installer.py</text:p>
      <text:p text:style-name="P1"><text:s text:c="4"/>│   │   └── ns.py</text:p>
      <text:p text:style-name="P1"><text:s text:c="4"/>│   ├── <text:span text:style-name="T3">CONFIG</text:span></text:p>
      <text:p text:style-name="P1"><text:s text:c="4"/>│   │   ├── config-enums.c</text:p>
      <text:p text:style-name="P1"><text:s text:c="4"/>│   │   ├── config-enums.h</text:p>
      <text:p text:style-name="P1"><text:s text:c="4"/>│   │   ├── config-types.h</text:p>
      <text:p text:style-name="P1"><text:s text:c="4"/>│   │   ├── gimpbaseconfig.c</text:p>
      <text:p text:style-name="P1"><text:s text:c="4"/>│   │   ├── gimpbaseconfig.h</text:p>
      <text:p text:style-name="P1"><text:s text:c="4"/>│   │   ├── gimpconfig-dump.c</text:p>
      <text:p text:style-name="P1"><text:s text:c="4"/>│   │   ├── gimpconfig-dump.h</text:p>
      <text:p text:style-name="P1"><text:s text:c="4"/>│   │   ├── gimpconfig-file.c</text:p>
      <text:p text:style-name="P1"><text:s text:c="4"/>│   │   ├── gimpconfig-file.h</text:p>
      <text:p text:style-name="P1"><text:s text:c="4"/>│   │   ├── gimpconfig-utils.c</text:p>
      <text:p text:style-name="P1"><text:s text:c="4"/>│   │   ├── gimpconfig-utils.h</text:p>
      <text:p text:style-name="P1"><text:s text:c="4"/>│   │   ├── gimpcoreconfig.c</text:p>
      <text:p text:style-name="P1"><text:s text:c="4"/>│   │   ├── gimpcoreconfig.h</text:p>
      <text:p text:style-name="P1"><text:s text:c="4"/>│   │   ├── gimpdisplayconfig.c</text:p>
      <text:p text:style-name="P1"><text:s text:c="4"/>│   │   ├── gimpdisplayconfig.h</text:p>
      <text:p text:style-name="P1"><text:s text:c="4"/>│   │   ├── gimpdisplayoptions.c</text:p>
      <text:p text:style-name="P1"><text:s text:c="4"/>│   │   ├── gimpdisplayoptions.h</text:p>
      <text:p text:style-name="P1"><text:soft-page-break/><text:s text:c="4"/>│   │   ├── gimpguiconfig.c</text:p>
      <text:p text:style-name="P1"><text:s text:c="4"/>│   │   ├── gimpguiconfig.h</text:p>
      <text:p text:style-name="P1"><text:s text:c="4"/>│   │   ├── gimppluginconfig.c</text:p>
      <text:p text:style-name="P1"><text:s text:c="4"/>│   │   ├── gimppluginconfig.h</text:p>
      <text:p text:style-name="P1"><text:s text:c="4"/>│   │   ├── gimprc-blurbs.h</text:p>
      <text:p text:style-name="P1"><text:s text:c="4"/>│   │   ├── gimprc.c</text:p>
      <text:p text:style-name="P1"><text:s text:c="4"/>│   │   ├── gimprc-deserialize.c</text:p>
      <text:p text:style-name="P1"><text:s text:c="4"/>│   │   ├── gimprc-deserialize.h</text:p>
      <text:p text:style-name="P1"><text:s text:c="4"/>│   │   ├── gimprc.h</text:p>
      <text:p text:style-name="P1"><text:s text:c="4"/>│   │   ├── gimprc-serialize.c</text:p>
      <text:p text:style-name="P1"><text:s text:c="4"/>│   │   ├── gimprc-serialize.h</text:p>
      <text:p text:style-name="P1"><text:s text:c="4"/>│   │   ├── gimprc-unknown.c</text:p>
      <text:p text:style-name="P1"><text:s text:c="4"/>│   │   ├── gimprc-unknown.h</text:p>
      <text:p text:style-name="P1"><text:s text:c="4"/>│   │   ├── gimpxmlparser.c</text:p>
      <text:p text:style-name="P1"><text:s text:c="4"/>│   │   ├── gimpxmlparser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test-config.c</text:p>
      <text:p text:style-name="P1"><text:s text:c="4"/>│   ├── <text:span text:style-name="T3">CORE</text:span></text:p>
      <text:p text:style-name="P1"><text:s text:c="4"/>│   │   ├── core-enums.c</text:p>
      <text:p text:style-name="P1"><text:s text:c="4"/>│   │   ├── core-enums.h</text:p>
      <text:p text:style-name="P1"><text:s text:c="4"/>│   │   ├── core-types.h</text:p>
      <text:p text:style-name="P1"><text:s text:c="4"/>│   │   ├── gimparea.c</text:p>
      <text:p text:style-name="P1"><text:s text:c="4"/>│   │   ├── gimparea.h</text:p>
      <text:p text:style-name="P1"><text:s text:c="4"/>│   │   ├── gimpbezierdesc.c</text:p>
      <text:p text:style-name="P1"><text:s text:c="4"/>│   │   ├── gimpbezierdesc.h</text:p>
      <text:p text:style-name="P1"><text:s text:c="4"/>│   │   ├── gimpbrush-boundary.c</text:p>
      <text:p text:style-name="P1"><text:s text:c="4"/>│   │   ├── gimpbrush-boundary.h</text:p>
      <text:p text:style-name="P1"><text:s text:c="4"/>│   │   ├── gimpbrush.c</text:p>
      <text:p text:style-name="P1"><text:s text:c="4"/>│   │   ├── gimpbrushcache.c</text:p>
      <text:p text:style-name="P1"><text:s text:c="4"/>│   │   ├── gimpbrushcache.h</text:p>
      <text:p text:style-name="P1"><text:s text:c="4"/>│   │   ├── gimpbrushclipboard.c</text:p>
      <text:p text:style-name="P1"><text:s text:c="4"/>│   │   ├── gimpbrushclipboard.h</text:p>
      <text:p text:style-name="P1"><text:s text:c="4"/>│   │   ├── gimpbrushgenerated.c</text:p>
      <text:p text:style-name="P1"><text:s text:c="4"/>│   │   ├── gimpbrushgenerated.h</text:p>
      <text:p text:style-name="P1"><text:s text:c="4"/>│   │   ├── gimpbrushgenerated-load.c</text:p>
      <text:p text:style-name="P1"><text:s text:c="4"/>│   │   ├── gimpbrushgenerated-load.h</text:p>
      <text:p text:style-name="P1"><text:s text:c="4"/>│   │   ├── gimpbrushgenerated-save.c</text:p>
      <text:p text:style-name="P1"><text:s text:c="4"/>│   │   ├── gimpbrushgenerated-save.h</text:p>
      <text:p text:style-name="P1"><text:s text:c="4"/>│   │   ├── gimpbrush.h</text:p>
      <text:p text:style-name="P1"><text:s text:c="4"/>│   │   ├── gimpbrush-header.h</text:p>
      <text:p text:style-name="P1"><text:s text:c="4"/>│   │   ├── gimpbrush-load.c</text:p>
      <text:p text:style-name="P1"><text:s text:c="4"/>│   │   ├── gimpbrush-load.h</text:p>
      <text:p text:style-name="P1"><text:s text:c="4"/>│   │   ├── gimpbrushpipe.c</text:p>
      <text:p text:style-name="P1"><text:s text:c="4"/>│   │   ├── gimpbrushpipe.h</text:p>
      <text:p text:style-name="P1"><text:s text:c="4"/>│   │   ├── gimpbrushpipe-load.c</text:p>
      <text:p text:style-name="P1"><text:s text:c="4"/>│   │   ├── gimpbrushpipe-load.h</text:p>
      <text:p text:style-name="P1"><text:s text:c="4"/>│   │   ├── gimpbrush-transform.c</text:p>
      <text:p text:style-name="P1"><text:s text:c="4"/>│   │   ├── gimpbrush-transform.h</text:p>
      <text:p text:style-name="P1"><text:s text:c="4"/>│   │   ├── gimpbuffer.c</text:p>
      <text:p text:style-name="P1"><text:s text:c="4"/>│   │   ├── gimpbuffer.h</text:p>
      <text:p text:style-name="P1"><text:s text:c="4"/>│   │   ├── gimp.c</text:p>
      <text:p text:style-name="P1"><text:s text:c="4"/>│   │   ├── gimpchannel.c</text:p>
      <text:p text:style-name="P1"><text:s text:c="4"/>│   │   ├── gimpchannel-combine.c</text:p>
      <text:p text:style-name="P1"><text:s text:c="4"/>│   │   ├── gimpchannel-combine.h</text:p>
      <text:p text:style-name="P1"><text:s text:c="4"/>│   │   ├── gimpchannel.h</text:p>
      <text:p text:style-name="P1"><text:s text:c="4"/>│   │   ├── gimpchannel-project.c</text:p>
      <text:p text:style-name="P1"><text:s text:c="4"/>│   │   ├── gimpchannel-project.h</text:p>
      <text:p text:style-name="P1"><text:s text:c="4"/>│   │   ├── gimpchannelpropundo.c</text:p>
      <text:p text:style-name="P1"><text:s text:c="4"/>│   │   ├── gimpchannelpropundo.h</text:p>
      <text:p text:style-name="P1"><text:s text:c="4"/>│   │   ├── gimpchannel-select.c</text:p>
      <text:p text:style-name="P1"><text:s text:c="4"/>│   │   ├── gimpchannel-select.h</text:p>
      <text:p text:style-name="P1"><text:soft-page-break/><text:s text:c="4"/>│   │   ├── gimpchannelundo.c</text:p>
      <text:p text:style-name="P1"><text:s text:c="4"/>│   │   ├── gimpchannelundo.h</text:p>
      <text:p text:style-name="P1"><text:s text:c="4"/>│   │   ├── gimpcontainer.c</text:p>
      <text:p text:style-name="P1"><text:s text:c="4"/>│   │   ├── gimpcontainer-filter.c</text:p>
      <text:p text:style-name="P1"><text:s text:c="4"/>│   │   ├── gimpcontainer-filter.h</text:p>
      <text:p text:style-name="P1"><text:s text:c="4"/>│   │   ├── gimpcontainer.h</text:p>
      <text:p text:style-name="P1"><text:s text:c="4"/>│   │   ├── gimpcontext.c</text:p>
      <text:p text:style-name="P1"><text:s text:c="4"/>│   │   ├── gimpcontext.h</text:p>
      <text:p text:style-name="P1"><text:s text:c="4"/>│   │   ├── gimp-contexts.c</text:p>
      <text:p text:style-name="P1"><text:s text:c="4"/>│   │   ├── gimp-contexts.h</text:p>
      <text:p text:style-name="P1"><text:s text:c="4"/>│   │   ├── gimpcoords.c</text:p>
      <text:p text:style-name="P1"><text:s text:c="4"/>│   │   ├── gimpcoords.h</text:p>
      <text:p text:style-name="P1"><text:s text:c="4"/>│   │   ├── gimpcoords-interpolate.c</text:p>
      <text:p text:style-name="P1"><text:s text:c="4"/>│   │   ├── gimpcoords-interpolate.h</text:p>
      <text:p text:style-name="P1"><text:s text:c="4"/>│   │   ├── gimpcurve.c</text:p>
      <text:p text:style-name="P1"><text:s text:c="4"/>│   │   ├── gimpcurve.h</text:p>
      <text:p text:style-name="P1"><text:s text:c="4"/>│   │   ├── gimpcurve-load.c</text:p>
      <text:p text:style-name="P1"><text:s text:c="4"/>│   │   ├── gimpcurve-load.h</text:p>
      <text:p text:style-name="P1"><text:s text:c="4"/>│   │   ├── gimpcurve-map.c</text:p>
      <text:p text:style-name="P1"><text:s text:c="4"/>│   │   ├── gimpcurve-map.h</text:p>
      <text:p text:style-name="P1"><text:s text:c="4"/>│   │   ├── gimpcurve-save.c</text:p>
      <text:p text:style-name="P1"><text:s text:c="4"/>│   │   ├── gimpcurve-save.h</text:p>
      <text:p text:style-name="P1"><text:s text:c="4"/>│   │   ├── gimpdashpattern.c</text:p>
      <text:p text:style-name="P1"><text:s text:c="4"/>│   │   ├── gimpdashpattern.h</text:p>
      <text:p text:style-name="P1"><text:s text:c="4"/>│   │   ├── gimpdata.c</text:p>
      <text:p text:style-name="P1"><text:s text:c="4"/>│   │   ├── gimpdatafactory.c</text:p>
      <text:p text:style-name="P1"><text:s text:c="4"/>│   │   ├── gimpdatafactory.h</text:p>
      <text:p text:style-name="P1"><text:s text:c="4"/>│   │   ├── gimpdata.h</text:p>
      <text:p text:style-name="P1"><text:s text:c="4"/>│   │   ├── gimpdocumentlist.c</text:p>
      <text:p text:style-name="P1"><text:s text:c="4"/>│   │   ├── gimpdocumentlist.h</text:p>
      <text:p text:style-name="P1"><text:s text:c="4"/>│   │   ├── gimpdrawable-blend.c</text:p>
      <text:p text:style-name="P1"><text:s text:c="4"/>│   │   ├── gimpdrawable-blend.h</text:p>
      <text:p text:style-name="P1"><text:s text:c="4"/>│   │   ├── gimpdrawable-brightness-contrast.c</text:p>
      <text:p text:style-name="P1"><text:s text:c="4"/>│   │   ├── gimpdrawable-brightness-contrast.h</text:p>
      <text:p text:style-name="P1"><text:s text:c="4"/>│   │   ├── gimpdrawable-bucket-fill.c</text:p>
      <text:p text:style-name="P1"><text:s text:c="4"/>│   │   ├── gimpdrawable-bucket-fill.h</text:p>
      <text:p text:style-name="P1"><text:s text:c="4"/>│   │   ├── gimpdrawable.c</text:p>
      <text:p text:style-name="P1"><text:s text:c="4"/>│   │   ├── gimpdrawable-color-balance.c</text:p>
      <text:p text:style-name="P1"><text:s text:c="4"/>│   │   ├── gimpdrawable-color-balance.h</text:p>
      <text:p text:style-name="P1"><text:s text:c="4"/>│   │   ├── gimpdrawable-colorize.c</text:p>
      <text:p text:style-name="P1"><text:s text:c="4"/>│   │   ├── gimpdrawable-colorize.h</text:p>
      <text:p text:style-name="P1"><text:s text:c="4"/>│   │   ├── gimpdrawable-combine.c</text:p>
      <text:p text:style-name="P1"><text:s text:c="4"/>│   │   ├── gimpdrawable-combine.h</text:p>
      <text:p text:style-name="P1"><text:s text:c="4"/>│   │   ├── gimpdrawable-convert.c</text:p>
      <text:p text:style-name="P1"><text:s text:c="4"/>│   │   ├── gimpdrawable-convert.h</text:p>
      <text:p text:style-name="P1"><text:s text:c="4"/>│   │   ├── gimpdrawable-curves.c</text:p>
      <text:p text:style-name="P1"><text:s text:c="4"/>│   │   ├── gimpdrawable-curves.h</text:p>
      <text:p text:style-name="P1"><text:s text:c="4"/>│   │   ├── gimpdrawable-desaturate.c</text:p>
      <text:p text:style-name="P1"><text:s text:c="4"/>│   │   ├── gimpdrawable-desaturate.h</text:p>
      <text:p text:style-name="P1"><text:s text:c="4"/>│   │   ├── gimpdrawable-equalize.c</text:p>
      <text:p text:style-name="P1"><text:s text:c="4"/>│   │   ├── gimpdrawable-equalize.h</text:p>
      <text:p text:style-name="P1"><text:s text:c="4"/>│   │   ├── gimpdrawable-foreground-extract.c</text:p>
      <text:p text:style-name="P1"><text:s text:c="4"/>│   │   ├── gimpdrawable-foreground-extract.h</text:p>
      <text:p text:style-name="P1"><text:s text:c="4"/>│   │   ├── gimpdrawable.h</text:p>
      <text:p text:style-name="P1"><text:s text:c="4"/>│   │   ├── gimpdrawable-histogram.c</text:p>
      <text:p text:style-name="P1"><text:s text:c="4"/>│   │   ├── gimpdrawable-histogram.h</text:p>
      <text:p text:style-name="P1"><text:s text:c="4"/>│   │   ├── gimpdrawable-hue-saturation.c</text:p>
      <text:p text:style-name="P1"><text:s text:c="4"/>│   │   ├── gimpdrawable-hue-saturation.h</text:p>
      <text:p text:style-name="P1"><text:s text:c="4"/>│   │   ├── gimpdrawable-invert.c</text:p>
      <text:p text:style-name="P1"><text:s text:c="4"/>│   │   ├── gimpdrawable-invert.h</text:p>
      <text:p text:style-name="P1"><text:s text:c="4"/>│   │   ├── gimpdrawable-levels.c</text:p>
      <text:p text:style-name="P1"><text:s text:c="4"/>│   │   ├── gimpdrawable-levels.h</text:p>
      <text:p text:style-name="P1"><text:s text:c="4"/>│   │   ├── gimpdrawablemodundo.c</text:p>
      <text:p text:style-name="P1"><text:soft-page-break/><text:s text:c="4"/>│   │   ├── gimpdrawablemodundo.h</text:p>
      <text:p text:style-name="P1"><text:s text:c="4"/>│   │   ├── gimpdrawable-offset.c</text:p>
      <text:p text:style-name="P1"><text:s text:c="4"/>│   │   ├── gimpdrawable-offset.h</text:p>
      <text:p text:style-name="P1"><text:s text:c="4"/>│   │   ├── gimpdrawable-operation.c</text:p>
      <text:p text:style-name="P1"><text:s text:c="4"/>│   │   ├── gimpdrawable-operation.h</text:p>
      <text:p text:style-name="P1"><text:s text:c="4"/>│   │   ├── gimpdrawable-posterize.c</text:p>
      <text:p text:style-name="P1"><text:s text:c="4"/>│   │   ├── gimpdrawable-posterize.h</text:p>
      <text:p text:style-name="P1"><text:s text:c="4"/>│   │   ├── gimpdrawable-preview.c</text:p>
      <text:p text:style-name="P1"><text:s text:c="4"/>│   │   ├── gimpdrawable-preview.h</text:p>
      <text:p text:style-name="P1"><text:s text:c="4"/>│   │   ├── gimpdrawable-private.h</text:p>
      <text:p text:style-name="P1"><text:s text:c="4"/>│   │   ├── gimpdrawable-process.c</text:p>
      <text:p text:style-name="P1"><text:s text:c="4"/>│   │   ├── gimpdrawable-process.h</text:p>
      <text:p text:style-name="P1"><text:s text:c="4"/>│   │   ├── gimpdrawable-shadow.c</text:p>
      <text:p text:style-name="P1"><text:s text:c="4"/>│   │   ├── gimpdrawable-shadow.h</text:p>
      <text:p text:style-name="P1"><text:s text:c="4"/>│   │   ├── gimpdrawablestack.c</text:p>
      <text:p text:style-name="P1"><text:s text:c="4"/>│   │   ├── gimpdrawablestack.h</text:p>
      <text:p text:style-name="P1"><text:s text:c="4"/>│   │   ├── gimpdrawable-stroke.c</text:p>
      <text:p text:style-name="P1"><text:s text:c="4"/>│   │   ├── gimpdrawable-stroke.h</text:p>
      <text:p text:style-name="P1"><text:s text:c="4"/>│   │   ├── gimpdrawable-threshold.c</text:p>
      <text:p text:style-name="P1"><text:s text:c="4"/>│   │   ├── gimpdrawable-threshold.h</text:p>
      <text:p text:style-name="P1"><text:s text:c="4"/>│   │   ├── gimpdrawable-transform.c</text:p>
      <text:p text:style-name="P1"><text:s text:c="4"/>│   │   ├── gimpdrawable-transform.h</text:p>
      <text:p text:style-name="P1"><text:s text:c="4"/>│   │   ├── gimpdrawableundo.c</text:p>
      <text:p text:style-name="P1"><text:s text:c="4"/>│   │   ├── gimpdrawableundo.h</text:p>
      <text:p text:style-name="P1"><text:s text:c="4"/>│   │   ├── gimpdynamics.c</text:p>
      <text:p text:style-name="P1"><text:s text:c="4"/>│   │   ├── gimpdynamics.h</text:p>
      <text:p text:style-name="P1"><text:s text:c="4"/>│   │   ├── gimpdynamics-load.c</text:p>
      <text:p text:style-name="P1"><text:s text:c="4"/>│   │   ├── gimpdynamics-load.h</text:p>
      <text:p text:style-name="P1"><text:s text:c="4"/>│   │   ├── gimpdynamicsoutput.c</text:p>
      <text:p text:style-name="P1"><text:s text:c="4"/>│   │   ├── gimpdynamicsoutput.h</text:p>
      <text:p text:style-name="P1"><text:s text:c="4"/>│   │   ├── gimpdynamics-save.c</text:p>
      <text:p text:style-name="P1"><text:s text:c="4"/>│   │   ├── gimpdynamics-save.h</text:p>
      <text:p text:style-name="P1"><text:s text:c="4"/>│   │   ├── gimp-edit.c</text:p>
      <text:p text:style-name="P1"><text:s text:c="4"/>│   │   ├── gimp-edit.h</text:p>
      <text:p text:style-name="P1"><text:s text:c="4"/>│   │   ├── gimperror.c</text:p>
      <text:p text:style-name="P1"><text:s text:c="4"/>│   │   ├── gimperror.h</text:p>
      <text:p text:style-name="P1"><text:s text:c="4"/>│   │   ├── gimpfilloptions.c</text:p>
      <text:p text:style-name="P1"><text:s text:c="4"/>│   │   ├── gimpfilloptions.h</text:p>
      <text:p text:style-name="P1"><text:s text:c="4"/>│   │   ├── gimpfilteredcontainer.c</text:p>
      <text:p text:style-name="P1"><text:s text:c="4"/>│   │   ├── gimpfilteredcontainer.h</text:p>
      <text:p text:style-name="P1"><text:s text:c="4"/>│   │   ├── gimpfloatingselundo.c</text:p>
      <text:p text:style-name="P1"><text:s text:c="4"/>│   │   ├── gimpfloatingselundo.h</text:p>
      <text:p text:style-name="P1"><text:s text:c="4"/>│   │   ├── gimpgradient.c</text:p>
      <text:p text:style-name="P1"><text:s text:c="4"/>│   │   ├── gimpgradient.h</text:p>
      <text:p text:style-name="P1"><text:s text:c="4"/>│   │   ├── gimpgradient-load.c</text:p>
      <text:p text:style-name="P1"><text:s text:c="4"/>│   │   ├── gimpgradient-load.h</text:p>
      <text:p text:style-name="P1"><text:s text:c="4"/>│   │   ├── gimpgradient-save.c</text:p>
      <text:p text:style-name="P1"><text:s text:c="4"/>│   │   ├── gimpgradient-save.h</text:p>
      <text:p text:style-name="P1"><text:s text:c="4"/>│   │   ├── gimp-gradients.c</text:p>
      <text:p text:style-name="P1"><text:s text:c="4"/>│   │   ├── gimp-gradients.h</text:p>
      <text:p text:style-name="P1"><text:s text:c="4"/>│   │   ├── gimpgrid.c</text:p>
      <text:p text:style-name="P1"><text:s text:c="4"/>│   │   ├── gimpgrid.h</text:p>
      <text:p text:style-name="P1"><text:s text:c="4"/>│   │   ├── gimpgrouplayer.c</text:p>
      <text:p text:style-name="P1"><text:s text:c="4"/>│   │   ├── gimpgrouplayer.h</text:p>
      <text:p text:style-name="P1"><text:s text:c="4"/>│   │   ├── gimpgrouplayerundo.c</text:p>
      <text:p text:style-name="P1"><text:s text:c="4"/>│   │   ├── gimpgrouplayerundo.h</text:p>
      <text:p text:style-name="P1"><text:s text:c="4"/>│   │   ├── gimp-gui.c</text:p>
      <text:p text:style-name="P1"><text:s text:c="4"/>│   │   ├── gimpguide.c</text:p>
      <text:p text:style-name="P1"><text:s text:c="4"/>│   │   ├── gimpguide.h</text:p>
      <text:p text:style-name="P1"><text:s text:c="4"/>│   │   ├── gimpguideundo.c</text:p>
      <text:p text:style-name="P1"><text:s text:c="4"/>│   │   ├── gimpguideundo.h</text:p>
      <text:p text:style-name="P1"><text:s text:c="4"/>│   │   ├── gimp-gui.h</text:p>
      <text:p text:style-name="P1"><text:s text:c="4"/>│   │   ├── gimp.h</text:p>
      <text:p text:style-name="P1"><text:soft-page-break/><text:s text:c="4"/>│   │   ├── gimpidtable.c</text:p>
      <text:p text:style-name="P1"><text:s text:c="4"/>│   │   ├── gimpidtable.h</text:p>
      <text:p text:style-name="P1"><text:s text:c="4"/>│   │   ├── gimpimage-arrange.c</text:p>
      <text:p text:style-name="P1"><text:s text:c="4"/>│   │   ├── gimpimage-arrange.h</text:p>
      <text:p text:style-name="P1"><text:s text:c="4"/>│   │   ├── gimpimage.c</text:p>
      <text:p text:style-name="P1"><text:s text:c="4"/>│   │   ├── gimpimage-colorhash.c</text:p>
      <text:p text:style-name="P1"><text:s text:c="4"/>│   │   ├── gimpimage-colorhash.h</text:p>
      <text:p text:style-name="P1"><text:s text:c="4"/>│   │   ├── gimpimage-colormap.c</text:p>
      <text:p text:style-name="P1"><text:s text:c="4"/>│   │   ├── gimpimage-colormap.h</text:p>
      <text:p text:style-name="P1"><text:s text:c="4"/>│   │   ├── gimpimage-contiguous-region.c</text:p>
      <text:p text:style-name="P1"><text:s text:c="4"/>│   │   ├── gimpimage-contiguous-region.h</text:p>
      <text:p text:style-name="P1"><text:s text:c="4"/>│   │   ├── gimpimage-convert.c</text:p>
      <text:p text:style-name="P1"><text:s text:c="4"/>│   │   ├── gimpimage-convert-data.h</text:p>
      <text:p text:style-name="P1"><text:s text:c="4"/>│   │   ├── gimpimage-convert-fsdither.h</text:p>
      <text:p text:style-name="P1"><text:s text:c="4"/>│   │   ├── gimpimage-convert.h</text:p>
      <text:p text:style-name="P1"><text:s text:c="4"/>│   │   ├── gimpimage-crop.c</text:p>
      <text:p text:style-name="P1"><text:s text:c="4"/>│   │   ├── gimpimage-crop.h</text:p>
      <text:p text:style-name="P1"><text:s text:c="4"/>│   │   ├── gimpimage-duplicate.c</text:p>
      <text:p text:style-name="P1"><text:s text:c="4"/>│   │   ├── gimpimage-duplicate.h</text:p>
      <text:p text:style-name="P1"><text:s text:c="4"/>│   │   ├── gimpimagefile.c</text:p>
      <text:p text:style-name="P1"><text:s text:c="4"/>│   │   ├── gimpimagefile.h</text:p>
      <text:p text:style-name="P1"><text:s text:c="4"/>│   │   ├── gimpimage-flip.c</text:p>
      <text:p text:style-name="P1"><text:s text:c="4"/>│   │   ├── gimpimage-flip.h</text:p>
      <text:p text:style-name="P1"><text:s text:c="4"/>│   │   ├── gimpimage-grid.c</text:p>
      <text:p text:style-name="P1"><text:s text:c="4"/>│   │   ├── gimpimage-grid.h</text:p>
      <text:p text:style-name="P1"><text:s text:c="4"/>│   │   ├── gimpimage-guides.c</text:p>
      <text:p text:style-name="P1"><text:s text:c="4"/>│   │   ├── gimpimage-guides.h</text:p>
      <text:p text:style-name="P1"><text:s text:c="4"/>│   │   ├── gimpimage.h</text:p>
      <text:p text:style-name="P1"><text:s text:c="4"/>│   │   ├── gimpimage-item-list.c</text:p>
      <text:p text:style-name="P1"><text:s text:c="4"/>│   │   ├── gimpimage-item-list.h</text:p>
      <text:p text:style-name="P1"><text:s text:c="4"/>│   │   ├── gimpimagemap.c</text:p>
      <text:p text:style-name="P1"><text:s text:c="4"/>│   │   ├── gimpimagemapconfig.c</text:p>
      <text:p text:style-name="P1"><text:s text:c="4"/>│   │   ├── gimpimagemapconfig.h</text:p>
      <text:p text:style-name="P1"><text:s text:c="4"/>│   │   ├── gimpimagemap.h</text:p>
      <text:p text:style-name="P1"><text:s text:c="4"/>│   │   ├── gimpimage-merge.c</text:p>
      <text:p text:style-name="P1"><text:s text:c="4"/>│   │   ├── gimpimage-merge.h</text:p>
      <text:p text:style-name="P1"><text:s text:c="4"/>│   │   ├── gimpimage-new.c</text:p>
      <text:p text:style-name="P1"><text:s text:c="4"/>│   │   ├── gimpimage-new.h</text:p>
      <text:p text:style-name="P1"><text:s text:c="4"/>│   │   ├── gimpimage-pick-color.c</text:p>
      <text:p text:style-name="P1"><text:s text:c="4"/>│   │   ├── gimpimage-pick-color.h</text:p>
      <text:p text:style-name="P1"><text:s text:c="4"/>│   │   ├── gimpimage-pick-layer.c</text:p>
      <text:p text:style-name="P1"><text:s text:c="4"/>│   │   ├── gimpimage-pick-layer.h</text:p>
      <text:p text:style-name="P1"><text:s text:c="4"/>│   │   ├── gimpimage-preview.c</text:p>
      <text:p text:style-name="P1"><text:s text:c="4"/>│   │   ├── gimpimage-preview.h</text:p>
      <text:p text:style-name="P1"><text:s text:c="4"/>│   │   ├── gimpimage-private.h</text:p>
      <text:p text:style-name="P1"><text:s text:c="4"/>│   │   ├── gimpimage-quick-mask.c</text:p>
      <text:p text:style-name="P1"><text:s text:c="4"/>│   │   ├── gimpimage-quick-mask.h</text:p>
      <text:p text:style-name="P1"><text:s text:c="4"/>│   │   ├── gimpimage-resize.c</text:p>
      <text:p text:style-name="P1"><text:s text:c="4"/>│   │   ├── gimpimage-resize.h</text:p>
      <text:p text:style-name="P1"><text:s text:c="4"/>│   │   ├── gimpimage-rotate.c</text:p>
      <text:p text:style-name="P1"><text:s text:c="4"/>│   │   ├── gimpimage-rotate.h</text:p>
      <text:p text:style-name="P1"><text:s text:c="4"/>│   │   ├── gimpimage-sample-points.c</text:p>
      <text:p text:style-name="P1"><text:s text:c="4"/>│   │   ├── gimpimage-sample-points.h</text:p>
      <text:p text:style-name="P1"><text:s text:c="4"/>│   │   ├── gimpimage-scale.c</text:p>
      <text:p text:style-name="P1"><text:s text:c="4"/>│   │   ├── gimpimage-scale.h</text:p>
      <text:p text:style-name="P1"><text:s text:c="4"/>│   │   ├── gimpimage-snap.c</text:p>
      <text:p text:style-name="P1"><text:s text:c="4"/>│   │   ├── gimpimage-snap.h</text:p>
      <text:p text:style-name="P1"><text:s text:c="4"/>│   │   ├── gimpimage-undo.c</text:p>
      <text:p text:style-name="P1"><text:s text:c="4"/>│   │   ├── gimpimageundo.c</text:p>
      <text:p text:style-name="P1"><text:s text:c="4"/>│   │   ├── gimpimage-undo.h</text:p>
      <text:p text:style-name="P1"><text:s text:c="4"/>│   │   ├── gimpimageundo.h</text:p>
      <text:p text:style-name="P1"><text:s text:c="4"/>│   │   ├── gimpimage-undo-push.c</text:p>
      <text:p text:style-name="P1"><text:s text:c="4"/>│   │   ├── gimpimage-undo-push.h</text:p>
      <text:p text:style-name="P1"><text:soft-page-break/><text:s text:c="4"/>│   │   ├── gimpitem.c</text:p>
      <text:p text:style-name="P1"><text:s text:c="4"/>│   │   ├── gimpitem-exclusive.c</text:p>
      <text:p text:style-name="P1"><text:s text:c="4"/>│   │   ├── gimpitem-exclusive.h</text:p>
      <text:p text:style-name="P1"><text:s text:c="4"/>│   │   ├── gimpitem.h</text:p>
      <text:p text:style-name="P1"><text:s text:c="4"/>│   │   ├── gimpitem-linked.c</text:p>
      <text:p text:style-name="P1"><text:s text:c="4"/>│   │   ├── gimpitem-linked.h</text:p>
      <text:p text:style-name="P1"><text:s text:c="4"/>│   │   ├── gimpitem-preview.c</text:p>
      <text:p text:style-name="P1"><text:s text:c="4"/>│   │   ├── gimpitem-preview.h</text:p>
      <text:p text:style-name="P1"><text:s text:c="4"/>│   │   ├── gimpitempropundo.c</text:p>
      <text:p text:style-name="P1"><text:s text:c="4"/>│   │   ├── gimpitempropundo.h</text:p>
      <text:p text:style-name="P1"><text:s text:c="4"/>│   │   ├── gimpitemstack.c</text:p>
      <text:p text:style-name="P1"><text:s text:c="4"/>│   │   ├── gimpitemstack.h</text:p>
      <text:p text:style-name="P1"><text:s text:c="4"/>│   │   ├── gimpitemtree.c</text:p>
      <text:p text:style-name="P1"><text:s text:c="4"/>│   │   ├── gimpitemtree.h</text:p>
      <text:p text:style-name="P1"><text:s text:c="4"/>│   │   ├── gimpitemundo.c</text:p>
      <text:p text:style-name="P1"><text:s text:c="4"/>│   │   ├── gimpitemundo.h</text:p>
      <text:p text:style-name="P1"><text:s text:c="4"/>│   │   ├── gimplayer.c</text:p>
      <text:p text:style-name="P1"><text:s text:c="4"/>│   │   ├── gimplayer-floating-sel.c</text:p>
      <text:p text:style-name="P1"><text:s text:c="4"/>│   │   ├── gimplayer-floating-sel.h</text:p>
      <text:p text:style-name="P1"><text:s text:c="4"/>│   │   ├── gimplayer.h</text:p>
      <text:p text:style-name="P1"><text:s text:c="4"/>│   │   ├── gimplayermask.c</text:p>
      <text:p text:style-name="P1"><text:s text:c="4"/>│   │   ├── gimplayermask.h</text:p>
      <text:p text:style-name="P1"><text:s text:c="4"/>│   │   ├── gimplayermaskpropundo.c</text:p>
      <text:p text:style-name="P1"><text:s text:c="4"/>│   │   ├── gimplayermaskpropundo.h</text:p>
      <text:p text:style-name="P1"><text:s text:c="4"/>│   │   ├── gimplayermaskundo.c</text:p>
      <text:p text:style-name="P1"><text:s text:c="4"/>│   │   ├── gimplayermaskundo.h</text:p>
      <text:p text:style-name="P1"><text:s text:c="4"/>│   │   ├── gimplayer-project.c</text:p>
      <text:p text:style-name="P1"><text:s text:c="4"/>│   │   ├── gimplayer-project.h</text:p>
      <text:p text:style-name="P1"><text:s text:c="4"/>│   │   ├── gimplayerpropundo.c</text:p>
      <text:p text:style-name="P1"><text:s text:c="4"/>│   │   ├── gimplayerpropundo.h</text:p>
      <text:p text:style-name="P1"><text:s text:c="4"/>│   │   ├── gimplayerundo.c</text:p>
      <text:p text:style-name="P1"><text:s text:c="4"/>│   │   ├── gimplayerundo.h</text:p>
      <text:p text:style-name="P1"><text:s text:c="4"/>│   │   ├── gimplist.c</text:p>
      <text:p text:style-name="P1"><text:s text:c="4"/>│   │   ├── gimplist.h</text:p>
      <text:p text:style-name="P1"><text:s text:c="4"/>│   │   ├── gimpmarshal.c</text:p>
      <text:p text:style-name="P1"><text:s text:c="4"/>│   │   ├── gimpmarshal.h</text:p>
      <text:p text:style-name="P1"><text:s text:c="4"/>│   │   ├── gimpmarshal.list</text:p>
      <text:p text:style-name="P1"><text:s text:c="4"/>│   │   ├── gimpmaskundo.c</text:p>
      <text:p text:style-name="P1"><text:s text:c="4"/>│   │   ├── gimpmaskundo.h</text:p>
      <text:p text:style-name="P1"><text:s text:c="4"/>│   │   ├── gimp-modules.c</text:p>
      <text:p text:style-name="P1"><text:s text:c="4"/>│   │   ├── gimp-modules.h</text:p>
      <text:p text:style-name="P1"><text:s text:c="4"/>│   │   ├── gimpobject.c</text:p>
      <text:p text:style-name="P1"><text:s text:c="4"/>│   │   ├── gimpobject.h</text:p>
      <text:p text:style-name="P1"><text:s text:c="4"/>│   │   ├── gimppaintinfo.c</text:p>
      <text:p text:style-name="P1"><text:s text:c="4"/>│   │   ├── gimppaintinfo.h</text:p>
      <text:p text:style-name="P1"><text:s text:c="4"/>│   │   ├── gimppalette.c</text:p>
      <text:p text:style-name="P1"><text:s text:c="4"/>│   │   ├── gimppalette.h</text:p>
      <text:p text:style-name="P1"><text:s text:c="4"/>│   │   ├── gimppalette-import.c</text:p>
      <text:p text:style-name="P1"><text:s text:c="4"/>│   │   ├── gimppalette-import.h</text:p>
      <text:p text:style-name="P1"><text:s text:c="4"/>│   │   ├── gimppalette-load.c</text:p>
      <text:p text:style-name="P1"><text:s text:c="4"/>│   │   ├── gimppalette-load.h</text:p>
      <text:p text:style-name="P1"><text:s text:c="4"/>│   │   ├── gimppalette-save.c</text:p>
      <text:p text:style-name="P1"><text:s text:c="4"/>│   │   ├── gimppalette-save.h</text:p>
      <text:p text:style-name="P1"><text:s text:c="4"/>│   │   ├── gimpparamspecs.c</text:p>
      <text:p text:style-name="P1"><text:s text:c="4"/>│   │   ├── gimpparamspecs-desc.c</text:p>
      <text:p text:style-name="P1"><text:s text:c="4"/>│   │   ├── gimpparamspecs-desc.h</text:p>
      <text:p text:style-name="P1"><text:s text:c="4"/>│   │   ├── gimpparamspecs-duplicate.c</text:p>
      <text:p text:style-name="P1"><text:s text:c="4"/>│   │   ├── gimpparamspecs-duplicate.h</text:p>
      <text:p text:style-name="P1"><text:s text:c="4"/>│   │   ├── gimpparamspecs.h</text:p>
      <text:p text:style-name="P1"><text:s text:c="4"/>│   │   ├── gimpparasitelist.c</text:p>
      <text:p text:style-name="P1"><text:s text:c="4"/>│   │   ├── gimpparasitelist.h</text:p>
      <text:p text:style-name="P1"><text:s text:c="4"/>│   │   ├── gimp-parasites.c</text:p>
      <text:p text:style-name="P1"><text:s text:c="4"/>│   │   ├── gimp-parasites.h</text:p>
      <text:p text:style-name="P1"><text:soft-page-break/><text:s text:c="4"/>│   │   ├── gimppattern.c</text:p>
      <text:p text:style-name="P1"><text:s text:c="4"/>│   │   ├── gimppatternclipboard.c</text:p>
      <text:p text:style-name="P1"><text:s text:c="4"/>│   │   ├── gimppatternclipboard.h</text:p>
      <text:p text:style-name="P1"><text:s text:c="4"/>│   │   ├── gimppattern.h</text:p>
      <text:p text:style-name="P1"><text:s text:c="4"/>│   │   ├── gimppattern-header.h</text:p>
      <text:p text:style-name="P1"><text:s text:c="4"/>│   │   ├── gimppattern-load.c</text:p>
      <text:p text:style-name="P1"><text:s text:c="4"/>│   │   ├── gimppattern-load.h</text:p>
      <text:p text:style-name="P1"><text:s text:c="4"/>│   │   ├── gimppdbprogress.c</text:p>
      <text:p text:style-name="P1"><text:s text:c="4"/>│   │   ├── gimppdbprogress.h</text:p>
      <text:p text:style-name="P1"><text:s text:c="4"/>│   │   ├── gimppickable.c</text:p>
      <text:p text:style-name="P1"><text:s text:c="4"/>│   │   ├── gimppickable.h</text:p>
      <text:p text:style-name="P1"><text:s text:c="4"/>│   │   ├── gimppreviewcache.c</text:p>
      <text:p text:style-name="P1"><text:s text:c="4"/>│   │   ├── gimppreviewcache.h</text:p>
      <text:p text:style-name="P1"><text:s text:c="4"/>│   │   ├── gimpprogress.c</text:p>
      <text:p text:style-name="P1"><text:s text:c="4"/>│   │   ├── gimpprogress.h</text:p>
      <text:p text:style-name="P1"><text:s text:c="4"/>│   │   ├── gimpprojectable.c</text:p>
      <text:p text:style-name="P1"><text:s text:c="4"/>│   │   ├── gimpprojectable.h</text:p>
      <text:p text:style-name="P1"><text:s text:c="4"/>│   │   ├── gimpprojection.c</text:p>
      <text:p text:style-name="P1"><text:s text:c="4"/>│   │   ├── gimpprojection-construct.c</text:p>
      <text:p text:style-name="P1"><text:s text:c="4"/>│   │   ├── gimpprojection-construct.h</text:p>
      <text:p text:style-name="P1"><text:s text:c="4"/>│   │   ├── gimpprojection.h</text:p>
      <text:p text:style-name="P1"><text:s text:c="4"/>│   │   ├── gimpsamplepoint.c</text:p>
      <text:p text:style-name="P1"><text:s text:c="4"/>│   │   ├── gimpsamplepoint.h</text:p>
      <text:p text:style-name="P1"><text:s text:c="4"/>│   │   ├── gimpsamplepointundo.c</text:p>
      <text:p text:style-name="P1"><text:s text:c="4"/>│   │   ├── gimpsamplepointundo.h</text:p>
      <text:p text:style-name="P1"><text:s text:c="4"/>│   │   ├── gimpscanconvert.c</text:p>
      <text:p text:style-name="P1"><text:s text:c="4"/>│   │   ├── gimpscanconvert.h</text:p>
      <text:p text:style-name="P1"><text:s text:c="4"/>│   │   ├── gimpselection.c</text:p>
      <text:p text:style-name="P1"><text:s text:c="4"/>│   │   ├── gimpselection.h</text:p>
      <text:p text:style-name="P1"><text:s text:c="4"/>│   │   ├── gimpstrokeoptions.c</text:p>
      <text:p text:style-name="P1"><text:s text:c="4"/>│   │   ├── gimpstrokeoptions.h</text:p>
      <text:p text:style-name="P1"><text:s text:c="4"/>│   │   ├── gimpsubprogress.c</text:p>
      <text:p text:style-name="P1"><text:s text:c="4"/>│   │   ├── gimpsubprogress.h</text:p>
      <text:p text:style-name="P1"><text:s text:c="4"/>│   │   ├── gimptag.c</text:p>
      <text:p text:style-name="P1"><text:s text:c="4"/>│   │   ├── gimptagcache.c</text:p>
      <text:p text:style-name="P1"><text:s text:c="4"/>│   │   ├── gimptagcache.h</text:p>
      <text:p text:style-name="P1"><text:s text:c="4"/>│   │   ├── gimptagged.c</text:p>
      <text:p text:style-name="P1"><text:s text:c="4"/>│   │   ├── gimptaggedcontainer.c</text:p>
      <text:p text:style-name="P1"><text:s text:c="4"/>│   │   ├── gimptaggedcontainer.h</text:p>
      <text:p text:style-name="P1"><text:s text:c="4"/>│   │   ├── gimptagged.h</text:p>
      <text:p text:style-name="P1"><text:s text:c="4"/>│   │   ├── gimptag.h</text:p>
      <text:p text:style-name="P1"><text:s text:c="4"/>│   │   ├── gimp-tags.c</text:p>
      <text:p text:style-name="P1"><text:s text:c="4"/>│   │   ├── gimp-tags.h</text:p>
      <text:p text:style-name="P1"><text:s text:c="4"/>│   │   ├── gimptemplate.c</text:p>
      <text:p text:style-name="P1"><text:s text:c="4"/>│   │   ├── gimptemplate.h</text:p>
      <text:p text:style-name="P1"><text:s text:c="4"/>│   │   ├── gimp-templates.c</text:p>
      <text:p text:style-name="P1"><text:s text:c="4"/>│   │   ├── gimp-templates.h</text:p>
      <text:p text:style-name="P1"><text:s text:c="4"/>│   │   ├── gimptoolinfo.c</text:p>
      <text:p text:style-name="P1"><text:s text:c="4"/>│   │   ├── gimptoolinfo.h</text:p>
      <text:p text:style-name="P1"><text:s text:c="4"/>│   │   ├── gimptooloptions.c</text:p>
      <text:p text:style-name="P1"><text:s text:c="4"/>│   │   ├── gimptooloptions.h</text:p>
      <text:p text:style-name="P1"><text:s text:c="4"/>│   │   ├── gimptoolpreset.c</text:p>
      <text:p text:style-name="P1"><text:s text:c="4"/>│   │   ├── gimptoolpreset.h</text:p>
      <text:p text:style-name="P1"><text:s text:c="4"/>│   │   ├── gimptoolpreset-load.c</text:p>
      <text:p text:style-name="P1"><text:s text:c="4"/>│   │   ├── gimptoolpreset-load.h</text:p>
      <text:p text:style-name="P1"><text:s text:c="4"/>│   │   ├── gimptoolpreset-save.c</text:p>
      <text:p text:style-name="P1"><text:s text:c="4"/>│   │   ├── gimptoolpreset-save.h</text:p>
      <text:p text:style-name="P1"><text:s text:c="4"/>│   │   ├── gimp-transform-region.c</text:p>
      <text:p text:style-name="P1"><text:s text:c="4"/>│   │   ├── gimp-transform-region.h</text:p>
      <text:p text:style-name="P1"><text:s text:c="4"/>│   │   ├── gimp-transform-resize.c</text:p>
      <text:p text:style-name="P1"><text:s text:c="4"/>│   │   ├── gimp-transform-resize.h</text:p>
      <text:p text:style-name="P1"><text:s text:c="4"/>│   │   ├── gimp-transform-utils.c</text:p>
      <text:p text:style-name="P1"><text:s text:c="4"/>│   │   ├── gimp-transform-utils.h</text:p>
      <text:p text:style-name="P1"><text:soft-page-break/><text:s text:c="4"/>│   │   ├── gimptreehandler.c</text:p>
      <text:p text:style-name="P1"><text:s text:c="4"/>│   │   ├── gimptreehandler.h</text:p>
      <text:p text:style-name="P1"><text:s text:c="4"/>│   │   ├── gimpundo.c</text:p>
      <text:p text:style-name="P1"><text:s text:c="4"/>│   │   ├── gimpundo.h</text:p>
      <text:p text:style-name="P1"><text:s text:c="4"/>│   │   ├── gimpundostack.c</text:p>
      <text:p text:style-name="P1"><text:s text:c="4"/>│   │   ├── gimpundostack.h</text:p>
      <text:p text:style-name="P1"><text:s text:c="4"/>│   │   ├── gimpunit.c</text:p>
      <text:p text:style-name="P1"><text:s text:c="4"/>│   │   ├── gimpunit.h</text:p>
      <text:p text:style-name="P1"><text:s text:c="4"/>│   │   ├── gimp-units.c</text:p>
      <text:p text:style-name="P1"><text:s text:c="4"/>│   │   ├── gimp-units.h</text:p>
      <text:p text:style-name="P1"><text:s text:c="4"/>│   │   ├── gimp-user-install.c</text:p>
      <text:p text:style-name="P1"><text:s text:c="4"/>│   │   ├── gimp-user-install.h</text:p>
      <text:p text:style-name="P1"><text:s text:c="4"/>│   │   ├── gimp-utils.c</text:p>
      <text:p text:style-name="P1"><text:s text:c="4"/>│   │   ├── gimp-utils.h</text:p>
      <text:p text:style-name="P1"><text:s text:c="4"/>│   │   ├── gimpviewable.c</text:p>
      <text:p text:style-name="P1"><text:s text:c="4"/>│   │   ├── gimpviewable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3">DIALOG</text:span></text:p>
      <text:p text:style-name="P1"><text:s text:c="4"/>│   │   ├── about-dialog.c</text:p>
      <text:p text:style-name="P1"><text:s text:c="4"/>│   │   ├── about-dialog.h</text:p>
      <text:p text:style-name="P1"><text:s text:c="4"/>│   │   ├── authors.h</text:p>
      <text:p text:style-name="P1"><text:s text:c="4"/>│   │   ├── authors.xsl</text:p>
      <text:p text:style-name="P1"><text:s text:c="4"/>│   │   ├── channel-options-dialog.c</text:p>
      <text:p text:style-name="P1"><text:s text:c="4"/>│   │   ├── channel-options-dialog.h</text:p>
      <text:p text:style-name="P1"><text:s text:c="4"/>│   │   ├── convert-dialog.c</text:p>
      <text:p text:style-name="P1"><text:s text:c="4"/>│   │   ├── convert-dialog.h</text:p>
      <text:p text:style-name="P1"><text:s text:c="4"/>│   │   ├── data-delete-dialog.c</text:p>
      <text:p text:style-name="P1"><text:s text:c="4"/>│   │   ├── data-delete-dialog.h</text:p>
      <text:p text:style-name="P1"><text:s text:c="4"/>│   │   ├── dialogs.c</text:p>
      <text:p text:style-name="P1"><text:s text:c="4"/>│   │   ├── dialogs-constructors.c</text:p>
      <text:p text:style-name="P1"><text:s text:c="4"/>│   │   ├── dialogs-constructors.h</text:p>
      <text:p text:style-name="P1"><text:s text:c="4"/>│   │   ├── dialogs.h</text:p>
      <text:p text:style-name="P1"><text:s text:c="4"/>│   │   ├── dialogs-types.h</text:p>
      <text:p text:style-name="P1"><text:s text:c="4"/>│   │   ├── fade-dialog.c</text:p>
      <text:p text:style-name="P1"><text:s text:c="4"/>│   │   ├── fade-dialog.h</text:p>
      <text:p text:style-name="P1"><text:s text:c="4"/>│   │   ├── file-open-dialog.c</text:p>
      <text:p text:style-name="P1"><text:s text:c="4"/>│   │   ├── file-open-dialog.h</text:p>
      <text:p text:style-name="P1"><text:s text:c="4"/>│   │   ├── file-open-location-dialog.c</text:p>
      <text:p text:style-name="P1"><text:s text:c="4"/>│   │   ├── file-open-location-dialog.h</text:p>
      <text:p text:style-name="P1"><text:s text:c="4"/>│   │   ├── file-save-dialog.c</text:p>
      <text:p text:style-name="P1"><text:s text:c="4"/>│   │   ├── file-save-dialog.h</text:p>
      <text:p text:style-name="P1"><text:s text:c="4"/>│   │   ├── grid-dialog.c</text:p>
      <text:p text:style-name="P1"><text:s text:c="4"/>│   │   ├── grid-dialog.h</text:p>
      <text:p text:style-name="P1"><text:s text:c="4"/>│   │   ├── image-merge-layers-dialog.c</text:p>
      <text:p text:style-name="P1"><text:s text:c="4"/>│   │   ├── image-merge-layers-dialog.h</text:p>
      <text:p text:style-name="P1"><text:s text:c="4"/>│   │   ├── image-new-dialog.c</text:p>
      <text:p text:style-name="P1"><text:s text:c="4"/>│   │   ├── image-new-dialog.h</text:p>
      <text:p text:style-name="P1"><text:s text:c="4"/>│   │   ├── image-properties-dialog.c</text:p>
      <text:p text:style-name="P1"><text:s text:c="4"/>│   │   ├── image-properties-dialog.h</text:p>
      <text:p text:style-name="P1"><text:s text:c="4"/>│   │   ├── image-scale-dialog.c</text:p>
      <text:p text:style-name="P1"><text:s text:c="4"/>│   │   ├── image-scale-dialog.h</text:p>
      <text:p text:style-name="P1"><text:s text:c="4"/>│   │   ├── input-devices-dialog.c</text:p>
      <text:p text:style-name="P1"><text:s text:c="4"/>│   │   ├── input-devices-dialog.h</text:p>
      <text:p text:style-name="P1"><text:s text:c="4"/>│   │   ├── keyboard-shortcuts-dialog.c</text:p>
      <text:p text:style-name="P1"><text:s text:c="4"/>│   │   ├── keyboard-shortcuts-dialog.h</text:p>
      <text:p text:style-name="P1"><text:s text:c="4"/>│   │   ├── layer-add-mask-dialog.c</text:p>
      <text:p text:style-name="P1"><text:s text:c="4"/>│   │   ├── layer-add-mask-dialog.h</text:p>
      <text:p text:style-name="P1"><text:s text:c="4"/>│   │   ├── layer-options-dialog.c</text:p>
      <text:p text:style-name="P1"><text:s text:c="4"/>│   │   ├── layer-options-dialog.h</text:p>
      <text:p text:style-name="P1"><text:s text:c="4"/>│   │   ├── Makefile.am</text:p>
      <text:p text:style-name="P1"><text:s text:c="4"/>│   │   ├── Makefile.in</text:p>
      <text:p text:style-name="P1"><text:soft-page-break/><text:s text:c="4"/>│   │   ├── module-dialog.c</text:p>
      <text:p text:style-name="P1"><text:s text:c="4"/>│   │   ├── module-dialog.h</text:p>
      <text:p text:style-name="P1"><text:s text:c="4"/>│   │   ├── offset-dialog.c</text:p>
      <text:p text:style-name="P1"><text:s text:c="4"/>│   │   ├── offset-dialog.h</text:p>
      <text:p text:style-name="P1"><text:s text:c="4"/>│   │   ├── palette-import-dialog.c</text:p>
      <text:p text:style-name="P1"><text:s text:c="4"/>│   │   ├── palette-import-dialog.h</text:p>
      <text:p text:style-name="P1"><text:s text:c="4"/>│   │   ├── preferences-dialog.c</text:p>
      <text:p text:style-name="P1"><text:s text:c="4"/>│   │   ├── preferences-dialog.h</text:p>
      <text:p text:style-name="P1"><text:s text:c="4"/>│   │   ├── print-size-dialog.c</text:p>
      <text:p text:style-name="P1"><text:s text:c="4"/>│   │   ├── print-size-dialog.h</text:p>
      <text:p text:style-name="P1"><text:s text:c="4"/>│   │   ├── quit-dialog.c</text:p>
      <text:p text:style-name="P1"><text:s text:c="4"/>│   │   ├── quit-dialog.h</text:p>
      <text:p text:style-name="P1"><text:s text:c="4"/>│   │   ├── resize-dialog.c</text:p>
      <text:p text:style-name="P1"><text:s text:c="4"/>│   │   ├── resize-dialog.h</text:p>
      <text:p text:style-name="P1"><text:s text:c="4"/>│   │   ├── resolution-calibrate-dialog.c</text:p>
      <text:p text:style-name="P1"><text:s text:c="4"/>│   │   ├── resolution-calibrate-dialog.h</text:p>
      <text:p text:style-name="P1"><text:s text:c="4"/>│   │   ├── scale-dialog.c</text:p>
      <text:p text:style-name="P1"><text:s text:c="4"/>│   │   ├── scale-dialog.h</text:p>
      <text:p text:style-name="P1"><text:s text:c="4"/>│   │   ├── stroke-dialog.c</text:p>
      <text:p text:style-name="P1"><text:s text:c="4"/>│   │   ├── stroke-dialog.h</text:p>
      <text:p text:style-name="P1"><text:s text:c="4"/>│   │   ├── template-options-dialog.c</text:p>
      <text:p text:style-name="P1"><text:s text:c="4"/>│   │   ├── template-options-dialog.h</text:p>
      <text:p text:style-name="P1"><text:s text:c="4"/>│   │   ├── tips-dialog.c</text:p>
      <text:p text:style-name="P1"><text:s text:c="4"/>│   │   ├── tips-dialog.h</text:p>
      <text:p text:style-name="P1"><text:s text:c="4"/>│   │   ├── tips-parser.c</text:p>
      <text:p text:style-name="P1"><text:s text:c="4"/>│   │   ├── tips-parser.h</text:p>
      <text:p text:style-name="P1"><text:s text:c="4"/>│   │   ├── user-install-dialog.c</text:p>
      <text:p text:style-name="P1"><text:s text:c="4"/>│   │   ├── user-install-dialog.h</text:p>
      <text:p text:style-name="P1"><text:s text:c="4"/>│   │   ├── vectors-export-dialog.c</text:p>
      <text:p text:style-name="P1"><text:s text:c="4"/>│   │   ├── vectors-export-dialog.h</text:p>
      <text:p text:style-name="P1"><text:s text:c="4"/>│   │   ├── vectors-import-dialog.c</text:p>
      <text:p text:style-name="P1"><text:s text:c="4"/>│   │   ├── vectors-import-dialog.h</text:p>
      <text:p text:style-name="P1"><text:s text:c="4"/>│   │   ├── vectors-options-dialog.c</text:p>
      <text:p text:style-name="P1"><text:s text:c="4"/>│   │   └── vectors-options-dialog.h</text:p>
      <text:p text:style-name="P1"><text:s text:c="4"/>│   ├── <text:span text:style-name="T3">DISPLAY</text:span></text:p>
      <text:p text:style-name="P1"><text:s text:c="4"/>│   │   ├── display-enums.c</text:p>
      <text:p text:style-name="P1"><text:s text:c="4"/>│   │   ├── display-enums.h</text:p>
      <text:p text:style-name="P1"><text:s text:c="4"/>│   │   ├── display-types.h</text:p>
      <text:p text:style-name="P1"><text:s text:c="4"/>│   │   ├── gimpcanvasarc.c</text:p>
      <text:p text:style-name="P1"><text:s text:c="4"/>│   │   ├── gimpcanvasarc.h</text:p>
      <text:p text:style-name="P1"><text:s text:c="4"/>│   │   ├── gimpcanvasboundary.c</text:p>
      <text:p text:style-name="P1"><text:s text:c="4"/>│   │   ├── gimpcanvasboundary.h</text:p>
      <text:p text:style-name="P1"><text:s text:c="4"/>│   │   ├── gimpcanvas.c</text:p>
      <text:p text:style-name="P1"><text:s text:c="4"/>│   │   ├── gimpcanvascorner.c</text:p>
      <text:p text:style-name="P1"><text:s text:c="4"/>│   │   ├── gimpcanvascorner.h</text:p>
      <text:p text:style-name="P1"><text:s text:c="4"/>│   │   ├── gimpcanvascursor.c</text:p>
      <text:p text:style-name="P1"><text:s text:c="4"/>│   │   ├── gimpcanvascursor.h</text:p>
      <text:p text:style-name="P1"><text:s text:c="4"/>│   │   ├── gimpcanvasgrid.c</text:p>
      <text:p text:style-name="P1"><text:s text:c="4"/>│   │   ├── gimpcanvasgrid.h</text:p>
      <text:p text:style-name="P1"><text:s text:c="4"/>│   │   ├── gimpcanvasgroup.c</text:p>
      <text:p text:style-name="P1"><text:s text:c="4"/>│   │   ├── gimpcanvasgroup.h</text:p>
      <text:p text:style-name="P1"><text:s text:c="4"/>│   │   ├── gimpcanvasguide.c</text:p>
      <text:p text:style-name="P1"><text:s text:c="4"/>│   │   ├── gimpcanvasguide.h</text:p>
      <text:p text:style-name="P1"><text:s text:c="4"/>│   │   ├── gimpcanvas.h</text:p>
      <text:p text:style-name="P1"><text:s text:c="4"/>│   │   ├── gimpcanvashandle.c</text:p>
      <text:p text:style-name="P1"><text:s text:c="4"/>│   │   ├── gimpcanvashandle.h</text:p>
      <text:p text:style-name="P1"><text:s text:c="4"/>│   │   ├── gimpcanvasitem.c</text:p>
      <text:p text:style-name="P1"><text:s text:c="4"/>│   │   ├── gimpcanvasitem.h</text:p>
      <text:p text:style-name="P1"><text:s text:c="4"/>│   │   ├── gimpcanvasitem-utils.c</text:p>
      <text:p text:style-name="P1"><text:s text:c="4"/>│   │   ├── gimpcanvasitem-utils.h</text:p>
      <text:p text:style-name="P1"><text:s text:c="4"/>│   │   ├── gimpcanvaslayerboundary.c</text:p>
      <text:p text:style-name="P1"><text:s text:c="4"/>│   │   ├── gimpcanvaslayerboundary.h</text:p>
      <text:p text:style-name="P1"><text:soft-page-break/><text:s text:c="4"/>│   │   ├── gimpcanvasline.c</text:p>
      <text:p text:style-name="P1"><text:s text:c="4"/>│   │   ├── gimpcanvasline.h</text:p>
      <text:p text:style-name="P1"><text:s text:c="4"/>│   │   ├── gimpcanvaspassepartout.c</text:p>
      <text:p text:style-name="P1"><text:s text:c="4"/>│   │   ├── gimpcanvaspassepartout.h</text:p>
      <text:p text:style-name="P1"><text:s text:c="4"/>│   │   ├── gimpcanvaspath.c</text:p>
      <text:p text:style-name="P1"><text:s text:c="4"/>│   │   ├── gimpcanvaspath.h</text:p>
      <text:p text:style-name="P1"><text:s text:c="4"/>│   │   ├── gimpcanvaspen.c</text:p>
      <text:p text:style-name="P1"><text:s text:c="4"/>│   │   ├── gimpcanvaspen.h</text:p>
      <text:p text:style-name="P1"><text:s text:c="4"/>│   │   ├── gimpcanvaspolygon.c</text:p>
      <text:p text:style-name="P1"><text:s text:c="4"/>│   │   ├── gimpcanvaspolygon.h</text:p>
      <text:p text:style-name="P1"><text:s text:c="4"/>│   │   ├── gimpcanvasprogress.c</text:p>
      <text:p text:style-name="P1"><text:s text:c="4"/>│   │   ├── gimpcanvasprogress.h</text:p>
      <text:p text:style-name="P1"><text:s text:c="4"/>│   │   ├── gimpcanvasproxygroup.c</text:p>
      <text:p text:style-name="P1"><text:s text:c="4"/>│   │   ├── gimpcanvasproxygroup.h</text:p>
      <text:p text:style-name="P1"><text:s text:c="4"/>│   │   ├── gimpcanvasrectangle.c</text:p>
      <text:p text:style-name="P1"><text:s text:c="4"/>│   │   ├── gimpcanvasrectangleguides.c</text:p>
      <text:p text:style-name="P1"><text:s text:c="4"/>│   │   ├── gimpcanvasrectangleguides.h</text:p>
      <text:p text:style-name="P1"><text:s text:c="4"/>│   │   ├── gimpcanvasrectangle.h</text:p>
      <text:p text:style-name="P1"><text:s text:c="4"/>│   │   ├── gimpcanvassamplepoint.c</text:p>
      <text:p text:style-name="P1"><text:s text:c="4"/>│   │   ├── gimpcanvassamplepoint.h</text:p>
      <text:p text:style-name="P1"><text:s text:c="4"/>│   │   ├── gimpcanvastextcursor.c</text:p>
      <text:p text:style-name="P1"><text:s text:c="4"/>│   │   ├── gimpcanvastextcursor.h</text:p>
      <text:p text:style-name="P1"><text:s text:c="4"/>│   │   ├── gimpcanvastransformguides.c</text:p>
      <text:p text:style-name="P1"><text:s text:c="4"/>│   │   ├── gimpcanvastransformguides.h</text:p>
      <text:p text:style-name="P1"><text:s text:c="4"/>│   │   ├── gimpcanvastransformpreview.c</text:p>
      <text:p text:style-name="P1"><text:s text:c="4"/>│   │   ├── gimpcanvastransformpreview.h</text:p>
      <text:p text:style-name="P1"><text:s text:c="4"/>│   │   ├── gimpcursorview.c</text:p>
      <text:p text:style-name="P1"><text:s text:c="4"/>│   │   ├── gimpcursorview.h</text:p>
      <text:p text:style-name="P1"><text:s text:c="4"/>│   │   ├── gimpdisplay.c</text:p>
      <text:p text:style-name="P1"><text:s text:c="4"/>│   │   ├── gimpdisplay-foreach.c</text:p>
      <text:p text:style-name="P1"><text:s text:c="4"/>│   │   ├── gimpdisplay-foreach.h</text:p>
      <text:p text:style-name="P1"><text:s text:c="4"/>│   │   ├── gimpdisplay.h</text:p>
      <text:p text:style-name="P1"><text:s text:c="4"/>│   │   ├── gimpdisplay-handlers.c</text:p>
      <text:p text:style-name="P1"><text:s text:c="4"/>│   │   ├── gimpdisplay-handlers.h</text:p>
      <text:p text:style-name="P1"><text:s text:c="4"/>│   │   ├── gimpdisplayshell-appearance.c</text:p>
      <text:p text:style-name="P1"><text:s text:c="4"/>│   │   ├── gimpdisplayshell-appearance.h</text:p>
      <text:p text:style-name="P1"><text:s text:c="4"/>│   │   ├── gimpdisplayshell-autoscroll.c</text:p>
      <text:p text:style-name="P1"><text:s text:c="4"/>│   │   ├── gimpdisplayshell-autoscroll.h</text:p>
      <text:p text:style-name="P1"><text:s text:c="4"/>│   │   ├── gimpdisplayshell.c</text:p>
      <text:p text:style-name="P1"><text:s text:c="4"/>│   │   ├── gimpdisplayshell-callbacks.c</text:p>
      <text:p text:style-name="P1"><text:s text:c="4"/>│   │   ├── gimpdisplayshell-callbacks.h</text:p>
      <text:p text:style-name="P1"><text:s text:c="4"/>│   │   ├── gimpdisplayshell-close.c</text:p>
      <text:p text:style-name="P1"><text:s text:c="4"/>│   │   ├── gimpdisplayshell-close.h</text:p>
      <text:p text:style-name="P1"><text:s text:c="4"/>│   │   ├── gimpdisplayshell-cursor.c</text:p>
      <text:p text:style-name="P1"><text:s text:c="4"/>│   │   ├── gimpdisplayshell-cursor.h</text:p>
      <text:p text:style-name="P1"><text:s text:c="4"/>│   │   ├── gimpdisplayshell-dnd.c</text:p>
      <text:p text:style-name="P1"><text:s text:c="4"/>│   │   ├── gimpdisplayshell-dnd.h</text:p>
      <text:p text:style-name="P1"><text:s text:c="4"/>│   │   ├── gimpdisplayshell-draw.c</text:p>
      <text:p text:style-name="P1"><text:s text:c="4"/>│   │   ├── gimpdisplayshell-draw.h</text:p>
      <text:p text:style-name="P1"><text:s text:c="4"/>│   │   ├── gimpdisplayshell-expose.c</text:p>
      <text:p text:style-name="P1"><text:s text:c="4"/>│   │   ├── gimpdisplayshell-expose.h</text:p>
      <text:p text:style-name="P1"><text:s text:c="4"/>│   │   ├── gimpdisplayshell-filter.c</text:p>
      <text:p text:style-name="P1"><text:s text:c="4"/>│   │   ├── gimpdisplayshell-filter-dialog.c</text:p>
      <text:p text:style-name="P1"><text:s text:c="4"/>│   │   ├── gimpdisplayshell-filter-dialog.h</text:p>
      <text:p text:style-name="P1"><text:s text:c="4"/>│   │   ├── gimpdisplayshell-filter.h</text:p>
      <text:p text:style-name="P1"><text:s text:c="4"/>│   │   ├── gimpdisplayshell-grab.c</text:p>
      <text:p text:style-name="P1"><text:s text:c="4"/>│   │   ├── gimpdisplayshell-grab.h</text:p>
      <text:p text:style-name="P1"><text:s text:c="4"/>│   │   ├── gimpdisplayshell.h</text:p>
      <text:p text:style-name="P1"><text:s text:c="4"/>│   │   ├── gimpdisplayshell-handlers.c</text:p>
      <text:p text:style-name="P1"><text:s text:c="4"/>│   │   ├── gimpdisplayshell-handlers.h</text:p>
      <text:p text:style-name="P1"><text:s text:c="4"/>│   │   ├── gimpdisplayshell-icon.c</text:p>
      <text:p text:style-name="P1"><text:s text:c="4"/>│   │   ├── gimpdisplayshell-icon.h</text:p>
      <text:p text:style-name="P1"><text:s text:c="4"/>│   │   ├── gimpdisplayshell-items.c</text:p>
      <text:p text:style-name="P1"><text:soft-page-break/><text:s text:c="4"/>│   │   ├── gimpdisplayshell-items.h</text:p>
      <text:p text:style-name="P1"><text:s text:c="4"/>│   │   ├── gimpdisplayshell-layer-select.c</text:p>
      <text:p text:style-name="P1"><text:s text:c="4"/>│   │   ├── gimpdisplayshell-layer-select.h</text:p>
      <text:p text:style-name="P1"><text:s text:c="4"/>│   │   ├── gimpdisplayshell-progress.c</text:p>
      <text:p text:style-name="P1"><text:s text:c="4"/>│   │   ├── gimpdisplayshell-progress.h</text:p>
      <text:p text:style-name="P1"><text:s text:c="4"/>│   │   ├── gimpdisplayshell-render.c</text:p>
      <text:p text:style-name="P1"><text:s text:c="4"/>│   │   ├── gimpdisplayshell-render.h</text:p>
      <text:p text:style-name="P1"><text:s text:c="4"/>│   │   ├── gimpdisplayshell-scale.c</text:p>
      <text:p text:style-name="P1"><text:s text:c="4"/>│   │   ├── gimpdisplayshell-scale-dialog.c</text:p>
      <text:p text:style-name="P1"><text:s text:c="4"/>│   │   ├── gimpdisplayshell-scale-dialog.h</text:p>
      <text:p text:style-name="P1"><text:s text:c="4"/>│   │   ├── gimpdisplayshell-scale.h</text:p>
      <text:p text:style-name="P1"><text:s text:c="4"/>│   │   ├── gimpdisplayshell-scroll.c</text:p>
      <text:p text:style-name="P1"><text:s text:c="4"/>│   │   ├── gimpdisplayshell-scroll.h</text:p>
      <text:p text:style-name="P1"><text:s text:c="4"/>│   │   ├── gimpdisplayshell-selection.c</text:p>
      <text:p text:style-name="P1"><text:s text:c="4"/>│   │   ├── gimpdisplayshell-selection.h</text:p>
      <text:p text:style-name="P1"><text:s text:c="4"/>│   │   ├── gimpdisplayshell-style.c</text:p>
      <text:p text:style-name="P1"><text:s text:c="4"/>│   │   ├── gimpdisplayshell-style.h</text:p>
      <text:p text:style-name="P1"><text:s text:c="4"/>│   │   ├── gimpdisplayshell-title.c</text:p>
      <text:p text:style-name="P1"><text:s text:c="4"/>│   │   ├── gimpdisplayshell-title.h</text:p>
      <text:p text:style-name="P1"><text:s text:c="4"/>│   │   ├── gimpdisplayshell-tool-events.c</text:p>
      <text:p text:style-name="P1"><text:s text:c="4"/>│   │   ├── gimpdisplayshell-tool-events.h</text:p>
      <text:p text:style-name="P1"><text:s text:c="4"/>│   │   ├── gimpdisplayshell-transform.c</text:p>
      <text:p text:style-name="P1"><text:s text:c="4"/>│   │   ├── gimpdisplayshell-transform.h</text:p>
      <text:p text:style-name="P1"><text:s text:c="4"/>│   │   ├── gimpimagewindow.c</text:p>
      <text:p text:style-name="P1"><text:s text:c="4"/>│   │   ├── gimpimagewindow.h</text:p>
      <text:p text:style-name="P1"><text:s text:c="4"/>│   │   ├── gimpmotionbuffer.c</text:p>
      <text:p text:style-name="P1"><text:s text:c="4"/>│   │   ├── gimpmotionbuffer.h</text:p>
      <text:p text:style-name="P1"><text:s text:c="4"/>│   │   ├── gimpmultiwindowstrategy.c</text:p>
      <text:p text:style-name="P1"><text:s text:c="4"/>│   │   ├── gimpmultiwindowstrategy.h</text:p>
      <text:p text:style-name="P1"><text:s text:c="4"/>│   │   ├── gimpnavigationeditor.c</text:p>
      <text:p text:style-name="P1"><text:s text:c="4"/>│   │   ├── gimpnavigationeditor.h</text:p>
      <text:p text:style-name="P1"><text:s text:c="4"/>│   │   ├── gimpscalecombobox.c</text:p>
      <text:p text:style-name="P1"><text:s text:c="4"/>│   │   ├── gimpscalecombobox.h</text:p>
      <text:p text:style-name="P1"><text:s text:c="4"/>│   │   ├── gimpsinglewindowstrategy.c</text:p>
      <text:p text:style-name="P1"><text:s text:c="4"/>│   │   ├── gimpsinglewindowstrategy.h</text:p>
      <text:p text:style-name="P1"><text:s text:c="4"/>│   │   ├── gimpstatusbar.c</text:p>
      <text:p text:style-name="P1"><text:s text:c="4"/>│   │   ├── gimpstatusbar.h</text:p>
      <text:p text:style-name="P1"><text:s text:c="4"/>│   │   ├── gimptooldialog.c</text:p>
      <text:p text:style-name="P1"><text:s text:c="4"/>│   │   ├── gimptooldialog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errors.c</text:p>
      <text:p text:style-name="P1"><text:s text:c="4"/>│   ├── errors.h</text:p>
      <text:p text:style-name="P1"><text:s text:c="4"/>│   ├── <text:span text:style-name="T3">FILE</text:span></text:p>
      <text:p text:style-name="P1"><text:s text:c="4"/>│   │   ├── file-open.c</text:p>
      <text:p text:style-name="P1"><text:s text:c="4"/>│   │   ├── file-open.h</text:p>
      <text:p text:style-name="P1"><text:s text:c="4"/>│   │   ├── file-procedure.c</text:p>
      <text:p text:style-name="P1"><text:s text:c="4"/>│   │   ├── file-procedure.h</text:p>
      <text:p text:style-name="P1"><text:s text:c="4"/>│   │   ├── file-save.c</text:p>
      <text:p text:style-name="P1"><text:s text:c="4"/>│   │   ├── file-save.h</text:p>
      <text:p text:style-name="P1"><text:s text:c="4"/>│   │   ├── file-utils.c</text:p>
      <text:p text:style-name="P1"><text:s text:c="4"/>│   │   ├── file-utils.h</text:p>
      <text:p text:style-name="P1"><text:s text:c="4"/>│   │   ├── gimp-file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4">GEGL</text:span></text:p>
      <text:p text:style-name="P1"><text:s text:c="4"/>│   │   ├── gimpbrightnesscontrastconfig.c</text:p>
      <text:p text:style-name="P1"><text:s text:c="4"/>│   │   ├── gimpbrightnesscontrastconfig.h</text:p>
      <text:p text:style-name="P1"><text:s text:c="4"/>│   │   ├── gimpcageconfig.c</text:p>
      <text:p text:style-name="P1"><text:s text:c="4"/>│   │   ├── gimpcageconfig.h</text:p>
      <text:p text:style-name="P1"><text:s text:c="4"/>│   │   ├── gimpcolorbalanceconfig.c</text:p>
      <text:p text:style-name="P1"><text:s text:c="4"/>│   │   ├── gimpcolorbalanceconfig.h</text:p>
      <text:p text:style-name="P1"><text:soft-page-break/><text:s text:c="4"/>│   │   ├── gimpcolorizeconfig.c</text:p>
      <text:p text:style-name="P1"><text:s text:c="4"/>│   │   ├── gimpcolorizeconfig.h</text:p>
      <text:p text:style-name="P1"><text:s text:c="4"/>│   │   ├── gimpcurvesconfig.c</text:p>
      <text:p text:style-name="P1"><text:s text:c="4"/>│   │   ├── gimpcurvesconfig.h</text:p>
      <text:p text:style-name="P1"><text:s text:c="4"/>│   │   ├── gimpdesaturateconfig.c</text:p>
      <text:p text:style-name="P1"><text:s text:c="4"/>│   │   ├── gimpdesaturateconfig.h</text:p>
      <text:p text:style-name="P1"><text:s text:c="4"/>│   │   ├── gimp-gegl.c</text:p>
      <text:p text:style-name="P1"><text:s text:c="4"/>│   │   ├── gimp-gegl-enums.c</text:p>
      <text:p text:style-name="P1"><text:s text:c="4"/>│   │   ├── gimp-gegl-enums.h</text:p>
      <text:p text:style-name="P1"><text:s text:c="4"/>│   │   ├── gimp-gegl.h</text:p>
      <text:p text:style-name="P1"><text:s text:c="4"/>│   │   ├── gimp-gegl-types.h</text:p>
      <text:p text:style-name="P1"><text:s text:c="4"/>│   │   ├── gimp-gegl-utils.c</text:p>
      <text:p text:style-name="P1"><text:s text:c="4"/>│   │   ├── gimp-gegl-utils.h</text:p>
      <text:p text:style-name="P1"><text:s text:c="4"/>│   │   ├── gimphuesaturationconfig.c</text:p>
      <text:p text:style-name="P1"><text:s text:c="4"/>│   │   ├── gimphuesaturationconfig.h</text:p>
      <text:p text:style-name="P1"><text:s text:c="4"/>│   │   ├── gimplevelsconfig.c</text:p>
      <text:p text:style-name="P1"><text:s text:c="4"/>│   │   ├── gimplevelsconfig.h</text:p>
      <text:p text:style-name="P1"><text:s text:c="4"/>│   │   ├── gimpoperationadditionmode.c</text:p>
      <text:p text:style-name="P1"><text:s text:c="4"/>│   │   ├── gimpoperationadditionmode.h</text:p>
      <text:p text:style-name="P1"><text:s text:c="4"/>│   │   ├── gimpoperationantierasemode.c</text:p>
      <text:p text:style-name="P1"><text:s text:c="4"/>│   │   ├── gimpoperationantierasemode.h</text:p>
      <text:p text:style-name="P1"><text:s text:c="4"/>│   │   ├── gimpoperationbehindmode.c</text:p>
      <text:p text:style-name="P1"><text:s text:c="4"/>│   │   ├── gimpoperationbehindmode.h</text:p>
      <text:p text:style-name="P1"><text:s text:c="4"/>│   │   ├── gimpoperationbrightnesscontrast.c</text:p>
      <text:p text:style-name="P1"><text:s text:c="4"/>│   │   ├── gimpoperationbrightnesscontrast.h</text:p>
      <text:p text:style-name="P1"><text:s text:c="4"/>│   │   ├── gimpoperationburnmode.c</text:p>
      <text:p text:style-name="P1"><text:s text:c="4"/>│   │   ├── gimpoperationburnmode.h</text:p>
      <text:p text:style-name="P1"><text:s text:c="4"/>│   │   ├── gimpoperationcagecoefcalc.c</text:p>
      <text:p text:style-name="P1"><text:s text:c="4"/>│   │   ├── gimpoperationcagecoefcalc.h</text:p>
      <text:p text:style-name="P1"><text:s text:c="4"/>│   │   ├── gimpoperationcagetransform.c</text:p>
      <text:p text:style-name="P1"><text:s text:c="4"/>│   │   ├── gimpoperationcagetransform.h</text:p>
      <text:p text:style-name="P1"><text:s text:c="4"/>│   │   ├── gimpoperationcolorbalance.c</text:p>
      <text:p text:style-name="P1"><text:s text:c="4"/>│   │   ├── gimpoperationcolorbalance.h</text:p>
      <text:p text:style-name="P1"><text:s text:c="4"/>│   │   ├── gimpoperationcolorerasemode.c</text:p>
      <text:p text:style-name="P1"><text:s text:c="4"/>│   │   ├── gimpoperationcolorerasemode.h</text:p>
      <text:p text:style-name="P1"><text:s text:c="4"/>│   │   ├── gimpoperationcolorize.c</text:p>
      <text:p text:style-name="P1"><text:s text:c="4"/>│   │   ├── gimpoperationcolorize.h</text:p>
      <text:p text:style-name="P1"><text:s text:c="4"/>│   │   ├── gimpoperationcolormode.c</text:p>
      <text:p text:style-name="P1"><text:s text:c="4"/>│   │   ├── gimpoperationcolormode.h</text:p>
      <text:p text:style-name="P1"><text:s text:c="4"/>│   │   ├── gimpoperationcurves.c</text:p>
      <text:p text:style-name="P1"><text:s text:c="4"/>│   │   ├── gimpoperationcurves.h</text:p>
      <text:p text:style-name="P1"><text:s text:c="4"/>│   │   ├── gimpoperationdarkenonlymode.c</text:p>
      <text:p text:style-name="P1"><text:s text:c="4"/>│   │   ├── gimpoperationdarkenonlymode.h</text:p>
      <text:p text:style-name="P1"><text:s text:c="4"/>│   │   ├── gimpoperationdesaturate.c</text:p>
      <text:p text:style-name="P1"><text:s text:c="4"/>│   │   ├── gimpoperationdesaturate.h</text:p>
      <text:p text:style-name="P1"><text:s text:c="4"/>│   │   ├── gimpoperationdifferencemode.c</text:p>
      <text:p text:style-name="P1"><text:s text:c="4"/>│   │   ├── gimpoperationdifferencemode.h</text:p>
      <text:p text:style-name="P1"><text:s text:c="4"/>│   │   ├── gimpoperationdissolvemode.c</text:p>
      <text:p text:style-name="P1"><text:s text:c="4"/>│   │   ├── gimpoperationdissolvemode.h</text:p>
      <text:p text:style-name="P1"><text:s text:c="4"/>│   │   ├── gimpoperationdividemode.c</text:p>
      <text:p text:style-name="P1"><text:s text:c="4"/>│   │   ├── gimpoperationdividemode.h</text:p>
      <text:p text:style-name="P1"><text:s text:c="4"/>│   │   ├── gimpoperationdodgemode.c</text:p>
      <text:p text:style-name="P1"><text:s text:c="4"/>│   │   ├── gimpoperationdodgemode.h</text:p>
      <text:p text:style-name="P1"><text:s text:c="4"/>│   │   ├── gimpoperationerasemode.c</text:p>
      <text:p text:style-name="P1"><text:s text:c="4"/>│   │   ├── gimpoperationerasemode.h</text:p>
      <text:p text:style-name="P1"><text:s text:c="4"/>│   │   ├── gimpoperationgrainextractmode.c</text:p>
      <text:p text:style-name="P1"><text:s text:c="4"/>│   │   ├── gimpoperationgrainextractmode.h</text:p>
      <text:p text:style-name="P1"><text:s text:c="4"/>│   │   ├── gimpoperationgrainmergemode.c</text:p>
      <text:p text:style-name="P1"><text:s text:c="4"/>│   │   ├── gimpoperationgrainmergemode.h</text:p>
      <text:p text:style-name="P1"><text:s text:c="4"/>│   │   ├── gimpoperationhardlightmode.c</text:p>
      <text:p text:style-name="P1"><text:s text:c="4"/>│   │   ├── gimpoperationhardlightmode.h</text:p>
      <text:p text:style-name="P1"><text:s text:c="4"/>│   │   ├── gimpoperationhuemode.c</text:p>
      <text:p text:style-name="P1"><text:s text:c="4"/>│   │   ├── gimpoperationhuemode.h</text:p>
      <text:p text:style-name="P1"><text:soft-page-break/><text:s text:c="4"/>│   │   ├── gimpoperationhuesaturation.c</text:p>
      <text:p text:style-name="P1"><text:s text:c="4"/>│   │   ├── gimpoperationhuesaturation.h</text:p>
      <text:p text:style-name="P1"><text:s text:c="4"/>│   │   ├── gimpoperationlevels.c</text:p>
      <text:p text:style-name="P1"><text:s text:c="4"/>│   │   ├── gimpoperationlevels.h</text:p>
      <text:p text:style-name="P1"><text:s text:c="4"/>│   │   ├── gimpoperationlightenonlymode.c</text:p>
      <text:p text:style-name="P1"><text:s text:c="4"/>│   │   ├── gimpoperationlightenonlymode.h</text:p>
      <text:p text:style-name="P1"><text:s text:c="4"/>│   │   ├── gimpoperationmultiplymode.c</text:p>
      <text:p text:style-name="P1"><text:s text:c="4"/>│   │   ├── gimpoperationmultiplymode.h</text:p>
      <text:p text:style-name="P1"><text:s text:c="4"/>│   │   ├── gimpoperationoverlaymode.c</text:p>
      <text:p text:style-name="P1"><text:s text:c="4"/>│   │   ├── gimpoperationoverlaymode.h</text:p>
      <text:p text:style-name="P1"><text:s text:c="4"/>│   │   ├── gimpoperationpointfilter.c</text:p>
      <text:p text:style-name="P1"><text:s text:c="4"/>│   │   ├── gimpoperationpointfilter.h</text:p>
      <text:p text:style-name="P1"><text:s text:c="4"/>│   │   ├── gimpoperationpointlayermode.c</text:p>
      <text:p text:style-name="P1"><text:s text:c="4"/>│   │   ├── gimpoperationpointlayermode.h</text:p>
      <text:p text:style-name="P1"><text:s text:c="4"/>│   │   ├── gimpoperationposterize.c</text:p>
      <text:p text:style-name="P1"><text:s text:c="4"/>│   │   ├── gimpoperationposterize.h</text:p>
      <text:p text:style-name="P1"><text:s text:c="4"/>│   │   ├── gimpoperationreplacemode.c</text:p>
      <text:p text:style-name="P1"><text:s text:c="4"/>│   │   ├── gimpoperationreplacemode.h</text:p>
      <text:p text:style-name="P1"><text:s text:c="4"/>│   │   ├── gimpoperationsaturationmode.c</text:p>
      <text:p text:style-name="P1"><text:s text:c="4"/>│   │   ├── gimpoperationsaturationmode.h</text:p>
      <text:p text:style-name="P1"><text:s text:c="4"/>│   │   ├── gimpoperationscreenmode.c</text:p>
      <text:p text:style-name="P1"><text:s text:c="4"/>│   │   ├── gimpoperationscreenmode.h</text:p>
      <text:p text:style-name="P1"><text:s text:c="4"/>│   │   ├── gimpoperationsoftlightmode.c</text:p>
      <text:p text:style-name="P1"><text:s text:c="4"/>│   │   ├── gimpoperationsoftlightmode.h</text:p>
      <text:p text:style-name="P1"><text:s text:c="4"/>│   │   ├── gimpoperationsubtractmode.c</text:p>
      <text:p text:style-name="P1"><text:s text:c="4"/>│   │   ├── gimpoperationsubtractmode.h</text:p>
      <text:p text:style-name="P1"><text:s text:c="4"/>│   │   ├── gimpoperationthreshold.c</text:p>
      <text:p text:style-name="P1"><text:s text:c="4"/>│   │   ├── gimpoperationthreshold.h</text:p>
      <text:p text:style-name="P1"><text:s text:c="4"/>│   │   ├── gimpoperationtilesink.c</text:p>
      <text:p text:style-name="P1"><text:s text:c="4"/>│   │   ├── gimpoperationtilesink.h</text:p>
      <text:p text:style-name="P1"><text:s text:c="4"/>│   │   ├── gimpoperationtilesource.c</text:p>
      <text:p text:style-name="P1"><text:s text:c="4"/>│   │   ├── gimpoperationtilesource.h</text:p>
      <text:p text:style-name="P1"><text:s text:c="4"/>│   │   ├── gimpoperationvaluemode.c</text:p>
      <text:p text:style-name="P1"><text:s text:c="4"/>│   │   ├── gimpoperationvaluemode.h</text:p>
      <text:p text:style-name="P1"><text:s text:c="4"/>│   │   ├── gimpposterizeconfig.c</text:p>
      <text:p text:style-name="P1"><text:s text:c="4"/>│   │   ├── gimpposterizeconfig.h</text:p>
      <text:p text:style-name="P1"><text:s text:c="4"/>│   │   ├── gimpthresholdconfig.c</text:p>
      <text:p text:style-name="P1"><text:s text:c="4"/>│   │   ├── gimpthresholdconfig.h</text:p>
      <text:p text:style-name="P1"><text:s text:c="4"/>│   │   ├── gimptilebackendtilemanager.c</text:p>
      <text:p text:style-name="P1"><text:s text:c="4"/>│   │   ├── gimptilebackendtilemanager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gimp-debug.c</text:p>
      <text:p text:style-name="P1"><text:s text:c="4"/>│   ├── gimp-debug.h</text:p>
      <text:p text:style-name="P1"><text:s text:c="4"/>│   ├── gimp-intl.h</text:p>
      <text:p text:style-name="P1"><text:s text:c="4"/>│   ├── gimp-log.c</text:p>
      <text:p text:style-name="P1"><text:s text:c="4"/>│   ├── gimp-log.h</text:p>
      <text:p text:style-name="P1"><text:s text:c="4"/>│   ├── git-version.h</text:p>
      <text:p text:style-name="P1"><text:s text:c="4"/>│   ├── <text:span text:style-name="T4">GUI</text:span></text:p>
      <text:p text:style-name="P1"><text:s text:c="4"/>│   │   ├── color-history.c</text:p>
      <text:p text:style-name="P1"><text:s text:c="4"/>│   │   ├── color-history.h</text:p>
      <text:p text:style-name="P1"><text:s text:c="4"/>│   │   ├── dbus-service.xml</text:p>
      <text:p text:style-name="P1"><text:s text:c="4"/>│   │   ├── gimpdbusservice.c</text:p>
      <text:p text:style-name="P1"><text:s text:c="4"/>│   │   ├── gimpdbusservice-glue.h</text:p>
      <text:p text:style-name="P1"><text:s text:c="4"/>│   │   ├── gimpdbusservice.h</text:p>
      <text:p text:style-name="P1"><text:s text:c="4"/>│   │   ├── gimpuiconfigurer.c</text:p>
      <text:p text:style-name="P1"><text:s text:c="4"/>│   │   ├── gimpuiconfigurer.h</text:p>
      <text:p text:style-name="P1"><text:s text:c="4"/>│   │   ├── gui.c</text:p>
      <text:p text:style-name="P1"><text:s text:c="4"/>│   │   ├── gui.h</text:p>
      <text:p text:style-name="P1"><text:s text:c="4"/>│   │   ├── gui-message.c</text:p>
      <text:p text:style-name="P1"><text:s text:c="4"/>│   │   ├── gui-message.h</text:p>
      <text:p text:style-name="P1"><text:s text:c="4"/>│   │   ├── gui-types.h</text:p>
      <text:p text:style-name="P1"><text:soft-page-break/><text:s text:c="4"/>│   │   ├── gui-unique.c</text:p>
      <text:p text:style-name="P1"><text:s text:c="4"/>│   │   ├── gui-unique.h</text:p>
      <text:p text:style-name="P1"><text:s text:c="4"/>│   │   ├── gui-vtable.c</text:p>
      <text:p text:style-name="P1"><text:s text:c="4"/>│   │   ├── gui-vtable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session.c</text:p>
      <text:p text:style-name="P1"><text:s text:c="4"/>│   │   ├── session.h</text:p>
      <text:p text:style-name="P1"><text:s text:c="4"/>│   │   ├── splash.c</text:p>
      <text:p text:style-name="P1"><text:s text:c="4"/>│   │   ├── splash.h</text:p>
      <text:p text:style-name="P1"><text:s text:c="4"/>│   │   ├── themes.c</text:p>
      <text:p text:style-name="P1"><text:s text:c="4"/>│   │   └── themes.h</text:p>
      <text:p text:style-name="P1"><text:s text:c="4"/>│   ├── language.c</text:p>
      <text:p text:style-name="P1"><text:s text:c="4"/>│   ├── language.h</text:p>
      <text:p text:style-name="P1"><text:s text:c="4"/>│   ├── main.c</text:p>
      <text:p text:style-name="P2"><text:s text:c="4"/>│   ├── Makefile.am</text:p>
      <text:p text:style-name="P1"><text:s text:c="4"/>│   ├── Makefile.in</text:p>
      <text:p text:style-name="P1"><text:s text:c="4"/>│   ├── <text:span text:style-name="T4">MENUS</text:span></text:p>
      <text:p text:style-name="P1"><text:s text:c="4"/>│   │   ├── dockable-menu.c</text:p>
      <text:p text:style-name="P1"><text:s text:c="4"/>│   │   ├── dockable-menu.h</text:p>
      <text:p text:style-name="P1"><text:s text:c="4"/>│   │   ├── file-menu.c</text:p>
      <text:p text:style-name="P1"><text:s text:c="4"/>│   │   ├── file-menu.h</text:p>
      <text:p text:style-name="P1"><text:s text:c="4"/>│   │   ├── image-menu.c</text:p>
      <text:p text:style-name="P1"><text:s text:c="4"/>│   │   ├── image-menu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enus.c</text:p>
      <text:p text:style-name="P1"><text:s text:c="4"/>│   │   ├── menus.h</text:p>
      <text:p text:style-name="P1"><text:s text:c="4"/>│   │   ├── menus-types.h</text:p>
      <text:p text:style-name="P1"><text:s text:c="4"/>│   │   ├── plug-in-menus.c</text:p>
      <text:p text:style-name="P1"><text:s text:c="4"/>│   │   ├── plug-in-menus.h</text:p>
      <text:p text:style-name="P1"><text:s text:c="4"/>│   │   ├── tool-options-menu.c</text:p>
      <text:p text:style-name="P1"><text:s text:c="4"/>│   │   ├── tool-options-menu.h</text:p>
      <text:p text:style-name="P1"><text:s text:c="4"/>│   │   ├── window-menu.c</text:p>
      <text:p text:style-name="P1"><text:s text:c="4"/>│   │   ├── window-menu.h</text:p>
      <text:p text:style-name="P1"><text:s text:c="4"/>│   │   ├── windows-menu.c</text:p>
      <text:p text:style-name="P1"><text:s text:c="4"/>│   │   └── windows-menu.h</text:p>
      <text:p text:style-name="P1"><text:s text:c="4"/>│   ├── <text:span text:style-name="T5">PAINT</text:span></text:p>
      <text:p text:style-name="P1"><text:s text:c="4"/>│   │   ├── gimpairbrush.c</text:p>
      <text:p text:style-name="P1"><text:s text:c="4"/>│   │   ├── gimpairbrush.h</text:p>
      <text:p text:style-name="P1"><text:s text:c="4"/>│   │   ├── gimpairbrushoptions.c</text:p>
      <text:p text:style-name="P1"><text:s text:c="4"/>│   │   ├── gimpairbrushoptions.h</text:p>
      <text:p text:style-name="P1"><text:s text:c="4"/>│   │   ├── gimpbrushcore.c</text:p>
      <text:p text:style-name="P1"><text:s text:c="4"/>│   │   ├── gimpbrushcore.h</text:p>
      <text:p text:style-name="P1"><text:s text:c="4"/>│   │   ├── gimpbrushcore-kernels.h</text:p>
      <text:p text:style-name="P1"><text:s text:c="4"/>│   │   ├── gimpclone.c</text:p>
      <text:p text:style-name="P1"><text:s text:c="4"/>│   │   ├── gimpclone.h</text:p>
      <text:p text:style-name="P1"><text:s text:c="4"/>│   │   ├── gimpcloneoptions.c</text:p>
      <text:p text:style-name="P1"><text:s text:c="4"/>│   │   ├── gimpcloneoptions.h</text:p>
      <text:p text:style-name="P1"><text:s text:c="4"/>│   │   ├── gimpconvolve.c</text:p>
      <text:p text:style-name="P1"><text:s text:c="4"/>│   │   ├── gimpconvolve.h</text:p>
      <text:p text:style-name="P1"><text:s text:c="4"/>│   │   ├── gimpconvolveoptions.c</text:p>
      <text:p text:style-name="P1"><text:s text:c="4"/>│   │   ├── gimpconvolveoptions.h</text:p>
      <text:p text:style-name="P1"><text:s text:c="4"/>│   │   ├── gimpdodgeburn.c</text:p>
      <text:p text:style-name="P1"><text:s text:c="4"/>│   │   ├── gimpdodgeburn.h</text:p>
      <text:p text:style-name="P1"><text:s text:c="4"/>│   │   ├── gimpdodgeburnoptions.c</text:p>
      <text:p text:style-name="P1"><text:s text:c="4"/>│   │   ├── gimpdodgeburnoptions.h</text:p>
      <text:p text:style-name="P1"><text:s text:c="4"/>│   │   ├── gimperaser.c</text:p>
      <text:p text:style-name="P1"><text:s text:c="4"/>│   │   ├── gimperaser.h</text:p>
      <text:p text:style-name="P1"><text:s text:c="4"/>│   │   ├── gimperaseroptions.c</text:p>
      <text:p text:style-name="P1"><text:s text:c="4"/>│   │   ├── gimperaseroptions.h</text:p>
      <text:p text:style-name="P1"><text:s text:c="4"/>│   │   ├── gimpheal.c</text:p>
      <text:p text:style-name="P1"><text:soft-page-break/><text:s text:c="4"/>│   │   ├── gimpheal.h</text:p>
      <text:p text:style-name="P1"><text:s text:c="4"/>│   │   ├── gimpink-blob.c</text:p>
      <text:p text:style-name="P1"><text:s text:c="4"/>│   │   ├── gimpink-blob.h</text:p>
      <text:p text:style-name="P1"><text:s text:c="4"/>│   │   ├── gimpink.c</text:p>
      <text:p text:style-name="P1"><text:s text:c="4"/>│   │   ├── gimpink.h</text:p>
      <text:p text:style-name="P1"><text:s text:c="4"/>│   │   ├── gimpinkoptions.c</text:p>
      <text:p text:style-name="P1"><text:s text:c="4"/>│   │   ├── gimpinkoptions.h</text:p>
      <text:p text:style-name="P1"><text:s text:c="4"/>│   │   ├── gimpinkundo.c</text:p>
      <text:p text:style-name="P1"><text:s text:c="4"/>│   │   ├── gimpinkundo.h</text:p>
      <text:p text:style-name="P1"><text:s text:c="4"/>│   │   ├── gimppaintbrush.c</text:p>
      <text:p text:style-name="P1"><text:s text:c="4"/>│   │   ├── gimppaintbrush.h</text:p>
      <text:p text:style-name="P1"><text:s text:c="4"/>│   │   ├── gimp-paint.c</text:p>
      <text:p text:style-name="P1"><text:s text:c="4"/>│   │   ├── gimppaintcore.c</text:p>
      <text:p text:style-name="P1"><text:s text:c="4"/>│   │   ├── gimppaintcore.h</text:p>
      <text:p text:style-name="P1"><text:s text:c="4"/>│   │   ├── gimppaintcore-stroke.c</text:p>
      <text:p text:style-name="P1"><text:s text:c="4"/>│   │   ├── gimppaintcore-stroke.h</text:p>
      <text:p text:style-name="P1"><text:s text:c="4"/>│   │   ├── gimppaintcoreundo.c</text:p>
      <text:p text:style-name="P1"><text:s text:c="4"/>│   │   ├── gimppaintcoreundo.h</text:p>
      <text:p text:style-name="P1"><text:s text:c="4"/>│   │   ├── gimp-paint.h</text:p>
      <text:p text:style-name="P1"><text:s text:c="4"/>│   │   ├── gimppaintoptions.c</text:p>
      <text:p text:style-name="P1"><text:s text:c="4"/>│   │   ├── gimppaintoptions.h</text:p>
      <text:p text:style-name="P1"><text:s text:c="4"/>│   │   ├── gimppencil.c</text:p>
      <text:p text:style-name="P1"><text:s text:c="4"/>│   │   ├── gimppencil.h</text:p>
      <text:p text:style-name="P1"><text:s text:c="4"/>│   │   ├── gimppenciloptions.c</text:p>
      <text:p text:style-name="P1"><text:s text:c="4"/>│   │   ├── gimppenciloptions.h</text:p>
      <text:p text:style-name="P1"><text:s text:c="4"/>│   │   ├── gimpperspectiveclone.c</text:p>
      <text:p text:style-name="P1"><text:s text:c="4"/>│   │   ├── gimpperspectiveclone.h</text:p>
      <text:p text:style-name="P1"><text:s text:c="4"/>│   │   ├── gimpperspectivecloneoptions.c</text:p>
      <text:p text:style-name="P1"><text:s text:c="4"/>│   │   ├── gimpperspectivecloneoptions.h</text:p>
      <text:p text:style-name="P1"><text:s text:c="4"/>│   │   ├── gimpsmudge.c</text:p>
      <text:p text:style-name="P1"><text:s text:c="4"/>│   │   ├── gimpsmudge.h</text:p>
      <text:p text:style-name="P1"><text:s text:c="4"/>│   │   ├── gimpsmudgeoptions.c</text:p>
      <text:p text:style-name="P1"><text:s text:c="4"/>│   │   ├── gimpsmudgeoptions.h</text:p>
      <text:p text:style-name="P1"><text:s text:c="4"/>│   │   ├── gimpsourcecore.c</text:p>
      <text:p text:style-name="P1"><text:s text:c="4"/>│   │   ├── gimpsourcecore.h</text:p>
      <text:p text:style-name="P1"><text:s text:c="4"/>│   │   ├── gimpsourceoptions.c</text:p>
      <text:p text:style-name="P1"><text:s text:c="4"/>│   │   ├── gimpsourceoptions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paint-enums.c</text:p>
      <text:p text:style-name="P1"><text:s text:c="4"/>│   │   ├── paint-enums.h</text:p>
      <text:p text:style-name="P1"><text:s text:c="4"/>│   │   └── paint-types.h</text:p>
      <text:p text:style-name="P1"><text:s text:c="4"/>│   ├── <text:span text:style-name="T5">PAINT-FUNCS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paint-funcs.c</text:p>
      <text:p text:style-name="P1"><text:s text:c="4"/>│   │   ├── paint-funcs-generic.h</text:p>
      <text:p text:style-name="P1"><text:s text:c="4"/>│   │   ├── paint-funcs.h</text:p>
      <text:p text:style-name="P1"><text:s text:c="4"/>│   │   ├── paint-funcs-types.h</text:p>
      <text:p text:style-name="P1"><text:s text:c="4"/>│   │   ├── paint-funcs-utils.h</text:p>
      <text:p text:style-name="P1"><text:s text:c="4"/>│   │   ├── reduce-region.c</text:p>
      <text:p text:style-name="P1"><text:s text:c="4"/>│   │   ├── reduce-region.h</text:p>
      <text:p text:style-name="P1"><text:s text:c="4"/>│   │   ├── scale-region.c</text:p>
      <text:p text:style-name="P1"><text:s text:c="4"/>│   │   ├── scale-region.h</text:p>
      <text:p text:style-name="P1"><text:s text:c="4"/>│   │   ├── subsample-region.c</text:p>
      <text:p text:style-name="P1"><text:s text:c="4"/>│   │   └── subsample-region.h</text:p>
      <text:p text:style-name="P1"><text:s text:c="4"/>│   ├── <text:span text:style-name="T5">PDB</text:span></text:p>
      <text:p text:style-name="P1"><text:s text:c="4"/>│   │   ├── brush-cmds.c</text:p>
      <text:p text:style-name="P1"><text:s text:c="4"/>│   │   ├── brushes-cmds.c</text:p>
      <text:p text:style-name="P1"><text:s text:c="4"/>│   │   ├── brush-select-cmds.c</text:p>
      <text:p text:style-name="P1"><text:s text:c="4"/>│   │   ├── buffer-cmds.c</text:p>
      <text:p text:style-name="P1"><text:s text:c="4"/>│   │   ├── channel-cmds.c</text:p>
      <text:p text:style-name="P1"><text:soft-page-break/><text:s text:c="4"/>│   │   ├── color-cmds.c</text:p>
      <text:p text:style-name="P1"><text:s text:c="4"/>│   │   ├── context-cmds.c</text:p>
      <text:p text:style-name="P1"><text:s text:c="4"/>│   │   ├── convert-cmds.c</text:p>
      <text:p text:style-name="P1"><text:s text:c="4"/>│   │   ├── display-cmds.c</text:p>
      <text:p text:style-name="P1"><text:s text:c="4"/>│   │   ├── drawable-cmds.c</text:p>
      <text:p text:style-name="P1"><text:s text:c="4"/>│   │   ├── drawable-transform-cmds.c</text:p>
      <text:p text:style-name="P1"><text:s text:c="4"/>│   │   ├── dynamics-cmds.c</text:p>
      <text:p text:style-name="P1"><text:s text:c="4"/>│   │   ├── edit-cmds.c</text:p>
      <text:p text:style-name="P1"><text:s text:c="4"/>│   │   ├── fileops-cmds.c</text:p>
      <text:p text:style-name="P1"><text:s text:c="4"/>│   │   ├── floating-sel-cmds.c</text:p>
      <text:p text:style-name="P1"><text:s text:c="4"/>│   │   ├── fonts-cmds.c</text:p>
      <text:p text:style-name="P1"><text:s text:c="4"/>│   │   ├── font-select-cmds.c</text:p>
      <text:p text:style-name="P1"><text:s text:c="4"/>│   │   ├── gimp-cmds.c</text:p>
      <text:p text:style-name="P1"><text:s text:c="4"/>│   │   ├── gimppdb.c</text:p>
      <text:p text:style-name="P1"><text:s text:c="4"/>│   │   ├── gimp-pdb-compat.c</text:p>
      <text:p text:style-name="P1"><text:s text:c="4"/>│   │   ├── gimp-pdb-compat.h</text:p>
      <text:p text:style-name="P1"><text:s text:c="4"/>│   │   ├── gimppdbcontext.c</text:p>
      <text:p text:style-name="P1"><text:s text:c="4"/>│   │   ├── gimppdbcontext.h</text:p>
      <text:p text:style-name="P1"><text:s text:c="4"/>│   │   ├── gimppdberror.c</text:p>
      <text:p text:style-name="P1"><text:s text:c="4"/>│   │   ├── gimppdberror.h</text:p>
      <text:p text:style-name="P1"><text:s text:c="4"/>│   │   ├── gimppdb.h</text:p>
      <text:p text:style-name="P1"><text:s text:c="4"/>│   │   ├── gimppdb-query.c</text:p>
      <text:p text:style-name="P1"><text:s text:c="4"/>│   │   ├── gimppdb-query.h</text:p>
      <text:p text:style-name="P1"><text:s text:c="4"/>│   │   ├── gimppdb-utils.c</text:p>
      <text:p text:style-name="P1"><text:s text:c="4"/>│   │   ├── gimppdb-utils.h</text:p>
      <text:p text:style-name="P1"><text:s text:c="4"/>│   │   ├── gimpprocedure.c</text:p>
      <text:p text:style-name="P1"><text:s text:c="4"/>│   │   ├── gimpprocedure.h</text:p>
      <text:p text:style-name="P1"><text:s text:c="4"/>│   │   ├── gimprc-cmds.c</text:p>
      <text:p text:style-name="P1"><text:s text:c="4"/>│   │   ├── gradient-cmds.c</text:p>
      <text:p text:style-name="P1"><text:s text:c="4"/>│   │   ├── gradients-cmds.c</text:p>
      <text:p text:style-name="P1"><text:s text:c="4"/>│   │   ├── gradient-select-cmds.c</text:p>
      <text:p text:style-name="P1"><text:s text:c="4"/>│   │   ├── grid-cmds.c</text:p>
      <text:p text:style-name="P1"><text:s text:c="4"/>│   │   ├── guides-cmds.c</text:p>
      <text:p text:style-name="P1"><text:s text:c="4"/>│   │   ├── help-cmds.c</text:p>
      <text:p text:style-name="P1"><text:s text:c="4"/>│   │   ├── image-cmds.c</text:p>
      <text:p text:style-name="P1"><text:s text:c="4"/>│   │   ├── image-select-cmds.c</text:p>
      <text:p text:style-name="P1"><text:s text:c="4"/>│   │   ├── internal-procs.c</text:p>
      <text:p text:style-name="P1"><text:s text:c="4"/>│   │   ├── internal-procs.h</text:p>
      <text:p text:style-name="P1"><text:s text:c="4"/>│   │   ├── item-cmds.c</text:p>
      <text:p text:style-name="P1"><text:s text:c="4"/>│   │   ├── item-transform-cmds.c</text:p>
      <text:p text:style-name="P1"><text:s text:c="4"/>│   │   ├── layer-cmds.c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essage-cmds.c</text:p>
      <text:p text:style-name="P1"><text:s text:c="4"/>│   │   ├── paint-tools-cmds.c</text:p>
      <text:p text:style-name="P1"><text:s text:c="4"/>│   │   ├── palette-cmds.c</text:p>
      <text:p text:style-name="P1"><text:s text:c="4"/>│   │   ├── palettes-cmds.c</text:p>
      <text:p text:style-name="P1"><text:s text:c="4"/>│   │   ├── palette-select-cmds.c</text:p>
      <text:p text:style-name="P1"><text:s text:c="4"/>│   │   ├── paths-cmds.c</text:p>
      <text:p text:style-name="P1"><text:s text:c="4"/>│   │   ├── pattern-cmds.c</text:p>
      <text:p text:style-name="P1"><text:s text:c="4"/>│   │   ├── patterns-cmds.c</text:p>
      <text:p text:style-name="P1"><text:s text:c="4"/>│   │   ├── pattern-select-cmds.c</text:p>
      <text:p text:style-name="P1"><text:s text:c="4"/>│   │   ├── pdb-types.h</text:p>
      <text:p text:style-name="P1"><text:s text:c="4"/>│   │   ├── plug-in-cmds.c</text:p>
      <text:p text:style-name="P1"><text:s text:c="4"/>│   │   ├── procedural-db-cmds.c</text:p>
      <text:p text:style-name="P1"><text:s text:c="4"/>│   │   ├── progress-cmds.c</text:p>
      <text:p text:style-name="P1"><text:s text:c="4"/>│   │   ├── README</text:p>
      <text:p text:style-name="P1"><text:s text:c="4"/>│   │   ├── selection-cmds.c</text:p>
      <text:p text:style-name="P1"><text:s text:c="4"/>│   │   ├── selection-tools-cmds.c</text:p>
      <text:p text:style-name="P1"><text:s text:c="4"/>│   │   ├── text-layer-cmds.c</text:p>
      <text:p text:style-name="P1"><text:s text:c="4"/>│   │   ├── text-tool-cmds.c</text:p>
      <text:p text:style-name="P1"><text:s text:c="4"/>│   │   ├── transform-tools-cmds.c</text:p>
      <text:p text:style-name="P1"><text:s text:c="4"/>│   │   ├── undo-cmds.c</text:p>
      <text:p text:style-name="P1"><text:soft-page-break/><text:s text:c="4"/>│   │   ├── unit-cmds.c</text:p>
      <text:p text:style-name="P1"><text:s text:c="4"/>│   │   └── vectors-cmds.c</text:p>
      <text:p text:style-name="P1"><text:s text:c="4"/>│   ├── <text:span text:style-name="T5">PLUG-IN</text:span></text:p>
      <text:p text:style-name="P1"><text:s text:c="4"/>│   │   ├── gimpenvirontable.c</text:p>
      <text:p text:style-name="P1"><text:s text:c="4"/>│   │   ├── gimpenvirontable.h</text:p>
      <text:p text:style-name="P1"><text:s text:c="4"/>│   │   ├── gimpinterpreterdb.c</text:p>
      <text:p text:style-name="P1"><text:s text:c="4"/>│   │   ├── gimpinterpreterdb.h</text:p>
      <text:p text:style-name="P1"><text:s text:c="4"/>│   │   ├── gimpplugin.c</text:p>
      <text:p text:style-name="P1"><text:s text:c="4"/>│   │   ├── gimpplugin-cleanup.c</text:p>
      <text:p text:style-name="P1"><text:s text:c="4"/>│   │   ├── gimpplugin-cleanup.h</text:p>
      <text:p text:style-name="P1"><text:s text:c="4"/>│   │   ├── gimpplugin-context.c</text:p>
      <text:p text:style-name="P1"><text:s text:c="4"/>│   │   ├── gimpplugin-context.h</text:p>
      <text:p text:style-name="P1"><text:s text:c="4"/>│   │   ├── gimpplugindebug.c</text:p>
      <text:p text:style-name="P1"><text:s text:c="4"/>│   │   ├── gimpplugindebug.h</text:p>
      <text:p text:style-name="P1"><text:s text:c="4"/>│   │   ├── gimpplugindef.c</text:p>
      <text:p text:style-name="P1"><text:s text:c="4"/>│   │   ├── gimpplugindef.h</text:p>
      <text:p text:style-name="P1"><text:s text:c="4"/>│   │   ├── gimppluginerror.c</text:p>
      <text:p text:style-name="P1"><text:s text:c="4"/>│   │   ├── gimppluginerror.h</text:p>
      <text:p text:style-name="P1"><text:s text:c="4"/>│   │   ├── gimpplugin.h</text:p>
      <text:p text:style-name="P1"><text:s text:c="4"/>│   │   ├── gimppluginmanager.c</text:p>
      <text:p text:style-name="P1"><text:s text:c="4"/>│   │   ├── gimppluginmanager-call.c</text:p>
      <text:p text:style-name="P1"><text:s text:c="4"/>│   │   ├── gimppluginmanager-call.h</text:p>
      <text:p text:style-name="P1"><text:s text:c="4"/>│   │   ├── gimppluginmanager-data.c</text:p>
      <text:p text:style-name="P1"><text:s text:c="4"/>│   │   ├── gimppluginmanager-data.h</text:p>
      <text:p text:style-name="P1"><text:s text:c="4"/>│   │   ├── gimppluginmanager-file.c</text:p>
      <text:p text:style-name="P1"><text:s text:c="4"/>│   │   ├── gimppluginmanager-file.h</text:p>
      <text:p text:style-name="P1"><text:s text:c="4"/>│   │   ├── gimppluginmanager.h</text:p>
      <text:p text:style-name="P1"><text:s text:c="4"/>│   │   ├── gimppluginmanager-help-domain.c</text:p>
      <text:p text:style-name="P1"><text:s text:c="4"/>│   │   ├── gimppluginmanager-help-domain.h</text:p>
      <text:p text:style-name="P1"><text:s text:c="4"/>│   │   ├── gimppluginmanager-history.c</text:p>
      <text:p text:style-name="P1"><text:s text:c="4"/>│   │   ├── gimppluginmanager-history.h</text:p>
      <text:p text:style-name="P1"><text:s text:c="4"/>│   │   ├── gimppluginmanager-locale-domain.c</text:p>
      <text:p text:style-name="P1"><text:s text:c="4"/>│   │   ├── gimppluginmanager-locale-domain.h</text:p>
      <text:p text:style-name="P1"><text:s text:c="4"/>│   │   ├── gimppluginmanager-menu-branch.c</text:p>
      <text:p text:style-name="P1"><text:s text:c="4"/>│   │   ├── gimppluginmanager-menu-branch.h</text:p>
      <text:p text:style-name="P1"><text:s text:c="4"/>│   │   ├── gimppluginmanager-query.c</text:p>
      <text:p text:style-name="P1"><text:s text:c="4"/>│   │   ├── gimppluginmanager-query.h</text:p>
      <text:p text:style-name="P1"><text:s text:c="4"/>│   │   ├── gimppluginmanager-restore.c</text:p>
      <text:p text:style-name="P1"><text:s text:c="4"/>│   │   ├── gimppluginmanager-restore.h</text:p>
      <text:p text:style-name="P1"><text:s text:c="4"/>│   │   ├── gimpplugin-message.c</text:p>
      <text:p text:style-name="P1"><text:s text:c="4"/>│   │   ├── gimpplugin-message.h</text:p>
      <text:p text:style-name="P1"><text:s text:c="4"/>│   │   ├── gimppluginprocedure.c</text:p>
      <text:p text:style-name="P1"><text:s text:c="4"/>│   │   ├── gimppluginprocedure.h</text:p>
      <text:p text:style-name="P1"><text:s text:c="4"/>│   │   ├── gimppluginprocframe.c</text:p>
      <text:p text:style-name="P1"><text:s text:c="4"/>│   │   ├── gimppluginprocframe.h</text:p>
      <text:p text:style-name="P1"><text:s text:c="4"/>│   │   ├── gimpplugin-progress.c</text:p>
      <text:p text:style-name="P1"><text:s text:c="4"/>│   │   ├── gimpplugin-progress.h</text:p>
      <text:p text:style-name="P1"><text:s text:c="4"/>│   │   ├── gimppluginshm.c</text:p>
      <text:p text:style-name="P1"><text:s text:c="4"/>│   │   ├── gimppluginshm.h</text:p>
      <text:p text:style-name="P1"><text:s text:c="4"/>│   │   ├── gimptemporaryprocedure.c</text:p>
      <text:p text:style-name="P1"><text:s text:c="4"/>│   │   ├── gimptemporaryprocedure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plug-in-enums.c</text:p>
      <text:p text:style-name="P1"><text:s text:c="4"/>│   │   ├── plug-in-enums.h</text:p>
      <text:p text:style-name="P1"><text:s text:c="4"/>│   │   ├── plug-in-icc-profile.c</text:p>
      <text:p text:style-name="P1"><text:s text:c="4"/>│   │   ├── plug-in-icc-profile.h</text:p>
      <text:p text:style-name="P1"><text:s text:c="4"/>│   │   ├── plug-in-menu-path.c</text:p>
      <text:p text:style-name="P1"><text:s text:c="4"/>│   │   ├── plug-in-menu-path.h</text:p>
      <text:p text:style-name="P1"><text:s text:c="4"/>│   │   ├── plug-in-params.c</text:p>
      <text:p text:style-name="P1"><text:s text:c="4"/>│   │   ├── plug-in-params.h</text:p>
      <text:p text:style-name="P1"><text:s text:c="4"/>│   │   ├── plug-in-rc.c</text:p>
      <text:p text:style-name="P1"><text:soft-page-break/><text:s text:c="4"/>│   │   ├── plug-in-rc.h</text:p>
      <text:p text:style-name="P1"><text:s text:c="4"/>│   │   └── plug-in-types.h</text:p>
      <text:p text:style-name="P1"><text:s text:c="4"/>│   ├── sanity.c</text:p>
      <text:p text:style-name="P1"><text:s text:c="4"/>│   ├── sanity.h</text:p>
      <text:p text:style-name="P1"><text:s text:c="4"/>│   ├── signals.c</text:p>
      <text:p text:style-name="P1"><text:s text:c="4"/>│   ├── signals.h</text:p>
      <text:p text:style-name="P1"><text:s text:c="4"/>│   ├── <text:span text:style-name="T5">TESTS</text:span></text:p>
      <text:p text:style-name="P1"><text:s text:c="4"/>│   │   ├── <text:span text:style-name="T5">FILES</text:span></text:p>
      <text:p text:style-name="P1"><text:s text:c="4"/>│   │   │   ├── gimp-2-6-file.xcf</text:p>
      <text:p text:style-name="P1"><text:s text:c="4"/>│   │   │   ├── Makefile.am</text:p>
      <text:p text:style-name="P1"><text:s text:c="4"/>│   │   │   └── Makefile.in</text:p>
      <text:p text:style-name="P1"><text:s text:c="4"/>│   │   ├── gimp-app-test-utils.c</text:p>
      <text:p text:style-name="P1"><text:s text:c="4"/>│   │   ├── gimp-app-test-utils.h</text:p>
      <text:p text:style-name="P1"><text:s text:c="4"/>│   │   ├── <text:span text:style-name="T5">GIMPDIR</text:span></text:p>
      <text:p text:style-name="P1"><text:s text:c="4"/>│   │   │   ├── <text:span text:style-name="T5">BRUSHES</text:span></text:p>
      <text:p text:style-name="P1"><text:s text:c="4"/>│   │   │   │   ├── Makefile.am</text:p>
      <text:p text:style-name="P1"><text:s text:c="4"/>│   │   │   │   └── Makefile.in</text:p>
      <text:p text:style-name="P1"><text:s text:c="4"/>│   │   │   ├── dockrc</text:p>
      <text:p text:style-name="P1"><text:s text:c="4"/>│   │   │   ├── dockrc-2-6</text:p>
      <text:p text:style-name="P1"><text:s text:c="4"/>│   │   │   ├── dockrc-2-8</text:p>
      <text:p text:style-name="P1"><text:s text:c="4"/>│   │   │   ├── dockrc-expected</text:p>
      <text:p text:style-name="P1"><text:s text:c="4"/>│   │   │   ├── <text:span text:style-name="T6">GRADIENTS</text:span></text:p>
      <text:p text:style-name="P1"><text:s text:c="4"/>│   │   │   │   ├── Makefile.am</text:p>
      <text:p text:style-name="P1"><text:s text:c="4"/>│   │   │   │   └── Makefile.in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<text:span text:style-name="T17">PATTERNS</text:span></text:p>
      <text:p text:style-name="P1"><text:s text:c="4"/>│   │   │   │   ├── Makefile.am</text:p>
      <text:p text:style-name="P1"><text:s text:c="4"/>│   │   │   │   └── Makefile.in</text:p>
      <text:p text:style-name="P1"><text:s text:c="4"/>│   │   │   ├── sessionrc</text:p>
      <text:p text:style-name="P1"><text:s text:c="4"/>│   │   │   ├── sessionrc-2-6</text:p>
      <text:p text:style-name="P1"><text:s text:c="4"/>│   │   │   ├── sessionrc-2-8-multi-window</text:p>
      <text:p text:style-name="P1"><text:s text:c="4"/>│   │   │   ├── sessionrc-2-8-single-window</text:p>
      <text:p text:style-name="P1"><text:s text:c="4"/>│   │   │   ├── sessionrc-expected-2-6</text:p>
      <text:p text:style-name="P1"><text:s text:c="4"/>│   │   │   ├── sessionrc-expected-multi-window</text:p>
      <text:p text:style-name="P1"><text:s text:c="4"/>│   │   │   ├── sessionrc-expected-single-window</text:p>
      <text:p text:style-name="P1"><text:s text:c="4"/>│   │   │   └── tags.xml</text:p>
      <text:p text:style-name="P1"><text:s text:c="4"/>│   │   ├── <text:s/><text:span text:style-name="T7">GIMPDIR-EMPTY</text:span></text:p>
      <text:p text:style-name="P1"><text:s text:c="4"/>│   │   │   ├── <text:span text:style-name="T7">BRUSHES</text:span><text:span text:style-name="T38"><text:tab/></text:span></text:p>
      <text:p text:style-name="P1"><text:s text:c="4"/>│   │   │   │   ├── Makefile.am</text:p>
      <text:p text:style-name="P1"><text:s text:c="4"/>│   │   │   │   └── Makefile.in</text:p>
      <text:p text:style-name="P1"><text:s text:c="4"/>│   │   │   ├── <text:span text:style-name="T7">GRADIENTS</text:span></text:p>
      <text:p text:style-name="P1"><text:s text:c="4"/>│   │   │   │   ├── Makefile.am</text:p>
      <text:p text:style-name="P1"><text:s text:c="4"/>│   │   │   │   └── Makefile.in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<text:span text:style-name="T7">PATTERNS</text:span></text:p>
      <text:p text:style-name="P1"><text:s text:c="4"/>│   │   │   │   ├── Makefile.am</text:p>
      <text:p text:style-name="P1"><text:s text:c="4"/>│   │   │   │   └── Makefile.in</text:p>
      <text:p text:style-name="P1"><text:s text:c="4"/>│   │   │   └── tags.xml</text:p>
      <text:p text:style-name="P1"><text:s text:c="4"/>│   │   ├── gimp-test-session-utils.c</text:p>
      <text:p text:style-name="P1"><text:s text:c="4"/>│   │   ├── gimp-test-session-utils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test-core.c</text:p>
      <text:p text:style-name="P1"><text:s text:c="4"/>│   │   ├── test-gimpidtable.c</text:p>
      <text:p text:style-name="P1"><text:s text:c="4"/>│   │   ├── test-gimptilebackendtilemanager.c</text:p>
      <text:p text:style-name="P1"><text:s text:c="4"/>│   │   ├── test-save-and-export.c</text:p>
      <text:p text:style-name="P1"><text:s text:c="4"/>│   │   ├── test-session-2-6-compatibility.c</text:p>
      <text:p text:style-name="P1"><text:soft-page-break/><text:s text:c="4"/>│   │   ├── test-session-2-8-compatibility-multi-window.c</text:p>
      <text:p text:style-name="P1"><text:s text:c="4"/>│   │   ├── test-session-2-8-compatibility-single-window.c</text:p>
      <text:p text:style-name="P1"><text:s text:c="4"/>│   │   ├── test-single-window-mode.c</text:p>
      <text:p text:style-name="P1"><text:s text:c="4"/>│   │   ├── test-tools.c</text:p>
      <text:p text:style-name="P1"><text:s text:c="4"/>│   │   ├── test-ui.c</text:p>
      <text:p text:style-name="P1"><text:s text:c="4"/>│   │   └── test-xcf.c</text:p>
      <text:p text:style-name="P1"><text:s text:c="4"/>│   ├── tests.c</text:p>
      <text:p text:style-name="P1"><text:s text:c="4"/>│   ├── tests.h</text:p>
      <text:p text:style-name="P1"><text:s text:c="4"/>│   ├── <text:span text:style-name="T7">TEXT</text:span></text:p>
      <text:p text:style-name="P1"><text:s text:c="4"/>│   │   ├── gimpfont.c</text:p>
      <text:p text:style-name="P1"><text:s text:c="4"/>│   │   ├── gimpfont.h</text:p>
      <text:p text:style-name="P1"><text:s text:c="4"/>│   │   ├── gimpfontlist.c</text:p>
      <text:p text:style-name="P1"><text:s text:c="4"/>│   │   ├── gimpfontlist.h</text:p>
      <text:p text:style-name="P1"><text:s text:c="4"/>│   │   ├── gimp-fonts.c</text:p>
      <text:p text:style-name="P1"><text:s text:c="4"/>│   │   ├── gimp-fonts.h</text:p>
      <text:p text:style-name="P1"><text:s text:c="4"/>│   │   ├── gimptext.c</text:p>
      <text:p text:style-name="P1"><text:s text:c="4"/>│   │   ├── gimptext-compat.c</text:p>
      <text:p text:style-name="P1"><text:s text:c="4"/>│   │   ├── gimptext-compat.h</text:p>
      <text:p text:style-name="P1"><text:s text:c="4"/>│   │   ├── gimptext.h</text:p>
      <text:p text:style-name="P1"><text:s text:c="4"/>│   │   ├── gimptextlayer.c</text:p>
      <text:p text:style-name="P1"><text:s text:c="4"/>│   │   ├── gimptextlayer.h</text:p>
      <text:p text:style-name="P1"><text:s text:c="4"/>│   │   ├── gimptextlayer-transform.c</text:p>
      <text:p text:style-name="P1"><text:s text:c="4"/>│   │   ├── gimptextlayer-transform.h</text:p>
      <text:p text:style-name="P1"><text:s text:c="4"/>│   │   ├── gimptextlayer-xcf.c</text:p>
      <text:p text:style-name="P1"><text:s text:c="4"/>│   │   ├── gimptextlayer-xcf.h</text:p>
      <text:p text:style-name="P1"><text:s text:c="4"/>│   │   ├── gimptextlayout.c</text:p>
      <text:p text:style-name="P1"><text:s text:c="4"/>│   │   ├── gimptextlayout.h</text:p>
      <text:p text:style-name="P1"><text:s text:c="4"/>│   │   ├── gimptextlayout-render.c</text:p>
      <text:p text:style-name="P1"><text:s text:c="4"/>│   │   ├── gimptextlayout-render.h</text:p>
      <text:p text:style-name="P1"><text:s text:c="4"/>│   │   ├── gimptext-parasite.c</text:p>
      <text:p text:style-name="P1"><text:s text:c="4"/>│   │   ├── gimptext-parasite.h</text:p>
      <text:p text:style-name="P1"><text:s text:c="4"/>│   │   ├── gimptextundo.c</text:p>
      <text:p text:style-name="P1"><text:s text:c="4"/>│   │   ├── gimptextundo.h</text:p>
      <text:p text:style-name="P1"><text:s text:c="4"/>│   │   ├── gimptext-vectors.c</text:p>
      <text:p text:style-name="P1"><text:s text:c="4"/>│   │   ├── gimptext-vectors.h</text:p>
      <text:p text:style-name="P1"><text:s text:c="4"/>│   │   ├── gimptext-xlfd.c</text:p>
      <text:p text:style-name="P1"><text:s text:c="4"/>│   │   ├── gimptext-xlfd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text-enums.c</text:p>
      <text:p text:style-name="P1"><text:s text:c="4"/>│   │   ├── text-enums.h</text:p>
      <text:p text:style-name="P1"><text:s text:c="4"/>│   │   └── text-types.h</text:p>
      <text:p text:style-name="P1"><text:s text:c="4"/>│   ├── <text:span text:style-name="T7">TOOLS</text:span></text:p>
      <text:p text:style-name="P1"><text:s text:c="4"/>│   │   ├── gimpairbrushtool.c</text:p>
      <text:p text:style-name="P1"><text:s text:c="4"/>│   │   ├── gimpairbrushtool.h</text:p>
      <text:p text:style-name="P1"><text:s text:c="4"/>│   │   ├── gimpalignoptions.c</text:p>
      <text:p text:style-name="P1"><text:s text:c="4"/>│   │   ├── gimpalignoptions.h</text:p>
      <text:p text:style-name="P1"><text:s text:c="4"/>│   │   ├── gimpaligntool.c</text:p>
      <text:p text:style-name="P1"><text:s text:c="4"/>│   │   ├── gimpaligntool.h</text:p>
      <text:p text:style-name="P1"><text:s text:c="4"/>│   │   ├── gimpblendoptions.c</text:p>
      <text:p text:style-name="P1"><text:s text:c="4"/>│   │   ├── gimpblendoptions.h</text:p>
      <text:p text:style-name="P1"><text:s text:c="4"/>│   │   ├── gimpblendtool.c</text:p>
      <text:p text:style-name="P1"><text:s text:c="4"/>│   │   ├── gimpblendtool.h</text:p>
      <text:p text:style-name="P1"><text:s text:c="4"/>│   │   ├── gimpbrightnesscontrasttool.c</text:p>
      <text:p text:style-name="P1"><text:s text:c="4"/>│   │   ├── gimpbrightnesscontrasttool.h</text:p>
      <text:p text:style-name="P1"><text:s text:c="4"/>│   │   ├── gimpbrushtool.c</text:p>
      <text:p text:style-name="P1"><text:s text:c="4"/>│   │   ├── gimpbrushtool.h</text:p>
      <text:p text:style-name="P1"><text:s text:c="4"/>│   │   ├── gimpbucketfilloptions.c</text:p>
      <text:p text:style-name="P1"><text:s text:c="4"/>│   │   ├── gimpbucketfilloptions.h</text:p>
      <text:p text:style-name="P1"><text:s text:c="4"/>│   │   ├── gimpbucketfilltool.c</text:p>
      <text:p text:style-name="P1"><text:s text:c="4"/>│   │   ├── gimpbucketfilltool.h</text:p>
      <text:p text:style-name="P1"><text:s text:c="4"/>│   │   ├── gimpbycolorselecttool.c</text:p>
      <text:p text:style-name="P1"><text:soft-page-break/><text:s text:c="4"/>│   │   ├── gimpbycolorselecttool.h</text:p>
      <text:p text:style-name="P1"><text:s text:c="4"/>│   │   ├── gimpcageoptions.c</text:p>
      <text:p text:style-name="P1"><text:s text:c="4"/>│   │   ├── gimpcageoptions.h</text:p>
      <text:p text:style-name="P1"><text:s text:c="4"/>│   │   ├── gimpcagetool.c</text:p>
      <text:p text:style-name="P1"><text:s text:c="4"/>│   │   ├── gimpcagetool.h</text:p>
      <text:p text:style-name="P1"><text:s text:c="4"/>│   │   ├── gimpclonetool.c</text:p>
      <text:p text:style-name="P1"><text:s text:c="4"/>│   │   ├── gimpclonetool.h</text:p>
      <text:p text:style-name="P1"><text:s text:c="4"/>│   │   ├── gimpcolorbalancetool.c</text:p>
      <text:p text:style-name="P1"><text:s text:c="4"/>│   │   ├── gimpcolorbalancetool.h</text:p>
      <text:p text:style-name="P1"><text:s text:c="4"/>│   │   ├── gimpcolorizetool.c</text:p>
      <text:p text:style-name="P1"><text:s text:c="4"/>│   │   ├── gimpcolorizetool.h</text:p>
      <text:p text:style-name="P1"><text:s text:c="4"/>│   │   ├── gimpcoloroptions.c</text:p>
      <text:p text:style-name="P1"><text:s text:c="4"/>│   │   ├── gimpcoloroptions.h</text:p>
      <text:p text:style-name="P1"><text:s text:c="4"/>│   │   ├── gimpcolorpickeroptions.c</text:p>
      <text:p text:style-name="P1"><text:s text:c="4"/>│   │   ├── gimpcolorpickeroptions.h</text:p>
      <text:p text:style-name="P1"><text:s text:c="4"/>│   │   ├── gimpcolorpickertool.c</text:p>
      <text:p text:style-name="P1"><text:s text:c="4"/>│   │   ├── gimpcolorpickertool.h</text:p>
      <text:p text:style-name="P1"><text:s text:c="4"/>│   │   ├── gimpcolortool.c</text:p>
      <text:p text:style-name="P1"><text:s text:c="4"/>│   │   ├── gimpcolortool.h</text:p>
      <text:p text:style-name="P1"><text:s text:c="4"/>│   │   ├── gimpconvolvetool.c</text:p>
      <text:p text:style-name="P1"><text:s text:c="4"/>│   │   ├── gimpconvolvetool.h</text:p>
      <text:p text:style-name="P1"><text:s text:c="4"/>│   │   ├── gimpcropoptions.c</text:p>
      <text:p text:style-name="P1"><text:s text:c="4"/>│   │   ├── gimpcropoptions.h</text:p>
      <text:p text:style-name="P1"><text:s text:c="4"/>│   │   ├── gimpcroptool.c</text:p>
      <text:p text:style-name="P1"><text:s text:c="4"/>│   │   ├── gimpcroptool.h</text:p>
      <text:p text:style-name="P1"><text:s text:c="4"/>│   │   ├── gimpcurvestool.c</text:p>
      <text:p text:style-name="P1"><text:s text:c="4"/>│   │   ├── gimpcurvestool.h</text:p>
      <text:p text:style-name="P1"><text:s text:c="4"/>│   │   ├── gimpdesaturatetool.c</text:p>
      <text:p text:style-name="P1"><text:s text:c="4"/>│   │   ├── gimpdesaturatetool.h</text:p>
      <text:p text:style-name="P1"><text:s text:c="4"/>│   │   ├── gimpdodgeburntool.c</text:p>
      <text:p text:style-name="P1"><text:s text:c="4"/>│   │   ├── gimpdodgeburntool.h</text:p>
      <text:p text:style-name="P1"><text:s text:c="4"/>│   │   ├── gimpdrawtool.c</text:p>
      <text:p text:style-name="P1"><text:s text:c="4"/>│   │   ├── gimpdrawtool.h</text:p>
      <text:p text:style-name="P1"><text:s text:c="4"/>│   │   ├── gimpeditselectiontool.c</text:p>
      <text:p text:style-name="P1"><text:s text:c="4"/>│   │   ├── gimpeditselectiontool.h</text:p>
      <text:p text:style-name="P1"><text:s text:c="4"/>│   │   ├── gimpellipseselecttool.c</text:p>
      <text:p text:style-name="P1"><text:s text:c="4"/>│   │   ├── gimpellipseselecttool.h</text:p>
      <text:p text:style-name="P1"><text:s text:c="4"/>│   │   ├── gimperasertool.c</text:p>
      <text:p text:style-name="P1"><text:s text:c="4"/>│   │   ├── gimperasertool.h</text:p>
      <text:p text:style-name="P1"><text:s text:c="4"/>│   │   ├── gimpflipoptions.c</text:p>
      <text:p text:style-name="P1"><text:s text:c="4"/>│   │   ├── gimpflipoptions.h</text:p>
      <text:p text:style-name="P1"><text:s text:c="4"/>│   │   ├── gimpfliptool.c</text:p>
      <text:p text:style-name="P1"><text:s text:c="4"/>│   │   ├── gimpfliptool.h</text:p>
      <text:p text:style-name="P1"><text:s text:c="4"/>│   │   ├── gimpforegroundselectoptions.c</text:p>
      <text:p text:style-name="P1"><text:s text:c="4"/>│   │   ├── gimpforegroundselectoptions.h</text:p>
      <text:p text:style-name="P1"><text:s text:c="4"/>│   │   ├── gimpforegroundselecttool.c</text:p>
      <text:p text:style-name="P1"><text:s text:c="4"/>│   │   ├── gimpforegroundselecttool.h</text:p>
      <text:p text:style-name="P1"><text:s text:c="4"/>│   │   ├── gimpforegroundselecttoolundo.c</text:p>
      <text:p text:style-name="P1"><text:s text:c="4"/>│   │   ├── gimpforegroundselecttoolundo.h</text:p>
      <text:p text:style-name="P1"><text:s text:c="4"/>│   │   ├── gimpfreeselecttool.c</text:p>
      <text:p text:style-name="P1"><text:s text:c="4"/>│   │   ├── gimpfreeselecttool.h</text:p>
      <text:p text:style-name="P1"><text:s text:c="4"/>│   │   ├── gimpfuzzyselecttool.c</text:p>
      <text:p text:style-name="P1"><text:s text:c="4"/>│   │   ├── gimpfuzzyselecttool.h</text:p>
      <text:p text:style-name="P1"><text:s text:c="4"/>│   │   ├── gimpgegltool.c</text:p>
      <text:p text:style-name="P1"><text:s text:c="4"/>│   │   ├── gimpgegltool.h</text:p>
      <text:p text:style-name="P1"><text:s text:c="4"/>│   │   ├── gimphealtool.c</text:p>
      <text:p text:style-name="P1"><text:s text:c="4"/>│   │   ├── gimphealtool.h</text:p>
      <text:p text:style-name="P1"><text:s text:c="4"/>│   │   ├── gimphistogramoptions.c</text:p>
      <text:p text:style-name="P1"><text:s text:c="4"/>│   │   ├── gimphistogramoptions.h</text:p>
      <text:p text:style-name="P1"><text:s text:c="4"/>│   │   ├── gimphuesaturationtool.c</text:p>
      <text:p text:style-name="P1"><text:s text:c="4"/>│   │   ├── gimphuesaturationtool.h</text:p>
      <text:p text:style-name="P1"><text:s text:c="4"/>│   │   ├── gimpimagemapoptions.c</text:p>
      <text:p text:style-name="P1"><text:s text:c="4"/>│   │   ├── gimpimagemapoptions.h</text:p>
      <text:p text:style-name="P1"><text:soft-page-break/><text:s text:c="4"/>│   │   ├── gimpimagemaptool.c</text:p>
      <text:p text:style-name="P1"><text:s text:c="4"/>│   │   ├── gimpimagemaptool.h</text:p>
      <text:p text:style-name="P1"><text:s text:c="4"/>│   │   ├── gimpimagemaptool-settings.c</text:p>
      <text:p text:style-name="P1"><text:s text:c="4"/>│   │   ├── gimpimagemaptool-settings.h</text:p>
      <text:p text:style-name="P1"><text:s text:c="4"/>│   │   ├── gimpinkoptions-gui.c</text:p>
      <text:p text:style-name="P1"><text:s text:c="4"/>│   │   ├── gimpinkoptions-gui.h</text:p>
      <text:p text:style-name="P1"><text:s text:c="4"/>│   │   ├── gimpinktool.c</text:p>
      <text:p text:style-name="P1"><text:s text:c="4"/>│   │   ├── gimpinktool.h</text:p>
      <text:p text:style-name="P1"><text:s text:c="4"/>│   │   ├── gimpiscissorsoptions.c</text:p>
      <text:p text:style-name="P1"><text:s text:c="4"/>│   │   ├── gimpiscissorsoptions.h</text:p>
      <text:p text:style-name="P1"><text:s text:c="4"/>│   │   ├── gimpiscissorstool.c</text:p>
      <text:p text:style-name="P1"><text:s text:c="4"/>│   │   ├── gimpiscissorstool.h</text:p>
      <text:p text:style-name="P1"><text:s text:c="4"/>│   │   ├── gimplevelstool.c</text:p>
      <text:p text:style-name="P1"><text:s text:c="4"/>│   │   ├── gimplevelstool.h</text:p>
      <text:p text:style-name="P1"><text:s text:c="4"/>│   │   ├── gimpmagnifyoptions.c</text:p>
      <text:p text:style-name="P1"><text:s text:c="4"/>│   │   ├── gimpmagnifyoptions.h</text:p>
      <text:p text:style-name="P1"><text:s text:c="4"/>│   │   ├── gimpmagnifytool.c</text:p>
      <text:p text:style-name="P1"><text:s text:c="4"/>│   │   ├── gimpmagnifytool.h</text:p>
      <text:p text:style-name="P1"><text:s text:c="4"/>│   │   ├── gimpmeasureoptions.c</text:p>
      <text:p text:style-name="P1"><text:s text:c="4"/>│   │   ├── gimpmeasureoptions.h</text:p>
      <text:p text:style-name="P1"><text:s text:c="4"/>│   │   ├── gimpmeasuretool.c</text:p>
      <text:p text:style-name="P1"><text:s text:c="4"/>│   │   ├── gimpmeasuretool.h</text:p>
      <text:p text:style-name="P1"><text:s text:c="4"/>│   │   ├── gimpmoveoptions.c</text:p>
      <text:p text:style-name="P1"><text:s text:c="4"/>│   │   ├── gimpmoveoptions.h</text:p>
      <text:p text:style-name="P1"><text:s text:c="4"/>│   │   ├── gimpmovetool.c</text:p>
      <text:p text:style-name="P1"><text:s text:c="4"/>│   │   ├── gimpmovetool.h</text:p>
      <text:p text:style-name="P1"><text:s text:c="4"/>│   │   ├── gimppaintbrushtool.c</text:p>
      <text:p text:style-name="P1"><text:s text:c="4"/>│   │   ├── gimppaintbrushtool.h</text:p>
      <text:p text:style-name="P1"><text:s text:c="4"/>│   │   ├── gimppaintoptions-gui.c</text:p>
      <text:p text:style-name="P1"><text:s text:c="4"/>│   │   ├── gimppaintoptions-gui.h</text:p>
      <text:p text:style-name="P1"><text:s text:c="4"/>│   │   ├── gimppainttool.c</text:p>
      <text:p text:style-name="P1"><text:s text:c="4"/>│   │   ├── gimppainttool.h</text:p>
      <text:p text:style-name="P1"><text:s text:c="4"/>│   │   ├── gimppenciltool.c</text:p>
      <text:p text:style-name="P1"><text:s text:c="4"/>│   │   ├── gimppenciltool.h</text:p>
      <text:p text:style-name="P1"><text:s text:c="4"/>│   │   ├── gimpperspectiveclonetool.c</text:p>
      <text:p text:style-name="P1"><text:s text:c="4"/>│   │   ├── gimpperspectiveclonetool.h</text:p>
      <text:p text:style-name="P1"><text:s text:c="4"/>│   │   ├── gimpperspectivetool.c</text:p>
      <text:p text:style-name="P1"><text:s text:c="4"/>│   │   ├── gimpperspectivetool.h</text:p>
      <text:p text:style-name="P1"><text:s text:c="4"/>│   │   ├── gimpposterizetool.c</text:p>
      <text:p text:style-name="P1"><text:s text:c="4"/>│   │   ├── gimpposterizetool.h</text:p>
      <text:p text:style-name="P1"><text:s text:c="4"/>│   │   ├── gimprectangleoptions.c</text:p>
      <text:p text:style-name="P1"><text:s text:c="4"/>│   │   ├── gimprectangleoptions.h</text:p>
      <text:p text:style-name="P1"><text:s text:c="4"/>│   │   ├── gimprectangleselectoptions.c</text:p>
      <text:p text:style-name="P1"><text:s text:c="4"/>│   │   ├── gimprectangleselectoptions.h</text:p>
      <text:p text:style-name="P1"><text:s text:c="4"/>│   │   ├── gimprectangleselecttool.c</text:p>
      <text:p text:style-name="P1"><text:s text:c="4"/>│   │   ├── gimprectangleselecttool.h</text:p>
      <text:p text:style-name="P1"><text:s text:c="4"/>│   │   ├── gimprectangletool.c</text:p>
      <text:p text:style-name="P1"><text:s text:c="4"/>│   │   ├── gimprectangletool.h</text:p>
      <text:p text:style-name="P1"><text:s text:c="4"/>│   │   ├── gimpregionselectoptions.c</text:p>
      <text:p text:style-name="P1"><text:s text:c="4"/>│   │   ├── gimpregionselectoptions.h</text:p>
      <text:p text:style-name="P1"><text:s text:c="4"/>│   │   ├── gimpregionselecttool.c</text:p>
      <text:p text:style-name="P1"><text:s text:c="4"/>│   │   ├── gimpregionselecttool.h</text:p>
      <text:p text:style-name="P1"><text:s text:c="4"/>│   │   ├── gimprotatetool.c</text:p>
      <text:p text:style-name="P1"><text:s text:c="4"/>│   │   ├── gimprotatetool.h</text:p>
      <text:p text:style-name="P1"><text:s text:c="4"/>│   │   ├── gimpscaletool.c</text:p>
      <text:p text:style-name="P1"><text:s text:c="4"/>│   │   ├── gimpscaletool.h</text:p>
      <text:p text:style-name="P1"><text:s text:c="4"/>│   │   ├── gimpselectionoptions.c</text:p>
      <text:p text:style-name="P1"><text:s text:c="4"/>│   │   ├── gimpselectionoptions.h</text:p>
      <text:p text:style-name="P1"><text:s text:c="4"/>│   │   ├── gimpselectiontool.c</text:p>
      <text:p text:style-name="P1"><text:s text:c="4"/>│   │   ├── gimpselectiontool.h</text:p>
      <text:p text:style-name="P1"><text:s text:c="4"/>│   │   ├── gimpsheartool.c</text:p>
      <text:p text:style-name="P1"><text:s text:c="4"/>│   │   ├── gimpsheartool.h</text:p>
      <text:p text:style-name="P1"><text:s text:c="4"/>│   │   ├── gimpsmudgetool.c</text:p>
      <text:p text:style-name="P1"><text:soft-page-break/><text:s text:c="4"/>│   │   ├── gimpsmudgetool.h</text:p>
      <text:p text:style-name="P1"><text:s text:c="4"/>│   │   ├── gimpsourcetool.c</text:p>
      <text:p text:style-name="P1"><text:s text:c="4"/>│   │   ├── gimpsourcetool.h</text:p>
      <text:p text:style-name="P1"><text:s text:c="4"/>│   │   ├── gimptextoptions.c</text:p>
      <text:p text:style-name="P1"><text:s text:c="4"/>│   │   ├── gimptextoptions.h</text:p>
      <text:p text:style-name="P1"><text:s text:c="4"/>│   │   ├── gimptexttool.c</text:p>
      <text:p text:style-name="P1"><text:s text:c="4"/>│   │   ├── gimptexttool-editor.c</text:p>
      <text:p text:style-name="P1"><text:s text:c="4"/>│   │   ├── gimptexttool-editor.h</text:p>
      <text:p text:style-name="P1"><text:s text:c="4"/>│   │   ├── gimptexttool.h</text:p>
      <text:p text:style-name="P1"><text:s text:c="4"/>│   │   ├── gimpthresholdtool.c</text:p>
      <text:p text:style-name="P1"><text:s text:c="4"/>│   │   ├── gimpthresholdtool.h</text:p>
      <text:p text:style-name="P1"><text:s text:c="4"/>│   │   ├── gimptool.c</text:p>
      <text:p text:style-name="P1"><text:s text:c="4"/>│   │   ├── gimptoolcontrol.c</text:p>
      <text:p text:style-name="P1"><text:s text:c="4"/>│   │   ├── gimptoolcontrol.h</text:p>
      <text:p text:style-name="P1"><text:s text:c="4"/>│   │   ├── gimptool.h</text:p>
      <text:p text:style-name="P1"><text:s text:c="4"/>│   │   ├── gimptooloptions-gui.c</text:p>
      <text:p text:style-name="P1"><text:s text:c="4"/>│   │   ├── gimptooloptions-gui.h</text:p>
      <text:p text:style-name="P1"><text:s text:c="4"/>│   │   ├── gimptool-progress.c</text:p>
      <text:p text:style-name="P1"><text:s text:c="4"/>│   │   ├── gimptool-progress.h</text:p>
      <text:p text:style-name="P1"><text:s text:c="4"/>│   │   ├── gimp-tools.c</text:p>
      <text:p text:style-name="P1"><text:s text:c="4"/>│   │   ├── gimp-tools.h</text:p>
      <text:p text:style-name="P1"><text:s text:c="4"/>│   │   ├── gimptransformoptions.c</text:p>
      <text:p text:style-name="P1"><text:s text:c="4"/>│   │   ├── gimptransformoptions.h</text:p>
      <text:p text:style-name="P1"><text:s text:c="4"/>│   │   ├── gimptransformtool.c</text:p>
      <text:p text:style-name="P1"><text:s text:c="4"/>│   │   ├── gimptransformtool.h</text:p>
      <text:p text:style-name="P1"><text:s text:c="4"/>│   │   ├── gimptransformtoolundo.c</text:p>
      <text:p text:style-name="P1"><text:s text:c="4"/>│   │   ├── gimptransformtoolundo.h</text:p>
      <text:p text:style-name="P1"><text:s text:c="4"/>│   │   ├── gimpvectoroptions.c</text:p>
      <text:p text:style-name="P1"><text:s text:c="4"/>│   │   ├── gimpvectoroptions.h</text:p>
      <text:p text:style-name="P1"><text:s text:c="4"/>│   │   ├── gimpvectortool.c</text:p>
      <text:p text:style-name="P1"><text:s text:c="4"/>│   │   ├── gimpvectortool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tool_manager.c</text:p>
      <text:p text:style-name="P1"><text:s text:c="4"/>│   │   ├── tool_manager.h</text:p>
      <text:p text:style-name="P1"><text:s text:c="4"/>│   │   ├── tools-enums.c</text:p>
      <text:p text:style-name="P1"><text:s text:c="4"/>│   │   ├── tools-enums.h</text:p>
      <text:p text:style-name="P1"><text:s text:c="4"/>│   │   └── tools-types.h</text:p>
      <text:p text:style-name="P1"><text:s text:c="4"/>│   ├── unique.c</text:p>
      <text:p text:style-name="P1"><text:s text:c="4"/>│   ├── unique.h</text:p>
      <text:p text:style-name="P1"><text:s text:c="4"/>│   ├── units.c</text:p>
      <text:p text:style-name="P1"><text:s text:c="4"/>│   ├── units.h</text:p>
      <text:p text:style-name="P1"><text:s text:c="4"/>│   ├──<text:span text:style-name="T1"> </text:span><text:span text:style-name="T7">VECTORS</text:span></text:p>
      <text:p text:style-name="P1"><text:s text:c="4"/>│   │   ├── gimpanchor.c</text:p>
      <text:p text:style-name="P1"><text:s text:c="4"/>│   │   ├── gimpanchor.h</text:p>
      <text:p text:style-name="P1"><text:s text:c="4"/>│   │   ├── gimpbezierstroke.c</text:p>
      <text:p text:style-name="P1"><text:s text:c="4"/>│   │   ├── gimpbezierstroke.h</text:p>
      <text:p text:style-name="P1"><text:s text:c="4"/>│   │   ├── gimpstroke.c</text:p>
      <text:p text:style-name="P1"><text:s text:c="4"/>│   │   ├── gimpstroke.h</text:p>
      <text:p text:style-name="P1"><text:s text:c="4"/>│   │   ├── gimpstroke-new.c</text:p>
      <text:p text:style-name="P1"><text:s text:c="4"/>│   │   ├── gimpstroke-new.h</text:p>
      <text:p text:style-name="P1"><text:s text:c="4"/>│   │   ├── gimpvectors.c</text:p>
      <text:p text:style-name="P1"><text:s text:c="4"/>│   │   ├── gimpvectors-compat.c</text:p>
      <text:p text:style-name="P1"><text:s text:c="4"/>│   │   ├── gimpvectors-compat.h</text:p>
      <text:p text:style-name="P1"><text:s text:c="4"/>│   │   ├── gimpvectors-export.c</text:p>
      <text:p text:style-name="P1"><text:s text:c="4"/>│   │   ├── gimpvectors-export.h</text:p>
      <text:p text:style-name="P1"><text:s text:c="4"/>│   │   ├── gimpvectors.h</text:p>
      <text:p text:style-name="P1"><text:s text:c="4"/>│   │   ├── gimpvectors-import.c</text:p>
      <text:p text:style-name="P1"><text:s text:c="4"/>│   │   ├── gimpvectors-import.h</text:p>
      <text:p text:style-name="P1"><text:s text:c="4"/>│   │   ├── gimpvectorsmodundo.c</text:p>
      <text:p text:style-name="P1"><text:s text:c="4"/>│   │   ├── gimpvectorsmodundo.h</text:p>
      <text:p text:style-name="P1"><text:s text:c="4"/>│   │   ├── gimpvectors-preview.c</text:p>
      <text:p text:style-name="P1"><text:soft-page-break/><text:s text:c="4"/>│   │   ├── gimpvectors-preview.h</text:p>
      <text:p text:style-name="P1"><text:s text:c="4"/>│   │   ├── gimpvectorspropundo.c</text:p>
      <text:p text:style-name="P1"><text:s text:c="4"/>│   │   ├── gimpvectorspropundo.h</text:p>
      <text:p text:style-name="P1"><text:s text:c="4"/>│   │   ├── gimpvectorsundo.c</text:p>
      <text:p text:style-name="P1"><text:s text:c="4"/>│   │   ├── gimpvectorsundo.h</text:p>
      <text:p text:style-name="P1"><text:s text:c="4"/>│   │   ├── gimpvectors-warp.c</text:p>
      <text:p text:style-name="P1"><text:s text:c="4"/>│   │   ├── gimpvectors-warp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vectors-enums.h</text:p>
      <text:p text:style-name="P1"><text:s text:c="4"/>│   │   └── vectors-types.h</text:p>
      <text:p text:style-name="P1"><text:s text:c="4"/>│   ├── version.c</text:p>
      <text:p text:style-name="P1"><text:s text:c="4"/>│   ├── version.h</text:p>
      <text:p text:style-name="P1"><text:s text:c="4"/>│   ├── <text:span text:style-name="T7">WIDGETS</text:span></text:p>
      <text:p text:style-name="P1"><text:s text:c="4"/>│   │   ├── gimpaction.c</text:p>
      <text:p text:style-name="P1"><text:s text:c="4"/>│   │   ├── gimpactioneditor.c</text:p>
      <text:p text:style-name="P1"><text:s text:c="4"/>│   │   ├── gimpactioneditor.h</text:p>
      <text:p text:style-name="P1"><text:s text:c="4"/>│   │   ├── gimpactionfactory.c</text:p>
      <text:p text:style-name="P1"><text:s text:c="4"/>│   │   ├── gimpactionfactory.h</text:p>
      <text:p text:style-name="P1"><text:s text:c="4"/>│   │   ├── gimpactiongroup.c</text:p>
      <text:p text:style-name="P1"><text:s text:c="4"/>│   │   ├── gimpactiongroup.h</text:p>
      <text:p text:style-name="P1"><text:s text:c="4"/>│   │   ├── gimpaction.h</text:p>
      <text:p text:style-name="P1"><text:s text:c="4"/>│   │   ├── gimpactionview.c</text:p>
      <text:p text:style-name="P1"><text:s text:c="4"/>│   │   ├── gimpactionview.h</text:p>
      <text:p text:style-name="P1"><text:s text:c="4"/>│   │   ├── gimpblobeditor.c</text:p>
      <text:p text:style-name="P1"><text:s text:c="4"/>│   │   ├── gimpblobeditor.h</text:p>
      <text:p text:style-name="P1"><text:s text:c="4"/>│   │   ├── gimpbrusheditor.c</text:p>
      <text:p text:style-name="P1"><text:s text:c="4"/>│   │   ├── gimpbrusheditor.h</text:p>
      <text:p text:style-name="P1"><text:s text:c="4"/>│   │   ├── gimpbrushfactoryview.c</text:p>
      <text:p text:style-name="P1"><text:s text:c="4"/>│   │   ├── gimpbrushfactoryview.h</text:p>
      <text:p text:style-name="P1"><text:s text:c="4"/>│   │   ├── gimpbrushselect.c</text:p>
      <text:p text:style-name="P1"><text:s text:c="4"/>│   │   ├── gimpbrushselect.h</text:p>
      <text:p text:style-name="P1"><text:s text:c="4"/>│   │   ├── gimpbufferview.c</text:p>
      <text:p text:style-name="P1"><text:s text:c="4"/>│   │   ├── gimpbufferview.h</text:p>
      <text:p text:style-name="P1"><text:s text:c="4"/>│   │   ├── gimpcairo.c</text:p>
      <text:p text:style-name="P1"><text:s text:c="4"/>│   │   ├── gimpcairo.h</text:p>
      <text:p text:style-name="P1"><text:s text:c="4"/>│   │   ├── gimpcairo-wilber.c</text:p>
      <text:p text:style-name="P1"><text:s text:c="4"/>│   │   ├── gimpcairo-wilber.h</text:p>
      <text:p text:style-name="P1"><text:s text:c="4"/>│   │   ├── gimpcellrendererdashes.c</text:p>
      <text:p text:style-name="P1"><text:s text:c="4"/>│   │   ├── gimpcellrendererdashes.h</text:p>
      <text:p text:style-name="P1"><text:s text:c="4"/>│   │   ├── gimpcellrendererviewable.c</text:p>
      <text:p text:style-name="P1"><text:s text:c="4"/>│   │   ├── gimpcellrendererviewable.h</text:p>
      <text:p text:style-name="P1"><text:s text:c="4"/>│   │   ├── gimpchanneltreeview.c</text:p>
      <text:p text:style-name="P1"><text:s text:c="4"/>│   │   ├── gimpchanneltreeview.h</text:p>
      <text:p text:style-name="P1"><text:s text:c="4"/>│   │   ├── gimpclipboard.c</text:p>
      <text:p text:style-name="P1"><text:s text:c="4"/>│   │   ├── gimpclipboard.h</text:p>
      <text:p text:style-name="P1"><text:s text:c="4"/>│   │   ├── gimpcolorbar.c</text:p>
      <text:p text:style-name="P1"><text:s text:c="4"/>│   │   ├── gimpcolorbar.h</text:p>
      <text:p text:style-name="P1"><text:s text:c="4"/>│   │   ├── gimpcolordialog.c</text:p>
      <text:p text:style-name="P1"><text:s text:c="4"/>│   │   ├── gimpcolordialog.h</text:p>
      <text:p text:style-name="P1"><text:s text:c="4"/>│   │   ├── gimpcolordisplayeditor.c</text:p>
      <text:p text:style-name="P1"><text:s text:c="4"/>│   │   ├── gimpcolordisplayeditor.h</text:p>
      <text:p text:style-name="P1"><text:s text:c="4"/>│   │   ├── gimpcoloreditor.c</text:p>
      <text:p text:style-name="P1"><text:s text:c="4"/>│   │   ├── gimpcoloreditor.h</text:p>
      <text:p text:style-name="P1"><text:s text:c="4"/>│   │   ├── gimpcolorframe.c</text:p>
      <text:p text:style-name="P1"><text:s text:c="4"/>│   │   ├── gimpcolorframe.h</text:p>
      <text:p text:style-name="P1"><text:s text:c="4"/>│   │   ├── gimpcolormapeditor.c</text:p>
      <text:p text:style-name="P1"><text:s text:c="4"/>│   │   ├── gimpcolormapeditor.h</text:p>
      <text:p text:style-name="P1"><text:s text:c="4"/>│   │   ├── gimpcolorpanel.c</text:p>
      <text:p text:style-name="P1"><text:s text:c="4"/>│   │   ├── gimpcolorpanel.h</text:p>
      <text:p text:style-name="P1"><text:s text:c="4"/>│   │   ├── gimpcolorselectorpalette.c</text:p>
      <text:p text:style-name="P1"><text:s text:c="4"/>│   │   ├── gimpcolorselectorpalette.h</text:p>
      <text:p text:style-name="P1"><text:soft-page-break/><text:s text:c="4"/>│   │   ├── gimpcombotagentry.c</text:p>
      <text:p text:style-name="P1"><text:s text:c="4"/>│   │   ├── gimpcombotagentry.h</text:p>
      <text:p text:style-name="P1"><text:s text:c="4"/>│   │   ├── gimpcomponenteditor.c</text:p>
      <text:p text:style-name="P1"><text:s text:c="4"/>│   │   ├── gimpcomponenteditor.h</text:p>
      <text:p text:style-name="P1"><text:s text:c="4"/>│   │   ├── gimpcontainerbox.c</text:p>
      <text:p text:style-name="P1"><text:s text:c="4"/>│   │   ├── gimpcontainerbox.h</text:p>
      <text:p text:style-name="P1"><text:s text:c="4"/>│   │   ├── gimpcontainercombobox.c</text:p>
      <text:p text:style-name="P1"><text:s text:c="4"/>│   │   ├── gimpcontainercombobox.h</text:p>
      <text:p text:style-name="P1"><text:s text:c="4"/>│   │   ├── gimpcontainereditor.c</text:p>
      <text:p text:style-name="P1"><text:s text:c="4"/>│   │   ├── gimpcontainereditor.h</text:p>
      <text:p text:style-name="P1"><text:s text:c="4"/>│   │   ├── gimpcontainerentry.c</text:p>
      <text:p text:style-name="P1"><text:s text:c="4"/>│   │   ├── gimpcontainerentry.h</text:p>
      <text:p text:style-name="P1"><text:s text:c="4"/>│   │   ├── gimpcontainergridview.c</text:p>
      <text:p text:style-name="P1"><text:s text:c="4"/>│   │   ├── gimpcontainergridview.h</text:p>
      <text:p text:style-name="P1"><text:s text:c="4"/>│   │   ├── gimpcontainericonview.c</text:p>
      <text:p text:style-name="P1"><text:s text:c="4"/>│   │   ├── gimpcontainericonview.h</text:p>
      <text:p text:style-name="P1"><text:s text:c="4"/>│   │   ├── gimpcontainerpopup.c</text:p>
      <text:p text:style-name="P1"><text:s text:c="4"/>│   │   ├── gimpcontainerpopup.h</text:p>
      <text:p text:style-name="P1"><text:s text:c="4"/>│   │   ├── gimpcontainertreestore.c</text:p>
      <text:p text:style-name="P1"><text:s text:c="4"/>│   │   ├── gimpcontainertreestore.h</text:p>
      <text:p text:style-name="P1"><text:s text:c="4"/>│   │   ├── gimpcontainertreeview.c</text:p>
      <text:p text:style-name="P1"><text:s text:c="4"/>│   │   ├── gimpcontainertreeview-dnd.c</text:p>
      <text:p text:style-name="P1"><text:s text:c="4"/>│   │   ├── gimpcontainertreeview-dnd.h</text:p>
      <text:p text:style-name="P1"><text:s text:c="4"/>│   │   ├── gimpcontainertreeview.h</text:p>
      <text:p text:style-name="P1"><text:s text:c="4"/>│   │   ├── gimpcontainertreeview-private.h</text:p>
      <text:p text:style-name="P1"><text:s text:c="4"/>│   │   ├── gimpcontainerview.c</text:p>
      <text:p text:style-name="P1"><text:s text:c="4"/>│   │   ├── gimpcontainerview.h</text:p>
      <text:p text:style-name="P1"><text:s text:c="4"/>│   │   ├── gimpcontainerview-utils.c</text:p>
      <text:p text:style-name="P1"><text:s text:c="4"/>│   │   ├── gimpcontainerview-utils.h</text:p>
      <text:p text:style-name="P1"><text:s text:c="4"/>│   │   ├── gimpcontrollereditor.c</text:p>
      <text:p text:style-name="P1"><text:s text:c="4"/>│   │   ├── gimpcontrollereditor.h</text:p>
      <text:p text:style-name="P1"><text:s text:c="4"/>│   │   ├── gimpcontrollerinfo.c</text:p>
      <text:p text:style-name="P1"><text:s text:c="4"/>│   │   ├── gimpcontrollerinfo.h</text:p>
      <text:p text:style-name="P1"><text:s text:c="4"/>│   │   ├── gimpcontrollerkeyboard.c</text:p>
      <text:p text:style-name="P1"><text:s text:c="4"/>│   │   ├── gimpcontrollerkeyboard.h</text:p>
      <text:p text:style-name="P1"><text:s text:c="4"/>│   │   ├── gimpcontrollerlist.c</text:p>
      <text:p text:style-name="P1"><text:s text:c="4"/>│   │   ├── gimpcontrollerlist.h</text:p>
      <text:p text:style-name="P1"><text:s text:c="4"/>│   │   ├── gimpcontrollermouse.c</text:p>
      <text:p text:style-name="P1"><text:s text:c="4"/>│   │   ├── gimpcontrollermouse.h</text:p>
      <text:p text:style-name="P1"><text:s text:c="4"/>│   │   ├── gimpcontrollers.c</text:p>
      <text:p text:style-name="P1"><text:s text:c="4"/>│   │   ├── gimpcontrollers.h</text:p>
      <text:p text:style-name="P1"><text:s text:c="4"/>│   │   ├── gimpcontrollerwheel.c</text:p>
      <text:p text:style-name="P1"><text:s text:c="4"/>│   │   ├── gimpcontrollerwheel.h</text:p>
      <text:p text:style-name="P1"><text:s text:c="4"/>│   │   ├── gimpcursor.c</text:p>
      <text:p text:style-name="P1"><text:s text:c="4"/>│   │   ├── gimpcursor.h</text:p>
      <text:p text:style-name="P1"><text:s text:c="4"/>│   │   ├── gimpcurveview.c</text:p>
      <text:p text:style-name="P1"><text:s text:c="4"/>│   │   ├── gimpcurveview.h</text:p>
      <text:p text:style-name="P1"><text:s text:c="4"/>│   │   ├── gimpdasheditor.c</text:p>
      <text:p text:style-name="P1"><text:s text:c="4"/>│   │   ├── gimpdasheditor.h</text:p>
      <text:p text:style-name="P1"><text:s text:c="4"/>│   │   ├── gimpdataeditor.c</text:p>
      <text:p text:style-name="P1"><text:s text:c="4"/>│   │   ├── gimpdataeditor.h</text:p>
      <text:p text:style-name="P1"><text:s text:c="4"/>│   │   ├── gimpdatafactoryview.c</text:p>
      <text:p text:style-name="P1"><text:s text:c="4"/>│   │   ├── gimpdatafactoryview.h</text:p>
      <text:p text:style-name="P1"><text:s text:c="4"/>│   │   ├── gimpdeviceeditor.c</text:p>
      <text:p text:style-name="P1"><text:s text:c="4"/>│   │   ├── gimpdeviceeditor.h</text:p>
      <text:p text:style-name="P1"><text:s text:c="4"/>│   │   ├── gimpdeviceinfo.c</text:p>
      <text:p text:style-name="P1"><text:s text:c="4"/>│   │   ├── gimpdeviceinfo-coords.c</text:p>
      <text:p text:style-name="P1"><text:s text:c="4"/>│   │   ├── gimpdeviceinfo-coords.h</text:p>
      <text:p text:style-name="P1"><text:s text:c="4"/>│   │   ├── gimpdeviceinfoeditor.c</text:p>
      <text:p text:style-name="P1"><text:s text:c="4"/>│   │   ├── gimpdeviceinfoeditor.h</text:p>
      <text:p text:style-name="P1"><text:s text:c="4"/>│   │   ├── gimpdeviceinfo.h</text:p>
      <text:p text:style-name="P1"><text:s text:c="4"/>│   │   ├── gimpdevicemanager.c</text:p>
      <text:p text:style-name="P1"><text:s text:c="4"/>│   │   ├── gimpdevicemanager.h</text:p>
      <text:p text:style-name="P1"><text:soft-page-break/><text:s text:c="4"/>│   │   ├── gimpdevices.c</text:p>
      <text:p text:style-name="P1"><text:s text:c="4"/>│   │   ├── gimpdevices.h</text:p>
      <text:p text:style-name="P1"><text:s text:c="4"/>│   │   ├── gimpdevicestatus.c</text:p>
      <text:p text:style-name="P1"><text:s text:c="4"/>│   │   ├── gimpdevicestatus.h</text:p>
      <text:p text:style-name="P1"><text:s text:c="4"/>│   │   ├── gimpdialogfactory.c</text:p>
      <text:p text:style-name="P1"><text:s text:c="4"/>│   │   ├── gimpdialogfactory.h</text:p>
      <text:p text:style-name="P1"><text:s text:c="4"/>│   │   ├── gimpdnd.c</text:p>
      <text:p text:style-name="P1"><text:s text:c="4"/>│   │   ├── gimpdnd.h</text:p>
      <text:p text:style-name="P1"><text:s text:c="4"/>│   │   ├── gimpdnd-xds.c</text:p>
      <text:p text:style-name="P1"><text:s text:c="4"/>│   │   ├── gimpdnd-xds.h</text:p>
      <text:p text:style-name="P1"><text:s text:c="4"/>│   │   ├── gimpdockable.c</text:p>
      <text:p text:style-name="P1"><text:s text:c="4"/>│   │   ├── gimpdockable.h</text:p>
      <text:p text:style-name="P1"><text:s text:c="4"/>│   │   ├── gimpdockbook.c</text:p>
      <text:p text:style-name="P1"><text:s text:c="4"/>│   │   ├── gimpdockbook.h</text:p>
      <text:p text:style-name="P1"><text:s text:c="4"/>│   │   ├── gimpdock.c</text:p>
      <text:p text:style-name="P1"><text:s text:c="4"/>│   │   ├── gimpdockcolumns.c</text:p>
      <text:p text:style-name="P1"><text:s text:c="4"/>│   │   ├── gimpdockcolumns.h</text:p>
      <text:p text:style-name="P1"><text:s text:c="4"/>│   │   ├── gimpdockcontainer.c</text:p>
      <text:p text:style-name="P1"><text:s text:c="4"/>│   │   ├── gimpdockcontainer.h</text:p>
      <text:p text:style-name="P1"><text:s text:c="4"/>│   │   ├── gimpdocked.c</text:p>
      <text:p text:style-name="P1"><text:s text:c="4"/>│   │   ├── gimpdocked.h</text:p>
      <text:p text:style-name="P1"><text:s text:c="4"/>│   │   ├── gimpdock.h</text:p>
      <text:p text:style-name="P1"><text:s text:c="4"/>│   │   ├── gimpdockwindow.c</text:p>
      <text:p text:style-name="P1"><text:s text:c="4"/>│   │   ├── gimpdockwindow.h</text:p>
      <text:p text:style-name="P1"><text:s text:c="4"/>│   │   ├── gimpdocumentview.c</text:p>
      <text:p text:style-name="P1"><text:s text:c="4"/>│   │   ├── gimpdocumentview.h</text:p>
      <text:p text:style-name="P1"><text:s text:c="4"/>│   │   ├── gimpdrawabletreeview.c</text:p>
      <text:p text:style-name="P1"><text:s text:c="4"/>│   │   ├── gimpdrawabletreeview.h</text:p>
      <text:p text:style-name="P1"><text:s text:c="4"/>│   │   ├── gimpdynamicseditor.c</text:p>
      <text:p text:style-name="P1"><text:s text:c="4"/>│   │   ├── gimpdynamicseditor.h</text:p>
      <text:p text:style-name="P1"><text:s text:c="4"/>│   │   ├── gimpdynamicsfactoryview.c</text:p>
      <text:p text:style-name="P1"><text:s text:c="4"/>│   │   ├── gimpdynamicsfactoryview.h</text:p>
      <text:p text:style-name="P1"><text:s text:c="4"/>│   │   ├── gimpdynamicsoutputeditor.c</text:p>
      <text:p text:style-name="P1"><text:s text:c="4"/>│   │   ├── gimpdynamicsoutputeditor.h</text:p>
      <text:p text:style-name="P1"><text:s text:c="4"/>│   │   ├── gimpeditor.c</text:p>
      <text:p text:style-name="P1"><text:s text:c="4"/>│   │   ├── gimpeditor.h</text:p>
      <text:p text:style-name="P1"><text:s text:c="4"/>│   │   ├── gimpenumaction.c</text:p>
      <text:p text:style-name="P1"><text:s text:c="4"/>│   │   ├── gimpenumaction.h</text:p>
      <text:p text:style-name="P1"><text:s text:c="4"/>│   │   ├── gimperrorconsole.c</text:p>
      <text:p text:style-name="P1"><text:s text:c="4"/>│   │   ├── gimperrorconsole.h</text:p>
      <text:p text:style-name="P1"><text:s text:c="4"/>│   │   ├── gimperrordialog.c</text:p>
      <text:p text:style-name="P1"><text:s text:c="4"/>│   │   ├── gimperrordialog.h</text:p>
      <text:p text:style-name="P1"><text:s text:c="4"/>│   │   ├── gimpfgbgeditor.c</text:p>
      <text:p text:style-name="P1"><text:s text:c="4"/>│   │   ├── gimpfgbgeditor.h</text:p>
      <text:p text:style-name="P1"><text:s text:c="4"/>│   │   ├── gimpfgbgview.c</text:p>
      <text:p text:style-name="P1"><text:s text:c="4"/>│   │   ├── gimpfgbgview.h</text:p>
      <text:p text:style-name="P1"><text:s text:c="4"/>│   │   ├── gimpfiledialog.c</text:p>
      <text:p text:style-name="P1"><text:s text:c="4"/>│   │   ├── gimpfiledialog.h</text:p>
      <text:p text:style-name="P1"><text:s text:c="4"/>│   │   ├── gimpfileprocview.c</text:p>
      <text:p text:style-name="P1"><text:s text:c="4"/>│   │   ├── gimpfileprocview.h</text:p>
      <text:p text:style-name="P1"><text:s text:c="4"/>│   │   ├── gimpfilleditor.c</text:p>
      <text:p text:style-name="P1"><text:s text:c="4"/>│   │   ├── gimpfilleditor.h</text:p>
      <text:p text:style-name="P1"><text:s text:c="4"/>│   │   ├── gimpfontselect.c</text:p>
      <text:p text:style-name="P1"><text:s text:c="4"/>│   │   ├── gimpfontselect.h</text:p>
      <text:p text:style-name="P1"><text:s text:c="4"/>│   │   ├── gimpfontview.c</text:p>
      <text:p text:style-name="P1"><text:s text:c="4"/>│   │   ├── gimpfontview.h</text:p>
      <text:p text:style-name="P1"><text:s text:c="4"/>│   │   ├── gimpgradienteditor.c</text:p>
      <text:p text:style-name="P1"><text:s text:c="4"/>│   │   ├── gimpgradienteditor.h</text:p>
      <text:p text:style-name="P1"><text:s text:c="4"/>│   │   ├── gimpgradientselect.c</text:p>
      <text:p text:style-name="P1"><text:s text:c="4"/>│   │   ├── gimpgradientselect.h</text:p>
      <text:p text:style-name="P1"><text:s text:c="4"/>│   │   ├── gimpgrideditor.c</text:p>
      <text:p text:style-name="P1"><text:s text:c="4"/>│   │   ├── gimpgrideditor.h</text:p>
      <text:p text:style-name="P1"><text:s text:c="4"/>│   │   ├── gimphandlebar.c</text:p>
      <text:p text:style-name="P1"><text:soft-page-break/><text:s text:c="4"/>│   │   ├── gimphandlebar.h</text:p>
      <text:p text:style-name="P1"><text:s text:c="4"/>│   │   ├── gimphelp.c</text:p>
      <text:p text:style-name="P1"><text:s text:c="4"/>│   │   ├── gimphelp.h</text:p>
      <text:p text:style-name="P1"><text:s text:c="4"/>│   │   ├── gimphelp-ids.h</text:p>
      <text:p text:style-name="P1"><text:s text:c="4"/>│   │   ├── gimphistogrambox.c</text:p>
      <text:p text:style-name="P1"><text:s text:c="4"/>│   │   ├── gimphistogrambox.h</text:p>
      <text:p text:style-name="P1"><text:s text:c="4"/>│   │   ├── gimphistogrameditor.c</text:p>
      <text:p text:style-name="P1"><text:s text:c="4"/>│   │   ├── gimphistogrameditor.h</text:p>
      <text:p text:style-name="P1"><text:s text:c="4"/>│   │   ├── gimphistogramview.c</text:p>
      <text:p text:style-name="P1"><text:s text:c="4"/>│   │   ├── gimphistogramview.h</text:p>
      <text:p text:style-name="P1"><text:s text:c="4"/>│   │   ├── gimpiconpicker.c</text:p>
      <text:p text:style-name="P1"><text:s text:c="4"/>│   │   ├── gimpiconpicker.h</text:p>
      <text:p text:style-name="P1"><text:s text:c="4"/>│   │   ├── gimpimagecommenteditor.c</text:p>
      <text:p text:style-name="P1"><text:s text:c="4"/>│   │   ├── gimpimagecommenteditor.h</text:p>
      <text:p text:style-name="P1"><text:s text:c="4"/>│   │   ├── gimpimageeditor.c</text:p>
      <text:p text:style-name="P1"><text:s text:c="4"/>│   │   ├── gimpimageeditor.h</text:p>
      <text:p text:style-name="P1"><text:s text:c="4"/>│   │   ├── gimpimageparasiteview.c</text:p>
      <text:p text:style-name="P1"><text:s text:c="4"/>│   │   ├── gimpimageparasiteview.h</text:p>
      <text:p text:style-name="P1"><text:s text:c="4"/>│   │   ├── gimpimageprofileview.c</text:p>
      <text:p text:style-name="P1"><text:s text:c="4"/>│   │   ├── gimpimageprofileview.h</text:p>
      <text:p text:style-name="P1"><text:s text:c="4"/>│   │   ├── gimpimagepropview.c</text:p>
      <text:p text:style-name="P1"><text:s text:c="4"/>│   │   ├── gimpimagepropview.h</text:p>
      <text:p text:style-name="P1"><text:s text:c="4"/>│   │   ├── gimpimageview.c</text:p>
      <text:p text:style-name="P1"><text:s text:c="4"/>│   │   ├── gimpimageview.h</text:p>
      <text:p text:style-name="P1"><text:s text:c="4"/>│   │   ├── gimpitemtreeview.c</text:p>
      <text:p text:style-name="P1"><text:s text:c="4"/>│   │   ├── gimpitemtreeview.h</text:p>
      <text:p text:style-name="P1"><text:s text:c="4"/>│   │   ├── gimplanguagecombobox.c</text:p>
      <text:p text:style-name="P1"><text:s text:c="4"/>│   │   ├── gimplanguagecombobox.h</text:p>
      <text:p text:style-name="P1"><text:s text:c="4"/>│   │   ├── gimplanguageentry.c</text:p>
      <text:p text:style-name="P1"><text:s text:c="4"/>│   │   ├── gimplanguageentry.h</text:p>
      <text:p text:style-name="P1"><text:s text:c="4"/>│   │   ├── gimplanguagestore.c</text:p>
      <text:p text:style-name="P1"><text:s text:c="4"/>│   │   ├── gimplanguagestore.h</text:p>
      <text:p text:style-name="P1"><text:s text:c="4"/>│   │   ├── gimplanguagestore-parser.c</text:p>
      <text:p text:style-name="P1"><text:s text:c="4"/>│   │   ├── gimplanguagestore-parser.h</text:p>
      <text:p text:style-name="P1"><text:s text:c="4"/>│   │   ├── gimplayertreeview.c</text:p>
      <text:p text:style-name="P1"><text:s text:c="4"/>│   │   ├── gimplayertreeview.h</text:p>
      <text:p text:style-name="P1"><text:s text:c="4"/>│   │   ├── gimpmenudock.c</text:p>
      <text:p text:style-name="P1"><text:s text:c="4"/>│   │   ├── gimpmenudock.h</text:p>
      <text:p text:style-name="P1"><text:s text:c="4"/>│   │   ├── gimpmenufactory.c</text:p>
      <text:p text:style-name="P1"><text:s text:c="4"/>│   │   ├── gimpmenufactory.h</text:p>
      <text:p text:style-name="P1"><text:s text:c="4"/>│   │   ├── gimpmessagebox.c</text:p>
      <text:p text:style-name="P1"><text:s text:c="4"/>│   │   ├── gimpmessagebox.h</text:p>
      <text:p text:style-name="P1"><text:s text:c="4"/>│   │   ├── gimpmessagedialog.c</text:p>
      <text:p text:style-name="P1"><text:s text:c="4"/>│   │   ├── gimpmessagedialog.h</text:p>
      <text:p text:style-name="P1"><text:s text:c="4"/>│   │   ├── gimpnavigationview.c</text:p>
      <text:p text:style-name="P1"><text:s text:c="4"/>│   │   ├── gimpnavigationview.h</text:p>
      <text:p text:style-name="P1"><text:s text:c="4"/>│   │   ├── gimpoverlaybox.c</text:p>
      <text:p text:style-name="P1"><text:s text:c="4"/>│   │   ├── gimpoverlaybox.h</text:p>
      <text:p text:style-name="P1"><text:s text:c="4"/>│   │   ├── gimpoverlaychild.c</text:p>
      <text:p text:style-name="P1"><text:s text:c="4"/>│   │   ├── gimpoverlaychild.h</text:p>
      <text:p text:style-name="P1"><text:s text:c="4"/>│   │   ├── gimpoverlaydialog.c</text:p>
      <text:p text:style-name="P1"><text:s text:c="4"/>│   │   ├── gimpoverlaydialog.h</text:p>
      <text:p text:style-name="P1"><text:s text:c="4"/>│   │   ├── gimpoverlayframe.c</text:p>
      <text:p text:style-name="P1"><text:s text:c="4"/>│   │   ├── gimpoverlayframe.h</text:p>
      <text:p text:style-name="P1"><text:s text:c="4"/>│   │   ├── gimppaletteeditor.c</text:p>
      <text:p text:style-name="P1"><text:s text:c="4"/>│   │   ├── gimppaletteeditor.h</text:p>
      <text:p text:style-name="P1"><text:s text:c="4"/>│   │   ├── gimppaletteselect.c</text:p>
      <text:p text:style-name="P1"><text:s text:c="4"/>│   │   ├── gimppaletteselect.h</text:p>
      <text:p text:style-name="P1"><text:s text:c="4"/>│   │   ├── gimppaletteview.c</text:p>
      <text:p text:style-name="P1"><text:s text:c="4"/>│   │   ├── gimppaletteview.h</text:p>
      <text:p text:style-name="P1"><text:s text:c="4"/>│   │   ├── gimppanedbox.c</text:p>
      <text:p text:style-name="P1"><text:s text:c="4"/>│   │   ├── gimppanedbox.h</text:p>
      <text:p text:style-name="P1"><text:s text:c="4"/>│   │   ├── gimppatternfactoryview.c</text:p>
      <text:p text:style-name="P1"><text:soft-page-break/><text:s text:c="4"/>│   │   ├── gimppatternfactoryview.h</text:p>
      <text:p text:style-name="P1"><text:s text:c="4"/>│   │   ├── gimppatternselect.c</text:p>
      <text:p text:style-name="P1"><text:s text:c="4"/>│   │   ├── gimppatternselect.h</text:p>
      <text:p text:style-name="P1"><text:s text:c="4"/>│   │   ├── gimppdbdialog.c</text:p>
      <text:p text:style-name="P1"><text:s text:c="4"/>│   │   ├── gimppdbdialog.h</text:p>
      <text:p text:style-name="P1"><text:s text:c="4"/>│   │   ├── gimppixbuf.c</text:p>
      <text:p text:style-name="P1"><text:s text:c="4"/>│   │   ├── gimppixbuf.h</text:p>
      <text:p text:style-name="P1"><text:s text:c="4"/>│   │   ├── gimppluginaction.c</text:p>
      <text:p text:style-name="P1"><text:s text:c="4"/>│   │   ├── gimppluginaction.h</text:p>
      <text:p text:style-name="P1"><text:s text:c="4"/>│   │   ├── gimpprofilechooserdialog.c</text:p>
      <text:p text:style-name="P1"><text:s text:c="4"/>│   │   ├── gimpprofilechooserdialog.h</text:p>
      <text:p text:style-name="P1"><text:s text:c="4"/>│   │   ├── gimpprogressbox.c</text:p>
      <text:p text:style-name="P1"><text:s text:c="4"/>│   │   ├── gimpprogressbox.h</text:p>
      <text:p text:style-name="P1"><text:s text:c="4"/>│   │   ├── gimpprogressdialog.c</text:p>
      <text:p text:style-name="P1"><text:s text:c="4"/>│   │   ├── gimpprogressdialog.h</text:p>
      <text:p text:style-name="P1"><text:s text:c="4"/>│   │   ├── gimppropwidgets.c</text:p>
      <text:p text:style-name="P1"><text:s text:c="4"/>│   │   ├── gimppropwidgets.h</text:p>
      <text:p text:style-name="P1"><text:s text:c="4"/>│   │   ├── gimpradioaction.c</text:p>
      <text:p text:style-name="P1"><text:s text:c="4"/>│   │   ├── gimpradioaction.h</text:p>
      <text:p text:style-name="P1"><text:s text:c="4"/>│   │   ├── gimprender.c</text:p>
      <text:p text:style-name="P1"><text:s text:c="4"/>│   │   ├── gimprender.h</text:p>
      <text:p text:style-name="P1"><text:s text:c="4"/>│   │   ├── gimpsamplepointeditor.c</text:p>
      <text:p text:style-name="P1"><text:s text:c="4"/>│   │   ├── gimpsamplepointeditor.h</text:p>
      <text:p text:style-name="P1"><text:s text:c="4"/>│   │   ├── gimpscalebutton.c</text:p>
      <text:p text:style-name="P1"><text:s text:c="4"/>│   │   ├── gimpscalebutton.h</text:p>
      <text:p text:style-name="P1"><text:s text:c="4"/>│   │   ├── gimpselectiondata.c</text:p>
      <text:p text:style-name="P1"><text:s text:c="4"/>│   │   ├── gimpselectiondata.h</text:p>
      <text:p text:style-name="P1"><text:s text:c="4"/>│   │   ├── gimpselectioneditor.c</text:p>
      <text:p text:style-name="P1"><text:s text:c="4"/>│   │   ├── gimpselectioneditor.h</text:p>
      <text:p text:style-name="P1"><text:s text:c="4"/>│   │   ├── gimpsessioninfo-aux.c</text:p>
      <text:p text:style-name="P1"><text:s text:c="4"/>│   │   ├── gimpsessioninfo-aux.h</text:p>
      <text:p text:style-name="P1"><text:s text:c="4"/>│   │   ├── gimpsessioninfo-book.c</text:p>
      <text:p text:style-name="P1"><text:s text:c="4"/>│   │   ├── gimpsessioninfo-book.h</text:p>
      <text:p text:style-name="P1"><text:s text:c="4"/>│   │   ├── gimpsessioninfo.c</text:p>
      <text:p text:style-name="P1"><text:s text:c="4"/>│   │   ├── gimpsessioninfo-dockable.c</text:p>
      <text:p text:style-name="P1"><text:s text:c="4"/>│   │   ├── gimpsessioninfo-dockable.h</text:p>
      <text:p text:style-name="P1"><text:s text:c="4"/>│   │   ├── gimpsessioninfo-dock.c</text:p>
      <text:p text:style-name="P1"><text:s text:c="4"/>│   │   ├── gimpsessioninfo-dock.h</text:p>
      <text:p text:style-name="P1"><text:s text:c="4"/>│   │   ├── gimpsessioninfo.h</text:p>
      <text:p text:style-name="P1"><text:s text:c="4"/>│   │   ├── gimpsessioninfo-private.h</text:p>
      <text:p text:style-name="P1"><text:s text:c="4"/>│   │   ├── gimpsessionmanaged.c</text:p>
      <text:p text:style-name="P1"><text:s text:c="4"/>│   │   ├── gimpsessionmanaged.h</text:p>
      <text:p text:style-name="P1"><text:s text:c="4"/>│   │   ├── gimpsettingsbox.c</text:p>
      <text:p text:style-name="P1"><text:s text:c="4"/>│   │   ├── gimpsettingsbox.h</text:p>
      <text:p text:style-name="P1"><text:s text:c="4"/>│   │   ├── gimpsettingseditor.c</text:p>
      <text:p text:style-name="P1"><text:s text:c="4"/>│   │   ├── gimpsettingseditor.h</text:p>
      <text:p text:style-name="P1"><text:s text:c="4"/>│   │   ├── gimpsizebox.c</text:p>
      <text:p text:style-name="P1"><text:s text:c="4"/>│   │   ├── gimpsizebox.h</text:p>
      <text:p text:style-name="P1"><text:s text:c="4"/>│   │   ├── gimpspinscale.c</text:p>
      <text:p text:style-name="P1"><text:s text:c="4"/>│   │   ├── gimpspinscale.h</text:p>
      <text:p text:style-name="P1"><text:s text:c="4"/>│   │   ├── gimpstringaction.c</text:p>
      <text:p text:style-name="P1"><text:s text:c="4"/>│   │   ├── gimpstringaction.h</text:p>
      <text:p text:style-name="P1"><text:s text:c="4"/>│   │   ├── gimpstrokeeditor.c</text:p>
      <text:p text:style-name="P1"><text:s text:c="4"/>│   │   ├── gimpstrokeeditor.h</text:p>
      <text:p text:style-name="P1"><text:s text:c="4"/>│   │   ├── gimptagentry.c</text:p>
      <text:p text:style-name="P1"><text:s text:c="4"/>│   │   ├── gimptagentry.h</text:p>
      <text:p text:style-name="P1"><text:s text:c="4"/>│   │   ├── gimptagpopup.c</text:p>
      <text:p text:style-name="P1"><text:s text:c="4"/>│   │   ├── gimptagpopup.h</text:p>
      <text:p text:style-name="P1"><text:s text:c="4"/>│   │   ├── gimptemplateeditor.c</text:p>
      <text:p text:style-name="P1"><text:s text:c="4"/>│   │   ├── gimptemplateeditor.h</text:p>
      <text:p text:style-name="P1"><text:s text:c="4"/>│   │   ├── gimptemplateview.c</text:p>
      <text:p text:style-name="P1"><text:s text:c="4"/>│   │   ├── gimptemplateview.h</text:p>
      <text:p text:style-name="P1"><text:s text:c="4"/>│   │   ├── gimptextbuffer.c</text:p>
      <text:p text:style-name="P1"><text:soft-page-break/><text:s text:c="4"/>│   │   ├── gimptextbuffer.h</text:p>
      <text:p text:style-name="P1"><text:s text:c="4"/>│   │   ├── gimptextbuffer-serialize.c</text:p>
      <text:p text:style-name="P1"><text:s text:c="4"/>│   │   ├── gimptextbuffer-serialize.h</text:p>
      <text:p text:style-name="P1"><text:s text:c="4"/>│   │   ├── gimptexteditor.c</text:p>
      <text:p text:style-name="P1"><text:s text:c="4"/>│   │   ├── gimptexteditor.h</text:p>
      <text:p text:style-name="P1"><text:s text:c="4"/>│   │   ├── gimptextproxy.c</text:p>
      <text:p text:style-name="P1"><text:s text:c="4"/>│   │   ├── gimptextproxy.h</text:p>
      <text:p text:style-name="P1"><text:s text:c="4"/>│   │   ├── gimptextstyleeditor.c</text:p>
      <text:p text:style-name="P1"><text:s text:c="4"/>│   │   ├── gimptextstyleeditor.h</text:p>
      <text:p text:style-name="P1"><text:s text:c="4"/>│   │   ├── gimptexttag.c</text:p>
      <text:p text:style-name="P1"><text:s text:c="4"/>│   │   ├── gimptexttag.h</text:p>
      <text:p text:style-name="P1"><text:s text:c="4"/>│   │   ├── gimpthumbbox.c</text:p>
      <text:p text:style-name="P1"><text:s text:c="4"/>│   │   ├── gimpthumbbox.h</text:p>
      <text:p text:style-name="P1"><text:s text:c="4"/>│   │   ├── gimptoggleaction.c</text:p>
      <text:p text:style-name="P1"><text:s text:c="4"/>│   │   ├── gimptoggleaction.h</text:p>
      <text:p text:style-name="P1"><text:s text:c="4"/>│   │   ├── gimptoolbox.c</text:p>
      <text:p text:style-name="P1"><text:s text:c="4"/>│   │   ├── gimptoolbox-color-area.c</text:p>
      <text:p text:style-name="P1"><text:s text:c="4"/>│   │   ├── gimptoolbox-color-area.h</text:p>
      <text:p text:style-name="P1"><text:s text:c="4"/>│   │   ├── gimptoolbox-dnd.c</text:p>
      <text:p text:style-name="P1"><text:s text:c="4"/>│   │   ├── gimptoolbox-dnd.h</text:p>
      <text:p text:style-name="P1"><text:s text:c="4"/>│   │   ├── gimptoolbox.h</text:p>
      <text:p text:style-name="P1"><text:s text:c="4"/>│   │   ├── gimptoolbox-image-area.c</text:p>
      <text:p text:style-name="P1"><text:s text:c="4"/>│   │   ├── gimptoolbox-image-area.h</text:p>
      <text:p text:style-name="P1"><text:s text:c="4"/>│   │   ├── gimptoolbox-indicator-area.c</text:p>
      <text:p text:style-name="P1"><text:s text:c="4"/>│   │   ├── gimptoolbox-indicator-area.h</text:p>
      <text:p text:style-name="P1"><text:s text:c="4"/>│   │   ├── gimptooleditor.c</text:p>
      <text:p text:style-name="P1"><text:s text:c="4"/>│   │   ├── gimptooleditor.h</text:p>
      <text:p text:style-name="P1"><text:s text:c="4"/>│   │   ├── gimptooloptionseditor.c</text:p>
      <text:p text:style-name="P1"><text:s text:c="4"/>│   │   ├── gimptooloptionseditor.h</text:p>
      <text:p text:style-name="P1"><text:s text:c="4"/>│   │   ├── gimptoolpalette.c</text:p>
      <text:p text:style-name="P1"><text:s text:c="4"/>│   │   ├── gimptoolpalette.h</text:p>
      <text:p text:style-name="P1"><text:s text:c="4"/>│   │   ├── gimptoolpreseteditor.c</text:p>
      <text:p text:style-name="P1"><text:s text:c="4"/>│   │   ├── gimptoolpreseteditor.h</text:p>
      <text:p text:style-name="P1"><text:s text:c="4"/>│   │   ├── gimptoolpresetfactoryview.c</text:p>
      <text:p text:style-name="P1"><text:s text:c="4"/>│   │   ├── gimptoolpresetfactoryview.h</text:p>
      <text:p text:style-name="P1"><text:s text:c="4"/>│   │   ├── gimptranslationstore.c</text:p>
      <text:p text:style-name="P1"><text:s text:c="4"/>│   │   ├── gimptranslationstore.h</text:p>
      <text:p text:style-name="P1"><text:s text:c="4"/>│   │   ├── gimpuimanager.c</text:p>
      <text:p text:style-name="P1"><text:s text:c="4"/>│   │   ├── gimpuimanager.h</text:p>
      <text:p text:style-name="P1"><text:s text:c="4"/>│   │   ├── gimpundoeditor.c</text:p>
      <text:p text:style-name="P1"><text:s text:c="4"/>│   │   ├── gimpundoeditor.h</text:p>
      <text:p text:style-name="P1"><text:s text:c="4"/>│   │   ├── gimpvectorstreeview.c</text:p>
      <text:p text:style-name="P1"><text:s text:c="4"/>│   │   ├── gimpvectorstreeview.h</text:p>
      <text:p text:style-name="P1"><text:s text:c="4"/>│   │   ├── gimpviewablebox.c</text:p>
      <text:p text:style-name="P1"><text:s text:c="4"/>│   │   ├── gimpviewablebox.h</text:p>
      <text:p text:style-name="P1"><text:s text:c="4"/>│   │   ├── gimpviewablebutton.c</text:p>
      <text:p text:style-name="P1"><text:s text:c="4"/>│   │   ├── gimpviewablebutton.h</text:p>
      <text:p text:style-name="P1"><text:s text:c="4"/>│   │   ├── gimpviewabledialog.c</text:p>
      <text:p text:style-name="P1"><text:s text:c="4"/>│   │   ├── gimpviewabledialog.h</text:p>
      <text:p text:style-name="P1"><text:s text:c="4"/>│   │   ├── gimpview.c</text:p>
      <text:p text:style-name="P1"><text:s text:c="4"/>│   │   ├── gimpview.h</text:p>
      <text:p text:style-name="P1"><text:s text:c="4"/>│   │   ├── gimpview-popup.c</text:p>
      <text:p text:style-name="P1"><text:s text:c="4"/>│   │   ├── gimpview-popup.h</text:p>
      <text:p text:style-name="P1"><text:s text:c="4"/>│   │   ├── gimpviewrendererbrush.c</text:p>
      <text:p text:style-name="P1"><text:s text:c="4"/>│   │   ├── gimpviewrendererbrush.h</text:p>
      <text:p text:style-name="P1"><text:s text:c="4"/>│   │   ├── gimpviewrendererbuffer.c</text:p>
      <text:p text:style-name="P1"><text:s text:c="4"/>│   │   ├── gimpviewrendererbuffer.h</text:p>
      <text:p text:style-name="P1"><text:s text:c="4"/>│   │   ├── gimpviewrenderer.c</text:p>
      <text:p text:style-name="P1"><text:s text:c="4"/>│   │   ├── gimpviewrendererdrawable.c</text:p>
      <text:p text:style-name="P1"><text:s text:c="4"/>│   │   ├── gimpviewrendererdrawable.h</text:p>
      <text:p text:style-name="P1"><text:s text:c="4"/>│   │   ├── gimpviewrenderer-frame.c</text:p>
      <text:p text:style-name="P1"><text:s text:c="4"/>│   │   ├── gimpviewrenderer-frame.h</text:p>
      <text:p text:style-name="P1"><text:s text:c="4"/>│   │   ├── gimpviewrenderergradient.c</text:p>
      <text:p text:style-name="P1"><text:soft-page-break/><text:s text:c="4"/>│   │   ├── gimpviewrenderergradient.h</text:p>
      <text:p text:style-name="P1"><text:s text:c="4"/>│   │   ├── gimpviewrenderer.h</text:p>
      <text:p text:style-name="P1"><text:s text:c="4"/>│   │   ├── gimpviewrendererimage.c</text:p>
      <text:p text:style-name="P1"><text:s text:c="4"/>│   │   ├── gimpviewrendererimagefile.c</text:p>
      <text:p text:style-name="P1"><text:s text:c="4"/>│   │   ├── gimpviewrendererimagefile.h</text:p>
      <text:p text:style-name="P1"><text:s text:c="4"/>│   │   ├── gimpviewrendererimage.h</text:p>
      <text:p text:style-name="P1"><text:s text:c="4"/>│   │   ├── gimpviewrendererlayer.c</text:p>
      <text:p text:style-name="P1"><text:s text:c="4"/>│   │   ├── gimpviewrendererlayer.h</text:p>
      <text:p text:style-name="P1"><text:s text:c="4"/>│   │   ├── gimpviewrendererpalette.c</text:p>
      <text:p text:style-name="P1"><text:s text:c="4"/>│   │   ├── gimpviewrendererpalette.h</text:p>
      <text:p text:style-name="P1"><text:s text:c="4"/>│   │   ├── gimpviewrenderer-utils.c</text:p>
      <text:p text:style-name="P1"><text:s text:c="4"/>│   │   ├── gimpviewrenderer-utils.h</text:p>
      <text:p text:style-name="P1"><text:s text:c="4"/>│   │   ├── gimpviewrenderervectors.c</text:p>
      <text:p text:style-name="P1"><text:s text:c="4"/>│   │   ├── gimpviewrenderervectors.h</text:p>
      <text:p text:style-name="P1"><text:s text:c="4"/>│   │   ├── gimpwidgets-constructors.c</text:p>
      <text:p text:style-name="P1"><text:s text:c="4"/>│   │   ├── gimpwidgets-constructors.h</text:p>
      <text:p text:style-name="P1"><text:s text:c="4"/>│   │   ├── gimpwidgets-utils.c</text:p>
      <text:p text:style-name="P1"><text:s text:c="4"/>│   │   ├── gimpwidgets-utils.h</text:p>
      <text:p text:style-name="P1"><text:s text:c="4"/>│   │   ├── gimpwindow.c</text:p>
      <text:p text:style-name="P1"><text:s text:c="4"/>│   │   ├── gimpwindow.h</text:p>
      <text:p text:style-name="P1"><text:s text:c="4"/>│   │   ├── gimpwindowstrategy.c</text:p>
      <text:p text:style-name="P1"><text:s text:c="4"/>│   │   ├── gimpwindowstrategy.h</text:p>
      <text:p text:style-name="P1"><text:s text:c="4"/>│   │   ├── gtkhwrapbox.c</text:p>
      <text:p text:style-name="P1"><text:s text:c="4"/>│   │   ├── gtkhwrapbox.h</text:p>
      <text:p text:style-name="P1"><text:s text:c="4"/>│   │   ├── gtkwrapbox.c</text:p>
      <text:p text:style-name="P1"><text:s text:c="4"/>│   │   ├── gtkwrapbox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widgets-enums.c</text:p>
      <text:p text:style-name="P1"><text:s text:c="4"/>│   │   ├── widgets-enums.h</text:p>
      <text:p text:style-name="P1"><text:s text:c="4"/>│   │   └── widgets-types.h</text:p>
      <text:p text:style-name="P1"><text:s text:c="4"/>│   └── <text:span text:style-name="T7">XCF</text:span></text:p>
      <text:p text:style-name="P1"><text:s text:c="4"/>│   <text:s text:c="4"/>├── Makefile.am</text:p>
      <text:p text:style-name="P1"><text:s text:c="4"/>│   <text:s text:c="4"/>├── Makefile.in</text:p>
      <text:p text:style-name="P1"><text:s text:c="4"/>│   <text:s text:c="4"/>├── xcf.c</text:p>
      <text:p text:style-name="P1"><text:s text:c="4"/>│   <text:s text:c="4"/>├── xcf.h</text:p>
      <text:p text:style-name="P1"><text:s text:c="4"/>│   <text:s text:c="4"/>├── xcf-load.c</text:p>
      <text:p text:style-name="P1"><text:s text:c="4"/>│   <text:s text:c="4"/>├── xcf-load.h</text:p>
      <text:p text:style-name="P1"><text:s text:c="4"/>│   <text:s text:c="4"/>├── xcf-private.h</text:p>
      <text:p text:style-name="P1"><text:s text:c="4"/>│   <text:s text:c="4"/>├── xcf-read.c</text:p>
      <text:p text:style-name="P1"><text:s text:c="4"/>│   <text:s text:c="4"/>├── xcf-read.h</text:p>
      <text:p text:style-name="P1"><text:s text:c="4"/>│   <text:s text:c="4"/>├── xcf-save.c</text:p>
      <text:p text:style-name="P1"><text:s text:c="4"/>│   <text:s text:c="4"/>├── xcf-save.h</text:p>
      <text:p text:style-name="P1"><text:s text:c="4"/>│   <text:s text:c="4"/>├── xcf-seek.c</text:p>
      <text:p text:style-name="P1"><text:s text:c="4"/>│   <text:s text:c="4"/>├── xcf-seek.h</text:p>
      <text:p text:style-name="P1"><text:s text:c="4"/>│   <text:s text:c="4"/>├── xcf-write.c</text:p>
      <text:p text:style-name="P1"><text:s text:c="4"/>│   <text:s text:c="4"/>└── xcf-write.h</text:p>
      <text:p text:style-name="P1"><text:s text:c="4"/>├── AUTHORS</text:p>
      <text:p text:style-name="P1"><text:s text:c="4"/>├── authors.dtd</text:p>
      <text:p text:style-name="P1"><text:s text:c="4"/>├── authors.xml</text:p>
      <text:p text:style-name="P1"><text:s text:c="4"/>├── authors.xsl</text:p>
      <text:p text:style-name="P1"><text:s text:c="4"/>├──<text:tab/><text:span text:style-name="T7">BUILD</text:span></text:p>
      <text:p text:style-name="P1"><text:s text:c="4"/>│   ├── Makefile.am</text:p>
      <text:p text:style-name="P1"><text:s text:c="4"/>│   ├── Makefile.in</text:p>
      <text:p text:style-name="P1"><text:s text:c="4"/>│   ├── <text:span text:style-name="T7">OSX</text:span></text:p>
      <text:p text:style-name="P1"><text:s text:c="4"/>│   │   ├── info.plist</text:p>
      <text:p text:style-name="P1"><text:s text:c="4"/>│   │   ├── info.plist.in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README</text:p>
      <text:p text:style-name="P1"><text:s text:c="4"/>│   └── <text:span text:style-name="T7">WINDOWS</text:span></text:p>
      <text:p text:style-name="P1"><text:soft-page-break/><text:s text:c="4"/>│   <text:s text:c="4"/>├── fileicon.ico</text:p>
      <text:p text:style-name="P1"><text:s text:c="4"/>│   <text:s text:c="4"/>├── gimp.manifest</text:p>
      <text:p text:style-name="P1"><text:s text:c="4"/>│   <text:s text:c="4"/>├── gimp-plug-ins.rc</text:p>
      <text:p text:style-name="P1"><text:s text:c="4"/>│   <text:s text:c="4"/>├── gimp-plug-ins.rc.in</text:p>
      <text:p text:style-name="P1"><text:s text:c="4"/>│   <text:s text:c="4"/>├── gimp.rc</text:p>
      <text:p text:style-name="P1"><text:s text:c="4"/>│   <text:s text:c="4"/>├── gimp.rc.in</text:p>
      <text:p text:style-name="P1"><text:s text:c="4"/>│   <text:s text:c="4"/>├── gimprc-plug-ins.rule</text:p>
      <text:p text:style-name="P1"><text:s text:c="4"/>│   <text:s text:c="4"/>├── gimprc.rule</text:p>
      <text:p text:style-name="P1"><text:s text:c="4"/>│   <text:s text:c="4"/>├── Makefile.am</text:p>
      <text:p text:style-name="P1"><text:s text:c="4"/>│   <text:s text:c="4"/>├── Makefile.in</text:p>
      <text:p text:style-name="P1"><text:s text:c="4"/>│   <text:s text:c="4"/>├── plug-ins.ico</text:p>
      <text:p text:style-name="P1"><text:s text:c="4"/>│   <text:s text:c="4"/>└── wilber.ico</text:p>
      <text:p text:style-name="P1"><text:s text:c="4"/>├── ChangeLog</text:p>
      <text:p text:style-name="P1"><text:s text:c="4"/>├── ChangeLog.pre-1-0</text:p>
      <text:p text:style-name="P1"><text:s text:c="4"/>├── ChangeLog.pre-1-2</text:p>
      <text:p text:style-name="P1"><text:s text:c="4"/>├── ChangeLog.pre-2-0</text:p>
      <text:p text:style-name="P1"><text:s text:c="4"/>├── ChangeLog.pre-2-2</text:p>
      <text:p text:style-name="P1"><text:s text:c="4"/>├── ChangeLog.pre-2-4</text:p>
      <text:p text:style-name="P1"><text:s text:c="4"/>├── ChangeLog.pre-2-6</text:p>
      <text:p text:style-name="P1"><text:s text:c="4"/>├── ChangeLog.pre-git</text:p>
      <text:p text:style-name="P1"><text:s text:c="4"/>├── compile</text:p>
      <text:p text:style-name="P1"><text:s text:c="4"/>├── config.guess</text:p>
      <text:p text:style-name="P1"><text:s text:c="4"/>├── config.h.in</text:p>
      <text:p text:style-name="P1"><text:s text:c="4"/>├── config.h.win32</text:p>
      <text:p text:style-name="P1"><text:s text:c="4"/>├── config.sub</text:p>
      <text:p text:style-name="P1"><text:s text:c="4"/>├── configure</text:p>
      <text:p text:style-name="P1"><text:s text:c="4"/>├── configure.ac</text:p>
      <text:p text:style-name="P1"><text:s text:c="4"/>├── COPYING</text:p>
      <text:p text:style-name="P1"><text:s text:c="4"/>├── <text:span text:style-name="T7">CURSORS</text:span></text:p>
      <text:p text:style-name="P1"><text:s text:c="4"/>│   ├── <text:span text:style-name="T40">cursor-bad-bw.png</text:span></text:p>
      <text:p text:style-name="P3"><text:s text:c="4"/>│   ├── cursor-bad.png</text:p>
      <text:p text:style-name="P3"><text:s text:c="4"/>│   ├── cursor-color-picker-bw.png</text:p>
      <text:p text:style-name="P3"><text:s text:c="4"/>│   ├── cursor-color-picker.png</text:p>
      <text:p text:style-name="P3"><text:s text:c="4"/>│   ├── cursor-corner-bottom-left-bw.png</text:p>
      <text:p text:style-name="P3"><text:s text:c="4"/>│   ├── cursor-corner-bottom-left.png</text:p>
      <text:p text:style-name="P3"><text:s text:c="4"/>│   ├── cursor-corner-bottom-right-bw.png</text:p>
      <text:p text:style-name="P3"><text:s text:c="4"/>│   ├── cursor-corner-bottom-right.png</text:p>
      <text:p text:style-name="P3"><text:s text:c="4"/>│   ├── cursor-corner-top-left-bw.png</text:p>
      <text:p text:style-name="P3"><text:s text:c="4"/>│   ├── cursor-corner-top-left.png</text:p>
      <text:p text:style-name="P3"><text:s text:c="4"/>│   ├── cursor-corner-top-right-bw.png</text:p>
      <text:p text:style-name="P3"><text:s text:c="4"/>│   ├── cursor-corner-top-right.png</text:p>
      <text:p text:style-name="P3"><text:s text:c="4"/>│   ├── cursor-crosshair-bw.png</text:p>
      <text:p text:style-name="P3"><text:s text:c="4"/>│   ├── cursor-crosshair.png</text:p>
      <text:p text:style-name="P3"><text:s text:c="4"/>│   ├── cursor-crosshair-small-bw.png</text:p>
      <text:p text:style-name="P3"><text:s text:c="4"/>│   ├── cursor-crosshair-small.png</text:p>
      <text:p text:style-name="P3"><text:s text:c="4"/>│   ├── cursor-mouse-bw.png</text:p>
      <text:p text:style-name="P3"><text:s text:c="4"/>│   ├── cursor-mouse.png</text:p>
      <text:p text:style-name="P3"><text:s text:c="4"/>│   ├── cursor-move-bw.png</text:p>
      <text:p text:style-name="P3"><text:s text:c="4"/>│   ├── cursor-move.png</text:p>
      <text:p text:style-name="P3"><text:s text:c="4"/>│   ├── cursor-none-bw.png</text:p>
      <text:p text:style-name="P3"><text:s text:c="4"/>│   ├── cursor-none.png</text:p>
      <text:p text:style-name="P3"><text:s text:c="4"/>│   ├── cursor-side-bottom-bw.png</text:p>
      <text:p text:style-name="P3"><text:s text:c="4"/>│   ├── cursor-side-bottom.png</text:p>
      <text:p text:style-name="P3"><text:s text:c="4"/>│   ├── cursor-side-left-bw.png</text:p>
      <text:p text:style-name="P3"><text:s text:c="4"/>│   ├── cursor-side-left.png</text:p>
      <text:p text:style-name="P3"><text:s text:c="4"/>│   ├── cursor-side-right-bw.png</text:p>
      <text:p text:style-name="P3"><text:s text:c="4"/>│   ├── cursor-side-right.png</text:p>
      <text:p text:style-name="P3"><text:s text:c="4"/>│   ├── cursor-side-top-bw.png</text:p>
      <text:p text:style-name="P3"><text:s text:c="4"/>│   ├── cursor-side-top.png</text:p>
      <text:p text:style-name="P3"><text:s text:c="4"/>│   ├── cursor-zoom-bw.png</text:p>
      <text:p text:style-name="P3"><text:s text:c="4"/>│   ├── cursor-zoom.png</text:p>
      <text:p text:style-name="P3"><text:s text:c="4"/>│   ├── gimp-tool-cursors.xcf</text:p>
      <text:p text:style-name="P1"><text:soft-page-break/><text:s text:c="4"/>│   ├── Makefile.am</text:p>
      <text:p text:style-name="P1"><text:s text:c="4"/>│   ├── Makefile.in</text:p>
      <text:p text:style-name="P1"><text:s text:c="4"/>│   ├── <text:span text:style-name="T40">modifier-anchor.png</text:span></text:p>
      <text:p text:style-name="P3"><text:s text:c="4"/>│   ├── modifier-background.png</text:p>
      <text:p text:style-name="P3"><text:s text:c="4"/>│   ├── modifier-bad.png</text:p>
      <text:p text:style-name="P3"><text:s text:c="4"/>│   ├── modifier-control.png</text:p>
      <text:p text:style-name="P3"><text:s text:c="4"/>│   ├── modifier-foreground.png</text:p>
      <text:p text:style-name="P3"><text:s text:c="4"/>│   ├── modifier-intersect.png</text:p>
      <text:p text:style-name="P3"><text:s text:c="4"/>│   ├── modifier-join.png</text:p>
      <text:p text:style-name="P3"><text:s text:c="4"/>│   ├── modifier-minus.png</text:p>
      <text:p text:style-name="P3"><text:s text:c="4"/>│   ├── modifier-move.png</text:p>
      <text:p text:style-name="P3"><text:s text:c="4"/>│   ├── modifier-pattern.png</text:p>
      <text:p text:style-name="P3"><text:s text:c="4"/>│   ├── modifier-plus.png</text:p>
      <text:p text:style-name="P3"><text:s text:c="4"/>│   ├── modifier-resize.png</text:p>
      <text:p text:style-name="P3"><text:s text:c="4"/>│   ├── modifier-select.png</text:p>
      <text:p text:style-name="P3"><text:s text:c="4"/>│   ├── tool-airbrush-bw.png</text:p>
      <text:p text:style-name="P3"><text:s text:c="4"/>│   ├── tool-airbrush.png</text:p>
      <text:p text:style-name="P3"><text:s text:c="4"/>│   ├── tool-blend-bw.png</text:p>
      <text:p text:style-name="P3"><text:s text:c="4"/>│   ├── tool-blend.png</text:p>
      <text:p text:style-name="P3"><text:s text:c="4"/>│   ├── tool-blur-bw.png</text:p>
      <text:p text:style-name="P3"><text:s text:c="4"/>│   ├── tool-blur.png</text:p>
      <text:p text:style-name="P3"><text:s text:c="4"/>│   ├── tool-bucket-fill-bw.png</text:p>
      <text:p text:style-name="P3"><text:s text:c="4"/>│   ├── tool-bucket-fill.png</text:p>
      <text:p text:style-name="P3"><text:s text:c="4"/>│   ├── tool-burn-bw.png</text:p>
      <text:p text:style-name="P3"><text:s text:c="4"/>│   ├── tool-burn.png</text:p>
      <text:p text:style-name="P3"><text:s text:c="4"/>│   ├── tool-clone-bw.png</text:p>
      <text:p text:style-name="P3"><text:s text:c="4"/>│   ├── tool-clone.png</text:p>
      <text:p text:style-name="P3"><text:s text:c="4"/>│   ├── tool-color-picker-bw.png</text:p>
      <text:p text:style-name="P3"><text:s text:c="4"/>│   ├── tool-color-picker.png</text:p>
      <text:p text:style-name="P3"><text:s text:c="4"/>│   ├── tool-crop-bw.png</text:p>
      <text:p text:style-name="P3"><text:s text:c="4"/>│   ├── tool-crop.png</text:p>
      <text:p text:style-name="P3"><text:s text:c="4"/>│   ├── tool-dodge-bw.png</text:p>
      <text:p text:style-name="P3"><text:s text:c="4"/>│   ├── tool-dodge.png</text:p>
      <text:p text:style-name="P3"><text:s text:c="4"/>│   ├── tool-ellipse-select-bw.png</text:p>
      <text:p text:style-name="P3"><text:s text:c="4"/>│   ├── tool-ellipse-select.png</text:p>
      <text:p text:style-name="P3"><text:s text:c="4"/>│   ├── tool-eraser-bw.png</text:p>
      <text:p text:style-name="P3"><text:s text:c="4"/>│   ├── tool-eraser.png</text:p>
      <text:p text:style-name="P3"><text:s text:c="4"/>│   ├── tool-flip-horizontal-bw.png</text:p>
      <text:p text:style-name="P3"><text:s text:c="4"/>│   ├── tool-flip-horizontal.png</text:p>
      <text:p text:style-name="P3"><text:s text:c="4"/>│   ├── tool-flip-vertical-bw.png</text:p>
      <text:p text:style-name="P3"><text:s text:c="4"/>│   ├── tool-flip-vertical.png</text:p>
      <text:p text:style-name="P3"><text:s text:c="4"/>│   ├── tool-free-select-bw.png</text:p>
      <text:p text:style-name="P3"><text:s text:c="4"/>│   ├── tool-free-select.png</text:p>
      <text:p text:style-name="P3"><text:s text:c="4"/>│   ├── tool-fuzzy-select-bw.png</text:p>
      <text:p text:style-name="P3"><text:s text:c="4"/>│   ├── tool-fuzzy-select.png</text:p>
      <text:p text:style-name="P3"><text:s text:c="4"/>│   ├── tool-hand-bw.png</text:p>
      <text:p text:style-name="P3"><text:s text:c="4"/>│   ├── tool-hand.png</text:p>
      <text:p text:style-name="P3"><text:s text:c="4"/>│   ├── tool-heal-bw.png</text:p>
      <text:p text:style-name="P3"><text:s text:c="4"/>│   ├── tool-heal.png</text:p>
      <text:p text:style-name="P3"><text:s text:c="4"/>│   ├── tool-ink-bw.png</text:p>
      <text:p text:style-name="P3"><text:s text:c="4"/>│   ├── tool-ink.png</text:p>
      <text:p text:style-name="P3"><text:s text:c="4"/>│   ├── tool-iscissors-bw.png</text:p>
      <text:p text:style-name="P3"><text:s text:c="4"/>│   ├── tool-iscissors.png</text:p>
      <text:p text:style-name="P3"><text:s text:c="4"/>│   ├── tool-measure-bw.png</text:p>
      <text:p text:style-name="P3"><text:s text:c="4"/>│   ├── tool-measure.png</text:p>
      <text:p text:style-name="P3"><text:s text:c="4"/>│   ├── tool-move-bw.png</text:p>
      <text:p text:style-name="P3"><text:s text:c="4"/>│   ├── tool-move.png</text:p>
      <text:p text:style-name="P3"><text:s text:c="4"/>│   ├── tool-paintbrush-bw.png</text:p>
      <text:p text:style-name="P3"><text:s text:c="4"/>│   ├── tool-paintbrush.png</text:p>
      <text:p text:style-name="P3"><text:s text:c="4"/>│   ├── tool-paths-anchor-bw.png</text:p>
      <text:p text:style-name="P3"><text:s text:c="4"/>│   ├── tool-paths-anchor.png</text:p>
      <text:p text:style-name="P3"><text:s text:c="4"/>│   ├── tool-paths-bw.png</text:p>
      <text:p text:style-name="P3"><text:s text:c="4"/>│   ├── tool-paths-control-bw.png</text:p>
      <text:p text:style-name="P3"><text:soft-page-break/><text:s text:c="4"/>│   ├── tool-paths-control.png</text:p>
      <text:p text:style-name="P3"><text:s text:c="4"/>│   ├── tool-paths.png</text:p>
      <text:p text:style-name="P3"><text:s text:c="4"/>│   ├── tool-paths-segment-bw.png</text:p>
      <text:p text:style-name="P3"><text:s text:c="4"/>│   ├── tool-paths-segment.png</text:p>
      <text:p text:style-name="P3"><text:s text:c="4"/>│   ├── tool-pencil-bw.png</text:p>
      <text:p text:style-name="P3"><text:s text:c="4"/>│   ├── tool-pencil.png</text:p>
      <text:p text:style-name="P3"><text:s text:c="4"/>│   ├── tool-perspective-bw.png</text:p>
      <text:p text:style-name="P3"><text:s text:c="4"/>│   ├── tool-perspective.png</text:p>
      <text:p text:style-name="P3"><text:s text:c="4"/>│   ├── tool-polygon-select-bw.png</text:p>
      <text:p text:style-name="P3"><text:s text:c="4"/>│   ├── tool-polygon-select.png</text:p>
      <text:p text:style-name="P3"><text:s text:c="4"/>│   ├── tool-rect-select-bw.png</text:p>
      <text:p text:style-name="P3"><text:s text:c="4"/>│   ├── tool-rect-select.png</text:p>
      <text:p text:style-name="P3"><text:s text:c="4"/>│   ├── tool-resize-bw.png</text:p>
      <text:p text:style-name="P3"><text:s text:c="4"/>│   ├── tool-resize.png</text:p>
      <text:p text:style-name="P3"><text:s text:c="4"/>│   ├── tool-rotate-bw.png</text:p>
      <text:p text:style-name="P3"><text:s text:c="4"/>│   ├── tool-rotate.png</text:p>
      <text:p text:style-name="P3"><text:s text:c="4"/>│   ├── tool-shear-bw.png</text:p>
      <text:p text:style-name="P3"><text:s text:c="4"/>│   ├── tool-shear.png</text:p>
      <text:p text:style-name="P3"><text:s text:c="4"/>│   ├── tool-smudge-bw.png</text:p>
      <text:p text:style-name="P3"><text:s text:c="4"/>│   ├── tool-smudge.png</text:p>
      <text:p text:style-name="P3"><text:s text:c="4"/>│   ├── tool-text-bw.png</text:p>
      <text:p text:style-name="P3"><text:s text:c="4"/>│   ├── tool-text.png</text:p>
      <text:p text:style-name="P3"><text:s text:c="4"/>│   ├── tool-zoom-bw.png</text:p>
      <text:p text:style-name="P3"><text:s text:c="4"/>│   └── tool-zoom.png</text:p>
      <text:p text:style-name="P1"><text:s text:c="4"/>├── <text:span text:style-name="T7">DATA</text:span></text:p>
      <text:p text:style-name="P1"><text:s text:c="4"/>│   ├──<text:span text:style-name="T7">BRUSHES</text:span></text:p>
      <text:p text:style-name="P1"><text:s text:c="4"/>│   │   ├── <text:span text:style-name="T7">BASICS</text:span></text:p>
      <text:p text:style-name="P1"><text:s text:c="4"/>│   │   │   ├── 1-pixel.vbr</text:p>
      <text:p text:style-name="P1"><text:s text:c="4"/>│   │   │   ├── Block-01.vbr</text:p>
      <text:p text:style-name="P1"><text:s text:c="4"/>│   │   │   ├── Block-02.vbr</text:p>
      <text:p text:style-name="P1"><text:s text:c="4"/>│   │   │   ├── Block-03.vbr</text:p>
      <text:p text:style-name="P1"><text:s text:c="4"/>│   │   │   ├── Hardness-025.vbr</text:p>
      <text:p text:style-name="P1"><text:s text:c="4"/>│   │   │   ├── Hardness-050.vbr</text:p>
      <text:p text:style-name="P1"><text:s text:c="4"/>│   │   │   ├── Hardness-075.vbr</text:p>
      <text:p text:style-name="P1"><text:s text:c="4"/>│   │   │   ├── Hardness-100.vbr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ixel.gbr</text:p>
      <text:p text:style-name="P1"><text:s text:c="4"/>│   │   │   └── Star.vbr</text:p>
      <text:p text:style-name="P1"><text:s text:c="4"/>│   │   ├── <text:span text:style-name="T7">GIMP-OBSOLETE-FILES</text:span></text:p>
      <text:p text:style-name="P1"><text:s text:c="4"/>│   │   │   ├── 10x10squareBlur.gbr</text:p>
      <text:p text:style-name="P1"><text:s text:c="4"/>│   │   │   ├── 10x10square.gbr</text:p>
      <text:p text:style-name="P1"><text:s text:c="4"/>│   │   │   ├── 20x20squareBlur.gbr</text:p>
      <text:p text:style-name="P1"><text:s text:c="4"/>│   │   │   ├── 20x20square.gbr</text:p>
      <text:p text:style-name="P1"><text:s text:c="4"/>│   │   │   ├── 5x5squareBlur.gbr</text:p>
      <text:p text:style-name="P1"><text:s text:c="4"/>│   │   │   ├── 5x5square.gbr</text:p>
      <text:p text:style-name="P1"><text:s text:c="4"/>│   │   │   ├── Calligraphic-Brush-0.vbr</text:p>
      <text:p text:style-name="P1"><text:s text:c="4"/>│   │   │   ├── Calligraphic-Brush-1.vbr</text:p>
      <text:p text:style-name="P1"><text:s text:c="4"/>│   │   │   ├── Calligraphic-Brush-2.vbr</text:p>
      <text:p text:style-name="P1"><text:s text:c="4"/>│   │   │   ├── Calligraphic-Brush-3.vbr</text:p>
      <text:p text:style-name="P1"><text:s text:c="4"/>│   │   │   ├── Circle-11.vbr</text:p>
      <text:p text:style-name="P1"><text:s text:c="4"/>│   │   │   ├── Circle-13.vbr</text:p>
      <text:p text:style-name="P1"><text:s text:c="4"/>│   │   │   ├── Circle-15.vbr</text:p>
      <text:p text:style-name="P1"><text:s text:c="4"/>│   │   │   ├── Circle-17.vbr</text:p>
      <text:p text:style-name="P1"><text:s text:c="4"/>│   │   │   ├── Circle-19.vbr</text:p>
      <text:p text:style-name="P1"><text:s text:c="4"/>│   │   │   ├── Circle-1.vbr</text:p>
      <text:p text:style-name="P1"><text:s text:c="4"/>│   │   │   ├── Circle-3.vbr</text:p>
      <text:p text:style-name="P1"><text:s text:c="4"/>│   │   │   ├── Circle-5.vbr</text:p>
      <text:p text:style-name="P1"><text:s text:c="4"/>│   │   │   ├── Circle-7.vbr</text:p>
      <text:p text:style-name="P1"><text:s text:c="4"/>│   │   │   ├── Circle-9.vbr</text:p>
      <text:p text:style-name="P1"><text:s text:c="4"/>│   │   │   ├── Circle-Fuzzy-11.vbr</text:p>
      <text:p text:style-name="P1"><text:soft-page-break/><text:s text:c="4"/>│   │   │   ├── Circle-Fuzzy-13.vbr</text:p>
      <text:p text:style-name="P1"><text:s text:c="4"/>│   │   │   ├── Circle-Fuzzy-15.vbr</text:p>
      <text:p text:style-name="P1"><text:s text:c="4"/>│   │   │   ├── Circle-Fuzzy-17.vbr</text:p>
      <text:p text:style-name="P1"><text:s text:c="4"/>│   │   │   ├── Circle-Fuzzy-19.vbr</text:p>
      <text:p text:style-name="P1"><text:s text:c="4"/>│   │   │   ├── Circle-Fuzzy-3.vbr</text:p>
      <text:p text:style-name="P1"><text:s text:c="4"/>│   │   │   ├── Circle-Fuzzy-5.vbr</text:p>
      <text:p text:style-name="P1"><text:s text:c="4"/>│   │   │   ├── Circle-Fuzzy-7.vbr</text:p>
      <text:p text:style-name="P1"><text:s text:c="4"/>│   │   │   ├── Circle-Fuzzy-9.vbr</text:p>
      <text:p text:style-name="P1"><text:s text:c="4"/>│   │   │   ├── Diagonal-Star-11.vbr</text:p>
      <text:p text:style-name="P1"><text:s text:c="4"/>│   │   │   ├── Diagonal-Star-17.vbr</text:p>
      <text:p text:style-name="P1"><text:s text:c="4"/>│   │   │   ├── Diagonal-Star-25.vbr</text:p>
      <text:p text:style-name="P1"><text:s text:c="4"/>│   │   │   ├── feltpen.gih</text:p>
      <text:p text:style-name="P1"><text:s text:c="4"/>│   │   │   ├── galaxy_small.gbr</text:p>
      <text:p text:style-name="P1"><text:s text:c="4"/>│   │   │   ├── Grass1.gih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epper.gbr</text:p>
      <text:p text:style-name="P1"><text:s text:c="4"/>│   │   │   ├── pixel.gbr</text:p>
      <text:p text:style-name="P1"><text:s text:c="4"/>│   │   │   ├── SketchBrush-16.gih</text:p>
      <text:p text:style-name="P1"><text:s text:c="4"/>│   │   │   ├── SketchBrush-32.gih</text:p>
      <text:p text:style-name="P1"><text:s text:c="4"/>│   │   │   └── SketchBrush-64.gih</text:p>
      <text:p text:style-name="P1"><text:s text:c="4"/>│   │   ├── <text:span text:style-name="T7">LEGACY</text:span></text:p>
      <text:p text:style-name="P1"><text:s text:c="4"/>│   │   │   ├── confetti.gbr</text:p>
      <text:p text:style-name="P1"><text:s text:c="4"/>│   │   │   ├── confetti.gih</text:p>
      <text:p text:style-name="P1"><text:s text:c="4"/>│   │   │   ├── dunes.gbr</text:p>
      <text:p text:style-name="P1"><text:s text:c="4"/>│   │   │   ├── galaxy-big.gbr</text:p>
      <text:p text:style-name="P1"><text:s text:c="4"/>│   │   │   ├── galaxy.gbr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epper.gbr</text:p>
      <text:p text:style-name="P1"><text:s text:c="4"/>│   │   │   └── vine.gi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<text:span text:style-name="T8">MEDIA</text:span></text:p>
      <text:p text:style-name="P1"><text:s text:c="4"/>│   │   │   ├── Acrylic-01.gih</text:p>
      <text:p text:style-name="P1"><text:s text:c="4"/>│   │   │   ├── Acrylic-02.gih</text:p>
      <text:p text:style-name="P1"><text:s text:c="4"/>│   │   │   ├── Acrylic-03.gih</text:p>
      <text:p text:style-name="P1"><text:s text:c="4"/>│   │   │   ├── Acrylic-04.gih</text:p>
      <text:p text:style-name="P1"><text:s text:c="4"/>│   │   │   ├── Acrylic-05.gih</text:p>
      <text:p text:style-name="P1"><text:s text:c="4"/>│   │   │   ├── Bristles-01.gbr</text:p>
      <text:p text:style-name="P1"><text:s text:c="4"/>│   │   │   ├── Bristles-02.gbr</text:p>
      <text:p text:style-name="P1"><text:s text:c="4"/>│   │   │   ├── Bristles-03.gbr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Oils-01.gbr</text:p>
      <text:p text:style-name="P1"><text:s text:c="4"/>│   │   │   ├── Oils-02.gbr</text:p>
      <text:p text:style-name="P1"><text:s text:c="4"/>│   │   │   └── Oils-03.gbr</text:p>
      <text:p text:style-name="P1"><text:s text:c="4"/>│   │   ├── <text:span text:style-name="T8">SKETCH</text:span></text:p>
      <text:p text:style-name="P1"><text:s text:c="4"/>│   │   │   ├── Chalk-01.gih</text:p>
      <text:p text:style-name="P1"><text:s text:c="4"/>│   │   │   ├── Chalk-02.gih</text:p>
      <text:p text:style-name="P1"><text:s text:c="4"/>│   │   │   ├── Chalk-03.gih</text:p>
      <text:p text:style-name="P1"><text:s text:c="4"/>│   │   │   ├── Charcoal-01.gbr</text:p>
      <text:p text:style-name="P1"><text:s text:c="4"/>│   │   │   ├── Charcoal-02.gbr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encil-01.gih</text:p>
      <text:p text:style-name="P1"><text:s text:c="4"/>│   │   │   ├── Pencil-02.gih</text:p>
      <text:p text:style-name="P1"><text:s text:c="4"/>│   │   │   └── Pencil-Scratch.gbr</text:p>
      <text:p text:style-name="P1"><text:s text:c="4"/>│   │   ├── <text:span text:style-name="T8">SPLATTERS</text:span></text:p>
      <text:p text:style-name="P1"><text:s text:c="4"/>│   │   │   ├── Makefile.am</text:p>
      <text:p text:style-name="P1"><text:s text:c="4"/>│   │   │   ├── Makefile.in</text:p>
      <text:p text:style-name="P1"><text:soft-page-break/><text:s text:c="4"/>│   │   │   ├── Sparks-Hose.gih</text:p>
      <text:p text:style-name="P1"><text:s text:c="4"/>│   │   │   ├── Splats-01.gih</text:p>
      <text:p text:style-name="P1"><text:s text:c="4"/>│   │   │   ├── Splats-02.gih</text:p>
      <text:p text:style-name="P1"><text:s text:c="4"/>│   │   │   ├── Sponge-01.gbr</text:p>
      <text:p text:style-name="P1"><text:s text:c="4"/>│   │   │   └── Sponge-02.gbr</text:p>
      <text:p text:style-name="P1"><text:s text:c="4"/>│   │   └── <text:span text:style-name="T8">TEXTURE</text:span></text:p>
      <text:p text:style-name="P1"><text:s text:c="4"/>│   │   <text:s text:c="4"/>├── Cell-01.gbr</text:p>
      <text:p text:style-name="P1"><text:s text:c="4"/>│   │   <text:s text:c="4"/>├── Cell-02.gbr</text:p>
      <text:p text:style-name="P1"><text:s text:c="4"/>│   │   <text:s text:c="4"/>├── Grass.gih</text:p>
      <text:p text:style-name="P1"><text:s text:c="4"/>│   │   <text:s text:c="4"/>├── Makefile.am</text:p>
      <text:p text:style-name="P1"><text:s text:c="4"/>│   │   <text:s text:c="4"/>├── Makefile.in</text:p>
      <text:p text:style-name="P1"><text:s text:c="4"/>│   │   <text:s text:c="4"/>├── Smoke.gbr</text:p>
      <text:p text:style-name="P1"><text:s text:c="4"/>│   │   <text:s text:c="4"/>├── Structure.gbr</text:p>
      <text:p text:style-name="P1"><text:s text:c="4"/>│   │   <text:s text:c="4"/>├── Texture-01.gbr</text:p>
      <text:p text:style-name="P1"><text:s text:c="4"/>│   │   <text:s text:c="4"/>├── Texture-02.gbr</text:p>
      <text:p text:style-name="P1"><text:s text:c="4"/>│   │   <text:s text:c="4"/>├── Texture-Hose-01.gih</text:p>
      <text:p text:style-name="P1"><text:s text:c="4"/>│   │   <text:s text:c="4"/>├── Texture-Hose-02.gih</text:p>
      <text:p text:style-name="P1"><text:s text:c="4"/>│   │   <text:s text:c="4"/>├── Texture-Hose-03.gih</text:p>
      <text:p text:style-name="P1"><text:s text:c="4"/>│   │   <text:s text:c="4"/>├── Vegetation-01.gbr</text:p>
      <text:p text:style-name="P1"><text:s text:c="4"/>│   │   <text:s text:c="4"/>└── Vegetation-02.gih</text:p>
      <text:p text:style-name="P1"><text:s text:c="4"/>│   ├── <text:span text:style-name="T8">DYNAMICS</text:span></text:p>
      <text:p text:style-name="P1"><text:s text:c="4"/>│   │   ├── <text:span text:style-name="T8">BASIC</text:span></text:p>
      <text:p text:style-name="P1"><text:s text:c="4"/>│   │   │   ├── Basic-Simple.gdyn</text:p>
      <text:p text:style-name="P1"><text:s text:c="4"/>│   │   │   ├── Dynamics-Random.gdyn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Negative-Size-Pressure.gdyn</text:p>
      <text:p text:style-name="P1"><text:s text:c="4"/>│   │   │   ├── Pencil-Generic.gdyn</text:p>
      <text:p text:style-name="P1"><text:s text:c="4"/>│   │   │   ├── Pencil-Shader.gdyn</text:p>
      <text:p text:style-name="P1"><text:s text:c="4"/>│   │   │   ├── Pen-Generic.gdyn</text:p>
      <text:p text:style-name="P1"><text:s text:c="4"/>│   │   │   └── Pressure-Opacity.gdyn</text:p>
      <text:p text:style-name="P1"><text:s text:c="4"/>│   │   ├── Basic-Dynamics.gdyn</text:p>
      <text:p text:style-name="P1"><text:s text:c="4"/>│   │   ├── Color-From-Gradient.gdyn</text:p>
      <text:p text:style-name="P1"><text:s text:c="4"/>│   │   ├── Dynamics-Off.gdyn</text:p>
      <text:p text:style-name="P1"><text:s text:c="4"/>│   │   ├── Fade-Tapering.gdyn</text:p>
      <text:p text:style-name="P1"><text:s text:c="4"/>│   │   ├── <text:span text:style-name="T8">FX</text:span></text:p>
      <text:p text:style-name="P1"><text:s text:c="4"/>│   │   │   ├── Confetti.gdyn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erspective.gdyn</text:p>
      <text:p text:style-name="P1"><text:s text:c="4"/>│   │   │   └── Speed_Size_Opacity.gdyn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Random-Color.gdyn</text:p>
      <text:p text:style-name="P1"><text:s text:c="4"/>│   │   ├── Tilt-Angle.gdyn</text:p>
      <text:p text:style-name="P1"><text:s text:c="4"/>│   │   ├── Track-Direction.gdyn</text:p>
      <text:p text:style-name="P1"><text:s text:c="4"/>│   │   └── Velocity-Tapering.gdyn</text:p>
      <text:p text:style-name="P1"><text:s text:c="4"/>│   ├── <text:span text:style-name="T8">ENVIRON</text:span></text:p>
      <text:p text:style-name="P1"><text:s text:c="4"/>│   │   ├── default.env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8">GRADIENTS</text:span></text:p>
      <text:p text:style-name="P1"><text:s text:c="4"/>│   │   ├── Abstract_1.ggr</text:p>
      <text:p text:style-name="P1"><text:s text:c="4"/>│   │   ├── Abstract_2.ggr</text:p>
      <text:p text:style-name="P1"><text:s text:c="4"/>│   │   ├── Abstract_3.ggr</text:p>
      <text:p text:style-name="P1"><text:s text:c="4"/>│   │   ├── Aneurism.ggr</text:p>
      <text:p text:style-name="P1"><text:s text:c="4"/>│   │   ├── Blinds.ggr</text:p>
      <text:p text:style-name="P1"><text:s text:c="4"/>│   │   ├── Blue_Green.ggr</text:p>
      <text:p text:style-name="P1"><text:s text:c="4"/>│   │   ├── Browns.ggr</text:p>
      <text:p text:style-name="P1"><text:s text:c="4"/>│   │   ├── Brushed_Aluminium.ggr</text:p>
      <text:p text:style-name="P1"><text:soft-page-break/><text:s text:c="4"/>│   │   ├── Burning_Paper.ggr</text:p>
      <text:p text:style-name="P1"><text:s text:c="4"/>│   │   ├── Burning_Transparency.ggr</text:p>
      <text:p text:style-name="P1"><text:s text:c="4"/>│   │   ├── Caribbean_Blues.ggr</text:p>
      <text:p text:style-name="P1"><text:s text:c="4"/>│   │   ├── CD.ggr</text:p>
      <text:p text:style-name="P1"><text:s text:c="4"/>│   │   ├── CD_Half.ggr</text:p>
      <text:p text:style-name="P1"><text:s text:c="4"/>│   │   ├── Coffee.ggr</text:p>
      <text:p text:style-name="P1"><text:s text:c="4"/>│   │   ├── Cold_Steel_2.ggr</text:p>
      <text:p text:style-name="P1"><text:s text:c="4"/>│   │   ├── Cold_Steel.ggr</text:p>
      <text:p text:style-name="P1"><text:s text:c="4"/>│   │   ├── Crown_molding.ggr</text:p>
      <text:p text:style-name="P1"><text:s text:c="4"/>│   │   ├── Dark_1.ggr</text:p>
      <text:p text:style-name="P1"><text:s text:c="4"/>│   │   ├── Deep_Sea.ggr</text:p>
      <text:p text:style-name="P1"><text:s text:c="4"/>│   │   ├── Default.ggr</text:p>
      <text:p text:style-name="P1"><text:s text:c="4"/>│   │   ├── Flare_Glow_Angular_1.ggr</text:p>
      <text:p text:style-name="P1"><text:s text:c="4"/>│   │   ├── Flare_Glow_Radial_1.ggr</text:p>
      <text:p text:style-name="P1"><text:s text:c="4"/>│   │   ├── Flare_Glow_Radial_2.ggr</text:p>
      <text:p text:style-name="P1"><text:s text:c="4"/>│   │   ├── Flare_Glow_Radial_3.ggr</text:p>
      <text:p text:style-name="P1"><text:s text:c="4"/>│   │   ├── Flare_Glow_Radial_4.ggr</text:p>
      <text:p text:style-name="P1"><text:s text:c="4"/>│   │   ├── Flare_Radial_101.ggr</text:p>
      <text:p text:style-name="P1"><text:s text:c="4"/>│   │   ├── Flare_Radial_102.ggr</text:p>
      <text:p text:style-name="P1"><text:s text:c="4"/>│   │   ├── Flare_Radial_103.ggr</text:p>
      <text:p text:style-name="P1"><text:s text:c="4"/>│   │   ├── Flare_Rays_Radial_1.ggr</text:p>
      <text:p text:style-name="P1"><text:s text:c="4"/>│   │   ├── Flare_Rays_Radial_2.ggr</text:p>
      <text:p text:style-name="P1"><text:s text:c="4"/>│   │   ├── Flare_Rays_Size_1.ggr</text:p>
      <text:p text:style-name="P1"><text:s text:c="4"/>│   │   ├── Flare_Sizefac_101.ggr</text:p>
      <text:p text:style-name="P1"><text:s text:c="4"/>│   │   ├── Four_bars.ggr</text:p>
      <text:p text:style-name="P1"><text:s text:c="4"/>│   │   ├── French_flag.ggr</text:p>
      <text:p text:style-name="P1"><text:s text:c="4"/>│   │   ├── French_flag_smooth.ggr</text:p>
      <text:p text:style-name="P1"><text:s text:c="4"/>│   │   ├── Full_saturation_spectrum_CCW.ggr</text:p>
      <text:p text:style-name="P1"><text:s text:c="4"/>│   │   ├── Full_saturation_spectrum_CW.ggr</text:p>
      <text:p text:style-name="P1"><text:s text:c="4"/>│   │   ├── German_flag.ggr</text:p>
      <text:p text:style-name="P1"><text:s text:c="4"/>│   │   ├── German_flag_smooth.ggr</text:p>
      <text:p text:style-name="P1"><text:s text:c="4"/>│   │   ├── Golden.ggr</text:p>
      <text:p text:style-name="P1"><text:s text:c="4"/>│   │   ├── Greens.ggr</text:p>
      <text:p text:style-name="P1"><text:s text:c="4"/>│   │   ├── Horizon_1.ggr</text:p>
      <text:p text:style-name="P1"><text:s text:c="4"/>│   │   ├── Horizon_2.ggr</text:p>
      <text:p text:style-name="P1"><text:s text:c="4"/>│   │   ├── Incandescent.ggr</text:p>
      <text:p text:style-name="P1"><text:s text:c="4"/>│   │   ├── Land_1.ggr</text:p>
      <text:p text:style-name="P1"><text:s text:c="4"/>│   │   ├── Land_and_Sea.ggr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etallic_Something.ggr</text:p>
      <text:p text:style-name="P1"><text:s text:c="4"/>│   │   ├── Mexican_flag.ggr</text:p>
      <text:p text:style-name="P1"><text:s text:c="4"/>│   │   ├── Mexican_flag_smooth.ggr</text:p>
      <text:p text:style-name="P1"><text:s text:c="4"/>│   │   ├── Nauseating_Headache.ggr</text:p>
      <text:p text:style-name="P1"><text:s text:c="4"/>│   │   ├── Neon_Cyan.ggr</text:p>
      <text:p text:style-name="P1"><text:s text:c="4"/>│   │   ├── Neon_Green.ggr</text:p>
      <text:p text:style-name="P1"><text:s text:c="4"/>│   │   ├── Neon_Yellow.ggr</text:p>
      <text:p text:style-name="P1"><text:s text:c="4"/>│   │   ├── Pastel_Rainbow.ggr</text:p>
      <text:p text:style-name="P1"><text:s text:c="4"/>│   │   ├── Pastels.ggr</text:p>
      <text:p text:style-name="P1"><text:s text:c="4"/>│   │   ├── Purples.ggr</text:p>
      <text:p text:style-name="P1"><text:s text:c="4"/>│   │   ├── Radial_Eyeball_Blue.ggr</text:p>
      <text:p text:style-name="P1"><text:s text:c="4"/>│   │   ├── Radial_Eyeball_Brown.ggr</text:p>
      <text:p text:style-name="P1"><text:s text:c="4"/>│   │   ├── Radial_Eyeball_Green.ggr</text:p>
      <text:p text:style-name="P1"><text:s text:c="4"/>│   │   ├── Radial_Glow_1.ggr</text:p>
      <text:p text:style-name="P1"><text:s text:c="4"/>│   │   ├── Radial_Rainbow_Hoop.ggr</text:p>
      <text:p text:style-name="P1"><text:s text:c="4"/>│   │   ├── Romanian_flag.ggr</text:p>
      <text:p text:style-name="P1"><text:s text:c="4"/>│   │   ├── Romanian_flag_smooth.ggr</text:p>
      <text:p text:style-name="P1"><text:s text:c="4"/>│   │   ├── Rounded_edge.ggr</text:p>
      <text:p text:style-name="P1"><text:s text:c="4"/>│   │   ├── Shadows_1.ggr</text:p>
      <text:p text:style-name="P1"><text:s text:c="4"/>│   │   ├── Shadows_2.ggr</text:p>
      <text:p text:style-name="P1"><text:s text:c="4"/>│   │   ├── Shadows_3.ggr</text:p>
      <text:p text:style-name="P1"><text:s text:c="4"/>│   │   ├── Skyline.ggr</text:p>
      <text:p text:style-name="P1"><text:s text:c="4"/>│   │   ├── Skyline_polluted.ggr</text:p>
      <text:p text:style-name="P1"><text:soft-page-break/><text:s text:c="4"/>│   │   ├── Square_Wood_Frame.ggr</text:p>
      <text:p text:style-name="P1"><text:s text:c="4"/>│   │   ├── Sunrise.ggr</text:p>
      <text:p text:style-name="P1"><text:s text:c="4"/>│   │   ├── Three_bars_sin.ggr</text:p>
      <text:p text:style-name="P1"><text:s text:c="4"/>│   │   ├── Tropical_Colors.ggr</text:p>
      <text:p text:style-name="P1"><text:s text:c="4"/>│   │   ├── Tube_Red.ggr</text:p>
      <text:p text:style-name="P1"><text:s text:c="4"/>│   │   ├── Wood_1.ggr</text:p>
      <text:p text:style-name="P1"><text:s text:c="4"/>│   │   ├── Wood_2.ggr</text:p>
      <text:p text:style-name="P1"><text:s text:c="4"/>│   │   ├── Yellow_Contrast.ggr</text:p>
      <text:p text:style-name="P1"><text:s text:c="4"/>│   │   └── Yellow_Orange.ggr</text:p>
      <text:p text:style-name="P1"><text:s text:c="4"/>│   ├──<text:span text:style-name="T1"> </text:span><text:span text:style-name="T8">IMAGES</text:span></text:p>
      <text:p text:style-name="P1"><text:s text:c="4"/>│   │   <text:span text:style-name="T40">├── gimp-logo.png</text:span></text:p>
      <text:p text:style-name="P3"><text:s text:c="4"/>│   │   ├── gimp-splash.png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<text:span text:style-name="T40"> └── wilber.png</text:span></text:p>
      <text:p text:style-name="P1"><text:s text:c="4"/>│   ├── <text:span text:style-name="T8">INTERPRETERS</text:span></text:p>
      <text:p text:style-name="P1"><text:s text:c="4"/>│   │   ├── default.interp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Makefile.am</text:p>
      <text:p text:style-name="P1"><text:s text:c="4"/>│   ├── Makefile.in</text:p>
      <text:p text:style-name="P1"><text:s text:c="4"/>│   ├── <text:span text:style-name="T8">PALETTES</text:span></text:p>
      <text:p text:style-name="P1"><text:s text:c="4"/>│   │   ├── Bears.gpl</text:p>
      <text:p text:style-name="P1"><text:s text:c="4"/>│   │   ├── Bgold.gpl</text:p>
      <text:p text:style-name="P1"><text:s text:c="4"/>│   │   ├── Blues.gpl</text:p>
      <text:p text:style-name="P1"><text:s text:c="4"/>│   │   ├── Borders.gpl</text:p>
      <text:p text:style-name="P1"><text:s text:c="4"/>│   │   ├── Browns_And_Yellows.gpl</text:p>
      <text:p text:style-name="P1"><text:s text:c="4"/>│   │   ├── Caramel.gpl</text:p>
      <text:p text:style-name="P1"><text:s text:c="4"/>│   │   ├── Cascade.gpl</text:p>
      <text:p text:style-name="P1"><text:s text:c="4"/>│   │   ├── China.gpl</text:p>
      <text:p text:style-name="P1"><text:s text:c="4"/>│   │   ├── Coldfire.gpl</text:p>
      <text:p text:style-name="P1"><text:s text:c="4"/>│   │   ├── Cool_Colors.gpl</text:p>
      <text:p text:style-name="P1"><text:s text:c="4"/>│   │   ├── Cranes.gpl</text:p>
      <text:p text:style-name="P1"><text:s text:c="4"/>│   │   ├── Dark_pastels.gpl</text:p>
      <text:p text:style-name="P1"><text:s text:c="4"/>│   │   ├── Default.gpl</text:p>
      <text:p text:style-name="P1"><text:s text:c="4"/>│   │   ├── Ega.gpl</text:p>
      <text:p text:style-name="P1"><text:s text:c="4"/>│   │   ├── Firecode.gpl</text:p>
      <text:p text:style-name="P1"><text:s text:c="4"/>│   │   ├── Gold.gpl</text:p>
      <text:p text:style-name="P1"><text:s text:c="4"/>│   │   ├── Grayblue.gpl</text:p>
      <text:p text:style-name="P1"><text:s text:c="4"/>│   │   ├── Grays.gpl</text:p>
      <text:p text:style-name="P1"><text:s text:c="4"/>│   │   ├── GrayViolet.gpl</text:p>
      <text:p text:style-name="P1"><text:s text:c="4"/>│   │   ├── Greens.gpl</text:p>
      <text:p text:style-name="P1"><text:s text:c="4"/>│   │   ├── Hilite.gpl</text:p>
      <text:p text:style-name="P1"><text:s text:c="4"/>│   │   ├── Khaki.gpl</text:p>
      <text:p text:style-name="P1"><text:s text:c="4"/>│   │   ├── Lights.gpl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uted.gpl</text:p>
      <text:p text:style-name="P1"><text:s text:c="4"/>│   │   ├── Named_Colors.gpl</text:p>
      <text:p text:style-name="P1"><text:s text:c="4"/>│   │   ├── News3.gpl</text:p>
      <text:p text:style-name="P1"><text:s text:c="4"/>│   │   ├── Op2.gpl</text:p>
      <text:p text:style-name="P1"><text:s text:c="4"/>│   │   ├── Paintjet.gpl</text:p>
      <text:p text:style-name="P1"><text:s text:c="4"/>│   │   ├── Pastels.gpl</text:p>
      <text:p text:style-name="P1"><text:s text:c="4"/>│   │   ├── Plasma.gpl</text:p>
      <text:p text:style-name="P1"><text:s text:c="4"/>│   │   ├── Reds_And_Purples.gpl</text:p>
      <text:p text:style-name="P1"><text:s text:c="4"/>│   │   ├── Reds.gpl</text:p>
      <text:p text:style-name="P1"><text:s text:c="4"/>│   │   ├── Royal.gpl</text:p>
      <text:p text:style-name="P1"><text:s text:c="4"/>│   │   ├── Tango.gpl</text:p>
      <text:p text:style-name="P1"><text:s text:c="4"/>│   │   ├── Topographic.gpl</text:p>
      <text:p text:style-name="P1"><text:s text:c="4"/>│   │   ├── Visibone_2.gpl</text:p>
      <text:p text:style-name="P1"><text:s text:c="4"/>│   │   ├── Visibone.gpl</text:p>
      <text:p text:style-name="P1"><text:soft-page-break/><text:s text:c="4"/>│   │   ├── Volcano.gpl</text:p>
      <text:p text:style-name="P1"><text:s text:c="4"/>│   │   ├── Warm_Colors.gpl</text:p>
      <text:p text:style-name="P1"><text:s text:c="4"/>│   │   └── Web.gpl</text:p>
      <text:p text:style-name="P1"><text:s text:c="4"/>│   ├── <text:span text:style-name="T8">PATTERNS</text:span></text:p>
      <text:p text:style-name="P1"><text:s text:c="4"/>│   │   ├── 3dgreen.pat</text:p>
      <text:p text:style-name="P1"><text:s text:c="4"/>│   │   ├── amethyst.pat</text:p>
      <text:p text:style-name="P1"><text:s text:c="4"/>│   │   ├── bark.pat</text:p>
      <text:p text:style-name="P1"><text:s text:c="4"/>│   │   ├── bluegrid.pat</text:p>
      <text:p text:style-name="P1"><text:s text:c="4"/>│   │   ├── blue.pat</text:p>
      <text:p text:style-name="P1"><text:s text:c="4"/>│   │   ├── bluesquares.pat</text:p>
      <text:p text:style-name="P1"><text:s text:c="4"/>│   │   ├── blueweb.pat</text:p>
      <text:p text:style-name="P1"><text:s text:c="4"/>│   │   ├── brick.pat</text:p>
      <text:p text:style-name="P1"><text:s text:c="4"/>│   │   ├── burlap.pat</text:p>
      <text:p text:style-name="P1"><text:s text:c="4"/>│   │   ├── burlwood.pat</text:p>
      <text:p text:style-name="P1"><text:s text:c="4"/>│   │   ├── choc_swirl.pat</text:p>
      <text:p text:style-name="P1"><text:s text:c="4"/>│   │   ├── corkboard.pat</text:p>
      <text:p text:style-name="P1"><text:s text:c="4"/>│   │   ├── cracked.pat</text:p>
      <text:p text:style-name="P1"><text:s text:c="4"/>│   │   ├── Craters.pat</text:p>
      <text:p text:style-name="P1"><text:s text:c="4"/>│   │   ├── crinklepaper.pat</text:p>
      <text:p text:style-name="P1"><text:s text:c="4"/>│   │   ├── electric.pat</text:p>
      <text:p text:style-name="P1"><text:s text:c="4"/>│   │   ├── fibers.pat</text:p>
      <text:p text:style-name="P1"><text:s text:c="4"/>│   │   ├── granite1.pat</text:p>
      <text:p text:style-name="P1"><text:s text:c="4"/>│   │   ├── ground1.pat</text:p>
      <text:p text:style-name="P1"><text:s text:c="4"/>│   │   ├── ice.pat</text:p>
      <text:p text:style-name="P1"><text:s text:c="4"/>│   │   ├── java.pat</text:p>
      <text:p text:style-name="P1"><text:s text:c="4"/>│   │   ├── leather.pat</text:p>
      <text:p text:style-name="P1"><text:s text:c="4"/>│   │   ├── leaves.pat</text:p>
      <text:p text:style-name="P1"><text:s text:c="4"/>│   │   ├── leopard.pat</text:p>
      <text:p text:style-name="P1"><text:s text:c="4"/>│   │   ├── lightning.pat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arble1.pat</text:p>
      <text:p text:style-name="P1"><text:s text:c="4"/>│   │   ├── marble2.pat</text:p>
      <text:p text:style-name="P1"><text:s text:c="4"/>│   │   ├── marble3.pat</text:p>
      <text:p text:style-name="P1"><text:s text:c="4"/>│   │   ├── Moonfoot.pat</text:p>
      <text:p text:style-name="P1"><text:s text:c="4"/>│   │   ├── nops.pat</text:p>
      <text:p text:style-name="P1"><text:s text:c="4"/>│   │   ├── paper.pat</text:p>
      <text:p text:style-name="P1"><text:s text:c="4"/>│   │   ├── parque1.pat</text:p>
      <text:p text:style-name="P1"><text:s text:c="4"/>│   │   ├── parque2.pat</text:p>
      <text:p text:style-name="P1"><text:s text:c="4"/>│   │   ├── parque3.pat</text:p>
      <text:p text:style-name="P1"><text:s text:c="4"/>│   │   ├── pastel.pat</text:p>
      <text:p text:style-name="P1"><text:s text:c="4"/>│   │   ├── pine.pat</text:p>
      <text:p text:style-name="P1"><text:s text:c="4"/>│   │   ├── pink_marble.pat</text:p>
      <text:p text:style-name="P1"><text:s text:c="4"/>│   │   ├── pool.pat</text:p>
      <text:p text:style-name="P1"><text:s text:c="4"/>│   │   ├── qube1.pat</text:p>
      <text:p text:style-name="P1"><text:s text:c="4"/>│   │   ├── rain.pat</text:p>
      <text:p text:style-name="P1"><text:s text:c="4"/>│   │   ├── recessed.pat</text:p>
      <text:p text:style-name="P1"><text:s text:c="4"/>│   │   ├── redcube.pat</text:p>
      <text:p text:style-name="P1"><text:s text:c="4"/>│   │   ├── rock.pat</text:p>
      <text:p text:style-name="P1"><text:s text:c="4"/>│   │   ├── sky.pat</text:p>
      <text:p text:style-name="P1"><text:s text:c="4"/>│   │   ├── slate.pat</text:p>
      <text:p text:style-name="P1"><text:s text:c="4"/>│   │   ├── sm_squares.pat</text:p>
      <text:p text:style-name="P1"><text:s text:c="4"/>│   │   ├── starfield.pat</text:p>
      <text:p text:style-name="P1"><text:s text:c="4"/>│   │   ├── stone33.pat</text:p>
      <text:p text:style-name="P1"><text:s text:c="4"/>│   │   ├── Stripes1px.pat</text:p>
      <text:p text:style-name="P1"><text:s text:c="4"/>│   │   ├── Stripes2px.pat</text:p>
      <text:p text:style-name="P1"><text:s text:c="4"/>│   │   ├── terra.pat</text:p>
      <text:p text:style-name="P1"><text:s text:c="4"/>│   │   ├── walnut.pat</text:p>
      <text:p text:style-name="P1"><text:s text:c="4"/>│   │   ├── warning.pat</text:p>
      <text:p text:style-name="P1"><text:s text:c="4"/>│   │   ├── wood1.pat</text:p>
      <text:p text:style-name="P1"><text:s text:c="4"/>│   │   ├── wood2.pat</text:p>
      <text:p text:style-name="P1"><text:s text:c="4"/>│   │   ├── wood3.pat</text:p>
      <text:p text:style-name="P1"><text:soft-page-break/><text:s text:c="4"/>│   │   ├── wood4.pat</text:p>
      <text:p text:style-name="P1"><text:s text:c="4"/>│   │   └── wood5.pat</text:p>
      <text:p text:style-name="P1"><text:s text:c="4"/>│   ├── <text:span text:style-name="T8">TAGS</text:span></text:p>
      <text:p text:style-name="P1"><text:s text:c="4"/>│   │   ├── gimp-tags-default.xml</text:p>
      <text:p text:style-name="P1"><text:s text:c="4"/>│   │   ├── gimp-tags-default.xml.in</text:p>
      <text:p text:style-name="P1"><text:s text:c="4"/>│   │   ├── gimp-tags.dtd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8">TIPS</text:span></text:p>
      <text:p text:style-name="P1"><text:s text:c="4"/>│   │   ├── fortunes.xsl</text:p>
      <text:p text:style-name="P1"><text:s text:c="4"/>│   │   ├── gimp-tips.dtd</text:p>
      <text:p text:style-name="P1"><text:s text:c="4"/>│   │   ├── gimp-tips.xml</text:p>
      <text:p text:style-name="P1"><text:s text:c="4"/>│   │   ├── gimp-tips.xml.in</text:p>
      <text:p text:style-name="P1"><text:s text:c="4"/>│   │   ├── Makefile.am</text:p>
      <text:p text:style-name="P1"><text:s text:c="4"/>│   │   └── Makefile.in</text:p>
      <text:p text:style-name="P1"><text:s text:c="4"/>│   └── <text:span text:style-name="T8">TOOL-PRESETS</text:span></text:p>
      <text:p text:style-name="P1"><text:s text:c="4"/>│   <text:s text:c="4"/>├── <text:span text:style-name="T8">FX</text:span></text:p>
      <text:p text:style-name="P1"><text:s text:c="4"/>│   <text:s text:c="4"/>│   ├── Crop-16-9.gtp</text:p>
      <text:p text:style-name="P1"><text:s text:c="4"/>│   <text:s text:c="4"/>│   ├── Crop-Composition.gtp</text:p>
      <text:p text:style-name="P1"><text:s text:c="4"/>│   <text:s text:c="4"/>│   ├── Fill-Paper.gtp</text:p>
      <text:p text:style-name="P1"><text:s text:c="4"/>│   <text:s text:c="4"/>│   ├── FX-Confetti.gtp</text:p>
      <text:p text:style-name="P1"><text:s text:c="4"/>│   <text:s text:c="4"/>│   ├── FX-Radial-Softlight.gtp</text:p>
      <text:p text:style-name="P1"><text:s text:c="4"/>│   <text:s text:c="4"/>│   ├── Glow-Lights.gtp</text:p>
      <text:p text:style-name="P1"><text:s text:c="4"/>│   <text:s text:c="4"/>│   ├── Makefile.am</text:p>
      <text:p text:style-name="P1"><text:s text:c="4"/>│   <text:s text:c="4"/>│   ├── Makefile.in</text:p>
      <text:p text:style-name="P1"><text:s text:c="4"/>│   <text:s text:c="4"/>│   ├── Smooth-Clone.gtp</text:p>
      <text:p text:style-name="P1"><text:s text:c="4"/>│   <text:s text:c="4"/>│   └── Vignette.gtp</text:p>
      <text:p text:style-name="P1"><text:s text:c="4"/>│   <text:s text:c="4"/>├── Makefile.am</text:p>
      <text:p text:style-name="P1"><text:s text:c="4"/>│   <text:s text:c="4"/>├── Makefile.in</text:p>
      <text:p text:style-name="P1"><text:s text:c="4"/>│   <text:s text:c="4"/>├── <text:span text:style-name="T8">PAINT</text:span></text:p>
      <text:p text:style-name="P1"><text:s text:c="4"/>│   <text:s text:c="4"/>│   ├── Airbrush-Color-From-Gradient.gtp</text:p>
      <text:p text:style-name="P1"><text:s text:c="4"/>│   <text:s text:c="4"/>│   ├── Airbrush.gtp</text:p>
      <text:p text:style-name="P1"><text:s text:c="4"/>│   <text:s text:c="4"/>│   ├── Basic-Knife.gtp</text:p>
      <text:p text:style-name="P1"><text:s text:c="4"/>│   <text:s text:c="4"/>│   ├── Basic-Round-Detail.gtp</text:p>
      <text:p text:style-name="P1"><text:s text:c="4"/>│   <text:s text:c="4"/>│   ├── Basic-Round.gtp</text:p>
      <text:p text:style-name="P1"><text:s text:c="4"/>│   <text:s text:c="4"/>│   ├── Bristles.gtp</text:p>
      <text:p text:style-name="P1"><text:s text:c="4"/>│   <text:s text:c="4"/>│   ├── Eraser-Hard.gtp</text:p>
      <text:p text:style-name="P1"><text:s text:c="4"/>│   <text:s text:c="4"/>│   ├── Makefile.am</text:p>
      <text:p text:style-name="P1"><text:s text:c="4"/>│   <text:s text:c="4"/>│   ├── Makefile.in</text:p>
      <text:p text:style-name="P1"><text:s text:c="4"/>│   <text:s text:c="4"/>│   ├── Noise.gtp</text:p>
      <text:p text:style-name="P1"><text:s text:c="4"/>│   <text:s text:c="4"/>│   ├── Paintbrush-Color-From-Gradient.gtp</text:p>
      <text:p text:style-name="P1"><text:s text:c="4"/>│   <text:s text:c="4"/>│   ├── Pencil-Color-From-Gradient.gtp</text:p>
      <text:p text:style-name="P1"><text:s text:c="4"/>│   <text:s text:c="4"/>│   ├── Smudge-Rough.gtp</text:p>
      <text:p text:style-name="P1"><text:s text:c="4"/>│   <text:s text:c="4"/>│   ├── Smudge-Soft.gtp</text:p>
      <text:p text:style-name="P1"><text:s text:c="4"/>│   <text:s text:c="4"/>│   ├── Soft-Oil.gtp</text:p>
      <text:p text:style-name="P1"><text:s text:c="4"/>│   <text:s text:c="4"/>│   ├── Splatters.gtp</text:p>
      <text:p text:style-name="P1"><text:s text:c="4"/>│   <text:s text:c="4"/>│   ├── Structure.gtp</text:p>
      <text:p text:style-name="P1"><text:s text:c="4"/>│   <text:s text:c="4"/>│   └── Vegetal.gtp</text:p>
      <text:p text:style-name="P1"><text:s text:c="4"/>│   <text:s text:c="4"/>├── <text:span text:style-name="T8">SELECTION</text:span></text:p>
      <text:p text:style-name="P1"><text:s text:c="4"/>│   <text:s text:c="4"/>│   ├── Circle-200px.gtp</text:p>
      <text:p text:style-name="P1"><text:s text:c="4"/>│   <text:s text:c="4"/>│   ├── Feathered-Selection.gtp</text:p>
      <text:p text:style-name="P1"><text:s text:c="4"/>│   <text:s text:c="4"/>│   ├── Makefile.am</text:p>
      <text:p text:style-name="P1"><text:s text:c="4"/>│   <text:s text:c="4"/>│   └── Makefile.in</text:p>
      <text:p text:style-name="P1"><text:s text:c="4"/>│   <text:s text:c="4"/>└── <text:span text:style-name="T8">SKETCH</text:span></text:p>
      <text:p text:style-name="P1"><text:s text:c="4"/>│   <text:s text:c="8"/>├── Blue-Pen.gtp</text:p>
      <text:p text:style-name="P1"><text:s text:c="4"/>│   <text:s text:c="8"/>├── Eraser-Soft.gtp</text:p>
      <text:p text:style-name="P1"><text:s text:c="4"/>│   <text:s text:c="8"/>├── Ink-Smooth.gtp</text:p>
      <text:p text:style-name="P1"><text:s text:c="4"/>│   <text:s text:c="8"/>├── Ink-Thin.gtp</text:p>
      <text:p text:style-name="P1"><text:s text:c="4"/>│   <text:s text:c="8"/>├── Makefile.am</text:p>
      <text:p text:style-name="P1"><text:s text:c="4"/>│   <text:s text:c="8"/>├── Makefile.in</text:p>
      <text:p text:style-name="P1"><text:soft-page-break/><text:s text:c="4"/>│   <text:s text:c="8"/>├── Pencil.gtp</text:p>
      <text:p text:style-name="P1"><text:s text:c="4"/>│   <text:s text:c="8"/>└── Pencil-Soft.gtp</text:p>
      <text:p text:style-name="P1"><text:s text:c="4"/>├── <text:span text:style-name="T8">DEPCOMP</text:span></text:p>
      <text:p text:style-name="P1"><text:s text:c="4"/>├── <text:span text:style-name="T8">DESKTOP</text:span></text:p>
      <text:p text:style-name="P1"><text:s text:c="4"/>│   ├── <text:span text:style-name="T1">16x16</text:span></text:p>
      <text:p text:style-name="P1"><text:s text:c="4"/>│   │   └── <text:span text:style-name="T40">gimp.png</text:span></text:p>
      <text:p text:style-name="P1"><text:s text:c="4"/>│   ├──<text:span text:style-name="T1"> 22x22</text:span></text:p>
      <text:p text:style-name="P1"><text:s text:c="4"/>│   │   └── <text:span text:style-name="T40">gimp.png</text:span></text:p>
      <text:p text:style-name="P1"><text:s text:c="4"/>│   ├── <text:span text:style-name="T1">24x24</text:span></text:p>
      <text:p text:style-name="P1"><text:s text:c="4"/>│   │   └── <text:span text:style-name="T40">gimp.png</text:span></text:p>
      <text:p text:style-name="P1"><text:s text:c="4"/>│   ├── <text:span text:style-name="T1">256x256</text:span></text:p>
      <text:p text:style-name="P1"><text:s text:c="4"/>│   │   └── <text:span text:style-name="T40">gimp.png</text:span></text:p>
      <text:p text:style-name="P1"><text:s text:c="4"/>│   ├── <text:span text:style-name="T1">32x32</text:span></text:p>
      <text:p text:style-name="P1"><text:s text:c="4"/>│   │   └── <text:span text:style-name="T40">gimp.png</text:span></text:p>
      <text:p text:style-name="P1"><text:s text:c="4"/>│   ├── <text:span text:style-name="T1">48x48</text:span></text:p>
      <text:p text:style-name="P1"><text:s text:c="4"/>│   │   └── <text:span text:style-name="T40">gimp.png</text:span></text:p>
      <text:p text:style-name="P1"><text:s text:c="4"/>│   ├── <text:span text:style-name="T1">64x64</text:span></text:p>
      <text:p text:style-name="P1"><text:s text:c="4"/>│   │   └── <text:span text:style-name="T40">gimp.png</text:span></text:p>
      <text:p text:style-name="P1"><text:s text:c="4"/>│   ├── gimp.appdata.xml.in</text:p>
      <text:p text:style-name="P1"><text:s text:c="4"/>│   ├── gimp.desktop.in.in</text:p>
      <text:p text:style-name="P1"><text:s text:c="4"/>│   ├── Makefile.am</text:p>
      <text:p text:style-name="P1"><text:s text:c="4"/>│   └── Makefile.in</text:p>
      <text:p text:style-name="P1"><text:s text:c="4"/>├── <text:span text:style-name="T8">DEVEL-DOCS</text:span></text:p>
      <text:p text:style-name="P1"><text:s text:c="4"/>│   ├── <text:span text:style-name="T8">APP</text:span></text:p>
      <text:p text:style-name="P1"><text:s text:c="4"/>│   │   ├── app-docs.sgml</text:p>
      <text:p text:style-name="P1"><text:s text:c="4"/>│   │   ├── app-overrides.txt</text:p>
      <text:p text:style-name="P1"><text:s text:c="4"/>│   │   ├── app-sections.txt</text:p>
      <text:p text:style-name="P1"><text:s text:c="4"/>│   │   ├── app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 bugzilla-milestones.txt</text:p>
      <text:p text:style-name="P1"><text:s text:c="4"/>│   ├── contexts.txt</text:p>
      <text:p text:style-name="P1"><text:s text:c="4"/>│   ├── debug-plug-ins.txt</text:p>
      <text:p text:style-name="P1"><text:s text:c="4"/>│   ├── exif-handling.txt</text:p>
      <text:p text:style-name="P1"><text:s text:c="4"/>│   ├── gbr.txt</text:p>
      <text:p text:style-name="P1"><text:s text:c="4"/>│   ├── gegl-porting-plan.txt</text:p>
      <text:p text:style-name="P1"><text:s text:c="4"/>│   ├── ggr.txt</text:p>
      <text:p text:style-name="P1"><text:s text:c="4"/>│   ├── gih.txt</text:p>
      <text:p text:style-name="P1"><text:s text:c="4"/>│   ├── gpb.txt</text:p>
      <text:p text:style-name="P1"><text:s text:c="4"/>│   ├── gtkbuilder-porting-guide.txt</text:p>
      <text:p text:style-name="P1"><text:s text:c="4"/>│   ├── includes.txt</text:p>
      <text:p text:style-name="P1"><text:s text:c="4"/>│   ├── <text:span text:style-name="T25">LIBGIMP</text:span></text:p>
      <text:p text:style-name="P1"><text:s text:c="4"/>│   │   ├── <text:span text:style-name="T9">HTML</text:span></text:p>
      <text:p text:style-name="P1"><text:s text:c="4"/>│   │   │   ├── GimpAspectPreview.html</text:p>
      <text:p text:style-name="P1"><text:s text:c="4"/>│   │   │   ├── GimpBrushSelectButton.html</text:p>
      <text:p text:style-name="P1"><text:s text:c="4"/>│   │   │   ├── GimpDrawablePreview.html</text:p>
      <text:p text:style-name="P1"><text:s text:c="4"/>│   │   │   ├── GimpFontSelectButton.html</text:p>
      <text:p text:style-name="P1"><text:s text:c="4"/>│   │   │   ├── GimpGradientSelectButton.html</text:p>
      <text:p text:style-name="P1"><text:s text:c="4"/>│   │   │   ├── GimpImageComboBox.html</text:p>
      <text:p text:style-name="P1"><text:s text:c="4"/>│   │   │   ├── GimpPaletteSelectButton.html</text:p>
      <text:p text:style-name="P1"><text:s text:c="4"/>│   │   │   ├── GimpPatternSelectButton.html</text:p>
      <text:p text:style-name="P1"><text:s text:c="4"/>│   │   │   ├── GimpProcBrowserDialog.html</text:p>
      <text:p text:style-name="P1"><text:s text:c="4"/>│   │   │   ├── GimpProgressBar.html</text:p>
      <text:p text:style-name="P1"><text:s text:c="4"/>│   │   │   ├── GimpSelectButton.html</text:p>
      <text:p text:style-name="P1"><text:s text:c="4"/>│   │   │   ├── GimpZoomPreview.html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<text:span text:style-name="T40"> left-insensitive.png</text:span></text:p>
      <text:p text:style-name="P1"><text:s text:c="4"/>│   │   │   ├── <text:span text:style-name="T40">left.png</text:span></text:p>
      <text:p text:style-name="P1"><text:soft-page-break/><text:s text:c="4"/>│   │   │   ├── libgimp-data.html</text:p>
      <text:p text:style-name="P1"><text:s text:c="4"/>│   │   │   ├── libgimp.devhelp2</text:p>
      <text:p text:style-name="P1"><text:s text:c="4"/>│   │   │   ├── libgimp-general.html</text:p>
      <text:p text:style-name="P1"><text:s text:c="4"/>│   │   │   ├── libgimp-gimpbrushes.html</text:p>
      <text:p text:style-name="P1"><text:s text:c="4"/>│   │   │   ├── libgimp-gimpbrush.html</text:p>
      <text:p text:style-name="P1"><text:s text:c="4"/>│   │   │   ├── libgimp-gimpbrushmenu.html</text:p>
      <text:p text:style-name="P1"><text:s text:c="4"/>│   │   │   ├── libgimp-gimpbrushselect.html</text:p>
      <text:p text:style-name="P1"><text:s text:c="4"/>│   │   │   ├── libgimp-gimpbuffer.html</text:p>
      <text:p text:style-name="P1"><text:s text:c="4"/>│   │   │   ├── libgimp-gimpchannel.html</text:p>
      <text:p text:style-name="P1"><text:s text:c="4"/>│   │   │   ├── libgimp-gimpcolor.html</text:p>
      <text:p text:style-name="P1"><text:s text:c="4"/>│   │   │   ├── libgimp-gimpcontext.html</text:p>
      <text:p text:style-name="P1"><text:s text:c="4"/>│   │   │   ├── libgimp-gimpconvert.html</text:p>
      <text:p text:style-name="P1"><text:s text:c="4"/>│   │   │   ├── libgimp-gimpdisplay.html</text:p>
      <text:p text:style-name="P1"><text:s text:c="4"/>│   │   │   ├── libgimp-gimpdrawable.html</text:p>
      <text:p text:style-name="P1"><text:s text:c="4"/>│   │   │   ├── libgimp-gimpdrawabletransform.html</text:p>
      <text:p text:style-name="P1"><text:s text:c="4"/>│   │   │   ├── libgimp-gimpdynamics.html</text:p>
      <text:p text:style-name="P1"><text:s text:c="4"/>│   │   │   ├── libgimp-gimpedit.html</text:p>
      <text:p text:style-name="P1"><text:s text:c="4"/>│   │   │   ├── libgimp-gimpenums.html</text:p>
      <text:p text:style-name="P1"><text:s text:c="4"/>│   │   │   ├── libgimp-gimpexport.html</text:p>
      <text:p text:style-name="P1"><text:s text:c="4"/>│   │   │   ├── libgimp-gimpfileops.html</text:p>
      <text:p text:style-name="P1"><text:s text:c="4"/>│   │   │   ├── libgimp-gimpfloatingsel.html</text:p>
      <text:p text:style-name="P1"><text:s text:c="4"/>│   │   │   ├── libgimp-gimpfontmenu.html</text:p>
      <text:p text:style-name="P1"><text:s text:c="4"/>│   │   │   ├── libgimp-gimpfontselect.html</text:p>
      <text:p text:style-name="P1"><text:s text:c="4"/>│   │   │   ├── libgimp-gimpfonts.html</text:p>
      <text:p text:style-name="P1"><text:s text:c="4"/>│   │   │   ├── libgimp-gimpgimprc.html</text:p>
      <text:p text:style-name="P1"><text:s text:c="4"/>│   │   │   ├── libgimp-gimpgradient.html</text:p>
      <text:p text:style-name="P1"><text:s text:c="4"/>│   │   │   ├── libgimp-gimpgradientmenu.html</text:p>
      <text:p text:style-name="P1"><text:s text:c="4"/>│   │   │   ├── libgimp-gimpgradientselect.html</text:p>
      <text:p text:style-name="P1"><text:s text:c="4"/>│   │   │   ├── libgimp-gimpgradients.html</text:p>
      <text:p text:style-name="P1"><text:s text:c="4"/>│   │   │   ├── libgimp-gimpgrid.html</text:p>
      <text:p text:style-name="P1"><text:s text:c="4"/>│   │   │   ├── libgimp-gimpguides.html</text:p>
      <text:p text:style-name="P1"><text:s text:c="4"/>│   │   │   ├── libgimp-gimphelp.html</text:p>
      <text:p text:style-name="P1"><text:s text:c="4"/>│   │   │   ├── libgimp-gimp.html</text:p>
      <text:p text:style-name="P1"><text:s text:c="4"/>│   │   │   ├── libgimp-gimpimage.html</text:p>
      <text:p text:style-name="P1"><text:s text:c="4"/>│   │   │   ├── libgimp-gimpimageselect.html</text:p>
      <text:p text:style-name="P1"><text:s text:c="4"/>│   │   │   ├── libgimp-GimpItemComboBox.html</text:p>
      <text:p text:style-name="P1"><text:s text:c="4"/>│   │   │   ├── libgimp-gimpitem.html</text:p>
      <text:p text:style-name="P1"><text:s text:c="4"/>│   │   │   ├── libgimp-gimpitemtransform.html</text:p>
      <text:p text:style-name="P1"><text:s text:c="4"/>│   │   │   ├── libgimp-gimplayer.html</text:p>
      <text:p text:style-name="P1"><text:s text:c="4"/>│   │   │   ├── libgimp-gimpmenu.html</text:p>
      <text:p text:style-name="P1"><text:s text:c="4"/>│   │   │   ├── libgimp-gimpmessage.html</text:p>
      <text:p text:style-name="P1"><text:s text:c="4"/>│   │   │   ├── libgimp-gimppainttools.html</text:p>
      <text:p text:style-name="P1"><text:s text:c="4"/>│   │   │   ├── libgimp-gimppalette.html</text:p>
      <text:p text:style-name="P1"><text:s text:c="4"/>│   │   │   ├── libgimp-gimppalettemenu.html</text:p>
      <text:p text:style-name="P1"><text:s text:c="4"/>│   │   │   ├── libgimp-gimppaletteselect.html</text:p>
      <text:p text:style-name="P1"><text:s text:c="4"/>│   │   │   ├── libgimp-gimppalettes.html</text:p>
      <text:p text:style-name="P1"><text:s text:c="4"/>│   │   │   ├── libgimp-gimppaths.html</text:p>
      <text:p text:style-name="P1"><text:s text:c="4"/>│   │   │   ├── libgimp-gimppattern.html</text:p>
      <text:p text:style-name="P1"><text:s text:c="4"/>│   │   │   ├── libgimp-gimppatternmenu.html</text:p>
      <text:p text:style-name="P1"><text:s text:c="4"/>│   │   │   ├── libgimp-gimppatternselect.html</text:p>
      <text:p text:style-name="P1"><text:s text:c="4"/>│   │   │   ├── libgimp-gimppatterns.html</text:p>
      <text:p text:style-name="P1"><text:s text:c="4"/>│   │   │   ├── libgimp-gimppixbuf.html</text:p>
      <text:p text:style-name="P1"><text:s text:c="4"/>│   │   │   ├── libgimp-gimppixelfetcher.html</text:p>
      <text:p text:style-name="P1"><text:s text:c="4"/>│   │   │   ├── libgimp-gimppixelrgn.html</text:p>
      <text:p text:style-name="P1"><text:s text:c="4"/>│   │   │   ├── libgimp-gimpplugin.html</text:p>
      <text:p text:style-name="P1"><text:s text:c="4"/>│   │   │   ├── libgimp-gimpproceduraldb.html</text:p>
      <text:p text:style-name="P1"><text:s text:c="4"/>│   │   │   ├── libgimp-GimpProcView.html</text:p>
      <text:p text:style-name="P1"><text:s text:c="4"/>│   │   │   ├── libgimp-gimpprogress.html</text:p>
      <text:p text:style-name="P1"><text:s text:c="4"/>│   │   │   ├── libgimp-gimpregioniterator.html</text:p>
      <text:p text:style-name="P1"><text:s text:c="4"/>│   │   │   ├── libgimp-gimpselection.html</text:p>
      <text:p text:style-name="P1"><text:s text:c="4"/>│   │   │   ├── libgimp-gimpselectiontools.html</text:p>
      <text:p text:style-name="P1"><text:s text:c="4"/>│   │   │   ├── libgimp-gimptextlayer.html</text:p>
      <text:p text:style-name="P1"><text:s text:c="4"/>│   │   │   ├── libgimp-gimptexttool.html</text:p>
      <text:p text:style-name="P1"><text:soft-page-break/><text:s text:c="4"/>│   │   │   ├── libgimp-gimptile.html</text:p>
      <text:p text:style-name="P1"><text:s text:c="4"/>│   │   │   ├── libgimp-gimptransformtools.html</text:p>
      <text:p text:style-name="P1"><text:s text:c="4"/>│   │   │   ├── libgimp-gimpui.html</text:p>
      <text:p text:style-name="P1"><text:s text:c="4"/>│   │   │   ├── libgimp-gimpundo.html</text:p>
      <text:p text:style-name="P1"><text:s text:c="4"/>│   │   │   ├── libgimp-gimpvectors.html</text:p>
      <text:p text:style-name="P1"><text:s text:c="4"/>│   │   │   ├── libgimp.html</text:p>
      <text:p text:style-name="P1"><text:s text:c="4"/>│   │   │   ├── libgimp-image.html</text:p>
      <text:p text:style-name="P1"><text:s text:c="4"/>│   │   │   ├── libgimp-index-deprecated.html</text:p>
      <text:p text:style-name="P1"><text:s text:c="4"/>│   │   │   ├── libgimp-index.html</text:p>
      <text:p text:style-name="P1"><text:s text:c="4"/>│   │   │   ├── libgimp-index-new-in-2-2.html</text:p>
      <text:p text:style-name="P1"><text:s text:c="4"/>│   │   │   ├── libgimp-index-new-in-2-4.html</text:p>
      <text:p text:style-name="P1"><text:s text:c="4"/>│   │   │   ├── libgimp-index-new-in-2-6.html</text:p>
      <text:p text:style-name="P1"><text:s text:c="4"/>│   │   │   ├── libgimp-index-new-in-2-8.html</text:p>
      <text:p text:style-name="P1"><text:s text:c="4"/>│   │   │   ├── libgimp-selectors.html</text:p>
      <text:p text:style-name="P1"><text:s text:c="4"/>│   │   │   ├── libgimpui-hierarchy.html</text:p>
      <text:p text:style-name="P1"><text:s text:c="4"/>│   │   │   ├── libgimpui.html</text:p>
      <text:p text:style-name="P1"><text:s text:c="4"/>│   │   │   ├──<text:span text:style-name="T40"> right-insensitive.png</text:span></text:p>
      <text:p text:style-name="P1"><text:s text:c="4"/>│   │   │   ├──<text:span text:style-name="T40"> right.png</text:span></text:p>
      <text:p text:style-name="P1"><text:s text:c="4"/>│   │   │   ├── style.css</text:p>
      <text:p text:style-name="P1"><text:s text:c="4"/>│   │   │   ├── <text:span text:style-name="T40">up-insensitive.png</text:span></text:p>
      <text:p text:style-name="P3"><text:s text:c="4"/>│   │   │   └── up.png</text:p>
      <text:p text:style-name="P1"><text:s text:c="4"/>│   │   ├── libgimp-docs.sgml</text:p>
      <text:p text:style-name="P1"><text:s text:c="4"/>│   │   ├── libgimp-overrides.txt</text:p>
      <text:p text:style-name="P1"><text:s text:c="4"/>│   │   ├── libgimp-sections.txt</text:p>
      <text:p text:style-name="P1"><text:s text:c="4"/>│   │   ├── libgimp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 <text:span text:style-name="T25">LIBGIMPBASE</text:span></text:p>
      <text:p text:style-name="P1"><text:s text:c="4"/>│   │   ├──<text:span text:style-name="T1"> </text:span><text:span text:style-name="T9">HTML</text:span>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 <text:span text:style-name="T40">left-insensitive.png</text:span></text:p>
      <text:p text:style-name="P1"><text:s text:c="4"/>│   │   │   ├── <text:span text:style-name="T40">left.png</text:span></text:p>
      <text:p text:style-name="P1"><text:s text:c="4"/>│   │   │   ├── libgimpbase.devhelp2</text:p>
      <text:p text:style-name="P1"><text:s text:c="4"/>│   │   │   ├── libgimpbase-gimpbaseenums.html</text:p>
      <text:p text:style-name="P1"><text:s text:c="4"/>│   │   │   ├── libgimpbase-gimpbasetypes.html</text:p>
      <text:p text:style-name="P1"><text:s text:c="4"/>│   │   │   ├── libgimpbase-gimpchecks.html</text:p>
      <text:p text:style-name="P1"><text:s text:c="4"/>│   │   │   ├── libgimpbase-gimpcpuaccel.html</text:p>
      <text:p text:style-name="P1"><text:s text:c="4"/>│   │   │   ├── libgimpbase-gimpdatafiles.html</text:p>
      <text:p text:style-name="P1"><text:s text:c="4"/>│   │   │   ├── libgimpbase-gimpenv.html</text:p>
      <text:p text:style-name="P1"><text:s text:c="4"/>│   │   │   ├── libgimpbase-gimplimits.html</text:p>
      <text:p text:style-name="P1"><text:s text:c="4"/>│   │   │   ├── libgimpbase-gimpmemsize.html</text:p>
      <text:p text:style-name="P1"><text:s text:c="4"/>│   │   │   ├── libgimpbase-gimpparam.html</text:p>
      <text:p text:style-name="P1"><text:s text:c="4"/>│   │   │   ├── libgimpbase-gimpparasite.html</text:p>
      <text:p text:style-name="P1"><text:s text:c="4"/>│   │   │   ├── libgimpbase-gimpparasiteio.html</text:p>
      <text:p text:style-name="P1"><text:s text:c="4"/>│   │   │   ├── libgimpbase-gimprectangle.html</text:p>
      <text:p text:style-name="P1"><text:s text:c="4"/>│   │   │   ├── libgimpbase-gimpsignal.html</text:p>
      <text:p text:style-name="P1"><text:s text:c="4"/>│   │   │   ├── libgimpbase-gimpunit.html</text:p>
      <text:p text:style-name="P1"><text:s text:c="4"/>│   │   │   ├── libgimpbase-gimputils.html</text:p>
      <text:p text:style-name="P1"><text:s text:c="4"/>│   │   │   ├── libgimpbase-gimpversion.html</text:p>
      <text:p text:style-name="P1"><text:s text:c="4"/>│   │   │   ├── libgimpbase.html</text:p>
      <text:p text:style-name="P1"><text:s text:c="4"/>│   │   │   ├── libgimpbase-index-deprecated.html</text:p>
      <text:p text:style-name="P1"><text:s text:c="4"/>│   │   │   ├── libgimpbase-index.html</text:p>
      <text:p text:style-name="P1"><text:s text:c="4"/>│   │   │   ├── libgimpbase-index-new-in-2-2.html</text:p>
      <text:p text:style-name="P1"><text:s text:c="4"/>│   │   │   ├── libgimpbase-index-new-in-2-4.html</text:p>
      <text:p text:style-name="P1"><text:s text:c="4"/>│   │   │   ├── libgimpbase-index-new-in-2-6.html</text:p>
      <text:p text:style-name="P1"><text:s text:c="4"/>│   │   │   ├── libgimpbase-index-new-in-2-8.html</text:p>
      <text:p text:style-name="P1"><text:s text:c="4"/>│   │   │   ├──<text:span text:style-name="T40"> right-insensitive.png</text:span></text:p>
      <text:p text:style-name="P3"><text:s text:c="4"/>│   │   │   ├── right.png</text:p>
      <text:p text:style-name="P1"><text:s text:c="4"/>│   │   │   ├── style.css</text:p>
      <text:p text:style-name="P1"><text:s text:c="4"/>│   │   │   ├──<text:span text:style-name="T40"> up-insensitive.png</text:span></text:p>
      <text:p text:style-name="P3"><text:soft-page-break/><text:s text:c="4"/>│   │   │   └── up.png</text:p>
      <text:p text:style-name="P1"><text:s text:c="4"/>│   │   ├── libgimpbase-docs.sgml</text:p>
      <text:p text:style-name="P1"><text:s text:c="4"/>│   │   ├── libgimpbase-overrides.txt</text:p>
      <text:p text:style-name="P1"><text:s text:c="4"/>│   │   ├── libgimpbase-sections.txt</text:p>
      <text:p text:style-name="P1"><text:s text:c="4"/>│   │   ├── libgimpbase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 <text:span text:style-name="T25">LIBGIMPCOLOR</text:span></text:p>
      <text:p text:style-name="P1"><text:s text:c="4"/>│   │   ├── <text:span text:style-name="T9">HTML</text:span>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<text:span text:style-name="T40"> left-insensitive.png</text:span></text:p>
      <text:p text:style-name="P3"><text:s text:c="4"/>│   │   │   ├── left.png</text:p>
      <text:p text:style-name="P1"><text:s text:c="4"/>│   │   │   ├── libgimpcolor.devhelp2</text:p>
      <text:p text:style-name="P1"><text:s text:c="4"/>│   │   │   ├── libgimpcolor-GimpAdaptiveSupersample.html</text:p>
      <text:p text:style-name="P1"><text:s text:c="4"/>│   │   │   ├── libgimpcolor-GimpBilinear.html</text:p>
      <text:p text:style-name="P1"><text:s text:c="4"/>│   │   │   ├── libgimpcolor-GimpCairoColor.html</text:p>
      <text:p text:style-name="P1"><text:s text:c="4"/>│   │   │   ├── libgimpcolor-GimpCMYK.html</text:p>
      <text:p text:style-name="P1"><text:s text:c="4"/>│   │   │   ├── libgimpcolor-GimpColorManaged.html</text:p>
      <text:p text:style-name="P1"><text:s text:c="4"/>│   │   │   ├── libgimpcolor-GimpColorSpace.html</text:p>
      <text:p text:style-name="P1"><text:s text:c="4"/>│   │   │   ├── libgimpcolor-GimpHSV.html</text:p>
      <text:p text:style-name="P1"><text:s text:c="4"/>│   │   │   ├── libgimpcolor-GimpRGB.html</text:p>
      <text:p text:style-name="P1"><text:s text:c="4"/>│   │   │   ├── libgimpcolor.html</text:p>
      <text:p text:style-name="P1"><text:s text:c="4"/>│   │   │   ├── libgimpcolor-index-deprecated.html</text:p>
      <text:p text:style-name="P1"><text:s text:c="4"/>│   │   │   ├── libgimpcolor-index.html</text:p>
      <text:p text:style-name="P1"><text:s text:c="4"/>│   │   │   ├── libgimpcolor-index-new-in-2-2.html</text:p>
      <text:p text:style-name="P1"><text:s text:c="4"/>│   │   │   ├── libgimpcolor-index-new-in-2-4.html</text:p>
      <text:p text:style-name="P1"><text:s text:c="4"/>│   │   │   ├── libgimpcolor-index-new-in-2-6.html</text:p>
      <text:p text:style-name="P1"><text:s text:c="4"/>│   │   │   ├── libgimpcolor-index-new-in-2-8.html</text:p>
      <text:p text:style-name="P1"><text:s text:c="4"/>│   │   │   ├──<text:span text:style-name="T40"> right-insensitive.png</text:span></text:p>
      <text:p text:style-name="P3"><text:s text:c="4"/>│   │   │   ├── right.png</text:p>
      <text:p text:style-name="P1"><text:s text:c="4"/>│   │   │   ├── style.css</text:p>
      <text:p text:style-name="P1"><text:s text:c="4"/>│   │   │   ├── <text:span text:style-name="T40">up-insensitive.png</text:span></text:p>
      <text:p text:style-name="P3"><text:s text:c="4"/>│   │   │   └── up.png</text:p>
      <text:p text:style-name="P1"><text:s text:c="4"/>│   │   ├── libgimpcolor-docs.sgml</text:p>
      <text:p text:style-name="P1"><text:s text:c="4"/>│   │   ├── libgimpcolor-overrides.txt</text:p>
      <text:p text:style-name="P1"><text:s text:c="4"/>│   │   ├── libgimpcolor-sections.txt</text:p>
      <text:p text:style-name="P1"><text:s text:c="4"/>│   │   ├── libgimpcolor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<text:span text:style-name="T43"> </text:span><text:span text:style-name="T25">LIBGIMPCONFIG</text:span><text:span text:style-name="T39"><text:tab/></text:span></text:p>
      <text:p text:style-name="P1"><text:s text:c="4"/>│   │   ├── <text:span text:style-name="T9">HTML</text:span></text:p>
      <text:p text:style-name="P1"><text:s text:c="4"/>│   │   │   ├── GimpColorConfig.html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<text:span text:style-name="T40"> left-insensitive.png</text:span></text:p>
      <text:p text:style-name="P3"><text:s text:c="4"/>│   │   │   ├── left.png</text:p>
      <text:p text:style-name="P1"><text:s text:c="4"/>│   │   │   ├── libgimpconfig.devhelp2</text:p>
      <text:p text:style-name="P1"><text:s text:c="4"/>│   │   │   ├── libgimpconfig-GimpConfig-deserialize.html</text:p>
      <text:p text:style-name="P1"><text:s text:c="4"/>│   │   │   ├── libgimpconfig-GimpConfigError.html</text:p>
      <text:p text:style-name="P1"><text:s text:c="4"/>│   │   │   ├── libgimpconfig-GimpConfig.html</text:p>
      <text:p text:style-name="P1"><text:s text:c="4"/>│   │   │   ├── libgimpconfig-GimpConfig-params.html</text:p>
      <text:p text:style-name="P1"><text:s text:c="4"/>│   │   │   ├── libgimpconfig-GimpConfig-path.html</text:p>
      <text:p text:style-name="P1"><text:s text:c="4"/>│   │   │   ├── libgimpconfig-GimpConfig-serialize.html</text:p>
      <text:p text:style-name="P1"><text:s text:c="4"/>│   │   │   ├── libgimpconfig-GimpConfig-utils.html</text:p>
      <text:p text:style-name="P1"><text:s text:c="4"/>│   │   │   ├── libgimpconfig-GimpConfigWriter.html</text:p>
      <text:p text:style-name="P1"><text:s text:c="4"/>│   │   │   ├── libgimpconfig-GimpScanner.html</text:p>
      <text:p text:style-name="P1"><text:s text:c="4"/>│   │   │   ├── libgimpconfig-hierarchy.html</text:p>
      <text:p text:style-name="P1"><text:s text:c="4"/>│   │   │   ├── libgimpconfig.html</text:p>
      <text:p text:style-name="P1"><text:soft-page-break/><text:s text:c="4"/>│   │   │   ├── libgimpconfig-index-deprecated.html</text:p>
      <text:p text:style-name="P1"><text:s text:c="4"/>│   │   │   ├── libgimpconfig-index.html</text:p>
      <text:p text:style-name="P1"><text:s text:c="4"/>│   │   │   ├── libgimpconfig-index-new-in-2-4.html</text:p>
      <text:p text:style-name="P1"><text:s text:c="4"/>│   │   │   ├── libgimpconfig-index-new-in-2-6.html</text:p>
      <text:p text:style-name="P1"><text:s text:c="4"/>│   │   │   ├── libgimpconfig-index-new-in-2-8.html</text:p>
      <text:p text:style-name="P1"><text:s text:c="4"/>│   │   │   ├──<text:span text:style-name="T40"> right-insensitive.png</text:span></text:p>
      <text:p text:style-name="P3"><text:s text:c="4"/>│   │   │   ├── right.png</text:p>
      <text:p text:style-name="P1"><text:s text:c="4"/>│   │   │   ├── style.css</text:p>
      <text:p text:style-name="P1"><text:s text:c="4"/>│   │   │   ├── up-insensitive.png</text:p>
      <text:p text:style-name="P1"><text:s text:c="4"/>│   │   │   └── up.png</text:p>
      <text:p text:style-name="P1"><text:s text:c="4"/>│   │   ├── libgimpconfig-docs.sgml</text:p>
      <text:p text:style-name="P1"><text:s text:c="4"/>│   │   ├── libgimpconfig-overrides.txt</text:p>
      <text:p text:style-name="P1"><text:s text:c="4"/>│   │   ├── libgimpconfig-sections.txt</text:p>
      <text:p text:style-name="P1"><text:s text:c="4"/>│   │   ├── libgimpconfig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 <text:span text:style-name="T26">LIBGIMPMATH</text:span></text:p>
      <text:p text:style-name="P1"><text:s text:c="4"/>│   │   ├── <text:span text:style-name="T10">HTML</text:span>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<text:span text:style-name="T40"> left-insensitive.png</text:span></text:p>
      <text:p text:style-name="P3"><text:s text:c="4"/>│   │   │   ├── left.png</text:p>
      <text:p text:style-name="P1"><text:s text:c="4"/>│   │   │   ├── libgimpmath.devhelp2</text:p>
      <text:p text:style-name="P1"><text:s text:c="4"/>│   │   │   ├── libgimpmath-GimpMath.html</text:p>
      <text:p text:style-name="P1"><text:s text:c="4"/>│   │   │   ├── libgimpmath-GimpMatrix.html</text:p>
      <text:p text:style-name="P1"><text:s text:c="4"/>│   │   │   ├── libgimpmath-GimpMD5.html</text:p>
      <text:p text:style-name="P1"><text:s text:c="4"/>│   │   │   ├── libgimpmath-GimpVector.html</text:p>
      <text:p text:style-name="P1"><text:s text:c="4"/>│   │   │   ├── libgimpmath.html</text:p>
      <text:p text:style-name="P1"><text:s text:c="4"/>│   │   │   ├── libgimpmath-index-deprecated.html</text:p>
      <text:p text:style-name="P1"><text:s text:c="4"/>│   │   │   ├── libgimpmath-index.html</text:p>
      <text:p text:style-name="P1"><text:s text:c="4"/>│   │   │   ├── libgimpmath-index-new-in-2-2.html</text:p>
      <text:p text:style-name="P1"><text:s text:c="4"/>│   │   │   ├── libgimpmath-index-new-in-2-4.html</text:p>
      <text:p text:style-name="P1"><text:s text:c="4"/>│   │   │   ├── libgimpmath-index-new-in-2-6.html</text:p>
      <text:p text:style-name="P1"><text:s text:c="4"/>│   │   │   ├── right-insensitive.png</text:p>
      <text:p text:style-name="P1"><text:s text:c="4"/>│   │   │   ├── right.png</text:p>
      <text:p text:style-name="P1"><text:s text:c="4"/>│   │   │   ├── style.css</text:p>
      <text:p text:style-name="P1"><text:s text:c="4"/>│   │   │   ├── <text:span text:style-name="T40">up-insensitive.png</text:span></text:p>
      <text:p text:style-name="P3"><text:s text:c="4"/>│   │   │   └── up.png</text:p>
      <text:p text:style-name="P1"><text:s text:c="4"/>│   │   ├── libgimpmath-docs.sgml</text:p>
      <text:p text:style-name="P1"><text:s text:c="4"/>│   │   ├── libgimpmath-overrides.txt</text:p>
      <text:p text:style-name="P1"><text:s text:c="4"/>│   │   ├── libgimpmath-sections.txt</text:p>
      <text:p text:style-name="P1"><text:s text:c="4"/>│   │   ├── libgimpmath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<text:span text:style-name="T1"> </text:span><text:span text:style-name="T26">LIBGIMPMODULE</text:span></text:p>
      <text:p text:style-name="P1"><text:s text:c="4"/>│   │   ├── <text:span text:style-name="T10">HTML</text:span></text:p>
      <text:p text:style-name="P1"><text:s text:c="4"/>│   │   │   ├── GimpModuleDB.html</text:p>
      <text:p text:style-name="P1"><text:s text:c="4"/>│   │   │   ├── GimpModule.html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 <text:span text:style-name="T40">left-insensitive.png</text:span></text:p>
      <text:p text:style-name="P3"><text:s text:c="4"/>│   │   │   ├── left.png</text:p>
      <text:p text:style-name="P1"><text:s text:c="4"/>│   │   │   ├── libgimpmodule.devhelp2</text:p>
      <text:p text:style-name="P1"><text:s text:c="4"/>│   │   │   ├── libgimpmodule.html</text:p>
      <text:p text:style-name="P1"><text:s text:c="4"/>│   │   │   ├── libgimpmodule-index-deprecated.html</text:p>
      <text:p text:style-name="P1"><text:s text:c="4"/>│   │   │   ├── libgimpmodule-index.html</text:p>
      <text:p text:style-name="P1"><text:s text:c="4"/>│   │   │   ├── libgimpmodule-index-new-in-2-2.html</text:p>
      <text:p text:style-name="P1"><text:s text:c="4"/>│   │   │   ├── libgimpmodule-index-new-in-2-4.html</text:p>
      <text:p text:style-name="P1"><text:s text:c="4"/>│   │   │   ├── libgimpmodule-index-new-in-2-6.html</text:p>
      <text:p text:style-name="P1"><text:soft-page-break/><text:s text:c="4"/>│   │   │   ├── libgimpmodule-index-new-in-2-8.html</text:p>
      <text:p text:style-name="P1"><text:s text:c="4"/>│   │   │   ├── <text:span text:style-name="T40">right-insensitive.png</text:span></text:p>
      <text:p text:style-name="P3"><text:s text:c="4"/>│   │   │   ├── right.png</text:p>
      <text:p text:style-name="P1"><text:s text:c="4"/>│   │   │   ├── style.css</text:p>
      <text:p text:style-name="P1"><text:s text:c="4"/>│   │   │   ├── <text:span text:style-name="T40">up-insensitive.png</text:span></text:p>
      <text:p text:style-name="P3"><text:s text:c="4"/>│   │   │   └── up.png</text:p>
      <text:p text:style-name="P1"><text:s text:c="4"/>│   │   ├── libgimpmodule-docs.sgml</text:p>
      <text:p text:style-name="P1"><text:s text:c="4"/>│   │   ├── libgimpmodule-overrides.txt</text:p>
      <text:p text:style-name="P1"><text:s text:c="4"/>│   │   ├── libgimpmodule-sections.txt</text:p>
      <text:p text:style-name="P1"><text:s text:c="4"/>│   │   ├── libgimpmodule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<text:span text:style-name="T29">LIBGIMPTHUMB</text:span></text:p>
      <text:p text:style-name="P1"><text:s text:c="4"/>│   │   ├── <text:span text:style-name="T18">HTML</text:span></text:p>
      <text:p text:style-name="P1"><text:s text:c="4"/>│   │   │   ├── GimpThumbnail.html</text:p>
      <text:p text:style-name="P1"><text:s text:c="4"/>│   │   │   ├──<text:span text:style-name="T40"> home.png</text:span></text:p>
      <text:p text:style-name="P1"><text:s text:c="4"/>│   │   │   ├── index.html</text:p>
      <text:p text:style-name="P1"><text:s text:c="4"/>│   │   │   ├──<text:span text:style-name="T40"> left-insensitive.png</text:span></text:p>
      <text:p text:style-name="P3"><text:s text:c="4"/>│   │   │   ├── left.png</text:p>
      <text:p text:style-name="P1"><text:s text:c="4"/>│   │   │   ├── libgimpthumb.devhelp2</text:p>
      <text:p text:style-name="P1"><text:s text:c="4"/>│   │   │   ├── libgimpthumb-GimpThumb-enums.html</text:p>
      <text:p text:style-name="P1"><text:s text:c="4"/>│   │   │   ├── libgimpthumb-GimpThumb-error.html</text:p>
      <text:p text:style-name="P1"><text:s text:c="4"/>│   │   │   ├── libgimpthumb-GimpThumb-utils.html</text:p>
      <text:p text:style-name="P1"><text:s text:c="4"/>│   │   │   ├── libgimpthumb.html</text:p>
      <text:p text:style-name="P1"><text:s text:c="4"/>│   │   │   ├── libgimpthumb-index-deprecated.html</text:p>
      <text:p text:style-name="P1"><text:s text:c="4"/>│   │   │   ├── libgimpthumb-index.html</text:p>
      <text:p text:style-name="P1"><text:s text:c="4"/>│   │   │   ├── libgimpthumb-index-new-in-2-2.html</text:p>
      <text:p text:style-name="P1"><text:s text:c="4"/>│   │   │   ├── libgimpthumb-index-new-in-2-4.html</text:p>
      <text:p text:style-name="P1"><text:s text:c="4"/>│   │   │   ├── libgimpthumb-index-new-in-2-6.html</text:p>
      <text:p text:style-name="P1"><text:s text:c="4"/>│   │   │   ├──<text:span text:style-name="T40"> right-insensitive.png</text:span></text:p>
      <text:p text:style-name="P3"><text:s text:c="4"/>│   │   │   ├── right.png</text:p>
      <text:p text:style-name="P1"><text:s text:c="4"/>│   │   │   ├── style.css</text:p>
      <text:p text:style-name="P1"><text:s text:c="4"/>│   │   │   ├── <text:span text:style-name="T40">up-insensitive.png</text:span></text:p>
      <text:p text:style-name="P3"><text:s text:c="4"/>│   │   │   └── up.png</text:p>
      <text:p text:style-name="P1"><text:s text:c="4"/>│   │   ├── libgimpthumb-docs.sgml</text:p>
      <text:p text:style-name="P1"><text:s text:c="4"/>│   │   ├── libgimpthumb-overrides.txt</text:p>
      <text:p text:style-name="P1"><text:s text:c="4"/>│   │   ├── libgimpthumb-sections.txt</text:p>
      <text:p text:style-name="P1"><text:s text:c="4"/>│   │   ├── libgimpthumb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version.in</text:p>
      <text:p text:style-name="P1"><text:s text:c="4"/>│   ├── <text:span text:style-name="T26">LIBGIMPWIDGETS</text:span></text:p>
      <text:p text:style-name="P1"><text:s text:c="4"/>│   │   ├── <text:span text:style-name="T10">HTML</text:span></text:p>
      <text:p text:style-name="P1"><text:s text:c="4"/>│   │   │   ├── GimpBrowser.html</text:p>
      <text:p text:style-name="P1"><text:s text:c="4"/>│   │   │   ├── <text:span text:style-name="T40">gimp-browser.png</text:span></text:p>
      <text:p text:style-name="P1"><text:s text:c="4"/>│   │   │   ├── GimpButton.html</text:p>
      <text:p text:style-name="P1"><text:s text:c="4"/>│   │   │   ├── <text:span text:style-name="T40">gimp-button.png</text:span></text:p>
      <text:p text:style-name="P1"><text:s text:c="4"/>│   │   │   ├── GimpCellRendererColor.html</text:p>
      <text:p text:style-name="P1"><text:s text:c="4"/>│   │   │   ├── GimpCellRendererToggle.html</text:p>
      <text:p text:style-name="P1"><text:s text:c="4"/>│   │   │   ├── GimpChainButton.html</text:p>
      <text:p text:style-name="P1"><text:s text:c="4"/>│   │   │   ├──<text:span text:style-name="T40"> gimp-chain-button.png</text:span></text:p>
      <text:p text:style-name="P1"><text:s text:c="4"/>│   │   │   ├── GimpColorArea.html</text:p>
      <text:p text:style-name="P1"><text:s text:c="4"/>│   │   │   ├── <text:span text:style-name="T40">gimp-color-area.png</text:span></text:p>
      <text:p text:style-name="P1"><text:s text:c="4"/>│   │   │   ├── GimpColorButton.html</text:p>
      <text:p text:style-name="P1"><text:s text:c="4"/>│   │   │   ├──<text:span text:style-name="T40"> gimp-color-button.png</text:span></text:p>
      <text:p text:style-name="P1"><text:s text:c="4"/>│   │   │   ├── GimpColorDisplay.html</text:p>
      <text:p text:style-name="P1"><text:s text:c="4"/>│   │   │   ├── GimpColorDisplayStack.html</text:p>
      <text:p text:style-name="P1"><text:s text:c="4"/>│   │   │   ├── GimpColorHexEntry.html</text:p>
      <text:p text:style-name="P1"><text:s text:c="4"/>│   │   │   ├── <text:span text:style-name="T40">gimp-color-hex-entry.png</text:span></text:p>
      <text:p text:style-name="P1"><text:span text:style-name="T40"><text:s text:c="4"/>│   │   │   ├── </text:span>GimpColorNotebook.html</text:p>
      <text:p text:style-name="P1"><text:soft-page-break/><text:s text:c="4"/>│   │   │   ├── GimpColorProfileComboBox.html</text:p>
      <text:p text:style-name="P1"><text:s text:c="4"/>│   │   │   ├──<text:span text:style-name="T40"> gimp-color-profile-combo-box.png</text:span></text:p>
      <text:p text:style-name="P1"><text:s text:c="4"/>│   │   │   ├── GimpColorProfileStore.html</text:p>
      <text:p text:style-name="P1"><text:s text:c="4"/>│   │   │   ├── GimpColorScale.html</text:p>
      <text:p text:style-name="P1"><text:s text:c="4"/>│   │   │   ├─<text:span text:style-name="T40">─ gimp-color-scale.png</text:span></text:p>
      <text:p text:style-name="P1"><text:s text:c="4"/>│   │   │   ├── GimpColorScales.html</text:p>
      <text:p text:style-name="P1"><text:s text:c="4"/>│   │   │   ├── GimpColorSelect.html</text:p>
      <text:p text:style-name="P1"><text:s text:c="4"/>│   │   │   ├── GimpColorSelection.html</text:p>
      <text:p text:style-name="P1"><text:s text:c="4"/>│   │   │   ├── <text:span text:style-name="T40">gimp-color-selection.png</text:span></text:p>
      <text:p text:style-name="P1"><text:s text:c="4"/>│   │   │   ├── GimpColorSelector.html</text:p>
      <text:p text:style-name="P1"><text:s text:c="4"/>│   │   │   ├── GimpController.html</text:p>
      <text:p text:style-name="P1"><text:s text:c="4"/>│   │   │   ├── GimpDialog.html</text:p>
      <text:p text:style-name="P1"><text:s text:c="4"/>│   │   │   ├── gimp-dialog.png</text:p>
      <text:p text:style-name="P1"><text:s text:c="4"/>│   │   │   ├── GimpEnumComboBox.html</text:p>
      <text:p text:style-name="P1"><text:s text:c="4"/>│   │   │   ├──<text:span text:style-name="T40"> gimp-enum-combo-box.png</text:span></text:p>
      <text:p text:style-name="P1"><text:s text:c="4"/>│   │   │   ├── GimpEnumLabel.html</text:p>
      <text:p text:style-name="P1"><text:s text:c="4"/>│   │   │   ├─<text:span text:style-name="T40">─ gimp-enum-label.png</text:span></text:p>
      <text:p text:style-name="P1"><text:s text:c="4"/>│   │   │   ├── GimpEnumStore.html</text:p>
      <text:p text:style-name="P1"><text:s text:c="4"/>│   │   │   ├── GimpFileEntry.html</text:p>
      <text:p text:style-name="P1"><text:s text:c="4"/>│   │   │   ├─<text:span text:style-name="T40">─ gimp-file-entry.png</text:span></text:p>
      <text:p text:style-name="P1"><text:s text:c="4"/>│   │   │   ├── GimpFrame.html</text:p>
      <text:p text:style-name="P1"><text:s text:c="4"/>│   │   │   ├── <text:span text:style-name="T40">gimp-frame.png</text:span></text:p>
      <text:p text:style-name="P3"><text:s text:c="4"/>│   │   │   ├── gimp-hint-box.png</text:p>
      <text:p text:style-name="P1"><text:s text:c="4"/>│   │   │   ├── GimpIntComboBox.html</text:p>
      <text:p text:style-name="P1"><text:s text:c="4"/>│   │   │   ├── <text:span text:style-name="T40">gimp-int-combo-box.png</text:span></text:p>
      <text:p text:style-name="P1"><text:s text:c="4"/>│   │   │   ├── GimpIntStore.html</text:p>
      <text:p text:style-name="P1"><text:s text:c="4"/>│   │   │   ├── GimpMemsizeEntry.html</text:p>
      <text:p text:style-name="P1"><text:s text:c="4"/>│   │   │   ├── <text:span text:style-name="T40">gimp-memsize-entry.png</text:span></text:p>
      <text:p text:style-name="P1"><text:s text:c="4"/>│   │   │   ├── GimpNumberPairEntry.html</text:p>
      <text:p text:style-name="P1"><text:s text:c="4"/>│   │   │   ├─<text:span text:style-name="T40">─ gimp-number-pair-entry.png</text:span></text:p>
      <text:p text:style-name="P1"><text:s text:c="4"/>│   │   │   ├── GimpOffsetArea.html</text:p>
      <text:p text:style-name="P1"><text:s text:c="4"/>│   │   │   ├── <text:span text:style-name="T40">gimp-offset-area.png</text:span></text:p>
      <text:p text:style-name="P1"><text:s text:c="4"/>│   │   │   ├── GimpPageSelector.html</text:p>
      <text:p text:style-name="P1"><text:s text:c="4"/>│   │   │   ├── <text:span text:style-name="T40">gimp-page-selector.png</text:span></text:p>
      <text:p text:style-name="P1"><text:s text:c="4"/>│   │   │   ├── GimpPathEditor.html</text:p>
      <text:p text:style-name="P1"><text:s text:c="4"/>│   │   │   ├── <text:span text:style-name="T40">gimp-path-editor.png</text:span></text:p>
      <text:p text:style-name="P1"><text:s text:c="4"/>│   │   │   ├── GimpPickButton.html</text:p>
      <text:p text:style-name="P1"><text:s text:c="4"/>│   │   │   ├──<text:span text:style-name="T40"> gimp-pick-button.png</text:span></text:p>
      <text:p text:style-name="P1"><text:s text:c="4"/>│   │   │   ├── GimpPixmap.html</text:p>
      <text:p text:style-name="P1"><text:s text:c="4"/>│   │   │   ├── GimpPreviewArea.html</text:p>
      <text:p text:style-name="P1"><text:s text:c="4"/>│   │   │   ├──<text:span text:style-name="T40"> gimp-preview-area.png</text:span></text:p>
      <text:p text:style-name="P1"><text:s text:c="4"/>│   │   │   ├── GimpPreview.html</text:p>
      <text:p text:style-name="P1"><text:s text:c="4"/>│   │   │   ├── GimpRuler.html</text:p>
      <text:p text:style-name="P1"><text:s text:c="4"/>│   │   │   ├── GimpScrolledPreview.html</text:p>
      <text:p text:style-name="P1"><text:s text:c="4"/>│   │   │   ├── GimpSizeEntry.html</text:p>
      <text:p text:style-name="P1"><text:s text:c="4"/>│   │   │   ├── GimpStringComboBox.html</text:p>
      <text:p text:style-name="P1"><text:s text:c="4"/>│   │   │   ├── <text:span text:style-name="T40">gimp-string-combo-box.png</text:span></text:p>
      <text:p text:style-name="P1"><text:s text:c="4"/>│   │   │   ├── GimpUnitComboBox.html</text:p>
      <text:p text:style-name="P1"><text:s text:c="4"/>│   │   │   ├── GimpUnitMenu.html</text:p>
      <text:p text:style-name="P1"><text:s text:c="4"/>│   │   │   ├──<text:span text:style-name="T40"> gimp-unit-menu.png</text:span></text:p>
      <text:p text:style-name="P1"><text:s text:c="4"/>│   │   │   ├── GimpUnitStore.html</text:p>
      <text:p text:style-name="P1"><text:s text:c="4"/>│   │   │   ├── GimpZoomModel.html</text:p>
      <text:p text:style-name="P1"><text:s text:c="4"/>│   │   │   ├── <text:span text:style-name="T40">home.png</text:span></text:p>
      <text:p text:style-name="P1"><text:s text:c="4"/>│   │   │   ├── index.html</text:p>
      <text:p text:style-name="P1"><text:s text:c="4"/>│   │   │   ├──<text:span text:style-name="T40"> left-insensitive.png</text:span></text:p>
      <text:p text:style-name="P3"><text:s text:c="4"/>│   │   │   ├── left.png</text:p>
      <text:p text:style-name="P1"><text:s text:c="4"/>│   │   │   ├── libgimpwidgets-cell-renderers.html</text:p>
      <text:p text:style-name="P1"><text:s text:c="4"/>│   │   │   ├── libgimpwidgets-colordisplay.html</text:p>
      <text:p text:style-name="P1"><text:s text:c="4"/>│   │   │   ├── libgimpwidgets-colorselector.html</text:p>
      <text:p text:style-name="P1"><text:s text:c="4"/>│   │   │   ├── libgimpwidgets-controller.html</text:p>
      <text:p text:style-name="P1"><text:s text:c="4"/>│   │   │   ├── libgimpwidgets-deprecated.html</text:p>
      <text:p text:style-name="P1"><text:s text:c="4"/>│   │   │   ├── libgimpwidgets.devhelp2</text:p>
      <text:p text:style-name="P1"><text:s text:c="4"/>│   │   │   ├── libgimpwidgets-gallery.html</text:p>
      <text:p text:style-name="P1"><text:soft-page-break/><text:s text:c="4"/>│   │   │   ├── libgimpwidgets-GimpCairoUtils.html</text:p>
      <text:p text:style-name="P1"><text:s text:c="4"/>│   │   │   ├── libgimpwidgets-GimpEnumWidgets.html</text:p>
      <text:p text:style-name="P1"><text:s text:c="4"/>│   │   │   ├── libgimpwidgets-GimpHelpUI.html</text:p>
      <text:p text:style-name="P1"><text:s text:c="4"/>│   │   │   ├── libgimpwidgets-GimpHintBox.html</text:p>
      <text:p text:style-name="P1"><text:s text:c="4"/>│   │   │   ├── libgimpwidgets-GimpOldWidgets.html</text:p>
      <text:p text:style-name="P1"><text:s text:c="4"/>│   │   │   ├── libgimpwidgets-GimpPropWidgets.html</text:p>
      <text:p text:style-name="P1"><text:s text:c="4"/>│   │   │   ├── libgimpwidgets-GimpQueryBox.html</text:p>
      <text:p text:style-name="P1"><text:s text:c="4"/>│   │   │   ├── libgimpwidgets-GimpStock.html</text:p>
      <text:p text:style-name="P1"><text:s text:c="4"/>│   │   │   ├── libgimpwidgets-GimpWidgets.html</text:p>
      <text:p text:style-name="P1"><text:s text:c="4"/>│   │   │   ├── libgimpwidgets-hierarchy.html</text:p>
      <text:p text:style-name="P1"><text:s text:c="4"/>│   │   │   ├── libgimpwidgets-index-deprecated.html</text:p>
      <text:p text:style-name="P1"><text:s text:c="4"/>│   │   │   ├── libgimpwidgets-index.html</text:p>
      <text:p text:style-name="P1"><text:s text:c="4"/>│   │   │   ├── libgimpwidgets-index-new-in-2-2.html</text:p>
      <text:p text:style-name="P1"><text:s text:c="4"/>│   │   │   ├── libgimpwidgets-index-new-in-2-4.html</text:p>
      <text:p text:style-name="P1"><text:s text:c="4"/>│   │   │   ├── libgimpwidgets-index-new-in-2-6.html</text:p>
      <text:p text:style-name="P1"><text:s text:c="4"/>│   │   │   ├── libgimpwidgets-index-new-in-2-8.html</text:p>
      <text:p text:style-name="P1"><text:s text:c="4"/>│   │   │   ├── libgimpwidgets-utils.html</text:p>
      <text:p text:style-name="P1"><text:s text:c="4"/>│   │   │   ├── libgimpwidgets-widgets.html</text:p>
      <text:p text:style-name="P1"><text:s text:c="4"/>│   │   │   ├── <text:span text:style-name="T40">right-insensitive.png</text:span></text:p>
      <text:p text:style-name="P3"><text:s text:c="4"/>│   │   │   ├── right.png</text:p>
      <text:p text:style-name="P1"><text:s text:c="4"/>│   │   │   ├── <text:span text:style-name="T40">stock-anchor-16.png</text:span></text:p>
      <text:p text:style-name="P3"><text:s text:c="4"/>│   │   │   ├── stock-cap-butt-16.png</text:p>
      <text:p text:style-name="P3"><text:s text:c="4"/>│   │   │   ├── stock-cap-round-16.png</text:p>
      <text:p text:style-name="P3"><text:s text:c="4"/>│   │   │   ├── stock-cap-square-16.png</text:p>
      <text:p text:style-name="P3"><text:s text:c="4"/>│   │   │   ├── stock-center-16.png</text:p>
      <text:p text:style-name="P3"><text:s text:c="4"/>│   │   │   ├── stock-center-24.png</text:p>
      <text:p text:style-name="P3"><text:s text:c="4"/>│   │   │   ├── stock-channel-16.png</text:p>
      <text:p text:style-name="P3"><text:s text:c="4"/>│   │   │   ├── stock-channel-24.png</text:p>
      <text:p text:style-name="P3"><text:s text:c="4"/>│   │   │   ├── stock-channel-32.png</text:p>
      <text:p text:style-name="P3"><text:s text:c="4"/>│   │   │   ├── stock-channel-48.png</text:p>
      <text:p text:style-name="P3"><text:s text:c="4"/>│   │   │   ├── stock-channel-alpha-16.png</text:p>
      <text:p text:style-name="P3"><text:s text:c="4"/>│   │   │   ├── stock-channel-alpha-24.png</text:p>
      <text:p text:style-name="P3"><text:s text:c="4"/>│   │   │   ├── stock-channel-alpha-32.png</text:p>
      <text:p text:style-name="P3"><text:s text:c="4"/>│   │   │   ├── stock-channel-alpha-48.png</text:p>
      <text:p text:style-name="P3"><text:s text:c="4"/>│   │   │   ├── stock-channel-blue-16.png</text:p>
      <text:p text:style-name="P3"><text:s text:c="4"/>│   │   │   ├── stock-channel-blue-24.png</text:p>
      <text:p text:style-name="P3"><text:s text:c="4"/>│   │   │   ├── stock-channel-blue-32.png</text:p>
      <text:p text:style-name="P3"><text:s text:c="4"/>│   │   │   ├── stock-channel-blue-48.png</text:p>
      <text:p text:style-name="P3"><text:s text:c="4"/>│   │   │   ├── stock-channel-gray-16.png</text:p>
      <text:p text:style-name="P3"><text:s text:c="4"/>│   │   │   ├── stock-channel-gray-24.png</text:p>
      <text:p text:style-name="P3"><text:s text:c="4"/>│   │   │   ├── stock-channel-gray-32.png</text:p>
      <text:p text:style-name="P3"><text:s text:c="4"/>│   │   │   ├── stock-channel-gray-48.png</text:p>
      <text:p text:style-name="P3"><text:s text:c="4"/>│   │   │   ├── stock-channel-green-16.png</text:p>
      <text:p text:style-name="P3"><text:s text:c="4"/>│   │   │   ├── stock-channel-green-24.png</text:p>
      <text:p text:style-name="P3"><text:s text:c="4"/>│   │   │   ├── stock-channel-green-32.png</text:p>
      <text:p text:style-name="P3"><text:s text:c="4"/>│   │   │   ├── stock-channel-green-48.png</text:p>
      <text:p text:style-name="P3"><text:s text:c="4"/>│   │   │   ├── stock-channel-indexed-16.png</text:p>
      <text:p text:style-name="P3"><text:s text:c="4"/>│   │   │   ├── stock-channel-indexed-24.png</text:p>
      <text:p text:style-name="P3"><text:s text:c="4"/>│   │   │   ├── stock-channel-indexed-32.png</text:p>
      <text:p text:style-name="P3"><text:s text:c="4"/>│   │   │   ├── stock-channel-indexed-48.png</text:p>
      <text:p text:style-name="P3"><text:s text:c="4"/>│   │   │   ├── stock-channel-red-16.png</text:p>
      <text:p text:style-name="P3"><text:s text:c="4"/>│   │   │   ├── stock-channel-red-24.png</text:p>
      <text:p text:style-name="P3"><text:s text:c="4"/>│   │   │   ├── stock-channel-red-32.png</text:p>
      <text:p text:style-name="P3"><text:s text:c="4"/>│   │   │   ├── stock-channel-red-48.png</text:p>
      <text:p text:style-name="P3"><text:s text:c="4"/>│   │   │   ├── stock-channels-16.png</text:p>
      <text:p text:style-name="P3"><text:s text:c="4"/>│   │   │   ├── stock-channels-24.png</text:p>
      <text:p text:style-name="P3"><text:s text:c="4"/>│   │   │   ├── stock-char-picker-22.png</text:p>
      <text:p text:style-name="P3"><text:s text:c="4"/>│   │   │   ├── stock-close-12.png</text:p>
      <text:p text:style-name="P3"><text:s text:c="4"/>│   │   │   ├── stock-colormap-16.png</text:p>
      <text:p text:style-name="P3"><text:s text:c="4"/>│   │   │   ├── stock-colormap-24.png</text:p>
      <text:p text:style-name="P3"><text:s text:c="4"/>│   │   │   ├── stock-color-picker-black-18.png</text:p>
      <text:p text:style-name="P3"><text:s text:c="4"/>│   │   │   ├── stock-color-picker-gray-18.png</text:p>
      <text:p text:style-name="P3"><text:s text:c="4"/>│   │   │   ├── stock-color-picker-white-18.png</text:p>
      <text:p text:style-name="P3"><text:soft-page-break/><text:s text:c="4"/>│   │   │   ├── stock-color-pick-from-screen-16.png</text:p>
      <text:p text:style-name="P3"><text:s text:c="4"/>│   │   │   ├── stock-color-triangle-16.png</text:p>
      <text:p text:style-name="P3"><text:s text:c="4"/>│   │   │   ├── stock-controller-16.png</text:p>
      <text:p text:style-name="P3"><text:s text:c="4"/>│   │   │   ├── stock-controller-24.png</text:p>
      <text:p text:style-name="P3"><text:s text:c="4"/>│   │   │   ├── stock-controller-keyboard-16.png</text:p>
      <text:p text:style-name="P3"><text:s text:c="4"/>│   │   │   ├── stock-controller-keyboard-24.png</text:p>
      <text:p text:style-name="P3"><text:s text:c="4"/>│   │   │   ├── stock-controller-linux-input-16.png</text:p>
      <text:p text:style-name="P3"><text:s text:c="4"/>│   │   │   ├── stock-controller-linux-input-24.png</text:p>
      <text:p text:style-name="P3"><text:s text:c="4"/>│   │   │   ├── stock-controller-midi-16.png</text:p>
      <text:p text:style-name="P3"><text:s text:c="4"/>│   │   │   ├── stock-controller-midi-24.png</text:p>
      <text:p text:style-name="P3"><text:s text:c="4"/>│   │   │   ├── stock-controller-wheel-16.png</text:p>
      <text:p text:style-name="P3"><text:s text:c="4"/>│   │   │   ├── stock-controller-wheel-24.png</text:p>
      <text:p text:style-name="P3"><text:s text:c="4"/>│   │   │   ├── stock-convert-grayscale-16.png</text:p>
      <text:p text:style-name="P3"><text:s text:c="4"/>│   │   │   ├── stock-convert-indexed-16.png</text:p>
      <text:p text:style-name="P3"><text:s text:c="4"/>│   │   │   ├── stock-convert-rgb-16.png</text:p>
      <text:p text:style-name="P3"><text:s text:c="4"/>│   │   │   ├── stock-cursor-16.png</text:p>
      <text:p text:style-name="P3"><text:s text:c="4"/>│   │   │   ├── stock-cursor-24.png</text:p>
      <text:p text:style-name="P3"><text:s text:c="4"/>│   │   │   ├── stock-curve-free-16.png</text:p>
      <text:p text:style-name="P3"><text:s text:c="4"/>│   │   │   ├── stock-curve-smooth-16.png</text:p>
      <text:p text:style-name="P3"><text:s text:c="4"/>│   │   │   ├── stock-default-colors-12.png</text:p>
      <text:p text:style-name="P3"><text:s text:c="4"/>│   │   │   ├── stock-device-status-16.png</text:p>
      <text:p text:style-name="P3"><text:s text:c="4"/>│   │   │   ├── stock-device-status-24.png</text:p>
      <text:p text:style-name="P3"><text:s text:c="4"/>│   │   │   ├── stock-display-filter-16.png</text:p>
      <text:p text:style-name="P3"><text:s text:c="4"/>│   │   │   ├── stock-display-filter-24.png</text:p>
      <text:p text:style-name="P3"><text:s text:c="4"/>│   │   │   ├── stock-display-filter-colorblind-16.png</text:p>
      <text:p text:style-name="P3"><text:s text:c="4"/>│   │   │   ├── stock-display-filter-colorblind-24.png</text:p>
      <text:p text:style-name="P3"><text:s text:c="4"/>│   │   │   ├── stock-display-filter-contrast-16.png</text:p>
      <text:p text:style-name="P3"><text:s text:c="4"/>│   │   │   ├── stock-display-filter-contrast-24.png</text:p>
      <text:p text:style-name="P3"><text:s text:c="4"/>│   │   │   ├── stock-display-filter-gamma-16.png</text:p>
      <text:p text:style-name="P3"><text:s text:c="4"/>│   │   │   ├── stock-display-filter-gamma-24.png</text:p>
      <text:p text:style-name="P3"><text:s text:c="4"/>│   │   │   ├── stock-display-filter-lcms-16.png</text:p>
      <text:p text:style-name="P3"><text:s text:c="4"/>│   │   │   ├── stock-display-filter-lcms-24.png</text:p>
      <text:p text:style-name="P3"><text:s text:c="4"/>│   │   │   ├── stock-display-filter-proof-16.png</text:p>
      <text:p text:style-name="P3"><text:s text:c="4"/>│   │   │   ├── stock-display-filter-proof-24.png</text:p>
      <text:p text:style-name="P3"><text:s text:c="4"/>│   │   │   ├── stock-duplicate-16.png</text:p>
      <text:p text:style-name="P3"><text:s text:c="4"/>│   │   │   ├── stock-dynamics-16.png</text:p>
      <text:p text:style-name="P3"><text:s text:c="4"/>│   │   │   ├── stock-dynamics-22.png</text:p>
      <text:p text:style-name="P3"><text:s text:c="4"/>│   │   │   ├── stock-edit-16.png</text:p>
      <text:p text:style-name="P3"><text:s text:c="4"/>│   │   │   ├── stock-error-64.png</text:p>
      <text:p text:style-name="P3"><text:s text:c="4"/>│   │   │   ├── stock-eye-12.png</text:p>
      <text:p text:style-name="P3"><text:s text:c="4"/>│   │   │   ├── stock-eye-20.png</text:p>
      <text:p text:style-name="P3"><text:s text:c="4"/>│   │   │   ├── stock-flip-horizontal-16.png</text:p>
      <text:p text:style-name="P3"><text:s text:c="4"/>│   │   │   ├── stock-flip-vertical-16.png</text:p>
      <text:p text:style-name="P3"><text:s text:c="4"/>│   │   │   ├── stock-floating-selection-16.png</text:p>
      <text:p text:style-name="P3"><text:s text:c="4"/>│   │   │   ├── stock-floating-selection-24.png</text:p>
      <text:p text:style-name="P3"><text:s text:c="4"/>│   │   │   ├── stock-floating-selection-32.png</text:p>
      <text:p text:style-name="P3"><text:s text:c="4"/>│   │   │   ├── stock-floating-selection-48.png</text:p>
      <text:p text:style-name="P3"><text:s text:c="4"/>│   │   │   ├── stock-frame-64.png</text:p>
      <text:p text:style-name="P3"><text:s text:c="4"/>│   │   │   ├── stock-gegl-16.png</text:p>
      <text:p text:style-name="P3"><text:s text:c="4"/>│   │   │   ├── stock-gegl-22.png</text:p>
      <text:p text:style-name="P3"><text:s text:c="4"/>│   │   │   ├── stock-gradient-bilinear-16.png</text:p>
      <text:p text:style-name="P3"><text:s text:c="4"/>│   │   │   ├── stock-gradient-conical-asymmetric-16.png</text:p>
      <text:p text:style-name="P3"><text:s text:c="4"/>│   │   │   ├── stock-gradient-conical-symmetric-16.png</text:p>
      <text:p text:style-name="P3"><text:s text:c="4"/>│   │   │   ├── stock-gradient-linear-16.png</text:p>
      <text:p text:style-name="P3"><text:s text:c="4"/>│   │   │   ├── stock-gradient-radial-16.png</text:p>
      <text:p text:style-name="P3"><text:s text:c="4"/>│   │   │   ├── stock-gradient-shapeburst-angular-16.png</text:p>
      <text:p text:style-name="P3"><text:s text:c="4"/>│   │   │   ├── stock-gradient-shapeburst-dimpled-16.png</text:p>
      <text:p text:style-name="P3"><text:s text:c="4"/>│   │   │   ├── stock-gradient-shapeburst-spherical-16.png</text:p>
      <text:p text:style-name="P3"><text:s text:c="4"/>│   │   │   ├── stock-gradient-spiral-anticlockwise-16.png</text:p>
      <text:p text:style-name="P3"><text:s text:c="4"/>│   │   │   ├── stock-gradient-spiral-clockwise-16.png</text:p>
      <text:p text:style-name="P3"><text:s text:c="4"/>│   │   │   ├── stock-gradient-square-16.png</text:p>
      <text:p text:style-name="P3"><text:s text:c="4"/>│   │   │   ├── stock-gravity-east-24.png</text:p>
      <text:p text:style-name="P3"><text:s text:c="4"/>│   │   │   ├── stock-gravity-north-24.png</text:p>
      <text:p text:style-name="P3"><text:soft-page-break/><text:s text:c="4"/>│   │   │   ├── stock-gravity-north-east-24.png</text:p>
      <text:p text:style-name="P3"><text:s text:c="4"/>│   │   │   ├── stock-gravity-north-west-24.png</text:p>
      <text:p text:style-name="P3"><text:s text:c="4"/>│   │   │   ├── stock-gravity-south-24.png</text:p>
      <text:p text:style-name="P3"><text:s text:c="4"/>│   │   │   ├── stock-gravity-south-east-24.png</text:p>
      <text:p text:style-name="P3"><text:s text:c="4"/>│   │   │   ├── stock-gravity-south-west-24.png</text:p>
      <text:p text:style-name="P3"><text:s text:c="4"/>│   │   │   ├── stock-gravity-west-24.png</text:p>
      <text:p text:style-name="P3"><text:s text:c="4"/>│   │   │   ├── stock-grid-16.png</text:p>
      <text:p text:style-name="P3"><text:s text:c="4"/>│   │   │   ├── stock-hcenter-24.png</text:p>
      <text:p text:style-name="P3"><text:s text:c="4"/>│   │   │   ├── stock-hchain-24.png</text:p>
      <text:p text:style-name="P3"><text:s text:c="4"/>│   │   │   ├── stock-hchain-broken-24.png</text:p>
      <text:p text:style-name="P3"><text:s text:c="4"/>│   │   │   ├── stock-histogram-16.png</text:p>
      <text:p text:style-name="P3"><text:s text:c="4"/>│   │   │   ├── stock-histogram-22.png</text:p>
      <text:p text:style-name="P3"><text:s text:c="4"/>│   │   │   ├── stock-histogram-linear-16.png</text:p>
      <text:p text:style-name="P3"><text:s text:c="4"/>│   │   │   ├── stock-histogram-logarithmic-16.png</text:p>
      <text:p text:style-name="P3"><text:s text:c="4"/>│   │   │   ├── stock-image-16.png</text:p>
      <text:p text:style-name="P3"><text:s text:c="4"/>│   │   │   ├── stock-image-24.png</text:p>
      <text:p text:style-name="P3"><text:s text:c="4"/>│   │   │   ├── stock-image-32.png</text:p>
      <text:p text:style-name="P3"><text:s text:c="4"/>│   │   │   ├── stock-image-48.png</text:p>
      <text:p text:style-name="P3"><text:s text:c="4"/>│   │   │   ├── stock-images-16.png</text:p>
      <text:p text:style-name="P3"><text:s text:c="4"/>│   │   │   ├── stock-images-24.png</text:p>
      <text:p text:style-name="P3"><text:s text:c="4"/>│   │   │   ├── stock-info-16.png</text:p>
      <text:p text:style-name="P3"><text:s text:c="4"/>│   │   │   ├── stock-info-24.png</text:p>
      <text:p text:style-name="P3"><text:s text:c="4"/>│   │   │   ├── stock-info-64.png</text:p>
      <text:p text:style-name="P3"><text:s text:c="4"/>│   │   │   ├── stock-input-device-16.png</text:p>
      <text:p text:style-name="P3"><text:s text:c="4"/>│   │   │   ├── stock-input-device-22.png</text:p>
      <text:p text:style-name="P3"><text:s text:c="4"/>│   │   │   ├── stock-invert-16.png</text:p>
      <text:p text:style-name="P3"><text:s text:c="4"/>│   │   │   ├── stock-join-bevel-16.png</text:p>
      <text:p text:style-name="P3"><text:s text:c="4"/>│   │   │   ├── stock-join-miter-16.png</text:p>
      <text:p text:style-name="P3"><text:s text:c="4"/>│   │   │   ├── stock-join-round-16.png</text:p>
      <text:p text:style-name="P3"><text:s text:c="4"/>│   │   │   ├── stock-landscape-16.png</text:p>
      <text:p text:style-name="P3"><text:s text:c="4"/>│   │   │   ├── stock-landscape-22.png</text:p>
      <text:p text:style-name="P3"><text:s text:c="4"/>│   │   │   ├── stock-layer-16.png</text:p>
      <text:p text:style-name="P3"><text:s text:c="4"/>│   │   │   ├── stock-layer-24.png</text:p>
      <text:p text:style-name="P3"><text:s text:c="4"/>│   │   │   ├── stock-layer-32.png</text:p>
      <text:p text:style-name="P3"><text:s text:c="4"/>│   │   │   ├── stock-layer-48.png</text:p>
      <text:p text:style-name="P3"><text:s text:c="4"/>│   │   │   ├── stock-layer-mask-16.png</text:p>
      <text:p text:style-name="P3"><text:s text:c="4"/>│   │   │   ├── stock-layer-mask-24.png</text:p>
      <text:p text:style-name="P3"><text:s text:c="4"/>│   │   │   ├── stock-layer-mask-32.png</text:p>
      <text:p text:style-name="P3"><text:s text:c="4"/>│   │   │   ├── stock-layer-mask-48.png</text:p>
      <text:p text:style-name="P3"><text:s text:c="4"/>│   │   │   ├── stock-layers-16.png</text:p>
      <text:p text:style-name="P3"><text:s text:c="4"/>│   │   │   ├── stock-layers-24.png</text:p>
      <text:p text:style-name="P3"><text:s text:c="4"/>│   │   │   ├── stock-layer-to-imagesize-16.png</text:p>
      <text:p text:style-name="P3"><text:s text:c="4"/>│   │   │   ├── stock-letter-spacing-22.png</text:p>
      <text:p text:style-name="P3"><text:s text:c="4"/>│   │   │   ├── stock-line-spacing-22.png</text:p>
      <text:p text:style-name="P3"><text:s text:c="4"/>│   │   │   ├── stock-linked-12.png</text:p>
      <text:p text:style-name="P3"><text:s text:c="4"/>│   │   │   ├── stock-linked-20.png</text:p>
      <text:p text:style-name="P3"><text:s text:c="4"/>│   │   │   ├── stock-list-16.png</text:p>
      <text:p text:style-name="P3"><text:s text:c="4"/>│   │   │   ├── stock-menu-left-12.png</text:p>
      <text:p text:style-name="P3"><text:s text:c="4"/>│   │   │   ├── stock-menu-right-12.png</text:p>
      <text:p text:style-name="P3"><text:s text:c="4"/>│   │   │   ├── stock-merge-down-16.png</text:p>
      <text:p text:style-name="P3"><text:s text:c="4"/>│   │   │   ├── stock-move-to-screen-16.png</text:p>
      <text:p text:style-name="P3"><text:s text:c="4"/>│   │   │   ├── stock-move-to-screen-24.png</text:p>
      <text:p text:style-name="P3"><text:s text:c="4"/>│   │   │   ├── stock-navigation-16.png</text:p>
      <text:p text:style-name="P3"><text:s text:c="4"/>│   │   │   ├── stock-paste-as-new-16.png</text:p>
      <text:p text:style-name="P3"><text:s text:c="4"/>│   │   │   ├── stock-paste-into-16.png</text:p>
      <text:p text:style-name="P3"><text:s text:c="4"/>│   │   │   ├── stock-path-16.png</text:p>
      <text:p text:style-name="P3"><text:s text:c="4"/>│   │   │   ├── stock-path-22.png</text:p>
      <text:p text:style-name="P3"><text:s text:c="4"/>│   │   │   ├── stock-paths-16.png</text:p>
      <text:p text:style-name="P3"><text:s text:c="4"/>│   │   │   ├── stock-paths-22.png</text:p>
      <text:p text:style-name="P3"><text:s text:c="4"/>│   │   │   ├── stock-path-stroke-16.png</text:p>
      <text:p text:style-name="P3"><text:s text:c="4"/>│   │   │   ├── stock-plugin-16.png</text:p>
      <text:p text:style-name="P3"><text:s text:c="4"/>│   │   │   ├── stock-portrait-16.png</text:p>
      <text:p text:style-name="P3"><text:s text:c="4"/>│   │   │   ├── stock-portrait-22.png</text:p>
      <text:p text:style-name="P3"><text:soft-page-break/><text:s text:c="4"/>│   │   │   ├── stock-print-resolution-16.png</text:p>
      <text:p text:style-name="P3"><text:s text:c="4"/>│   │   │   ├── stock-print-resolution-24.png</text:p>
      <text:p text:style-name="P3"><text:s text:c="4"/>│   │   │   ├── stock-question-64.png</text:p>
      <text:p text:style-name="P3"><text:s text:c="4"/>│   │   │   ├── stock-quick-mask-off-12.png</text:p>
      <text:p text:style-name="P3"><text:s text:c="4"/>│   │   │   ├── stock-quick-mask-on-12.png</text:p>
      <text:p text:style-name="P3"><text:s text:c="4"/>│   │   │   ├── stock-reset-16.png</text:p>
      <text:p text:style-name="P3"><text:s text:c="4"/>│   │   │   ├── stock-reshow-filter-16.png</text:p>
      <text:p text:style-name="P3"><text:s text:c="4"/>│   │   │   ├── stock-resize-16.png</text:p>
      <text:p text:style-name="P3"><text:s text:c="4"/>│   │   │   ├── stock-rotate-180-16.png</text:p>
      <text:p text:style-name="P3"><text:s text:c="4"/>│   │   │   ├── stock-rotate-270-16.png</text:p>
      <text:p text:style-name="P3"><text:s text:c="4"/>│   │   │   ├── stock-rotate-90-16.png</text:p>
      <text:p text:style-name="P3"><text:s text:c="4"/>│   │   │   ├── stock-sample-point-16.png</text:p>
      <text:p text:style-name="P3"><text:s text:c="4"/>│   │   │   ├── stock-sample-point-24.png</text:p>
      <text:p text:style-name="P3"><text:s text:c="4"/>│   │   │   ├── stock-scale-16.png</text:p>
      <text:p text:style-name="P3"><text:s text:c="4"/>│   │   │   ├── stock-selection-16.png</text:p>
      <text:p text:style-name="P3"><text:s text:c="4"/>│   │   │   ├── stock-selection-add-16.png</text:p>
      <text:p text:style-name="P3"><text:s text:c="4"/>│   │   │   ├── stock-selection-all-16.png</text:p>
      <text:p text:style-name="P3"><text:s text:c="4"/>│   │   │   ├── stock-selection-border-16.png</text:p>
      <text:p text:style-name="P3"><text:s text:c="4"/>│   │   │   ├── stock-selection-grow-16.png</text:p>
      <text:p text:style-name="P3"><text:s text:c="4"/>│   │   │   ├── stock-selection-intersect-16.png</text:p>
      <text:p text:style-name="P3"><text:s text:c="4"/>│   │   │   ├── stock-selection-none-16.png</text:p>
      <text:p text:style-name="P3"><text:s text:c="4"/>│   │   │   ├── stock-selection-replace-16.png</text:p>
      <text:p text:style-name="P3"><text:s text:c="4"/>│   │   │   ├── stock-selection-shrink-16.png</text:p>
      <text:p text:style-name="P3"><text:s text:c="4"/>│   │   │   ├── stock-selection-stroke-16.png</text:p>
      <text:p text:style-name="P3"><text:s text:c="4"/>│   │   │   ├── stock-selection-subtract-16.png</text:p>
      <text:p text:style-name="P3"><text:s text:c="4"/>│   │   │   ├── stock-selection-to-channel-16.png</text:p>
      <text:p text:style-name="P3"><text:s text:c="4"/>│   │   │   ├── stock-selection-to-path-16.png</text:p>
      <text:p text:style-name="P3"><text:s text:c="4"/>│   │   │   ├── stock-shape-circle-16.png</text:p>
      <text:p text:style-name="P3"><text:s text:c="4"/>│   │   │   ├── stock-shape-diamond-16.png</text:p>
      <text:p text:style-name="P3"><text:s text:c="4"/>│   │   │   ├── stock-shape-square-16.png</text:p>
      <text:p text:style-name="P3"><text:s text:c="4"/>│   │   │   ├── stock-swap-colors-12.png</text:p>
      <text:p text:style-name="P3"><text:s text:c="4"/>│   │   │   ├── stock-template-16.png</text:p>
      <text:p text:style-name="P3"><text:s text:c="4"/>│   │   │   ├── stock-template-24.png</text:p>
      <text:p text:style-name="P3"><text:s text:c="4"/>│   │   │   ├── stock-text-dir-ltr-24.png</text:p>
      <text:p text:style-name="P3"><text:s text:c="4"/>│   │   │   ├── stock-text-dir-rtl-24.png</text:p>
      <text:p text:style-name="P3"><text:s text:c="4"/>│   │   │   ├── stock-text-layer-16.png</text:p>
      <text:p text:style-name="P3"><text:s text:c="4"/>│   │   │   ├── stock-text-layer-24.png</text:p>
      <text:p text:style-name="P3"><text:s text:c="4"/>│   │   │   ├── stock-text-layer-32.png</text:p>
      <text:p text:style-name="P3"><text:s text:c="4"/>│   │   │   ├── stock-text-layer-48.png</text:p>
      <text:p text:style-name="P3"><text:s text:c="4"/>│   │   │   ├── stock-texture-64.png</text:p>
      <text:p text:style-name="P3"><text:s text:c="4"/>│   │   │   ├── stock-toilet-paper-16.png</text:p>
      <text:p text:style-name="P3"><text:s text:c="4"/>│   │   │   ├── stock-toilet-paper-24.png</text:p>
      <text:p text:style-name="P3"><text:s text:c="4"/>│   │   │   ├── stock-tool-airbrush-16.png</text:p>
      <text:p text:style-name="P3"><text:s text:c="4"/>│   │   │   ├── stock-tool-airbrush-22.png</text:p>
      <text:p text:style-name="P3"><text:s text:c="4"/>│   │   │   ├── stock-tool-align-16.png</text:p>
      <text:p text:style-name="P3"><text:s text:c="4"/>│   │   │   ├── stock-tool-align-22.png</text:p>
      <text:p text:style-name="P3"><text:s text:c="4"/>│   │   │   ├── stock-tool-blend-16.png</text:p>
      <text:p text:style-name="P3"><text:s text:c="4"/>│   │   │   ├── stock-tool-blend-22.png</text:p>
      <text:p text:style-name="P3"><text:s text:c="4"/>│   │   │   ├── stock-tool-blur-16.png</text:p>
      <text:p text:style-name="P3"><text:s text:c="4"/>│   │   │   ├── stock-tool-blur-22.png</text:p>
      <text:p text:style-name="P3"><text:s text:c="4"/>│   │   │   ├── stock-tool-brightness-contrast-16.png</text:p>
      <text:p text:style-name="P3"><text:s text:c="4"/>│   │   │   ├── stock-tool-brightness-contrast-22.png</text:p>
      <text:p text:style-name="P3"><text:s text:c="4"/>│   │   │   ├── stock-tool-bucket-fill-16.png</text:p>
      <text:p text:style-name="P3"><text:s text:c="4"/>│   │   │   ├── stock-tool-bucket-fill-22.png</text:p>
      <text:p text:style-name="P3"><text:s text:c="4"/>│   │   │   ├── stock-tool-by-color-select-16.png</text:p>
      <text:p text:style-name="P3"><text:s text:c="4"/>│   │   │   ├── stock-tool-by-color-select-22.png</text:p>
      <text:p text:style-name="P3"><text:s text:c="4"/>│   │   │   ├── stock-tool-cage-16.png</text:p>
      <text:p text:style-name="P3"><text:s text:c="4"/>│   │   │   ├── stock-tool-cage-22.png</text:p>
      <text:p text:style-name="P3"><text:s text:c="4"/>│   │   │   ├── stock-tool-clone-16.png</text:p>
      <text:p text:style-name="P3"><text:s text:c="4"/>│   │   │   ├── stock-tool-clone-22.png</text:p>
      <text:p text:style-name="P3"><text:s text:c="4"/>│   │   │   ├── stock-tool-color-balance-16.png</text:p>
      <text:p text:style-name="P3"><text:s text:c="4"/>│   │   │   ├── stock-tool-color-balance-22.png</text:p>
      <text:p text:style-name="P3"><text:s text:c="4"/>│   │   │   ├── stock-tool-colorize-16.png</text:p>
      <text:p text:style-name="P3"><text:soft-page-break/><text:s text:c="4"/>│   │   │   ├── stock-tool-colorize-22.png</text:p>
      <text:p text:style-name="P3"><text:s text:c="4"/>│   │   │   ├── stock-tool-color-picker-16.png</text:p>
      <text:p text:style-name="P3"><text:s text:c="4"/>│   │   │   ├── stock-tool-color-picker-22.png</text:p>
      <text:p text:style-name="P3"><text:s text:c="4"/>│   │   │   ├── stock-tool-crop-16.png</text:p>
      <text:p text:style-name="P3"><text:s text:c="4"/>│   │   │   ├── stock-tool-crop-22.png</text:p>
      <text:p text:style-name="P3"><text:s text:c="4"/>│   │   │   ├── stock-tool-curves-16.png</text:p>
      <text:p text:style-name="P3"><text:s text:c="4"/>│   │   │   ├── stock-tool-curves-22.png</text:p>
      <text:p text:style-name="P3"><text:s text:c="4"/>│   │   │   ├── stock-tool-desaturate-16.png</text:p>
      <text:p text:style-name="P3"><text:s text:c="4"/>│   │   │   ├── stock-tool-desaturate-22.png</text:p>
      <text:p text:style-name="P3"><text:s text:c="4"/>│   │   │   ├── stock-tool-dodge-16.png</text:p>
      <text:p text:style-name="P3"><text:s text:c="4"/>│   │   │   ├── stock-tool-dodge-22.png</text:p>
      <text:p text:style-name="P3"><text:s text:c="4"/>│   │   │   ├── stock-tool-ellipse-select-16.png</text:p>
      <text:p text:style-name="P3"><text:s text:c="4"/>│   │   │   ├── stock-tool-ellipse-select-22.png</text:p>
      <text:p text:style-name="P3"><text:s text:c="4"/>│   │   │   ├── stock-tool-eraser-16.png</text:p>
      <text:p text:style-name="P3"><text:s text:c="4"/>│   │   │   ├── stock-tool-eraser-22.png</text:p>
      <text:p text:style-name="P3"><text:s text:c="4"/>│   │   │   ├── stock-tool-flip-16.png</text:p>
      <text:p text:style-name="P3"><text:s text:c="4"/>│   │   │   ├── stock-tool-flip-22.png</text:p>
      <text:p text:style-name="P3"><text:s text:c="4"/>│   │   │   ├── stock-tool-foreground-select-16.png</text:p>
      <text:p text:style-name="P3"><text:s text:c="4"/>│   │   │   ├── stock-tool-foreground-select-22.png</text:p>
      <text:p text:style-name="P3"><text:s text:c="4"/>│   │   │   ├── stock-tool-free-select-16.png</text:p>
      <text:p text:style-name="P3"><text:s text:c="4"/>│   │   │   ├── stock-tool-free-select-22.png</text:p>
      <text:p text:style-name="P3"><text:s text:c="4"/>│   │   │   ├── stock-tool-fuzzy-select-16.png</text:p>
      <text:p text:style-name="P3"><text:s text:c="4"/>│   │   │   ├── stock-tool-fuzzy-select-22.png</text:p>
      <text:p text:style-name="P3"><text:s text:c="4"/>│   │   │   ├── stock-tool-heal-16.png</text:p>
      <text:p text:style-name="P3"><text:s text:c="4"/>│   │   │   ├── stock-tool-heal-22.png</text:p>
      <text:p text:style-name="P3"><text:s text:c="4"/>│   │   │   ├── stock-tool-hue-saturation-16.png</text:p>
      <text:p text:style-name="P3"><text:s text:c="4"/>│   │   │   ├── stock-tool-hue-saturation-22.png</text:p>
      <text:p text:style-name="P3"><text:s text:c="4"/>│   │   │   ├── stock-tool-ink-16.png</text:p>
      <text:p text:style-name="P3"><text:s text:c="4"/>│   │   │   ├── stock-tool-ink-22.png</text:p>
      <text:p text:style-name="P3"><text:s text:c="4"/>│   │   │   ├── stock-tool-iscissors-16.png</text:p>
      <text:p text:style-name="P3"><text:s text:c="4"/>│   │   │   ├── stock-tool-iscissors-22.png</text:p>
      <text:p text:style-name="P3"><text:s text:c="4"/>│   │   │   ├── stock-tool-levels-16.png</text:p>
      <text:p text:style-name="P3"><text:s text:c="4"/>│   │   │   ├── stock-tool-levels-22.png</text:p>
      <text:p text:style-name="P3"><text:s text:c="4"/>│   │   │   ├── stock-tool-measure-16.png</text:p>
      <text:p text:style-name="P3"><text:s text:c="4"/>│   │   │   ├── stock-tool-measure-22.png</text:p>
      <text:p text:style-name="P3"><text:s text:c="4"/>│   │   │   ├── stock-tool-move-16.png</text:p>
      <text:p text:style-name="P3"><text:s text:c="4"/>│   │   │   ├── stock-tool-move-22.png</text:p>
      <text:p text:style-name="P3"><text:s text:c="4"/>│   │   │   ├── stock-tool-options-16.png</text:p>
      <text:p text:style-name="P3"><text:s text:c="4"/>│   │   │   ├── stock-tool-options-24.png</text:p>
      <text:p text:style-name="P3"><text:s text:c="4"/>│   │   │   ├── stock-tool-paintbrush-16.png</text:p>
      <text:p text:style-name="P3"><text:s text:c="4"/>│   │   │   ├── stock-tool-paintbrush-22.png</text:p>
      <text:p text:style-name="P3"><text:s text:c="4"/>│   │   │   ├── stock-tool-path-16.png</text:p>
      <text:p text:style-name="P3"><text:s text:c="4"/>│   │   │   ├── stock-tool-path-22.png</text:p>
      <text:p text:style-name="P3"><text:s text:c="4"/>│   │   │   ├── stock-tool-pencil-16.png</text:p>
      <text:p text:style-name="P3"><text:s text:c="4"/>│   │   │   ├── stock-tool-pencil-22.png</text:p>
      <text:p text:style-name="P3"><text:s text:c="4"/>│   │   │   ├── stock-tool-perspective-16.png</text:p>
      <text:p text:style-name="P3"><text:s text:c="4"/>│   │   │   ├── stock-tool-perspective-22.png</text:p>
      <text:p text:style-name="P3"><text:s text:c="4"/>│   │   │   ├── stock-tool-perspective-clone-16.png</text:p>
      <text:p text:style-name="P3"><text:s text:c="4"/>│   │   │   ├── stock-tool-perspective-clone-22.png</text:p>
      <text:p text:style-name="P3"><text:s text:c="4"/>│   │   │   ├── stock-tool-posterize-16.png</text:p>
      <text:p text:style-name="P3"><text:s text:c="4"/>│   │   │   ├── stock-tool-posterize-22.png</text:p>
      <text:p text:style-name="P3"><text:s text:c="4"/>│   │   │   ├── stock-tool-preset-16.png</text:p>
      <text:p text:style-name="P3"><text:s text:c="4"/>│   │   │   ├── stock-tool-preset-22.png</text:p>
      <text:p text:style-name="P3"><text:s text:c="4"/>│   │   │   ├── stock-tool-rect-select-16.png</text:p>
      <text:p text:style-name="P3"><text:s text:c="4"/>│   │   │   ├── stock-tool-rect-select-22.png</text:p>
      <text:p text:style-name="P3"><text:s text:c="4"/>│   │   │   ├── stock-tool-rotate-16.png</text:p>
      <text:p text:style-name="P3"><text:s text:c="4"/>│   │   │   ├── stock-tool-rotate-22.png</text:p>
      <text:p text:style-name="P3"><text:s text:c="4"/>│   │   │   ├── stock-tools-16.png</text:p>
      <text:p text:style-name="P3"><text:s text:c="4"/>│   │   │   ├── stock-tools-24.png</text:p>
      <text:p text:style-name="P3"><text:s text:c="4"/>│   │   │   ├── stock-tool-scale-16.png</text:p>
      <text:p text:style-name="P3"><text:s text:c="4"/>│   │   │   ├── stock-tool-scale-22.png</text:p>
      <text:p text:style-name="P3"><text:s text:c="4"/>│   │   │   ├── stock-tool-shear-16.png</text:p>
      <text:p text:style-name="P3"><text:s text:c="4"/>│   │   │   ├── stock-tool-shear-22.png</text:p>
      <text:p text:style-name="P3"><text:soft-page-break/><text:s text:c="4"/>│   │   │   ├── stock-tool-smudge-16.png</text:p>
      <text:p text:style-name="P3"><text:s text:c="4"/>│   │   │   ├── stock-tool-smudge-22.png</text:p>
      <text:p text:style-name="P3"><text:s text:c="4"/>│   │   │   ├── stock-tool-text-16.png</text:p>
      <text:p text:style-name="P3"><text:s text:c="4"/>│   │   │   ├── stock-tool-text-22.png</text:p>
      <text:p text:style-name="P3"><text:s text:c="4"/>│   │   │   ├── stock-tool-threshold-16.png</text:p>
      <text:p text:style-name="P3"><text:s text:c="4"/>│   │   │   ├── stock-tool-threshold-22.png</text:p>
      <text:p text:style-name="P3"><text:s text:c="4"/>│   │   │   ├── stock-tool-zoom-16.png</text:p>
      <text:p text:style-name="P3"><text:s text:c="4"/>│   │   │   ├── stock-tool-zoom-22.png</text:p>
      <text:p text:style-name="P3"><text:s text:c="4"/>│   │   │   ├── stock-transparency-16.png</text:p>
      <text:p text:style-name="P3"><text:s text:c="4"/>│   │   │   ├── stock-transparency-24.png</text:p>
      <text:p text:style-name="P3"><text:s text:c="4"/>│   │   │   ├── stock-undo-history-16.png</text:p>
      <text:p text:style-name="P3"><text:s text:c="4"/>│   │   │   ├── stock-undo-history-24.png</text:p>
      <text:p text:style-name="P3"><text:s text:c="4"/>│   │   │   ├── stock-user-manual-16.png</text:p>
      <text:p text:style-name="P3"><text:s text:c="4"/>│   │   │   ├── stock-user-manual-24.png</text:p>
      <text:p text:style-name="P3"><text:s text:c="4"/>│   │   │   ├── stock-user-manual-32.png</text:p>
      <text:p text:style-name="P3"><text:s text:c="4"/>│   │   │   ├── stock-user-manual-64.png</text:p>
      <text:p text:style-name="P3"><text:s text:c="4"/>│   │   │   ├── stock-vcenter-24.png</text:p>
      <text:p text:style-name="P3"><text:s text:c="4"/>│   │   │   ├── stock-vchain-24.png</text:p>
      <text:p text:style-name="P3"><text:s text:c="4"/>│   │   │   ├── stock-vchain-broken-24.png</text:p>
      <text:p text:style-name="P3"><text:s text:c="4"/>│   │   │   ├── stock-video-16.png</text:p>
      <text:p text:style-name="P3"><text:s text:c="4"/>│   │   │   ├── stock-video-24.png</text:p>
      <text:p text:style-name="P3"><text:s text:c="4"/>│   │   │   ├── stock-warning-16.png</text:p>
      <text:p text:style-name="P3"><text:s text:c="4"/>│   │   │   ├── stock-warning-24.png</text:p>
      <text:p text:style-name="P3"><text:s text:c="4"/>│   │   │   ├── stock-warning-64.png</text:p>
      <text:p text:style-name="P3"><text:s text:c="4"/>│   │   │   ├── stock-web-16.png</text:p>
      <text:p text:style-name="P3"><text:s text:c="4"/>│   │   │   ├── stock-web-24.png</text:p>
      <text:p text:style-name="P3"><text:s text:c="4"/>│   │   │   ├── stock-wilber-16.png</text:p>
      <text:p text:style-name="P3"><text:s text:c="4"/>│   │   │   ├── stock-wilber-22.png</text:p>
      <text:p text:style-name="P3"><text:s text:c="4"/>│   │   │   ├── stock-wilber-64.png</text:p>
      <text:p text:style-name="P3"><text:s text:c="4"/>│   │   │   ├── stock-wilber-eek-64.png</text:p>
      <text:p text:style-name="P3"><text:s text:c="4"/>│   │   │   ├── stock-zoom-follow-window-12.png</text:p>
      <text:p text:style-name="P1"><text:s text:c="4"/>│   │   │   ├── style.css</text:p>
      <text:p text:style-name="P1"><text:s text:c="4"/>│   │   │ <text:span text:style-name="T40">  ├── up-insensitive.png</text:span></text:p>
      <text:p text:style-name="P3"><text:s text:c="4"/>│   │   │   └── up.png</text:p>
      <text:p text:style-name="P1"><text:s text:c="4"/>│   │   ├──<text:span text:style-name="T1"> </text:span><text:span text:style-name="T10">IMAGES</text:span></text:p>
      <text:p text:style-name="P3"><text:s text:c="4"/>│   │   │   ├── gimp-browser.png</text:p>
      <text:p text:style-name="P3"><text:s text:c="4"/>│   │   │   ├── gimp-button.png</text:p>
      <text:p text:style-name="P3"><text:s text:c="4"/>│   │   │   ├── gimp-chain-button.png</text:p>
      <text:p text:style-name="P3"><text:s text:c="4"/>│   │   │   ├── gimp-color-area.png</text:p>
      <text:p text:style-name="P3"><text:s text:c="4"/>│   │   │   ├── gimp-color-button.png</text:p>
      <text:p text:style-name="P3"><text:s text:c="4"/>│   │   │   ├── gimp-color-hex-entry.png</text:p>
      <text:p text:style-name="P3"><text:s text:c="4"/>│   │   │   ├── gimp-color-profile-combo-box.png</text:p>
      <text:p text:style-name="P3"><text:s text:c="4"/>│   │   │   ├── gimp-color-scale.png</text:p>
      <text:p text:style-name="P3"><text:s text:c="4"/>│   │   │   ├── gimp-color-selection.png</text:p>
      <text:p text:style-name="P3"><text:s text:c="4"/>│   │   │   ├── gimp-dialog.png</text:p>
      <text:p text:style-name="P3"><text:s text:c="4"/>│   │   │   ├── gimp-enum-combo-box.png</text:p>
      <text:p text:style-name="P3"><text:s text:c="4"/>│   │   │   ├── gimp-enum-label.png</text:p>
      <text:p text:style-name="P3"><text:s text:c="4"/>│   │   │   ├── gimp-file-entry.png</text:p>
      <text:p text:style-name="P3"><text:s text:c="4"/>│   │   │   ├── gimp-frame.png</text:p>
      <text:p text:style-name="P3"><text:s text:c="4"/>│   │   │   ├── gimp-hint-box.png</text:p>
      <text:p text:style-name="P3"><text:s text:c="4"/>│   │   │   ├── gimp-int-combo-box.png</text:p>
      <text:p text:style-name="P3"><text:s text:c="4"/>│   │   │   ├── gimp-memsize-entry.png</text:p>
      <text:p text:style-name="P3"><text:s text:c="4"/>│   │   │   ├── gimp-number-pair-entry.png</text:p>
      <text:p text:style-name="P3"><text:s text:c="4"/>│   │   │   ├── gimp-offset-area.png</text:p>
      <text:p text:style-name="P3"><text:s text:c="4"/>│   │   │   ├── gimp-page-selector.png</text:p>
      <text:p text:style-name="P3"><text:s text:c="4"/>│   │   │   ├── gimp-path-editor.png</text:p>
      <text:p text:style-name="P3"><text:s text:c="4"/>│   │   │   ├── gimp-pick-button.png</text:p>
      <text:p text:style-name="P3"><text:s text:c="4"/>│   │   │   ├── gimp-preview-area.png</text:p>
      <text:p text:style-name="P3"><text:s text:c="4"/>│   │   │   ├── gimp-string-combo-box.png</text:p>
      <text:p text:style-name="P3"><text:s text:c="4"/>│   │   │   └── gimp-unit-menu.png</text:p>
      <text:p text:style-name="P1"><text:s text:c="4"/>│   │   ├── libgimpwidgets-docs.sgml</text:p>
      <text:p text:style-name="P1"><text:s text:c="4"/>│   │   ├── libgimpwidgets-overrides.txt</text:p>
      <text:p text:style-name="P1"><text:soft-page-break/><text:s text:c="4"/>│   │   ├── libgimpwidgets-sections.txt</text:p>
      <text:p text:style-name="P1"><text:s text:c="4"/>│   │   ├── libgimpwidgets.types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version.in</text:p>
      <text:p text:style-name="P1"><text:s text:c="4"/>│   │   └── visual-index.xml</text:p>
      <text:p text:style-name="P1"><text:s text:c="4"/>│   ├── Makefile.am</text:p>
      <text:p text:style-name="P1"><text:s text:c="4"/>│   ├── Makefile.in</text:p>
      <text:p text:style-name="P1"><text:s text:c="4"/>│   ├── parasites.txt</text:p>
      <text:p text:style-name="P1"><text:s text:c="4"/>│   ├── pat.txt</text:p>
      <text:p text:style-name="P1"><text:s text:c="4"/>│   ├── README</text:p>
      <text:p text:style-name="P1"><text:s text:c="4"/>│   ├── README.gtkdoc</text:p>
      <text:p text:style-name="P1"><text:s text:c="4"/>│   ├── release-howto.txt</text:p>
      <text:p text:style-name="P1"><text:s text:c="4"/>│   ├── structure.xml</text:p>
      <text:p text:style-name="P1"><text:s text:c="4"/>│   ├── submitting-patches.txt</text:p>
      <text:p text:style-name="P1"><text:s text:c="4"/>│   ├── tagging.txt</text:p>
      <text:p text:style-name="P1"><text:s text:c="4"/>│   ├── <text:span text:style-name="T10">TOOLS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README.shooter</text:p>
      <text:p text:style-name="P1"><text:s text:c="4"/>│   │   ├── shadow.c</text:p>
      <text:p text:style-name="P1"><text:s text:c="4"/>│   │   ├── shadow.h</text:p>
      <text:p text:style-name="P1"><text:s text:c="4"/>│   │   ├── shooter.c</text:p>
      <text:p text:style-name="P1"><text:s text:c="4"/>│   │   ├── units.c</text:p>
      <text:p text:style-name="P1"><text:s text:c="4"/>│   │   ├── units.h</text:p>
      <text:p text:style-name="P1"><text:s text:c="4"/>│   │   ├── widgets.c</text:p>
      <text:p text:style-name="P1"><text:s text:c="4"/>│   │   └── widgets.h</text:p>
      <text:p text:style-name="P1"><text:s text:c="4"/>│   ├── ui-framework.txt</text:p>
      <text:p text:style-name="P1"><text:s text:c="4"/>│   ├── undo.txt</text:p>
      <text:p text:style-name="P1"><text:s text:c="4"/>│   ├── vbr.txt</text:p>
      <text:p text:style-name="P1"><text:s text:c="4"/>│   └── xcf.txt</text:p>
      <text:p text:style-name="P1"><text:s text:c="4"/>├── <text:span text:style-name="T10">DOCS</text:span></text:p>
      <text:p text:style-name="P1"><text:s text:c="4"/>│   ├── gimp.1.in</text:p>
      <text:p text:style-name="P1"><text:s text:c="4"/>│   ├── gimprc.5.in</text:p>
      <text:p text:style-name="P1"><text:s text:c="4"/>│   ├── gimptool.1.in</text:p>
      <text:p text:style-name="P1"><text:s text:c="4"/>│   ├── Makefile.am</text:p>
      <text:p text:style-name="P1"><text:s text:c="4"/>│   ├── Makefile.in</text:p>
      <text:p text:style-name="P1"><text:s text:c="4"/>│   ├── Wilber_Construction_Kit.xcf.gz</text:p>
      <text:p text:style-name="P1"><text:s text:c="4"/>│   ├── Wilber.xcf.gz</text:p>
      <text:p text:style-name="P1"><text:s text:c="4"/>│   └── Wilber.xcf.gz.README</text:p>
      <text:p text:style-name="P1"><text:s text:c="4"/>├── <text:span text:style-name="T10">ETC</text:span></text:p>
      <text:p text:style-name="P1"><text:s text:c="4"/>│   ├── controllerrc</text:p>
      <text:p text:style-name="P1"><text:s text:c="4"/>│   ├── gimprc</text:p>
      <text:p text:style-name="P1"><text:s text:c="4"/>│   ├── gtkrc</text:p>
      <text:p text:style-name="P1"><text:s text:c="4"/>│   ├── Makefile.am</text:p>
      <text:p text:style-name="P1"><text:s text:c="4"/>│   ├── Makefile.in</text:p>
      <text:p text:style-name="P1"><text:s text:c="4"/>│   ├── menurc</text:p>
      <text:p text:style-name="P1"><text:s text:c="4"/>│   ├── sessionrc</text:p>
      <text:p text:style-name="P1"><text:s text:c="4"/>│   ├── templaterc</text:p>
      <text:p text:style-name="P1"><text:s text:c="4"/>│   └── unitrc</text:p>
      <text:p text:style-name="P1"><text:s text:c="4"/>├── gimp.pc.in</text:p>
      <text:p text:style-name="P1"><text:s text:c="4"/>├── gimpthumb.pc.in</text:p>
      <text:p text:style-name="P1"><text:s text:c="4"/>├── gimpui.pc.in</text:p>
      <text:p text:style-name="P1"><text:s text:c="4"/>├── <text:span text:style-name="T41">gimp-zip.in</text:span></text:p>
      <text:p text:style-name="P1"><text:s text:c="4"/>├── gtk-doc.make</text:p>
      <text:p text:style-name="P1"><text:s text:c="4"/>├── HACKING</text:p>
      <text:p text:style-name="P1"><text:s text:c="4"/>├── INSTALL</text:p>
      <text:p text:style-name="P1"><text:s text:c="4"/>├──<text:span text:style-name="T41"> install-sh</text:span></text:p>
      <text:p text:style-name="P1"><text:s text:c="4"/>├── <text:span text:style-name="T27">LIBGIMP</text:span></text:p>
      <text:p text:style-name="P1"><text:s text:c="4"/>│   ├── COPYING</text:p>
      <text:p text:style-name="P1"><text:s text:c="4"/>│   ├── gimpaspectpreview.c</text:p>
      <text:p text:style-name="P1"><text:soft-page-break/><text:s text:c="4"/>│   ├── gimpaspectpreview.h</text:p>
      <text:p text:style-name="P1"><text:s text:c="4"/>│   ├── gimpbrushes.c</text:p>
      <text:p text:style-name="P1"><text:s text:c="4"/>│   ├── gimpbrushes.h</text:p>
      <text:p text:style-name="P1"><text:s text:c="4"/>│   ├── gimpbrushes_pdb.c</text:p>
      <text:p text:style-name="P1"><text:s text:c="4"/>│   ├── gimpbrushes_pdb.h</text:p>
      <text:p text:style-name="P1"><text:s text:c="4"/>│   ├── gimpbrushmenu.c</text:p>
      <text:p text:style-name="P1"><text:s text:c="4"/>│   ├── gimpbrushmenu.h</text:p>
      <text:p text:style-name="P1"><text:s text:c="4"/>│   ├── gimpbrush_pdb.c</text:p>
      <text:p text:style-name="P1"><text:s text:c="4"/>│   ├── gimpbrush_pdb.h</text:p>
      <text:p text:style-name="P1"><text:s text:c="4"/>│   ├── gimpbrushselectbutton.c</text:p>
      <text:p text:style-name="P1"><text:s text:c="4"/>│   ├── gimpbrushselectbutton.h</text:p>
      <text:p text:style-name="P1"><text:s text:c="4"/>│   ├── gimpbrushselect.c</text:p>
      <text:p text:style-name="P1"><text:s text:c="4"/>│   ├── gimpbrushselect.h</text:p>
      <text:p text:style-name="P1"><text:s text:c="4"/>│   ├── gimpbrushselect_pdb.c</text:p>
      <text:p text:style-name="P1"><text:s text:c="4"/>│   ├── gimpbrushselect_pdb.h</text:p>
      <text:p text:style-name="P1"><text:s text:c="4"/>│   ├── gimpbuffer_pdb.c</text:p>
      <text:p text:style-name="P1"><text:s text:c="4"/>│   ├── gimpbuffer_pdb.h</text:p>
      <text:p text:style-name="P1"><text:s text:c="4"/>│   ├── gimp.c</text:p>
      <text:p text:style-name="P1"><text:s text:c="4"/>│   ├── gimpchannel.c</text:p>
      <text:p text:style-name="P1"><text:s text:c="4"/>│   ├── gimpchannel.h</text:p>
      <text:p text:style-name="P1"><text:s text:c="4"/>│   ├── gimpchannel_pdb.c</text:p>
      <text:p text:style-name="P1"><text:s text:c="4"/>│   ├── gimpchannel_pdb.h</text:p>
      <text:p text:style-name="P1"><text:s text:c="4"/>│   ├── gimpcolor_pdb.c</text:p>
      <text:p text:style-name="P1"><text:s text:c="4"/>│   ├── gimpcolor_pdb.h</text:p>
      <text:p text:style-name="P1"><text:s text:c="4"/>│   ├── gimpcompat.h</text:p>
      <text:p text:style-name="P1"><text:s text:c="4"/>│   ├── gimpcontext_pdb.c</text:p>
      <text:p text:style-name="P1"><text:s text:c="4"/>│   ├── gimpcontext_pdb.h</text:p>
      <text:p text:style-name="P1"><text:s text:c="4"/>│   ├── gimpconvert_pdb.c</text:p>
      <text:p text:style-name="P1"><text:s text:c="4"/>│   ├── gimpconvert_pdb.h</text:p>
      <text:p text:style-name="P1"><text:s text:c="4"/>│   ├── gimp.def</text:p>
      <text:p text:style-name="P1"><text:s text:c="4"/>│   ├── gimpdisplay_pdb.c</text:p>
      <text:p text:style-name="P1"><text:s text:c="4"/>│   ├── gimpdisplay_pdb.h</text:p>
      <text:p text:style-name="P1"><text:s text:c="4"/>│   ├── gimpdrawable.c</text:p>
      <text:p text:style-name="P1"><text:s text:c="4"/>│   ├── gimpdrawable.h</text:p>
      <text:p text:style-name="P1"><text:s text:c="4"/>│   ├── gimpdrawable_pdb.c</text:p>
      <text:p text:style-name="P1"><text:s text:c="4"/>│   ├── gimpdrawable_pdb.h</text:p>
      <text:p text:style-name="P1"><text:s text:c="4"/>│   ├── gimpdrawablepreview.c</text:p>
      <text:p text:style-name="P1"><text:s text:c="4"/>│   ├── gimpdrawablepreview.h</text:p>
      <text:p text:style-name="P1"><text:s text:c="4"/>│   ├── gimpdrawabletransform_pdb.c</text:p>
      <text:p text:style-name="P1"><text:s text:c="4"/>│   ├── gimpdrawabletransform_pdb.h</text:p>
      <text:p text:style-name="P1"><text:s text:c="4"/>│   ├── gimpdynamics_pdb.c</text:p>
      <text:p text:style-name="P1"><text:s text:c="4"/>│   ├── gimpdynamics_pdb.h</text:p>
      <text:p text:style-name="P1"><text:s text:c="4"/>│   ├── gimpedit_pdb.c</text:p>
      <text:p text:style-name="P1"><text:s text:c="4"/>│   ├── gimpedit_pdb.h</text:p>
      <text:p text:style-name="P1"><text:s text:c="4"/>│   ├── gimpenums.c</text:p>
      <text:p text:style-name="P1"><text:s text:c="4"/>│   ├── gimpenums.c.tail</text:p>
      <text:p text:style-name="P1"><text:s text:c="4"/>│   ├── gimpenums.h</text:p>
      <text:p text:style-name="P1"><text:s text:c="4"/>│   ├── gimpexport.c</text:p>
      <text:p text:style-name="P1"><text:s text:c="4"/>│   ├── gimpexport.h</text:p>
      <text:p text:style-name="P1"><text:s text:c="4"/>│   ├── gimpfileops_pdb.c</text:p>
      <text:p text:style-name="P1"><text:s text:c="4"/>│   ├── gimpfileops_pdb.h</text:p>
      <text:p text:style-name="P1"><text:s text:c="4"/>│   ├── gimpfloatingsel_pdb.c</text:p>
      <text:p text:style-name="P1"><text:s text:c="4"/>│   ├── gimpfloatingsel_pdb.h</text:p>
      <text:p text:style-name="P1"><text:s text:c="4"/>│   ├── gimpfontmenu.c</text:p>
      <text:p text:style-name="P1"><text:s text:c="4"/>│   ├── gimpfontmenu.h</text:p>
      <text:p text:style-name="P1"><text:s text:c="4"/>│   ├── gimpfontselectbutton.c</text:p>
      <text:p text:style-name="P1"><text:s text:c="4"/>│   ├── gimpfontselectbutton.h</text:p>
      <text:p text:style-name="P1"><text:s text:c="4"/>│   ├── gimpfontselect.c</text:p>
      <text:p text:style-name="P1"><text:s text:c="4"/>│   ├── gimpfontselect.h</text:p>
      <text:p text:style-name="P1"><text:s text:c="4"/>│   ├── gimpfontselect_pdb.c</text:p>
      <text:p text:style-name="P1"><text:s text:c="4"/>│   ├── gimpfontselect_pdb.h</text:p>
      <text:p text:style-name="P1"><text:s text:c="4"/>│   ├── gimpfonts_pdb.c</text:p>
      <text:p text:style-name="P1"><text:s text:c="4"/>│   ├── gimpfonts_pdb.h</text:p>
      <text:p text:style-name="P1"><text:soft-page-break/><text:s text:c="4"/>│   ├── gimpgimprc.c</text:p>
      <text:p text:style-name="P1"><text:s text:c="4"/>│   ├── gimpgimprc.h</text:p>
      <text:p text:style-name="P1"><text:s text:c="4"/>│   ├── gimpgimprc_pdb.c</text:p>
      <text:p text:style-name="P1"><text:s text:c="4"/>│   ├── gimpgimprc_pdb.h</text:p>
      <text:p text:style-name="P1"><text:s text:c="4"/>│   ├── gimpgradientmenu.c</text:p>
      <text:p text:style-name="P1"><text:s text:c="4"/>│   ├── gimpgradientmenu.h</text:p>
      <text:p text:style-name="P1"><text:s text:c="4"/>│   ├── gimpgradient_pdb.c</text:p>
      <text:p text:style-name="P1"><text:s text:c="4"/>│   ├── gimpgradient_pdb.h</text:p>
      <text:p text:style-name="P1"><text:s text:c="4"/>│   ├── gimpgradients.c</text:p>
      <text:p text:style-name="P1"><text:s text:c="4"/>│   ├── gimpgradientselectbutton.c</text:p>
      <text:p text:style-name="P1"><text:s text:c="4"/>│   ├── gimpgradientselectbutton.h</text:p>
      <text:p text:style-name="P1"><text:s text:c="4"/>│   ├── gimpgradientselect.c</text:p>
      <text:p text:style-name="P1"><text:s text:c="4"/>│   ├── gimpgradientselect.h</text:p>
      <text:p text:style-name="P1"><text:s text:c="4"/>│   ├── gimpgradientselect_pdb.c</text:p>
      <text:p text:style-name="P1"><text:s text:c="4"/>│   ├── gimpgradientselect_pdb.h</text:p>
      <text:p text:style-name="P1"><text:s text:c="4"/>│   ├── gimpgradients.h</text:p>
      <text:p text:style-name="P1"><text:s text:c="4"/>│   ├── gimpgradients_pdb.c</text:p>
      <text:p text:style-name="P1"><text:s text:c="4"/>│   ├── gimpgradients_pdb.h</text:p>
      <text:p text:style-name="P1"><text:s text:c="4"/>│   ├── gimpgrid_pdb.c</text:p>
      <text:p text:style-name="P1"><text:s text:c="4"/>│   ├── gimpgrid_pdb.h</text:p>
      <text:p text:style-name="P1"><text:s text:c="4"/>│   ├── gimpguides_pdb.c</text:p>
      <text:p text:style-name="P1"><text:s text:c="4"/>│   ├── gimpguides_pdb.h</text:p>
      <text:p text:style-name="P1"><text:s text:c="4"/>│   ├── gimp.h</text:p>
      <text:p text:style-name="P1"><text:s text:c="4"/>│   ├── gimphelp_pdb.c</text:p>
      <text:p text:style-name="P1"><text:s text:c="4"/>│   ├── gimphelp_pdb.h</text:p>
      <text:p text:style-name="P1"><text:s text:c="4"/>│   ├── gimpimage.c</text:p>
      <text:p text:style-name="P1"><text:s text:c="4"/>│   ├── gimpimagecombobox.c</text:p>
      <text:p text:style-name="P1"><text:s text:c="4"/>│   ├── gimpimagecombobox.h</text:p>
      <text:p text:style-name="P1"><text:s text:c="4"/>│   ├── gimpimage.h</text:p>
      <text:p text:style-name="P1"><text:s text:c="4"/>│   ├── gimpimage_pdb.c</text:p>
      <text:p text:style-name="P1"><text:s text:c="4"/>│   ├── gimpimage_pdb.h</text:p>
      <text:p text:style-name="P1"><text:s text:c="4"/>│   ├── gimpimageselect_pdb.c</text:p>
      <text:p text:style-name="P1"><text:s text:c="4"/>│   ├── gimpimageselect_pdb.h</text:p>
      <text:p text:style-name="P1"><text:s text:c="4"/>│   ├── gimpitemcombobox.c</text:p>
      <text:p text:style-name="P1"><text:s text:c="4"/>│   ├── gimpitemcombobox.h</text:p>
      <text:p text:style-name="P1"><text:s text:c="4"/>│   ├── gimpitem_pdb.c</text:p>
      <text:p text:style-name="P1"><text:s text:c="4"/>│   ├── gimpitem_pdb.h</text:p>
      <text:p text:style-name="P1"><text:s text:c="4"/>│   ├── gimpitemtransform_pdb.c</text:p>
      <text:p text:style-name="P1"><text:s text:c="4"/>│   ├── gimpitemtransform_pdb.h</text:p>
      <text:p text:style-name="P1"><text:s text:c="4"/>│   ├── gimplayer.c</text:p>
      <text:p text:style-name="P1"><text:s text:c="4"/>│   ├── gimplayer.h</text:p>
      <text:p text:style-name="P1"><text:s text:c="4"/>│   ├── gimplayer_pdb.c</text:p>
      <text:p text:style-name="P1"><text:s text:c="4"/>│   ├── gimplayer_pdb.h</text:p>
      <text:p text:style-name="P1"><text:s text:c="4"/>│   ├── gimpmenu.c</text:p>
      <text:p text:style-name="P1"><text:s text:c="4"/>│   ├── gimpmenu.h</text:p>
      <text:p text:style-name="P1"><text:s text:c="4"/>│   ├── gimpmessage_pdb.c</text:p>
      <text:p text:style-name="P1"><text:s text:c="4"/>│   ├── gimpmessage_pdb.h</text:p>
      <text:p text:style-name="P1"><text:s text:c="4"/>│   ├── gimppainttools_pdb.c</text:p>
      <text:p text:style-name="P1"><text:s text:c="4"/>│   ├── gimppainttools_pdb.h</text:p>
      <text:p text:style-name="P1"><text:s text:c="4"/>│   ├── gimppalette.c</text:p>
      <text:p text:style-name="P1"><text:s text:c="4"/>│   ├── gimppalette.h</text:p>
      <text:p text:style-name="P1"><text:s text:c="4"/>│   ├── gimppalettemenu.c</text:p>
      <text:p text:style-name="P1"><text:s text:c="4"/>│   ├── gimppalettemenu.h</text:p>
      <text:p text:style-name="P1"><text:s text:c="4"/>│   ├── gimppalette_pdb.c</text:p>
      <text:p text:style-name="P1"><text:s text:c="4"/>│   ├── gimppalette_pdb.h</text:p>
      <text:p text:style-name="P1"><text:s text:c="4"/>│   ├── gimppalettes.c</text:p>
      <text:p text:style-name="P1"><text:s text:c="4"/>│   ├── gimppaletteselectbutton.c</text:p>
      <text:p text:style-name="P1"><text:s text:c="4"/>│   ├── gimppaletteselectbutton.h</text:p>
      <text:p text:style-name="P1"><text:s text:c="4"/>│   ├── gimppaletteselect.c</text:p>
      <text:p text:style-name="P1"><text:s text:c="4"/>│   ├── gimppaletteselect.h</text:p>
      <text:p text:style-name="P1"><text:s text:c="4"/>│   ├── gimppaletteselect_pdb.c</text:p>
      <text:p text:style-name="P1"><text:s text:c="4"/>│   ├── gimppaletteselect_pdb.h</text:p>
      <text:p text:style-name="P1"><text:s text:c="4"/>│   ├── gimppalettes.h</text:p>
      <text:p text:style-name="P1"><text:soft-page-break/><text:s text:c="4"/>│   ├── gimppalettes_pdb.c</text:p>
      <text:p text:style-name="P1"><text:s text:c="4"/>│   ├── gimppalettes_pdb.h</text:p>
      <text:p text:style-name="P1"><text:s text:c="4"/>│   ├── gimppaths_pdb.c</text:p>
      <text:p text:style-name="P1"><text:s text:c="4"/>│   ├── gimppaths_pdb.h</text:p>
      <text:p text:style-name="P1"><text:s text:c="4"/>│   ├── gimppatternmenu.c</text:p>
      <text:p text:style-name="P1"><text:s text:c="4"/>│   ├── gimppatternmenu.h</text:p>
      <text:p text:style-name="P1"><text:s text:c="4"/>│   ├── gimppattern_pdb.c</text:p>
      <text:p text:style-name="P1"><text:s text:c="4"/>│   ├── gimppattern_pdb.h</text:p>
      <text:p text:style-name="P1"><text:s text:c="4"/>│   ├── gimppatterns.c</text:p>
      <text:p text:style-name="P1"><text:s text:c="4"/>│   ├── gimppatternselectbutton.c</text:p>
      <text:p text:style-name="P1"><text:s text:c="4"/>│   ├── gimppatternselectbutton.h</text:p>
      <text:p text:style-name="P1"><text:s text:c="4"/>│   ├── gimppatternselect.c</text:p>
      <text:p text:style-name="P1"><text:s text:c="4"/>│   ├── gimppatternselect.h</text:p>
      <text:p text:style-name="P1"><text:s text:c="4"/>│   ├── gimppatternselect_pdb.c</text:p>
      <text:p text:style-name="P1"><text:s text:c="4"/>│   ├── gimppatternselect_pdb.h</text:p>
      <text:p text:style-name="P1"><text:s text:c="4"/>│   ├── gimppatterns.h</text:p>
      <text:p text:style-name="P1"><text:s text:c="4"/>│   ├── gimppatterns_pdb.c</text:p>
      <text:p text:style-name="P1"><text:s text:c="4"/>│   ├── gimppatterns_pdb.h</text:p>
      <text:p text:style-name="P1"><text:s text:c="4"/>│   ├── gimp_pdb.c</text:p>
      <text:p text:style-name="P1"><text:s text:c="4"/>│   ├── gimp_pdb.h</text:p>
      <text:p text:style-name="P1"><text:s text:c="4"/>│   ├── gimp_pdb_headers.h</text:p>
      <text:p text:style-name="P1"><text:s text:c="4"/>│   ├── gimppixbuf.c</text:p>
      <text:p text:style-name="P1"><text:s text:c="4"/>│   ├── gimppixbuf.h</text:p>
      <text:p text:style-name="P1"><text:s text:c="4"/>│   ├── gimppixelfetcher.c</text:p>
      <text:p text:style-name="P1"><text:s text:c="4"/>│   ├── gimppixelfetcher.h</text:p>
      <text:p text:style-name="P1"><text:s text:c="4"/>│   ├── gimppixelrgn.c</text:p>
      <text:p text:style-name="P1"><text:s text:c="4"/>│   ├── gimppixelrgn.h</text:p>
      <text:p text:style-name="P1"><text:s text:c="4"/>│   ├── gimpplugin.c</text:p>
      <text:p text:style-name="P1"><text:s text:c="4"/>│   ├── gimpplugin.h</text:p>
      <text:p text:style-name="P1"><text:s text:c="4"/>│   ├── gimpplugin_pdb.c</text:p>
      <text:p text:style-name="P1"><text:s text:c="4"/>│   ├── gimpplugin_pdb.h</text:p>
      <text:p text:style-name="P1"><text:s text:c="4"/>│   ├── gimpprocbrowserdialog.c</text:p>
      <text:p text:style-name="P1"><text:s text:c="4"/>│   ├── gimpprocbrowserdialog.h</text:p>
      <text:p text:style-name="P1"><text:s text:c="4"/>│   ├── gimpproceduraldb.c</text:p>
      <text:p text:style-name="P1"><text:s text:c="4"/>│   ├── gimpproceduraldb.h</text:p>
      <text:p text:style-name="P1"><text:s text:c="4"/>│   ├── gimpproceduraldb_pdb.c</text:p>
      <text:p text:style-name="P1"><text:s text:c="4"/>│   ├── gimpproceduraldb_pdb.h</text:p>
      <text:p text:style-name="P1"><text:s text:c="4"/>│   ├── gimpprocview.c</text:p>
      <text:p text:style-name="P1"><text:s text:c="4"/>│   ├── gimpprocview.h</text:p>
      <text:p text:style-name="P1"><text:s text:c="4"/>│   ├── gimpprogressbar.c</text:p>
      <text:p text:style-name="P1"><text:s text:c="4"/>│   ├── gimpprogressbar.h</text:p>
      <text:p text:style-name="P1"><text:s text:c="4"/>│   ├── gimpprogress.c</text:p>
      <text:p text:style-name="P1"><text:s text:c="4"/>│   ├── gimpprogress.h</text:p>
      <text:p text:style-name="P1"><text:s text:c="4"/>│   ├── gimpprogress_pdb.c</text:p>
      <text:p text:style-name="P1"><text:s text:c="4"/>│   ├── gimpprogress_pdb.h</text:p>
      <text:p text:style-name="P1"><text:s text:c="4"/>│   ├── gimpregioniterator.c</text:p>
      <text:p text:style-name="P1"><text:s text:c="4"/>│   ├── gimpregioniterator.h</text:p>
      <text:p text:style-name="P1"><text:s text:c="4"/>│   ├── gimpselectbutton.c</text:p>
      <text:p text:style-name="P1"><text:s text:c="4"/>│   ├── gimpselectbutton.h</text:p>
      <text:p text:style-name="P1"><text:s text:c="4"/>│   ├── gimpselection.c</text:p>
      <text:p text:style-name="P1"><text:s text:c="4"/>│   ├── gimpselection.h</text:p>
      <text:p text:style-name="P1"><text:s text:c="4"/>│   ├── gimpselection_pdb.c</text:p>
      <text:p text:style-name="P1"><text:s text:c="4"/>│   ├── gimpselection_pdb.h</text:p>
      <text:p text:style-name="P1"><text:s text:c="4"/>│   ├── gimpselectiontools_pdb.c</text:p>
      <text:p text:style-name="P1"><text:s text:c="4"/>│   ├── gimpselectiontools_pdb.h</text:p>
      <text:p text:style-name="P1"><text:s text:c="4"/>│   ├── gimptextlayer_pdb.c</text:p>
      <text:p text:style-name="P1"><text:s text:c="4"/>│   ├── gimptextlayer_pdb.h</text:p>
      <text:p text:style-name="P1"><text:s text:c="4"/>│   ├── gimptexttool_pdb.c</text:p>
      <text:p text:style-name="P1"><text:s text:c="4"/>│   ├── gimptexttool_pdb.h</text:p>
      <text:p text:style-name="P1"><text:s text:c="4"/>│   ├── gimptile.c</text:p>
      <text:p text:style-name="P1"><text:s text:c="4"/>│   ├── gimptile.h</text:p>
      <text:p text:style-name="P1"><text:s text:c="4"/>│   ├── gimptransformtools_pdb.c</text:p>
      <text:p text:style-name="P1"><text:s text:c="4"/>│   ├── gimptransformtools_pdb.h</text:p>
      <text:p text:style-name="P1"><text:soft-page-break/><text:s text:c="4"/>│   ├── gimptypes.h</text:p>
      <text:p text:style-name="P1"><text:s text:c="4"/>│   ├── gimpui.c</text:p>
      <text:p text:style-name="P1"><text:s text:c="4"/>│   ├── gimpui.def</text:p>
      <text:p text:style-name="P1"><text:s text:c="4"/>│   ├── gimpui.h</text:p>
      <text:p text:style-name="P1"><text:s text:c="4"/>│   ├── gimpuimarshal.c</text:p>
      <text:p text:style-name="P1"><text:s text:c="4"/>│   ├── gimpuimarshal.h</text:p>
      <text:p text:style-name="P1"><text:s text:c="4"/>│   ├── gimpuimarshal.list</text:p>
      <text:p text:style-name="P1"><text:s text:c="4"/>│   ├── gimpuitypes.h</text:p>
      <text:p text:style-name="P1"><text:s text:c="4"/>│   ├── gimpundo_pdb.c</text:p>
      <text:p text:style-name="P1"><text:s text:c="4"/>│   ├── gimpundo_pdb.h</text:p>
      <text:p text:style-name="P1"><text:s text:c="4"/>│   ├── gimpunitcache.c</text:p>
      <text:p text:style-name="P1"><text:s text:c="4"/>│   ├── gimpunitcache.h</text:p>
      <text:p text:style-name="P1"><text:s text:c="4"/>│   ├── gimpunit_pdb.c</text:p>
      <text:p text:style-name="P1"><text:s text:c="4"/>│   ├── gimpunit_pdb.h</text:p>
      <text:p text:style-name="P1"><text:s text:c="4"/>│   ├── gimpvectors.c</text:p>
      <text:p text:style-name="P1"><text:s text:c="4"/>│   ├── gimpvectors.h</text:p>
      <text:p text:style-name="P1"><text:s text:c="4"/>│   ├── gimpvectors_pdb.c</text:p>
      <text:p text:style-name="P1"><text:s text:c="4"/>│   ├── gimpvectors_pdb.h</text:p>
      <text:p text:style-name="P1"><text:s text:c="4"/>│   ├── gimpzoompreview.c</text:p>
      <text:p text:style-name="P1"><text:s text:c="4"/>│   ├── gimpzoompreview.h</text:p>
      <text:p text:style-name="P1"><text:s text:c="4"/>│   ├── libgimp-intl.h</text:p>
      <text:p text:style-name="P1"><text:s text:c="4"/>│   ├── Makefile.am</text:p>
      <text:p text:style-name="P1"><text:s text:c="4"/>│   ├── Makefile.in</text:p>
      <text:p text:style-name="P1"><text:s text:c="4"/>│   └── stdplugins-intl.h</text:p>
      <text:p text:style-name="P1"><text:s text:c="4"/>├── <text:span text:style-name="T27">LIBGIMPBASE</text:span></text:p>
      <text:p text:style-name="P1"><text:s text:c="4"/>│   ├── gimpbase.def</text:p>
      <text:p text:style-name="P1"><text:s text:c="4"/>│   ├── gimpbaseenums.c</text:p>
      <text:p text:style-name="P1"><text:s text:c="4"/>│   ├── gimpbaseenums.h</text:p>
      <text:p text:style-name="P1"><text:s text:c="4"/>│   ├── gimpbase.h</text:p>
      <text:p text:style-name="P1"><text:s text:c="4"/>│   ├── gimpbase-private.c</text:p>
      <text:p text:style-name="P1"><text:s text:c="4"/>│   ├── gimpbase-private.h</text:p>
      <text:p text:style-name="P1"><text:s text:c="4"/>│   ├── gimpbasetypes.c</text:p>
      <text:p text:style-name="P1"><text:s text:c="4"/>│   ├── gimpbasetypes.h</text:p>
      <text:p text:style-name="P1"><text:s text:c="4"/>│   ├── gimpchecks.c</text:p>
      <text:p text:style-name="P1"><text:s text:c="4"/>│   ├── gimpchecks.h</text:p>
      <text:p text:style-name="P1"><text:s text:c="4"/>│   ├── gimpcpuaccel.c</text:p>
      <text:p text:style-name="P1"><text:s text:c="4"/>│   ├── gimpcpuaccel.h</text:p>
      <text:p text:style-name="P1"><text:s text:c="4"/>│   ├── gimpdatafiles.c</text:p>
      <text:p text:style-name="P1"><text:s text:c="4"/>│   ├── gimpdatafiles.h</text:p>
      <text:p text:style-name="P1"><text:s text:c="4"/>│   ├── gimpenv.c</text:p>
      <text:p text:style-name="P1"><text:s text:c="4"/>│   ├── gimpenv.h</text:p>
      <text:p text:style-name="P1"><text:s text:c="4"/>│   ├── gimplimits.h</text:p>
      <text:p text:style-name="P1"><text:s text:c="4"/>│   ├── gimpmemsize.c</text:p>
      <text:p text:style-name="P1"><text:s text:c="4"/>│   ├── gimpmemsize.h</text:p>
      <text:p text:style-name="P1"><text:s text:c="4"/>│   ├── gimpparam.h</text:p>
      <text:p text:style-name="P1"><text:s text:c="4"/>│   ├── gimpparasite.c</text:p>
      <text:p text:style-name="P1"><text:s text:c="4"/>│   ├── gimpparasite.h</text:p>
      <text:p text:style-name="P1"><text:s text:c="4"/>│   ├── gimpparasiteio.c</text:p>
      <text:p text:style-name="P1"><text:s text:c="4"/>│   ├── gimpparasiteio.h</text:p>
      <text:p text:style-name="P1"><text:s text:c="4"/>│   ├── gimpprotocol.c</text:p>
      <text:p text:style-name="P1"><text:s text:c="4"/>│   ├── gimpprotocol.h</text:p>
      <text:p text:style-name="P1"><text:s text:c="4"/>│   ├── gimprectangle.c</text:p>
      <text:p text:style-name="P1"><text:s text:c="4"/>│   ├── gimprectangle.h</text:p>
      <text:p text:style-name="P1"><text:s text:c="4"/>│   ├── gimpreloc.c</text:p>
      <text:p text:style-name="P1"><text:s text:c="4"/>│   ├── gimpreloc.h</text:p>
      <text:p text:style-name="P1"><text:s text:c="4"/>│   ├── gimpsignal.c</text:p>
      <text:p text:style-name="P1"><text:s text:c="4"/>│   ├── gimpsignal.h</text:p>
      <text:p text:style-name="P1"><text:s text:c="4"/>│   ├── gimpunit.c</text:p>
      <text:p text:style-name="P1"><text:s text:c="4"/>│   ├── gimpunit.h</text:p>
      <text:p text:style-name="P1"><text:s text:c="4"/>│   ├── gimputils.c</text:p>
      <text:p text:style-name="P1"><text:s text:c="4"/>│   ├── gimputils.h</text:p>
      <text:p text:style-name="P1"><text:s text:c="4"/>│   ├── gimpversion.h</text:p>
      <text:p text:style-name="P1"><text:soft-page-break/><text:s text:c="4"/>│   ├── gimpwin32-io.h</text:p>
      <text:p text:style-name="P1"><text:s text:c="4"/>│   ├── gimpwire.c</text:p>
      <text:p text:style-name="P1"><text:s text:c="4"/>│   ├── gimpwire.h</text:p>
      <text:p text:style-name="P1"><text:s text:c="4"/>│   ├── Makefile.am</text:p>
      <text:p text:style-name="P1"><text:s text:c="4"/>│   ├── Makefile.in</text:p>
      <text:p text:style-name="P1"><text:s text:c="4"/>│   └── test-cpu-accel.c</text:p>
      <text:p text:style-name="P1"><text:s text:c="4"/>├──<text:span text:style-name="T1"> </text:span><text:span text:style-name="T27">LIBGIMPCOLOR</text:span></text:p>
      <text:p text:style-name="P1"><text:s text:c="4"/>│   ├── gimpadaptivesupersample.c</text:p>
      <text:p text:style-name="P1"><text:s text:c="4"/>│   ├── gimpadaptivesupersample.h</text:p>
      <text:p text:style-name="P1"><text:s text:c="4"/>│   ├── gimpbilinear.c</text:p>
      <text:p text:style-name="P1"><text:s text:c="4"/>│   ├── gimpbilinear.h</text:p>
      <text:p text:style-name="P1"><text:s text:c="4"/>│   ├── gimpcairocolor.c</text:p>
      <text:p text:style-name="P1"><text:s text:c="4"/>│   ├── gimpcairocolor.h</text:p>
      <text:p text:style-name="P1"><text:s text:c="4"/>│   ├── gimpcmyk.c</text:p>
      <text:p text:style-name="P1"><text:s text:c="4"/>│   ├── gimpcmyk.h</text:p>
      <text:p text:style-name="P1"><text:s text:c="4"/>│   ├── gimpcolor.def</text:p>
      <text:p text:style-name="P1"><text:s text:c="4"/>│   ├── gimpcolor.h</text:p>
      <text:p text:style-name="P1"><text:s text:c="4"/>│   ├── gimpcolormanaged.c</text:p>
      <text:p text:style-name="P1"><text:s text:c="4"/>│   ├── gimpcolormanaged.h</text:p>
      <text:p text:style-name="P1"><text:s text:c="4"/>│   ├── gimpcolorspace.c</text:p>
      <text:p text:style-name="P1"><text:s text:c="4"/>│   ├── gimpcolorspace.h</text:p>
      <text:p text:style-name="P1"><text:s text:c="4"/>│   ├── gimpcolortypes.h</text:p>
      <text:p text:style-name="P1"><text:s text:c="4"/>│   ├── gimphsl.c</text:p>
      <text:p text:style-name="P1"><text:s text:c="4"/>│   ├── gimphsl.h</text:p>
      <text:p text:style-name="P1"><text:s text:c="4"/>│   ├── gimphsv.c</text:p>
      <text:p text:style-name="P1"><text:s text:c="4"/>│   ├── gimphsv.h</text:p>
      <text:p text:style-name="P1"><text:s text:c="4"/>│   ├── gimprgb.c</text:p>
      <text:p text:style-name="P1"><text:s text:c="4"/>│   ├── gimprgb.h</text:p>
      <text:p text:style-name="P1"><text:s text:c="4"/>│   ├── gimprgb-parse.c</text:p>
      <text:p text:style-name="P1"><text:s text:c="4"/>│   ├── Makefile.am</text:p>
      <text:p text:style-name="P1"><text:s text:c="4"/>│   ├── Makefile.in</text:p>
      <text:p text:style-name="P1"><text:s text:c="4"/>│   └── test-color-parser.c</text:p>
      <text:p text:style-name="P1"><text:s text:c="4"/>├──<text:span text:style-name="T43"> </text:span><text:span text:style-name="T27">LIBGIMPCONFIG</text:span></text:p>
      <text:p text:style-name="P1"><text:s text:c="4"/>│   ├── gimpcolorconfig.c</text:p>
      <text:p text:style-name="P1"><text:s text:c="4"/>│   ├── gimpcolorconfig-enums.c</text:p>
      <text:p text:style-name="P1"><text:s text:c="4"/>│   ├── gimpcolorconfig-enums.h</text:p>
      <text:p text:style-name="P1"><text:s text:c="4"/>│   ├── gimpcolorconfig.h</text:p>
      <text:p text:style-name="P1"><text:s text:c="4"/>│   ├── gimpconfig.def</text:p>
      <text:p text:style-name="P1"><text:s text:c="4"/>│   ├── gimpconfig-deserialize.c</text:p>
      <text:p text:style-name="P1"><text:s text:c="4"/>│   ├── gimpconfig-deserialize.h</text:p>
      <text:p text:style-name="P1"><text:s text:c="4"/>│   ├── gimpconfig-error.c</text:p>
      <text:p text:style-name="P1"><text:s text:c="4"/>│   ├── gimpconfig-error.h</text:p>
      <text:p text:style-name="P1"><text:s text:c="4"/>│   ├── gimpconfig.h</text:p>
      <text:p text:style-name="P1"><text:s text:c="4"/>│   ├── gimpconfig-iface.c</text:p>
      <text:p text:style-name="P1"><text:s text:c="4"/>│   ├── gimpconfig-iface.h</text:p>
      <text:p text:style-name="P1"><text:s text:c="4"/>│   ├── gimpconfig-params.h</text:p>
      <text:p text:style-name="P1"><text:s text:c="4"/>│   ├── gimpconfig-path.c</text:p>
      <text:p text:style-name="P1"><text:s text:c="4"/>│   ├── gimpconfig-path.h</text:p>
      <text:p text:style-name="P1"><text:s text:c="4"/>│   ├── gimpconfig-serialize.c</text:p>
      <text:p text:style-name="P1"><text:s text:c="4"/>│   ├── gimpconfig-serialize.h</text:p>
      <text:p text:style-name="P1"><text:s text:c="4"/>│   ├── gimpconfigtypes.h</text:p>
      <text:p text:style-name="P1"><text:s text:c="4"/>│   ├── gimpconfig-utils.c</text:p>
      <text:p text:style-name="P1"><text:s text:c="4"/>│   ├── gimpconfig-utils.h</text:p>
      <text:p text:style-name="P1"><text:s text:c="4"/>│   ├── gimpconfigwriter.c</text:p>
      <text:p text:style-name="P1"><text:s text:c="4"/>│   ├── gimpconfigwriter.h</text:p>
      <text:p text:style-name="P1"><text:s text:c="4"/>│   ├── gimpscanner.c</text:p>
      <text:p text:style-name="P1"><text:s text:c="4"/>│   ├── gimpscanner.h</text:p>
      <text:p text:style-name="P1"><text:s text:c="4"/>│   ├── Makefile.am</text:p>
      <text:p text:style-name="P1"><text:s text:c="4"/>│   └── Makefile.in</text:p>
      <text:p text:style-name="P1"><text:s text:c="4"/>├── <text:span text:style-name="T27">LIBGIMPMATH</text:span></text:p>
      <text:p text:style-name="P1"><text:s text:c="4"/>│   ├── gimpmath.def</text:p>
      <text:p text:style-name="P1"><text:soft-page-break/><text:s text:c="4"/>│   ├── gimpmath.h</text:p>
      <text:p text:style-name="P1"><text:s text:c="4"/>│   ├── gimpmathtypes.h</text:p>
      <text:p text:style-name="P1"><text:s text:c="4"/>│   ├── gimpmatrix.c</text:p>
      <text:p text:style-name="P1"><text:s text:c="4"/>│   ├── gimpmatrix.h</text:p>
      <text:p text:style-name="P1"><text:s text:c="4"/>│   ├── gimpmd5.c</text:p>
      <text:p text:style-name="P1"><text:s text:c="4"/>│   ├── gimpmd5.h</text:p>
      <text:p text:style-name="P1"><text:s text:c="4"/>│   ├── gimpvector.c</text:p>
      <text:p text:style-name="P1"><text:s text:c="4"/>│   ├── gimpvector.h</text:p>
      <text:p text:style-name="P1"><text:s text:c="4"/>│   ├── Makefile.am</text:p>
      <text:p text:style-name="P1"><text:s text:c="4"/>│   └── Makefile.in</text:p>
      <text:p text:style-name="P1"><text:s text:c="4"/>├──<text:span text:style-name="T35"> </text:span><text:span text:style-name="T28">LIBGIMPMODULE</text:span></text:p>
      <text:p text:style-name="P1"><text:s text:c="4"/>│   ├── gimpmodule.c</text:p>
      <text:p text:style-name="P1"><text:s text:c="4"/>│   ├── gimpmoduledb.c</text:p>
      <text:p text:style-name="P1"><text:s text:c="4"/>│   ├── gimpmoduledb.h</text:p>
      <text:p text:style-name="P1"><text:s text:c="4"/>│   ├── gimpmodule.def</text:p>
      <text:p text:style-name="P1"><text:s text:c="4"/>│   ├── gimpmodule.h</text:p>
      <text:p text:style-name="P1"><text:s text:c="4"/>│   ├── gimpmoduletypes.h</text:p>
      <text:p text:style-name="P1"><text:s text:c="4"/>│   ├── Makefile.am</text:p>
      <text:p text:style-name="P1"><text:s text:c="4"/>│   └── Makefile.in</text:p>
      <text:p text:style-name="P1"><text:s text:c="4"/>├── <text:span text:style-name="T28">LIBGIMPTHUMB</text:span></text:p>
      <text:p text:style-name="P1"><text:s text:c="4"/>│   ├── gimpthumb.def</text:p>
      <text:p text:style-name="P1"><text:s text:c="4"/>│   ├── gimpthumb-enums.c</text:p>
      <text:p text:style-name="P1"><text:s text:c="4"/>│   ├── gimpthumb-enums.h</text:p>
      <text:p text:style-name="P1"><text:s text:c="4"/>│   ├── gimpthumb-error.c</text:p>
      <text:p text:style-name="P1"><text:s text:c="4"/>│   ├── gimpthumb-error.h</text:p>
      <text:p text:style-name="P1"><text:s text:c="4"/>│   ├── gimpthumb.h</text:p>
      <text:p text:style-name="P1"><text:s text:c="4"/>│   ├── gimpthumbnail.c</text:p>
      <text:p text:style-name="P1"><text:s text:c="4"/>│   ├── gimpthumbnail.h</text:p>
      <text:p text:style-name="P1"><text:s text:c="4"/>│   ├── gimp-thumbnail-list.c</text:p>
      <text:p text:style-name="P1"><text:s text:c="4"/>│   ├── gimpthumb-types.h</text:p>
      <text:p text:style-name="P1"><text:s text:c="4"/>│   ├── gimpthumb-utils.c</text:p>
      <text:p text:style-name="P1"><text:s text:c="4"/>│   ├── gimpthumb-utils.h</text:p>
      <text:p text:style-name="P1"><text:s text:c="4"/>│   ├── Makefile.am</text:p>
      <text:p text:style-name="P1"><text:s text:c="4"/>│   └── Makefile.in</text:p>
      <text:p text:style-name="P1"><text:s text:c="4"/>├── <text:span text:style-name="T28">LIBGIMPWIDGETS</text:span></text:p>
      <text:p text:style-name="P1"><text:s text:c="4"/>│   ├── gimp3migration.c</text:p>
      <text:p text:style-name="P1"><text:s text:c="4"/>│   ├── gimp3migration.h</text:p>
      <text:p text:style-name="P1"><text:s text:c="4"/>│   ├── gimpbrowser.c</text:p>
      <text:p text:style-name="P1"><text:s text:c="4"/>│   ├── gimpbrowser.h</text:p>
      <text:p text:style-name="P1"><text:s text:c="4"/>│   ├── gimpbutton.c</text:p>
      <text:p text:style-name="P1"><text:s text:c="4"/>│   ├── gimpbutton.h</text:p>
      <text:p text:style-name="P1"><text:s text:c="4"/>│   ├── gimpcairo-utils.c</text:p>
      <text:p text:style-name="P1"><text:s text:c="4"/>│   ├── gimpcairo-utils.h</text:p>
      <text:p text:style-name="P1"><text:s text:c="4"/>│   ├── gimpcellrenderercolor.c</text:p>
      <text:p text:style-name="P1"><text:s text:c="4"/>│   ├── gimpcellrenderercolor.h</text:p>
      <text:p text:style-name="P1"><text:s text:c="4"/>│   ├── gimpcellrenderertoggle.c</text:p>
      <text:p text:style-name="P1"><text:s text:c="4"/>│   ├── gimpcellrenderertoggle.h</text:p>
      <text:p text:style-name="P1"><text:s text:c="4"/>│   ├── gimpchainbutton.c</text:p>
      <text:p text:style-name="P1"><text:s text:c="4"/>│   ├── gimpchainbutton.h</text:p>
      <text:p text:style-name="P1"><text:s text:c="4"/>│   ├── gimpcolorarea.c</text:p>
      <text:p text:style-name="P1"><text:s text:c="4"/>│   ├── gimpcolorarea.h</text:p>
      <text:p text:style-name="P1"><text:s text:c="4"/>│   ├── gimpcolorbutton.c</text:p>
      <text:p text:style-name="P1"><text:s text:c="4"/>│   ├── gimpcolorbutton.h</text:p>
      <text:p text:style-name="P1"><text:s text:c="4"/>│   ├── gimpcolordisplay.c</text:p>
      <text:p text:style-name="P1"><text:s text:c="4"/>│   ├── gimpcolordisplay.h</text:p>
      <text:p text:style-name="P1"><text:s text:c="4"/>│   ├── gimpcolordisplaystack.c</text:p>
      <text:p text:style-name="P1"><text:s text:c="4"/>│   ├── gimpcolordisplaystack.h</text:p>
      <text:p text:style-name="P1"><text:s text:c="4"/>│   ├── gimpcolorhexentry.c</text:p>
      <text:p text:style-name="P1"><text:s text:c="4"/>│   ├── gimpcolorhexentry.h</text:p>
      <text:p text:style-name="P1"><text:s text:c="4"/>│   ├── gimpcolornotebook.c</text:p>
      <text:p text:style-name="P1"><text:s text:c="4"/>│   ├── gimpcolornotebook.h</text:p>
      <text:p text:style-name="P1"><text:soft-page-break/><text:s text:c="4"/>│   ├── gimpcolorprofilecombobox.c</text:p>
      <text:p text:style-name="P1"><text:s text:c="4"/>│   ├── gimpcolorprofilecombobox.h</text:p>
      <text:p text:style-name="P1"><text:s text:c="4"/>│   ├── gimpcolorprofilestore.c</text:p>
      <text:p text:style-name="P1"><text:s text:c="4"/>│   ├── gimpcolorprofilestore.h</text:p>
      <text:p text:style-name="P1"><text:s text:c="4"/>│   ├── gimpcolorprofilestore-private.h</text:p>
      <text:p text:style-name="P1"><text:s text:c="4"/>│   ├── gimpcolorscale.c</text:p>
      <text:p text:style-name="P1"><text:s text:c="4"/>│   ├── gimpcolorscale.h</text:p>
      <text:p text:style-name="P1"><text:s text:c="4"/>│   ├── gimpcolorscales.c</text:p>
      <text:p text:style-name="P1"><text:s text:c="4"/>│   ├── gimpcolorscales.h</text:p>
      <text:p text:style-name="P1"><text:s text:c="4"/>│   ├── gimpcolorselect.c</text:p>
      <text:p text:style-name="P1"><text:s text:c="4"/>│   ├── gimpcolorselect.h</text:p>
      <text:p text:style-name="P1"><text:s text:c="4"/>│   ├── gimpcolorselection.c</text:p>
      <text:p text:style-name="P1"><text:s text:c="4"/>│   ├── gimpcolorselection.h</text:p>
      <text:p text:style-name="P1"><text:s text:c="4"/>│   ├── gimpcolorselector.c</text:p>
      <text:p text:style-name="P1"><text:s text:c="4"/>│   ├── gimpcolorselector.h</text:p>
      <text:p text:style-name="P1"><text:s text:c="4"/>│   ├── gimpcontroller.c</text:p>
      <text:p text:style-name="P1"><text:s text:c="4"/>│   ├── gimpcontroller.h</text:p>
      <text:p text:style-name="P1"><text:s text:c="4"/>│   ├── gimpdialog.c</text:p>
      <text:p text:style-name="P1"><text:s text:c="4"/>│   ├── gimpdialog.h</text:p>
      <text:p text:style-name="P1"><text:s text:c="4"/>│   ├── gimpeevl.c</text:p>
      <text:p text:style-name="P1"><text:s text:c="4"/>│   ├── gimpeevl.h</text:p>
      <text:p text:style-name="P1"><text:s text:c="4"/>│   ├── gimpenumcombobox.c</text:p>
      <text:p text:style-name="P1"><text:s text:c="4"/>│   ├── gimpenumcombobox.h</text:p>
      <text:p text:style-name="P1"><text:s text:c="4"/>│   ├── gimpenumlabel.c</text:p>
      <text:p text:style-name="P1"><text:s text:c="4"/>│   ├── gimpenumlabel.h</text:p>
      <text:p text:style-name="P1"><text:s text:c="4"/>│   ├── gimpenumstore.c</text:p>
      <text:p text:style-name="P1"><text:s text:c="4"/>│   ├── gimpenumstore.h</text:p>
      <text:p text:style-name="P1"><text:s text:c="4"/>│   ├── gimpenumwidgets.c</text:p>
      <text:p text:style-name="P1"><text:s text:c="4"/>│   ├── gimpenumwidgets.h</text:p>
      <text:p text:style-name="P1"><text:s text:c="4"/>│   ├── gimpfileentry.c</text:p>
      <text:p text:style-name="P1"><text:s text:c="4"/>│   ├── gimpfileentry.h</text:p>
      <text:p text:style-name="P1"><text:s text:c="4"/>│   ├── gimpframe.c</text:p>
      <text:p text:style-name="P1"><text:s text:c="4"/>│   ├── gimpframe.h</text:p>
      <text:p text:style-name="P1"><text:s text:c="4"/>│   ├── gimphelpui.c</text:p>
      <text:p text:style-name="P1"><text:s text:c="4"/>│   ├── gimphelpui.h</text:p>
      <text:p text:style-name="P1"><text:s text:c="4"/>│   ├── gimphintbox.c</text:p>
      <text:p text:style-name="P1"><text:s text:c="4"/>│   ├── gimphintbox.h</text:p>
      <text:p text:style-name="P1"><text:s text:c="4"/>│   ├── gimpintcombobox.c</text:p>
      <text:p text:style-name="P1"><text:s text:c="4"/>│   ├── gimpintcombobox.h</text:p>
      <text:p text:style-name="P1"><text:s text:c="4"/>│   ├── gimpintstore.c</text:p>
      <text:p text:style-name="P1"><text:s text:c="4"/>│   ├── gimpintstore.h</text:p>
      <text:p text:style-name="P1"><text:s text:c="4"/>│   ├── gimpmemsizeentry.c</text:p>
      <text:p text:style-name="P1"><text:s text:c="4"/>│   ├── gimpmemsizeentry.h</text:p>
      <text:p text:style-name="P1"><text:s text:c="4"/>│   ├── gimpnumberpairentry.c</text:p>
      <text:p text:style-name="P1"><text:s text:c="4"/>│   ├── gimpnumberpairentry.h</text:p>
      <text:p text:style-name="P1"><text:s text:c="4"/>│   ├── gimpoffsetarea.c</text:p>
      <text:p text:style-name="P1"><text:s text:c="4"/>│   ├── gimpoffsetarea.h</text:p>
      <text:p text:style-name="P1"><text:s text:c="4"/>│   ├── gimpoldwidgets.c</text:p>
      <text:p text:style-name="P1"><text:s text:c="4"/>│   ├── gimpoldwidgets.h</text:p>
      <text:p text:style-name="P1"><text:s text:c="4"/>│   ├── gimppageselector.c</text:p>
      <text:p text:style-name="P1"><text:s text:c="4"/>│   ├── gimppageselector.h</text:p>
      <text:p text:style-name="P1"><text:s text:c="4"/>│   ├── gimppatheditor.c</text:p>
      <text:p text:style-name="P1"><text:s text:c="4"/>│   ├── gimppatheditor.h</text:p>
      <text:p text:style-name="P1"><text:s text:c="4"/>│   ├── gimppickbutton.c</text:p>
      <text:p text:style-name="P1"><text:s text:c="4"/>│   ├── gimppickbutton.h</text:p>
      <text:p text:style-name="P1"><text:s text:c="4"/>│   ├── gimppixmap.c</text:p>
      <text:p text:style-name="P1"><text:s text:c="4"/>│   ├── gimppixmap.h</text:p>
      <text:p text:style-name="P1"><text:s text:c="4"/>│   ├── gimppreviewarea.c</text:p>
      <text:p text:style-name="P1"><text:s text:c="4"/>│   ├── gimppreviewarea.h</text:p>
      <text:p text:style-name="P1"><text:s text:c="4"/>│   ├── gimppreview.c</text:p>
      <text:p text:style-name="P1"><text:s text:c="4"/>│   ├── gimppreview.h</text:p>
      <text:p text:style-name="P1"><text:s text:c="4"/>│   ├── gimppropwidgets.c</text:p>
      <text:p text:style-name="P1"><text:s text:c="4"/>│   ├── gimppropwidgets.h</text:p>
      <text:p text:style-name="P1"><text:soft-page-break/><text:s text:c="4"/>│   ├── gimpquerybox.c</text:p>
      <text:p text:style-name="P1"><text:s text:c="4"/>│   ├── gimpquerybox.h</text:p>
      <text:p text:style-name="P1"><text:s text:c="4"/>│   ├── gimpruler.c</text:p>
      <text:p text:style-name="P1"><text:s text:c="4"/>│   ├── gimpruler.h</text:p>
      <text:p text:style-name="P1"><text:s text:c="4"/>│   ├── gimpscaleentry.c</text:p>
      <text:p text:style-name="P1"><text:s text:c="4"/>│   ├── gimpscaleentry.h</text:p>
      <text:p text:style-name="P1"><text:s text:c="4"/>│   ├── gimpscrolledpreview.c</text:p>
      <text:p text:style-name="P1"><text:s text:c="4"/>│   ├── gimpscrolledpreview.h</text:p>
      <text:p text:style-name="P1"><text:s text:c="4"/>│   ├── gimpsizeentry.c</text:p>
      <text:p text:style-name="P1"><text:s text:c="4"/>│   ├── gimpsizeentry.h</text:p>
      <text:p text:style-name="P1"><text:s text:c="4"/>│   ├── gimpstock.c</text:p>
      <text:p text:style-name="P1"><text:s text:c="4"/>│   ├── gimpstock.h</text:p>
      <text:p text:style-name="P1"><text:s text:c="4"/>│   ├── gimpstringcombobox.c</text:p>
      <text:p text:style-name="P1"><text:s text:c="4"/>│   ├── gimpstringcombobox.h</text:p>
      <text:p text:style-name="P1"><text:s text:c="4"/>│   ├── gimpunitcombobox.c</text:p>
      <text:p text:style-name="P1"><text:s text:c="4"/>│   ├── gimpunitcombobox.h</text:p>
      <text:p text:style-name="P1"><text:s text:c="4"/>│   ├── gimpunitmenu.c</text:p>
      <text:p text:style-name="P1"><text:s text:c="4"/>│   ├── gimpunitmenu.h</text:p>
      <text:p text:style-name="P1"><text:s text:c="4"/>│   ├── gimpunitstore.c</text:p>
      <text:p text:style-name="P1"><text:s text:c="4"/>│   ├── gimpunitstore.h</text:p>
      <text:p text:style-name="P1"><text:s text:c="4"/>│   ├── gimpwidgets.c</text:p>
      <text:p text:style-name="P1"><text:s text:c="4"/>│   ├── gimpwidgets.def</text:p>
      <text:p text:style-name="P1"><text:s text:c="4"/>│   ├── gimpwidgetsenums.c</text:p>
      <text:p text:style-name="P1"><text:s text:c="4"/>│   ├── gimpwidgetsenums.h</text:p>
      <text:p text:style-name="P1"><text:s text:c="4"/>│   ├── gimpwidgets-error.c</text:p>
      <text:p text:style-name="P1"><text:s text:c="4"/>│   ├── gimpwidgets-error.h</text:p>
      <text:p text:style-name="P1"><text:s text:c="4"/>│   ├── gimpwidgets.h</text:p>
      <text:p text:style-name="P1"><text:s text:c="4"/>│   ├── gimpwidgetsmarshal.c</text:p>
      <text:p text:style-name="P1"><text:s text:c="4"/>│   ├── gimpwidgetsmarshal.h</text:p>
      <text:p text:style-name="P1"><text:s text:c="4"/>│   ├── gimpwidgetsmarshal.list</text:p>
      <text:p text:style-name="P1"><text:s text:c="4"/>│   ├── gimpwidgets-private.c</text:p>
      <text:p text:style-name="P1"><text:s text:c="4"/>│   ├── gimpwidgets-private.h</text:p>
      <text:p text:style-name="P1"><text:s text:c="4"/>│   ├── gimpwidgetstypes.h</text:p>
      <text:p text:style-name="P1"><text:s text:c="4"/>│   ├── gimp-wilber-pixbufs.h</text:p>
      <text:p text:style-name="P1"><text:s text:c="4"/>│   ├── gimpzoommodel.c</text:p>
      <text:p text:style-name="P1"><text:s text:c="4"/>│   ├── gimpzoommodel.h</text:p>
      <text:p text:style-name="P1"><text:s text:c="4"/>│   ├── Makefile.am</text:p>
      <text:p text:style-name="P1"><text:s text:c="4"/>│   ├── Makefile.in</text:p>
      <text:p text:style-name="P1"><text:s text:c="4"/>│   ├── test-eevl.c</text:p>
      <text:p text:style-name="P1"><text:s text:c="4"/>│   ├── test-preview-area.c</text:p>
      <text:p text:style-name="P1"><text:s text:c="4"/>│   ├──<text:span text:style-name="T40"> wilber-16.png</text:span></text:p>
      <text:p text:style-name="P3"><text:s text:c="4"/>│   ├── wilber-32.png</text:p>
      <text:p text:style-name="P3"><text:s text:c="4"/>│   ├── wilber-48.png</text:p>
      <text:p text:style-name="P3"><text:s text:c="4"/>│   └── wilber-64.png</text:p>
      <text:p text:style-name="P1"><text:s text:c="4"/>├── LICENSE</text:p>
      <text:p text:style-name="P1"><text:s text:c="4"/>├── ltmain.sh</text:p>
      <text:p text:style-name="P1"><text:s text:c="4"/>├── <text:span text:style-name="T12">M4MACROS</text:span></text:p>
      <text:p text:style-name="P1"><text:s text:c="4"/>│   ├── alsa.m4</text:p>
      <text:p text:style-name="P1"><text:s text:c="4"/>│   ├── binreloc.m4</text:p>
      <text:p text:style-name="P1"><text:s text:c="4"/>│   ├── detectcflags.m4</text:p>
      <text:p text:style-name="P1"><text:s text:c="4"/>│   ├── gimp-2.0.m4</text:p>
      <text:p text:style-name="P1"><text:s text:c="4"/>│   ├── gimpprint.m4</text:p>
      <text:p text:style-name="P1"><text:s text:c="4"/>│   ├── gtk-doc.m4</text:p>
      <text:p text:style-name="P1"><text:s text:c="4"/>│   ├── intltool.m4</text:p>
      <text:p text:style-name="P1"><text:s text:c="4"/>│   ├── libtool.m4</text:p>
      <text:p text:style-name="P1"><text:s text:c="4"/>│   ├── lt~obsolete.m4</text:p>
      <text:p text:style-name="P1"><text:s text:c="4"/>│   ├── ltoptions.m4</text:p>
      <text:p text:style-name="P1"><text:s text:c="4"/>│   ├── ltsugar.m4</text:p>
      <text:p text:style-name="P1"><text:s text:c="4"/>│   ├── ltversion.m4</text:p>
      <text:p text:style-name="P1"><text:s text:c="4"/>│   ├── Makefile.am</text:p>
      <text:p text:style-name="P1"><text:s text:c="4"/>│   ├── Makefile.in</text:p>
      <text:p text:style-name="P1"><text:s text:c="4"/>│   └── pythondev.m4</text:p>
      <text:p text:style-name="P1"><text:soft-page-break/><text:s text:c="4"/>├── Makefile.am</text:p>
      <text:p text:style-name="P1"><text:s text:c="4"/>├── Makefile.in</text:p>
      <text:p text:style-name="P1"><text:s text:c="4"/>├── <text:span text:style-name="T12">MENUS</text:span></text:p>
      <text:p text:style-name="P1"><text:s text:c="4"/>│   ├── brush-editor-menu.xml</text:p>
      <text:p text:style-name="P1"><text:s text:c="4"/>│   ├── brushes-menu.xml</text:p>
      <text:p text:style-name="P1"><text:s text:c="4"/>│   ├── buffers-menu.xml</text:p>
      <text:p text:style-name="P1"><text:s text:c="4"/>│   ├── channels-menu.xml</text:p>
      <text:p text:style-name="P1"><text:s text:c="4"/>│   ├── colormap-menu.xml</text:p>
      <text:p text:style-name="P1"><text:s text:c="4"/>│   ├── cursor-info-menu.xml</text:p>
      <text:p text:style-name="P1"><text:s text:c="4"/>│   ├── dialogs-menuitems.xml</text:p>
      <text:p text:style-name="P1"><text:s text:c="4"/>│   ├── dockable-menu.xml</text:p>
      <text:p text:style-name="P1"><text:s text:c="4"/>│   ├── dockable-menu.xml.in</text:p>
      <text:p text:style-name="P1"><text:s text:c="4"/>│   ├── documents-menu.xml</text:p>
      <text:p text:style-name="P1"><text:s text:c="4"/>│   ├── dynamics-editor-menu.xml</text:p>
      <text:p text:style-name="P1"><text:s text:c="4"/>│   ├── dynamics-menu.xml</text:p>
      <text:p text:style-name="P1"><text:s text:c="4"/>│   ├── error-console-menu.xml</text:p>
      <text:p text:style-name="P1"><text:s text:c="4"/>│   ├── fonts-menu.xml</text:p>
      <text:p text:style-name="P1"><text:s text:c="4"/>│   ├── gradient-editor-menu.xml</text:p>
      <text:p text:style-name="P1"><text:s text:c="4"/>│   ├── gradients-menu.xml</text:p>
      <text:p text:style-name="P1"><text:s text:c="4"/>│   ├── gtkuimanager.dtd</text:p>
      <text:p text:style-name="P1"><text:s text:c="4"/>│   ├── image-menu.xml</text:p>
      <text:p text:style-name="P1"><text:s text:c="4"/>│   ├── image-menu.xml.in</text:p>
      <text:p text:style-name="P1"><text:s text:c="4"/>│   ├── images-menu.xml</text:p>
      <text:p text:style-name="P1"><text:s text:c="4"/>│   ├── layers-menu.xml</text:p>
      <text:p text:style-name="P1"><text:s text:c="4"/>│   ├── Makefile.am</text:p>
      <text:p text:style-name="P1"><text:s text:c="4"/>│   ├── Makefile.in</text:p>
      <text:p text:style-name="P1"><text:s text:c="4"/>│   ├── menus.xsl</text:p>
      <text:p text:style-name="P1"><text:s text:c="4"/>│   ├── palette-editor-menu.xml</text:p>
      <text:p text:style-name="P1"><text:s text:c="4"/>│   ├── palettes-menu.xml</text:p>
      <text:p text:style-name="P1"><text:s text:c="4"/>│   ├── patterns-menu.xml</text:p>
      <text:p text:style-name="P1"><text:s text:c="4"/>│   ├── quick-mask-menu.xml</text:p>
      <text:p text:style-name="P1"><text:s text:c="4"/>│   ├── sample-points-menu.xml</text:p>
      <text:p text:style-name="P1"><text:s text:c="4"/>│   ├── selection-menu.xml</text:p>
      <text:p text:style-name="P1"><text:s text:c="4"/>│   ├── templates-menu.xml</text:p>
      <text:p text:style-name="P1"><text:s text:c="4"/>│   ├── text-editor-toolbar.xml</text:p>
      <text:p text:style-name="P1"><text:s text:c="4"/>│   ├── text-tool-menu.xml</text:p>
      <text:p text:style-name="P1"><text:s text:c="4"/>│   ├── tool-options-menu.xml</text:p>
      <text:p text:style-name="P1"><text:s text:c="4"/>│   ├── tool-preset-editor-menu.xml</text:p>
      <text:p text:style-name="P1"><text:s text:c="4"/>│   ├── tool-presets-menu.xml</text:p>
      <text:p text:style-name="P1"><text:s text:c="4"/>│   ├── undo-menu.xml</text:p>
      <text:p text:style-name="P1"><text:s text:c="4"/>│   └── vectors-menu.xml</text:p>
      <text:p text:style-name="P1"><text:s text:c="4"/>├──<text:span text:style-name="T41"> missing</text:span></text:p>
      <text:p text:style-name="P1"><text:s text:c="4"/>├── <text:span text:style-name="T12">MODULES</text:span></text:p>
      <text:p text:style-name="P1"><text:s text:c="4"/>│   ├── color-selector-cmyk.c</text:p>
      <text:p text:style-name="P1"><text:s text:c="4"/>│   ├── color-selector-cmyk-lcms.c</text:p>
      <text:p text:style-name="P1"><text:s text:c="4"/>│   ├── color-selector-water.c</text:p>
      <text:p text:style-name="P1"><text:s text:c="4"/>│   ├── color-selector-wheel.c</text:p>
      <text:p text:style-name="P1"><text:s text:c="4"/>│   ├── controller-dx-dinput.c</text:p>
      <text:p text:style-name="P1"><text:s text:c="4"/>│   ├── controller-linux-input.c</text:p>
      <text:p text:style-name="P1"><text:s text:c="4"/>│   ├── controller-midi.c</text:p>
      <text:p text:style-name="P1"><text:s text:c="4"/>│   ├── display-filter-color-blind.c</text:p>
      <text:p text:style-name="P1"><text:s text:c="4"/>│   ├── display-filter-gamma.c</text:p>
      <text:p text:style-name="P1"><text:s text:c="4"/>│   ├── display-filter-high-contrast.c</text:p>
      <text:p text:style-name="P1"><text:s text:c="4"/>│   ├── display-filter-lcms.c</text:p>
      <text:p text:style-name="P1"><text:s text:c="4"/>│   ├── display-filter-proof.c</text:p>
      <text:p text:style-name="P1"><text:s text:c="4"/>│   ├── gimpcolorwheel.c</text:p>
      <text:p text:style-name="P1"><text:s text:c="4"/>│   ├── gimpcolorwheel.h</text:p>
      <text:p text:style-name="P1"><text:s text:c="4"/>│   ├── gimpinputdevicestore-dx.c</text:p>
      <text:p text:style-name="P1"><text:s text:c="4"/>│   ├── gimpinputdevicestore-gudev.c</text:p>
      <text:p text:style-name="P1"><text:s text:c="4"/>│   ├── gimpinputdevicestore.h</text:p>
      <text:p text:style-name="P1"><text:s text:c="4"/>│   ├── Makefile.am</text:p>
      <text:p text:style-name="P1"><text:s text:c="4"/>│   └── Makefile.in</text:p>
      <text:p text:style-name="P1"><text:soft-page-break/><text:s text:c="4"/>├── NEWS</text:p>
      <text:p text:style-name="P1"><text:s text:c="4"/>├── NEWS.pre-2-0</text:p>
      <text:p text:style-name="P1"><text:s text:c="4"/>├── NEWS.pre-2-2</text:p>
      <text:p text:style-name="P1"><text:s text:c="4"/>├── NEWS.pre-2-4</text:p>
      <text:p text:style-name="P1"><text:s text:c="4"/>├── NEWS.pre-2-6</text:p>
      <text:p text:style-name="P1"><text:s text:c="4"/>├── NEWS.pre-2-8</text:p>
      <text:p text:style-name="P1"><text:s text:c="4"/>├── <text:span text:style-name="T12">PLUG-INS</text:span></text:p>
      <text:p text:style-name="P1"><text:s text:c="4"/>│   ├── <text:span text:style-name="T12">COLOR-ROTATE</text:span></text:p>
      <text:p text:style-name="P1"><text:s text:c="4"/>│   │   ├── color-rotate.c</text:p>
      <text:p text:style-name="P1"><text:s text:c="4"/>│   │   ├── color-rotate-callbacks.c</text:p>
      <text:p text:style-name="P1"><text:s text:c="4"/>│   │   ├── color-rotate-callbacks.h</text:p>
      <text:p text:style-name="P1"><text:s text:c="4"/>│   │   ├── color-rotate-dialog.c</text:p>
      <text:p text:style-name="P1"><text:s text:c="4"/>│   │   ├── color-rotate-dialog.h</text:p>
      <text:p text:style-name="P1"><text:s text:c="4"/>│   │   ├── color-rotate-draw.c</text:p>
      <text:p text:style-name="P1"><text:s text:c="4"/>│   │   ├── color-rotate-draw.h</text:p>
      <text:p text:style-name="P1"><text:s text:c="4"/>│   │   ├── color-rotate.h</text:p>
      <text:p text:style-name="P1"><text:s text:c="4"/>│   │   ├── color-rotate-stock.c</text:p>
      <text:p text:style-name="P1"><text:s text:c="4"/>│   │   ├── color-rotate-stock.h</text:p>
      <text:p text:style-name="P1"><text:s text:c="4"/>│   │   ├── color-rotate-utils.c</text:p>
      <text:p text:style-name="P1"><text:s text:c="4"/>│   │   ├── color-rotate-utils.h</text:p>
      <text:p text:style-name="P1"><text:s text:c="4"/>│   │   ├── <text:span text:style-name="T12">IMAGES</text:span></text:p>
      <text:p text:style-name="P1"><text:s text:c="4"/>│   │   │  <text:span text:style-name="T40"> ├── color-rotate-360.png</text:span></text:p>
      <text:p text:style-name="P3"><text:s text:c="4"/>│   │   │   ├── color-rotate-a-b.png</text:p>
      <text:p text:style-name="P3"><text:s text:c="4"/>│   │   │   ├── color-rotate-ccw.png</text:p>
      <text:p text:style-name="P3"><text:s text:c="4"/>│   │   │   ├── color-rotate-cw.png</text:p>
      <text:p text:style-name="P1"><text:s text:c="4"/>│   │   │   ├── Makefile.am</text:p>
      <text:p text:style-name="P1"><text:s text:c="4"/>│   │   │   └── Makefile.in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2">COMMON</text:span></text:p>
      <text:p text:style-name="P1"><text:s text:c="4"/>│   │   ├── alien-map.c</text:p>
      <text:p text:style-name="P1"><text:s text:c="4"/>│   │   ├── align-layers.c</text:p>
      <text:p text:style-name="P1"><text:s text:c="4"/>│   │   ├── animation-optimize.c</text:p>
      <text:p text:style-name="P1"><text:s text:c="4"/>│   │   ├── animation-play.c</text:p>
      <text:p text:style-name="P1"><text:s text:c="4"/>│   │   ├── antialias.c</text:p>
      <text:p text:style-name="P1"><text:s text:c="4"/>│   │   ├── apply-canvas.c</text:p>
      <text:p text:style-name="P1"><text:s text:c="4"/>│   │   ├── blinds.c</text:p>
      <text:p text:style-name="P1"><text:s text:c="4"/>│   │   ├── blur.c</text:p>
      <text:p text:style-name="P1"><text:s text:c="4"/>│   │   ├── blur-gauss.c</text:p>
      <text:p text:style-name="P1"><text:s text:c="4"/>│   │   ├── blur-gauss-selective.c</text:p>
      <text:p text:style-name="P1"><text:s text:c="4"/>│   │   ├── blur-motion.c</text:p>
      <text:p text:style-name="P1"><text:s text:c="4"/>│   │   ├── border-average.c</text:p>
      <text:p text:style-name="P1"><text:s text:c="4"/>│   │   ├── bump-map.c</text:p>
      <text:p text:style-name="P1"><text:s text:c="4"/>│   │   ├── cartoon.c</text:p>
      <text:p text:style-name="P1"><text:s text:c="4"/>│   │   ├── channel-mixer.c</text:p>
      <text:p text:style-name="P1"><text:s text:c="4"/>│   │   ├── checkerboard.c</text:p>
      <text:p text:style-name="P1"><text:s text:c="4"/>│   │   ├── cml-explorer.c</text:p>
      <text:p text:style-name="P1"><text:s text:c="4"/>│   │   ├── color-cube-analyze.c</text:p>
      <text:p text:style-name="P1"><text:s text:c="4"/>│   │   ├── color-enhance.c</text:p>
      <text:p text:style-name="P1"><text:s text:c="4"/>│   │   ├── color-exchange.c</text:p>
      <text:p text:style-name="P1"><text:s text:c="4"/>│   │   ├── colorify.c</text:p>
      <text:p text:style-name="P1"><text:s text:c="4"/>│   │   ├── colormap-remap.c</text:p>
      <text:p text:style-name="P1"><text:s text:c="4"/>│   │   ├── color-to-alpha.c</text:p>
      <text:p text:style-name="P1"><text:s text:c="4"/>│   │   ├── compose.c</text:p>
      <text:p text:style-name="P1"><text:s text:c="4"/>│   │   ├── contrast-normalize.c</text:p>
      <text:p text:style-name="P1"><text:s text:c="4"/>│   │   ├── contrast-retinex.c</text:p>
      <text:p text:style-name="P1"><text:s text:c="4"/>│   │   ├── contrast-stretch.c</text:p>
      <text:p text:style-name="P1"><text:s text:c="4"/>│   │   ├── contrast-stretch-hsv.c</text:p>
      <text:p text:style-name="P1"><text:s text:c="4"/>│   │   ├── convolution-matrix.c</text:p>
      <text:p text:style-name="P1"><text:s text:c="4"/>│   │   ├── crop-auto.c</text:p>
      <text:p text:style-name="P1"><text:s text:c="4"/>│   │   ├── crop-zealous.c</text:p>
      <text:p text:style-name="P1"><text:soft-page-break/><text:s text:c="4"/>│   │   ├── cubism.c</text:p>
      <text:p text:style-name="P1"><text:s text:c="4"/>│   │   ├── curve-bend.c</text:p>
      <text:p text:style-name="P1"><text:s text:c="4"/>│   │   ├── decompose.c</text:p>
      <text:p text:style-name="P1"><text:s text:c="4"/>│   │   ├── deinterlace.c</text:p>
      <text:p text:style-name="P1"><text:s text:c="4"/>│   │   ├── depth-merge.c</text:p>
      <text:p text:style-name="P1"><text:s text:c="4"/>│   │   ├── despeckle.c</text:p>
      <text:p text:style-name="P1"><text:s text:c="4"/>│   │   ├── destripe.c</text:p>
      <text:p text:style-name="P1"><text:s text:c="4"/>│   │   ├── diffraction.c</text:p>
      <text:p text:style-name="P1"><text:s text:c="4"/>│   │   ├── displace.c</text:p>
      <text:p text:style-name="P1"><text:s text:c="4"/>│   │   ├── edge.c</text:p>
      <text:p text:style-name="P1"><text:s text:c="4"/>│   │   ├── edge-dog.c</text:p>
      <text:p text:style-name="P1"><text:s text:c="4"/>│   │   ├── edge-laplace.c</text:p>
      <text:p text:style-name="P1"><text:s text:c="4"/>│   │   ├── edge-neon.c</text:p>
      <text:p text:style-name="P1"><text:s text:c="4"/>│   │   ├── edge-sobel.c</text:p>
      <text:p text:style-name="P1"><text:s text:c="4"/>│   │   ├── emboss.c</text:p>
      <text:p text:style-name="P1"><text:s text:c="4"/>│   │   ├── engrave.c</text:p>
      <text:p text:style-name="P1"><text:s text:c="4"/>│   │   ├── file-aa.c</text:p>
      <text:p text:style-name="P1"><text:s text:c="4"/>│   │   ├── file-cel.c</text:p>
      <text:p text:style-name="P1"><text:s text:c="4"/>│   │   ├── file-csource.c</text:p>
      <text:p text:style-name="P1"><text:s text:c="4"/>│   │   ├── file-desktop-link.c</text:p>
      <text:p text:style-name="P1"><text:s text:c="4"/>│   │   ├── file-dicom.c</text:p>
      <text:p text:style-name="P1"><text:s text:c="4"/>│   │   ├── file-gbr.c</text:p>
      <text:p text:style-name="P1"><text:s text:c="4"/>│   │   ├── file-gif-load.c</text:p>
      <text:p text:style-name="P1"><text:s text:c="4"/>│   │   ├── file-gif-save.c</text:p>
      <text:p text:style-name="P1"><text:s text:c="4"/>│   │   ├── file-gih.c</text:p>
      <text:p text:style-name="P1"><text:s text:c="4"/>│   │   ├── file-glob.c</text:p>
      <text:p text:style-name="P1"><text:s text:c="4"/>│   │   ├── file-header.c</text:p>
      <text:p text:style-name="P1"><text:s text:c="4"/>│   │   ├── file-html-table.c</text:p>
      <text:p text:style-name="P1"><text:s text:c="4"/>│   │   ├── file-jp2-load.c</text:p>
      <text:p text:style-name="P1"><text:s text:c="4"/>│   │   ├── file-mng.c</text:p>
      <text:p text:style-name="P1"><text:s text:c="4"/>│   │   ├── file-pat.c</text:p>
      <text:p text:style-name="P1"><text:s text:c="4"/>│   │   ├── file-pcx.c</text:p>
      <text:p text:style-name="P1"><text:s text:c="4"/>│   │   ├── file-pdf-load.c</text:p>
      <text:p text:style-name="P1"><text:s text:c="4"/>│   │   ├── file-pdf-save.c</text:p>
      <text:p text:style-name="P1"><text:s text:c="4"/>│   │   ├── file-pix.c</text:p>
      <text:p text:style-name="P1"><text:s text:c="4"/>│   │   ├── file-png.c</text:p>
      <text:p text:style-name="P1"><text:s text:c="4"/>│   │   ├── file-pnm.c</text:p>
      <text:p text:style-name="P1"><text:s text:c="4"/>│   │   ├── file-ps.c</text:p>
      <text:p text:style-name="P1"><text:s text:c="4"/>│   │   ├── file-psp.c</text:p>
      <text:p text:style-name="P1"><text:s text:c="4"/>│   │   ├── file-raw.c</text:p>
      <text:p text:style-name="P1"><text:s text:c="4"/>│   │   ├── file-sunras.c</text:p>
      <text:p text:style-name="P1"><text:s text:c="4"/>│   │   ├── file-svg.c</text:p>
      <text:p text:style-name="P1"><text:s text:c="4"/>│   │   ├── file-tga.c</text:p>
      <text:p text:style-name="P1"><text:s text:c="4"/>│   │   ├── file-tiff-load.c</text:p>
      <text:p text:style-name="P1"><text:s text:c="4"/>│   │   ├── file-tiff-save.c</text:p>
      <text:p text:style-name="P1"><text:s text:c="4"/>│   │   ├── file-wmf.c</text:p>
      <text:p text:style-name="P1"><text:s text:c="4"/>│   │   ├── file-xbm.c</text:p>
      <text:p text:style-name="P1"><text:s text:c="4"/>│   │   ├── file-xmc.c</text:p>
      <text:p text:style-name="P1"><text:s text:c="4"/>│   │   ├── file-xpm.c</text:p>
      <text:p text:style-name="P1"><text:s text:c="4"/>│   │   ├── file-xwd.c</text:p>
      <text:p text:style-name="P1"><text:s text:c="4"/>│   │   ├── film.c</text:p>
      <text:p text:style-name="P1"><text:s text:c="4"/>│   │   ├── filter-pack.c</text:p>
      <text:p text:style-name="P1"><text:s text:c="4"/>│   │   ├── fractal-trace.c</text:p>
      <text:p text:style-name="P1"><text:s text:c="4"/>│   │   ├── gimprc.common</text:p>
      <text:p text:style-name="P1"><text:s text:c="4"/>│   │   ├── gradient-map.c</text:p>
      <text:p text:style-name="P1"><text:s text:c="4"/>│   │   ├── grid.c</text:p>
      <text:p text:style-name="P1"><text:s text:c="4"/>│   │   ├── guillotine.c</text:p>
      <text:p text:style-name="P1"><text:s text:c="4"/>│   │   ├── hot.c</text:p>
      <text:p text:style-name="P1"><text:s text:c="4"/>│   │   ├── illusion.c</text:p>
      <text:p text:style-name="P1"><text:s text:c="4"/>│   │   ├── iwarp.c</text:p>
      <text:p text:style-name="P1"><text:s text:c="4"/>│   │   ├── jigsaw.c</text:p>
      <text:p text:style-name="P1"><text:s text:c="4"/>│   │   ├── lcms.c</text:p>
      <text:p text:style-name="P1"><text:s text:c="4"/>│   │   ├── lens-apply.c</text:p>
      <text:p text:style-name="P1"><text:soft-page-break/><text:s text:c="4"/>│   │   ├── lens-distortion.c</text:p>
      <text:p text:style-name="P1"><text:s text:c="4"/>│   │   ├── lens-flare.c</text:p>
      <text:p text:style-name="P1"><text:s text:c="4"/>│   │   ├── mail.c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ax-rgb.c</text:p>
      <text:p text:style-name="P1"><text:s text:c="4"/>│   │   ├── mkgen.pl</text:p>
      <text:p text:style-name="P1"><text:s text:c="4"/>│   │   ├── mosaic.c</text:p>
      <text:p text:style-name="P1"><text:s text:c="4"/>│   │   ├── newsprint.c</text:p>
      <text:p text:style-name="P1"><text:s text:c="4"/>│   │   ├── nl-filter.c</text:p>
      <text:p text:style-name="P1"><text:s text:c="4"/>│   │   ├── noise-hsv.c</text:p>
      <text:p text:style-name="P1"><text:s text:c="4"/>│   │   ├── noise-randomize.c</text:p>
      <text:p text:style-name="P1"><text:s text:c="4"/>│   │   ├── noise-rgb.c</text:p>
      <text:p text:style-name="P1"><text:s text:c="4"/>│   │   ├── noise-solid.c</text:p>
      <text:p text:style-name="P1"><text:s text:c="4"/>│   │   ├── noise-spread.c</text:p>
      <text:p text:style-name="P1"><text:s text:c="4"/>│   │   ├── nova.c</text:p>
      <text:p text:style-name="P1"><text:s text:c="4"/>│   │   ├── oilify.c</text:p>
      <text:p text:style-name="P1"><text:s text:c="4"/>│   │   ├── photocopy.c</text:p>
      <text:p text:style-name="P1"><text:s text:c="4"/>│   │   ├── pixelize.c</text:p>
      <text:p text:style-name="P1"><text:s text:c="4"/>│   │   ├── plasma.c</text:p>
      <text:p text:style-name="P1"><text:s text:c="4"/>│   │   ├── plugin-browser.c</text:p>
      <text:p text:style-name="P1"><text:s text:c="4"/>│   │   ├── plugin-defs.pl</text:p>
      <text:p text:style-name="P1"><text:s text:c="4"/>│   │   ├── polar-coords.c</text:p>
      <text:p text:style-name="P1"><text:s text:c="4"/>│   │   ├── procedure-browser.c</text:p>
      <text:p text:style-name="P1"><text:s text:c="4"/>│   │   ├── qbist.c</text:p>
      <text:p text:style-name="P1"><text:s text:c="4"/>│   │   ├── red-eye-removal.c</text:p>
      <text:p text:style-name="P1"><text:s text:c="4"/>│   │   ├── ripple.c</text:p>
      <text:p text:style-name="P1"><text:s text:c="4"/>│   │   ├── rotate.c</text:p>
      <text:p text:style-name="P1"><text:s text:c="4"/>│   │   ├── sample-colorize.c</text:p>
      <text:p text:style-name="P1"><text:s text:c="4"/>│   │   ├── screenshot.c</text:p>
      <text:p text:style-name="P1"><text:s text:c="4"/>│   │   ├── semi-flatten.c</text:p>
      <text:p text:style-name="P1"><text:s text:c="4"/>│   │   ├── sharpen.c</text:p>
      <text:p text:style-name="P1"><text:s text:c="4"/>│   │   ├── shift.c</text:p>
      <text:p text:style-name="P1"><text:s text:c="4"/>│   │   ├── sinus.c</text:p>
      <text:p text:style-name="P1"><text:s text:c="4"/>│   │   ├── smooth-palette.c</text:p>
      <text:p text:style-name="P1"><text:s text:c="4"/>│   │   ├── softglow.c</text:p>
      <text:p text:style-name="P1"><text:s text:c="4"/>│   │   ├── sparkle.c</text:p>
      <text:p text:style-name="P1"><text:s text:c="4"/>│   │   ├── sphere-designer.c</text:p>
      <text:p text:style-name="P1"><text:s text:c="4"/>│   │   ├── threshold-alpha.c</text:p>
      <text:p text:style-name="P1"><text:s text:c="4"/>│   │   ├── tile.c</text:p>
      <text:p text:style-name="P1"><text:s text:c="4"/>│   │   ├── tile-glass.c</text:p>
      <text:p text:style-name="P1"><text:s text:c="4"/>│   │   ├── tile-paper.c</text:p>
      <text:p text:style-name="P1"><text:s text:c="4"/>│   │   ├── tile-seamless.c</text:p>
      <text:p text:style-name="P1"><text:s text:c="4"/>│   │   ├── tile-small.c</text:p>
      <text:p text:style-name="P1"><text:s text:c="4"/>│   │   ├── unit-editor.c</text:p>
      <text:p text:style-name="P1"><text:s text:c="4"/>│   │   ├── unsharp-mask.c</text:p>
      <text:p text:style-name="P1"><text:s text:c="4"/>│   │   ├── value-invert.c</text:p>
      <text:p text:style-name="P1"><text:s text:c="4"/>│   │   ├── value-propagate.c</text:p>
      <text:p text:style-name="P1"><text:s text:c="4"/>│   │   ├── van-gogh-lic.c</text:p>
      <text:p text:style-name="P1"><text:s text:c="4"/>│   │   ├── video.c</text:p>
      <text:p text:style-name="P1"><text:s text:c="4"/>│   │   ├── warp.c</text:p>
      <text:p text:style-name="P1"><text:s text:c="4"/>│   │   ├── waves.c</text:p>
      <text:p text:style-name="P1"><text:s text:c="4"/>│   │   ├── web-browser.c</text:p>
      <text:p text:style-name="P1"><text:s text:c="4"/>│   │   ├── web-page.c</text:p>
      <text:p text:style-name="P1"><text:s text:c="4"/>│   │   ├── whirl-pinch.c</text:p>
      <text:p text:style-name="P1"><text:s text:c="4"/>│   │   └── wind.c</text:p>
      <text:p text:style-name="P1"><text:s text:c="4"/>│   ├──<text:span text:style-name="T1"> </text:span><text:span text:style-name="T12">FILE-BMP</text:span></text:p>
      <text:p text:style-name="P1"><text:s text:c="4"/>│   │   ├── bmp.c</text:p>
      <text:p text:style-name="P1"><text:s text:c="4"/>│   │   ├── bmp.h</text:p>
      <text:p text:style-name="P1"><text:s text:c="4"/>│   │   ├── bmp-read.c</text:p>
      <text:p text:style-name="P1"><text:s text:c="4"/>│   │   ├── bmp-write.c</text:p>
      <text:p text:style-name="P1"><text:s text:c="4"/>│   │   ├── Makefile.am</text:p>
      <text:p text:style-name="P1"><text:soft-page-break/><text:s text:c="4"/>│   │   └── Makefile.in</text:p>
      <text:p text:style-name="P1"><text:s text:c="4"/>│   ├── <text:span text:style-name="T12">FILE-COMPRESSOR</text:span></text:p>
      <text:p text:style-name="P1"><text:s text:c="4"/>│   │   ├── file-compressor.c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2">FILE-FAXG3</text:span></text:p>
      <text:p text:style-name="P1"><text:s text:c="4"/>│   │   ├── faxg3.c</text:p>
      <text:p text:style-name="P1"><text:s text:c="4"/>│   │   ├── g3.c</text:p>
      <text:p text:style-name="P1"><text:s text:c="4"/>│   │   ├── g3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2">FILE-FITS</text:span></text:p>
      <text:p text:style-name="P1"><text:s text:c="4"/>│   │   ├── fits.c</text:p>
      <text:p text:style-name="P1"><text:s text:c="4"/>│   │   ├── fits-io.c</text:p>
      <text:p text:style-name="P1"><text:s text:c="4"/>│   │   ├── fits-io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<text:span text:style-name="T1"> </text:span><text:span text:style-name="T12">FILE-FLI</text:span></text:p>
      <text:p text:style-name="P1"><text:s text:c="4"/>│   │   ├── fli.c</text:p>
      <text:p text:style-name="P1"><text:s text:c="4"/>│   │   ├── fli-gimp.c</text:p>
      <text:p text:style-name="P1"><text:s text:c="4"/>│   │   ├── fli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2">FILE-ICO</text:span></text:p>
      <text:p text:style-name="P1"><text:s text:c="4"/>│   │   ├── ico.c</text:p>
      <text:p text:style-name="P1"><text:s text:c="4"/>│   │   ├── ico-dialog.c</text:p>
      <text:p text:style-name="P1"><text:s text:c="4"/>│   │   ├── ico-dialog.h</text:p>
      <text:p text:style-name="P1"><text:s text:c="4"/>│   │   ├── ico.h</text:p>
      <text:p text:style-name="P1"><text:s text:c="4"/>│   │   ├── ico-load.c</text:p>
      <text:p text:style-name="P1"><text:s text:c="4"/>│   │   ├── ico-load.h</text:p>
      <text:p text:style-name="P1"><text:s text:c="4"/>│   │   ├── ico-save.c</text:p>
      <text:p text:style-name="P1"><text:s text:c="4"/>│   │   ├── ico-save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2">FILE-JPEG</text:span></text:p>
      <text:p text:style-name="P1"><text:s text:c="4"/>│   │   ├── gimpexif.c</text:p>
      <text:p text:style-name="P1"><text:s text:c="4"/>│   │   ├── gimpexif.h</text:p>
      <text:p text:style-name="P1"><text:s text:c="4"/>│   │   ├── jpeg.c</text:p>
      <text:p text:style-name="P1"><text:s text:c="4"/>│   │   ├── jpeg-exif.c</text:p>
      <text:p text:style-name="P1"><text:s text:c="4"/>│   │   ├── jpeg-exif.h</text:p>
      <text:p text:style-name="P1"><text:s text:c="4"/>│   │   ├── jpeg.h</text:p>
      <text:p text:style-name="P1"><text:s text:c="4"/>│   │   ├── jpeg-icc.c</text:p>
      <text:p text:style-name="P1"><text:s text:c="4"/>│   │   ├── jpeg-icc.h</text:p>
      <text:p text:style-name="P1"><text:s text:c="4"/>│   │   ├── jpeg-load.c</text:p>
      <text:p text:style-name="P1"><text:s text:c="4"/>│   │   ├── jpeg-load.h</text:p>
      <text:p text:style-name="P1"><text:s text:c="4"/>│   │   ├── jpegqual.c</text:p>
      <text:p text:style-name="P1"><text:s text:c="4"/>│   │   ├── jpeg-quality.c</text:p>
      <text:p text:style-name="P1"><text:s text:c="4"/>│   │   ├── jpeg-quality.h</text:p>
      <text:p text:style-name="P1"><text:s text:c="4"/>│   │   ├── jpeg-save.c</text:p>
      <text:p text:style-name="P1"><text:s text:c="4"/>│   │   ├── jpeg-save.h</text:p>
      <text:p text:style-name="P1"><text:s text:c="4"/>│   │   ├── jpeg-settings.c</text:p>
      <text:p text:style-name="P1"><text:s text:c="4"/>│   │   ├── jpeg-settings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<text:span text:style-name="T1"> </text:span><text:span text:style-name="T12">FILE-PSD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new-resource-ids.txt</text:p>
      <text:p text:style-name="P1"><text:s text:c="4"/>│   │   ├── psd.c</text:p>
      <text:p text:style-name="P1"><text:s text:c="4"/>│   │   ├── psd.h</text:p>
      <text:p text:style-name="P1"><text:soft-page-break/><text:s text:c="4"/>│   │   ├── psd-image-res-load.c</text:p>
      <text:p text:style-name="P1"><text:s text:c="4"/>│   │   ├── psd-image-res-load.h</text:p>
      <text:p text:style-name="P1"><text:s text:c="4"/>│   │   ├── psd-layer-res-load.c</text:p>
      <text:p text:style-name="P1"><text:s text:c="4"/>│   │   ├── psd-layer-res-load.h</text:p>
      <text:p text:style-name="P1"><text:s text:c="4"/>│   │   ├── psd-load.c</text:p>
      <text:p text:style-name="P1"><text:s text:c="4"/>│   │   ├── psd-load.h</text:p>
      <text:p text:style-name="P1"><text:s text:c="4"/>│   │   ├── psd-save.c</text:p>
      <text:p text:style-name="P1"><text:s text:c="4"/>│   │   ├── psd-thumb-load.c</text:p>
      <text:p text:style-name="P1"><text:s text:c="4"/>│   │   ├── psd-thumb-load.h</text:p>
      <text:p text:style-name="P1"><text:s text:c="4"/>│   │   ├── psd-util.c</text:p>
      <text:p text:style-name="P1"><text:s text:c="4"/>│   │   ├── psd-util.h</text:p>
      <text:p text:style-name="P1"><text:s text:c="4"/>│   │   └── TODO.txt</text:p>
      <text:p text:style-name="P1"><text:s text:c="4"/>│   ├── <text:span text:style-name="T12">FILE-SGI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sgi.c</text:p>
      <text:p text:style-name="P1"><text:s text:c="4"/>│   │   ├── sgi-lib.c</text:p>
      <text:p text:style-name="P1"><text:s text:c="4"/>│   │   └── sgi-lib.h</text:p>
      <text:p text:style-name="P1"><text:s text:c="4"/>│   ├──<text:span text:style-name="T1"> </text:span><text:span text:style-name="T12">FILE-URI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uri-backend-gvfs.c</text:p>
      <text:p text:style-name="P1"><text:s text:c="4"/>│   │   ├── uri-backend.h</text:p>
      <text:p text:style-name="P1"><text:s text:c="4"/>│   │   ├── uri-backend-libcurl.c</text:p>
      <text:p text:style-name="P1"><text:s text:c="4"/>│   │   ├── uri-backend-wget.c</text:p>
      <text:p text:style-name="P1"><text:s text:c="4"/>│   │   └── uri.c</text:p>
      <text:p text:style-name="P1"><text:s text:c="4"/>│   ├── <text:span text:style-name="T12">FILE-XJT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README</text:p>
      <text:p text:style-name="P1"><text:s text:c="4"/>│   │   ├── README_xjt_fileformat.txt</text:p>
      <text:p text:style-name="P1"><text:s text:c="4"/>│   │   ├── xjpeg.c</text:p>
      <text:p text:style-name="P1"><text:s text:c="4"/>│   │   ├── xjpeg.h</text:p>
      <text:p text:style-name="P1"><text:s text:c="4"/>│   │   └── xjt.c</text:p>
      <text:p text:style-name="P1"><text:s text:c="4"/>│   ├──<text:span text:style-name="T1"> </text:span><text:span text:style-name="T12">FLAME</text:span></text:p>
      <text:p text:style-name="P1"><text:s text:c="4"/>│   │   ├── cmap.c</text:p>
      <text:p text:style-name="P1"><text:s text:c="4"/>│   │   ├── cmap.h</text:p>
      <text:p text:style-name="P1"><text:s text:c="4"/>│   │   ├── flame.c</text:p>
      <text:p text:style-name="P1"><text:s text:c="4"/>│   │   ├── flame.h</text:p>
      <text:p text:style-name="P1"><text:s text:c="4"/>│   │   ├── libifs.c</text:p>
      <text:p text:style-name="P1"><text:s text:c="4"/>│   │   ├── libifs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README</text:p>
      <text:p text:style-name="P1"><text:s text:c="4"/>│   │   ├── rect.c</text:p>
      <text:p text:style-name="P1"><text:s text:c="4"/>│   │   └── rect.h</text:p>
      <text:p text:style-name="P1"><text:s text:c="4"/>│   ├── <text:span text:style-name="T12">FRACTAL-EXPLORER</text:span></text:p>
      <text:p text:style-name="P1"><text:s text:c="4"/>│   │   ├── <text:span text:style-name="T12">EXAMPLES</text:span></text:p>
      <text:p text:style-name="P1"><text:s text:c="4"/>│   │   │   ├── Asteroid_Field</text:p>
      <text:p text:style-name="P1"><text:s text:c="4"/>│   │   │   ├── Bar_Code_Label</text:p>
      <text:p text:style-name="P1"><text:s text:c="4"/>│   │   │   ├── Beauty_of_Nature</text:p>
      <text:p text:style-name="P1"><text:s text:c="4"/>│   │   │   ├── Blue_Curtain</text:p>
      <text:p text:style-name="P1"><text:s text:c="4"/>│   │   │   ├── Car_Track</text:p>
      <text:p text:style-name="P1"><text:s text:c="4"/>│   │   │   ├── Energetic_Diamond</text:p>
      <text:p text:style-name="P1"><text:s text:c="4"/>│   │   │   ├── Explosive</text:p>
      <text:p text:style-name="P1"><text:s text:c="4"/>│   │   │   ├── Flower</text:p>
      <text:p text:style-name="P1"><text:s text:c="4"/>│   │   │   ├── Fragments</text:p>
      <text:p text:style-name="P1"><text:s text:c="4"/>│   │   │   ├── Hemp</text:p>
      <text:p text:style-name="P1"><text:s text:c="4"/>│   │   │   ├── High_Voltage</text:p>
      <text:p text:style-name="P1"><text:s text:c="4"/>│   │   │   ├── Hoops</text:p>
      <text:p text:style-name="P1"><text:soft-page-break/><text:s text:c="4"/>│   │   │   ├── Ice_Crystal</text:p>
      <text:p text:style-name="P1"><text:s text:c="4"/>│   │   │   ├── Leaves</text:p>
      <text:p text:style-name="P1"><text:s text:c="4"/>│   │   │   ├── Lightning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Mandelbrot</text:p>
      <text:p text:style-name="P1"><text:s text:c="4"/>│   │   │   ├── Marble</text:p>
      <text:p text:style-name="P1"><text:s text:c="4"/>│   │   │   ├── Marble2</text:p>
      <text:p text:style-name="P1"><text:s text:c="4"/>│   │   │   ├── Medusa</text:p>
      <text:p text:style-name="P1"><text:s text:c="4"/>│   │   │   ├── Nautilus</text:p>
      <text:p text:style-name="P1"><text:s text:c="4"/>│   │   │   ├── Nebula</text:p>
      <text:p text:style-name="P1"><text:s text:c="4"/>│   │   │   ├── Plant</text:p>
      <text:p text:style-name="P1"><text:s text:c="4"/>│   │   │   ├── Rose</text:p>
      <text:p text:style-name="P1"><text:s text:c="4"/>│   │   │   ├── Saturn</text:p>
      <text:p text:style-name="P1"><text:s text:c="4"/>│   │   │   ├── Snow_Crystal</text:p>
      <text:p text:style-name="P1"><text:s text:c="4"/>│   │   │   ├── Soma</text:p>
      <text:p text:style-name="P1"><text:s text:c="4"/>│   │   │   ├── Spark</text:p>
      <text:p text:style-name="P1"><text:s text:c="4"/>│   │   │   ├── Suns</text:p>
      <text:p text:style-name="P1"><text:s text:c="4"/>│   │   │   ├── Tentacles</text:p>
      <text:p text:style-name="P1"><text:s text:c="4"/>│   │   │   ├── The_Green_Place</text:p>
      <text:p text:style-name="P1"><text:s text:c="4"/>│   │   │   ├── Wave</text:p>
      <text:p text:style-name="P1"><text:s text:c="4"/>│   │   │   ├── Wood</text:p>
      <text:p text:style-name="P1"><text:s text:c="4"/>│   │   │   └── Zooming_Circle</text:p>
      <text:p text:style-name="P1"><text:s text:c="4"/>│   │   ├── fractal-explorer.c</text:p>
      <text:p text:style-name="P1"><text:s text:c="4"/>│   │   ├── fractal-explorer-dialogs.c</text:p>
      <text:p text:style-name="P1"><text:s text:c="4"/>│   │   ├── fractal-explorer-dialogs.h</text:p>
      <text:p text:style-name="P1"><text:s text:c="4"/>│   │   ├── fractal-explorer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2">GFIG</text:span></text:p>
      <text:p text:style-name="P1"><text:s text:c="4"/>│   │   ├── gfig-arc.c</text:p>
      <text:p text:style-name="P1"><text:s text:c="4"/>│   │   ├── gfig-arc.h</text:p>
      <text:p text:style-name="P1"><text:s text:c="4"/>│   │   ├── gfig-bezier.c</text:p>
      <text:p text:style-name="P1"><text:s text:c="4"/>│   │   ├── gfig-bezier.h</text:p>
      <text:p text:style-name="P1"><text:s text:c="4"/>│   │   ├── gfig.c</text:p>
      <text:p text:style-name="P1"><text:s text:c="4"/>│   │   ├── gfig-circle.c</text:p>
      <text:p text:style-name="P1"><text:s text:c="4"/>│   │   ├── gfig-circle.h</text:p>
      <text:p text:style-name="P1"><text:s text:c="4"/>│   │   ├── gfig-dialog.c</text:p>
      <text:p text:style-name="P1"><text:s text:c="4"/>│   │   ├── gfig-dialog.h</text:p>
      <text:p text:style-name="P1"><text:s text:c="4"/>│   │   ├── gfig-dobject.c</text:p>
      <text:p text:style-name="P1"><text:s text:c="4"/>│   │   ├── gfig-dobject.h</text:p>
      <text:p text:style-name="P1"><text:s text:c="4"/>│   │   ├── gfig-ellipse.c</text:p>
      <text:p text:style-name="P1"><text:s text:c="4"/>│   │   ├── gfig-ellipse.h</text:p>
      <text:p text:style-name="P1"><text:s text:c="4"/>│   │   ├── <text:span text:style-name="T19">GFIG-EXAMPLES</text:span></text:p>
      <text:p text:style-name="P1"><text:s text:c="4"/>│   │   │   ├── A_star</text:p>
      <text:p text:style-name="P1"><text:s text:c="4"/>│   │   │   ├── curves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olys</text:p>
      <text:p text:style-name="P1"><text:s text:c="4"/>│   │   │   ├── ring</text:p>
      <text:p text:style-name="P1"><text:s text:c="4"/>│   │   │   ├── ring+star</text:p>
      <text:p text:style-name="P1"><text:s text:c="4"/>│   │   │   ├── simily</text:p>
      <text:p text:style-name="P1"><text:s text:c="4"/>│   │   │   ├── spirals_and_stars</text:p>
      <text:p text:style-name="P1"><text:s text:c="4"/>│   │   │   ├── sprial</text:p>
      <text:p text:style-name="P1"><text:s text:c="4"/>│   │   │   ├── star2</text:p>
      <text:p text:style-name="P1"><text:s text:c="4"/>│   │   │   └── stars</text:p>
      <text:p text:style-name="P1"><text:s text:c="4"/>│   │   ├── gfig-grid.c</text:p>
      <text:p text:style-name="P1"><text:s text:c="4"/>│   │   ├── gfig-grid.h</text:p>
      <text:p text:style-name="P1"><text:s text:c="4"/>│   │   ├── gfig.h</text:p>
      <text:p text:style-name="P1"><text:s text:c="4"/>│   │   ├── gfig-line.c</text:p>
      <text:p text:style-name="P1"><text:s text:c="4"/>│   │   ├── gfig-line.h</text:p>
      <text:p text:style-name="P1"><text:s text:c="4"/>│   │   ├── gfig-poly.c</text:p>
      <text:p text:style-name="P1"><text:soft-page-break/><text:s text:c="4"/>│   │   ├── gfig-poly.h</text:p>
      <text:p text:style-name="P1"><text:s text:c="4"/>│   │   ├── gfig-preview.c</text:p>
      <text:p text:style-name="P1"><text:s text:c="4"/>│   │   ├── gfig-preview.h</text:p>
      <text:p text:style-name="P1"><text:s text:c="4"/>│   │   ├── gfig-rectangle.c</text:p>
      <text:p text:style-name="P1"><text:s text:c="4"/>│   │   ├── gfig-rectangle.h</text:p>
      <text:p text:style-name="P1"><text:s text:c="4"/>│   │   ├── gfig-spiral.c</text:p>
      <text:p text:style-name="P1"><text:s text:c="4"/>│   │   ├── gfig-spiral.h</text:p>
      <text:p text:style-name="P1"><text:s text:c="4"/>│   │   ├── gfig-star.c</text:p>
      <text:p text:style-name="P1"><text:s text:c="4"/>│   │   ├── gfig-star.h</text:p>
      <text:p text:style-name="P1"><text:s text:c="4"/>│   │   ├── gfig-stock.c</text:p>
      <text:p text:style-name="P1"><text:s text:c="4"/>│   │   ├── gfig-stock.h</text:p>
      <text:p text:style-name="P1"><text:s text:c="4"/>│   │   ├── gfig-style.c</text:p>
      <text:p text:style-name="P1"><text:s text:c="4"/>│   │   ├── gfig-style.h</text:p>
      <text:p text:style-name="P1"><text:s text:c="4"/>│   │   ├── gfig-types.h</text:p>
      <text:p text:style-name="P1"><text:s text:c="4"/>│   │   ├── <text:span text:style-name="T13">IMAGES</text:span>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2"/><text:span text:style-name="T40"><text:s text:c="2"/>│   │   │   ├── stock-bezier.png</text:span></text:p>
      <text:p text:style-name="P3"><text:s text:c="4"/>│   │   │   ├── stock-circle.png</text:p>
      <text:p text:style-name="P3"><text:s text:c="4"/>│   │   │   ├── stock-copy-object.png</text:p>
      <text:p text:style-name="P3"><text:s text:c="4"/>│   │   │   ├── stock-curve.png</text:p>
      <text:p text:style-name="P3"><text:s text:c="4"/>│   │   │   ├── stock-delete-object.png</text:p>
      <text:p text:style-name="P3"><text:s text:c="4"/>│   │   │   ├── stock-ellipse.png</text:p>
      <text:p text:style-name="P3"><text:s text:c="4"/>│   │   │   ├── stock-line.png</text:p>
      <text:p text:style-name="P3"><text:s text:c="4"/>│   │   │   ├── stock-logo.png</text:p>
      <text:p text:style-name="P3"><text:s text:c="4"/>│   │   │   ├── stock-move-object.png</text:p>
      <text:p text:style-name="P3"><text:s text:c="4"/>│   │   │   ├── stock-move-point.png</text:p>
      <text:p text:style-name="P3"><text:s text:c="4"/>│   │   │   ├── stock-polygon.png</text:p>
      <text:p text:style-name="P3"><text:s text:c="4"/>│   │   │   ├── stock-rectangle.png</text:p>
      <text:p text:style-name="P3"><text:s text:c="4"/>│   │   │   ├── stock-select-object.png</text:p>
      <text:p text:style-name="P3"><text:s text:c="4"/>│   │   │   ├── stock-show-all.png</text:p>
      <text:p text:style-name="P3"><text:s text:c="4"/>│   │   │   ├── stock-spiral.png</text:p>
      <text:p text:style-name="P3"><text:s text:c="4"/>│   │   │   └── stock-star.png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README</text:p>
      <text:p text:style-name="P1"><text:s text:c="4"/>│   ├── <text:span text:style-name="T13">GIMPRESSIONIST</text:span></text:p>
      <text:p text:style-name="P1"><text:s text:c="4"/>│   │   ├── brush.c</text:p>
      <text:p text:style-name="P1"><text:s text:c="4"/>│   │   ├── <text:span text:style-name="T13">BRUSHES</text:span></text:p>
      <text:p text:style-name="P1"><text:s text:c="3"/><text:span text:style-name="T40"><text:s/>│   │   │   ├── arrow01.pgm</text:span></text:p>
      <text:p text:style-name="P3"><text:s text:c="4"/>│   │   │   ├── ball.ppm</text:p>
      <text:p text:style-name="P3"><text:s text:c="4"/>│   │   │   ├── blob.ppm</text:p>
      <text:p text:style-name="P3"><text:s text:c="4"/>│   │   │   ├── box.ppm</text:p>
      <text:p text:style-name="P3"><text:s text:c="4"/>│   │   │   ├── chalk01.pgm</text:p>
      <text:p text:style-name="P3"><text:s text:c="4"/>│   │   │   ├── cone.ppm</text:p>
      <text:p text:style-name="P3"><text:s text:c="4"/>│   │   │   ├── crayon01.pgm</text:p>
      <text:p text:style-name="P3"><text:s text:c="4"/>│   │   │   ├── crayon02.pgm</text:p>
      <text:p text:style-name="P3"><text:s text:c="4"/>│   │   │   ├── crayon03.pgm</text:p>
      <text:p text:style-name="P3"><text:s text:c="4"/>│   │   │   ├── crayon04.pgm</text:p>
      <text:p text:style-name="P3"><text:s text:c="4"/>│   │   │   ├── crayon05.pgm</text:p>
      <text:p text:style-name="P3"><text:s text:c="4"/>│   │   │   ├── crayon06.pgm</text:p>
      <text:p text:style-name="P3"><text:s text:c="4"/>│   │   │   ├── crayon07.pgm</text:p>
      <text:p text:style-name="P3"><text:s text:c="4"/>│   │   │   ├── crayon08.pgm</text:p>
      <text:p text:style-name="P3"><text:s text:c="4"/>│   │   │   ├── defaultbrush.pgm</text:p>
      <text:p text:style-name="P3"><text:s text:c="4"/>│   │   │   ├── dribble.pgm</text:p>
      <text:p text:style-name="P3"><text:s text:c="4"/>│   │   │   ├── fabric01.pgm</text:p>
      <text:p text:style-name="P3"><text:s text:c="4"/>│   │   │   ├── fabric02.pgm</text:p>
      <text:p text:style-name="P3"><text:s text:c="4"/>│   │   │   ├── fabric03.pgm</text:p>
      <text:p text:style-name="P3"><text:s text:c="4"/>│   │   │   ├── fabric.pgm</text:p>
      <text:p text:style-name="P3"><text:s text:c="4"/>│   │   │   ├── flower01.pgm</text:p>
      <text:p text:style-name="P3"><text:s text:c="4"/>│   │   │   ├── flower02.pgm</text:p>
      <text:p text:style-name="P3"><text:soft-page-break/><text:s text:c="4"/>│   │   │   ├── flower03.pgm</text:p>
      <text:p text:style-name="P3"><text:s text:c="4"/>│   │   │   ├── flower04.pgm</text:p>
      <text:p text:style-name="P3"><text:s text:c="4"/>│   │   │   ├── grad01.pgm</text:p>
      <text:p text:style-name="P3"><text:s text:c="4"/>│   │   │   ├── grad02.pgm</text:p>
      <text:p text:style-name="P3"><text:s text:c="4"/>│   │   │   ├── grad03.pgm</text:p>
      <text:p text:style-name="P3"><text:s text:c="4"/>│   │   │   ├── heart.ppm</text:p>
      <text:p text:style-name="P3"><text:s text:c="4"/>│   │   │   ├── leaf01.pgm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<text:span text:style-name="T40">│   │   │   ├── paintbrush01.pgm</text:span></text:p>
      <text:p text:style-name="P3"><text:s text:c="4"/>│   │   │   ├── paintbrush02.pgm</text:p>
      <text:p text:style-name="P3"><text:s text:c="4"/>│   │   │   ├── paintbrush03.pgm</text:p>
      <text:p text:style-name="P3"><text:s text:c="4"/>│   │   │   ├── paintbrush04.pgm</text:p>
      <text:p text:style-name="P3"><text:s text:c="4"/>│   │   │   ├── paintbrush.pgm</text:p>
      <text:p text:style-name="P3"><text:s text:c="4"/>│   │   │   ├── paper01.pgm</text:p>
      <text:p text:style-name="P3"><text:s text:c="4"/>│   │   │   ├── paper02.pgm</text:p>
      <text:p text:style-name="P3"><text:s text:c="4"/>│   │   │   ├── paper03.pgm</text:p>
      <text:p text:style-name="P3"><text:s text:c="4"/>│   │   │   ├── paper04.pgm</text:p>
      <text:p text:style-name="P3"><text:s text:c="4"/>│   │   │   ├── pentagram.pgm</text:p>
      <text:p text:style-name="P3"><text:s text:c="4"/>│   │   │   ├── scribble.pgm</text:p>
      <text:p text:style-name="P3"><text:s text:c="4"/>│   │   │   ├── shape01.pgm</text:p>
      <text:p text:style-name="P3"><text:s text:c="4"/>│   │   │   ├── shape02.pgm</text:p>
      <text:p text:style-name="P3"><text:s text:c="4"/>│   │   │   ├── shape03.pgm</text:p>
      <text:p text:style-name="P3"><text:s text:c="4"/>│   │   │   ├── shape04.pgm</text:p>
      <text:p text:style-name="P3"><text:s text:c="4"/>│   │   │   ├── snow1.pgm</text:p>
      <text:p text:style-name="P3"><text:s text:c="4"/>│   │   │   ├── sphere.ppm</text:p>
      <text:p text:style-name="P3"><text:s text:c="4"/>│   │   │   ├── splat1.pgm</text:p>
      <text:p text:style-name="P3"><text:s text:c="4"/>│   │   │   ├── splat2.pgm</text:p>
      <text:p text:style-name="P3"><text:s text:c="4"/>│   │   │   ├── splat3.pgm</text:p>
      <text:p text:style-name="P3"><text:s text:c="4"/>│   │   │   ├── spunge01.pgm</text:p>
      <text:p text:style-name="P3"><text:s text:c="4"/>│   │   │   ├── spunge02.pgm</text:p>
      <text:p text:style-name="P3"><text:s text:c="4"/>│   │   │   ├── spunge03.pgm</text:p>
      <text:p text:style-name="P3"><text:s text:c="4"/>│   │   │   ├── spunge04.pgm</text:p>
      <text:p text:style-name="P3"><text:s text:c="4"/>│   │   │   ├── spunge05.pgm</text:p>
      <text:p text:style-name="P3"><text:s text:c="4"/>│   │   │   ├── strange01.pgm</text:p>
      <text:p text:style-name="P3"><text:s text:c="4"/>│   │   │   ├── thegimp.pgm</text:p>
      <text:p text:style-name="P3"><text:s text:c="4"/>│   │   │   ├── torus.ppm</text:p>
      <text:p text:style-name="P3"><text:s text:c="4"/>│   │   │   ├── wavy.pgm</text:p>
      <text:p text:style-name="P3"><text:s text:c="4"/>│   │   │   ├── weave.pgm</text:p>
      <text:p text:style-name="P3"><text:s text:c="4"/>│   │   │   └── worm.pgm</text:p>
      <text:p text:style-name="P1"><text:s text:c="4"/>│   │   ├── brush.h</text:p>
      <text:p text:style-name="P1"><text:s text:c="4"/>│   │   ├── color.c</text:p>
      <text:p text:style-name="P1"><text:s text:c="4"/>│   │   ├── color.h</text:p>
      <text:p text:style-name="P1"><text:s text:c="4"/>│   │   ├── general.c</text:p>
      <text:p text:style-name="P1"><text:s text:c="4"/>│   │   ├── general.h</text:p>
      <text:p text:style-name="P1"><text:s text:c="4"/>│   │   ├── gimp.c</text:p>
      <text:p text:style-name="P1"><text:s text:c="4"/>│   │   ├── gimpressionist.c</text:p>
      <text:p text:style-name="P1"><text:s text:c="4"/>│   │   ├── gimpressionist.h</text:p>
      <text:p text:style-name="P1"><text:s text:c="4"/>│   │   ├── globals.c</text:p>
      <text:p text:style-name="P1"><text:s text:c="4"/>│   │   ├── infile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orientation.c</text:p>
      <text:p text:style-name="P1"><text:s text:c="4"/>│   │   ├── orientation.h</text:p>
      <text:p text:style-name="P1"><text:s text:c="4"/>│   │   ├── orientmap.c</text:p>
      <text:p text:style-name="P1"><text:s text:c="4"/>│   │   ├── orientmap.h</text:p>
      <text:p text:style-name="P1"><text:s text:c="4"/>│   │   ├── <text:span text:style-name="T13">PAPER</text:span></text:p>
      <text:p text:style-name="P3"><text:s text:c="4"/>│   │   │   ├── bricks2.pgm</text:p>
      <text:p text:style-name="P3"><text:s text:c="4"/>│   │   │   ├── bricks.pgm</text:p>
      <text:p text:style-name="P3"><text:s text:c="4"/>│   │   │   ├── burlap.pgm</text:p>
      <text:p text:style-name="P3"><text:s text:c="4"/>│   │   │   ├── canvas2.pgm</text:p>
      <text:p text:style-name="P3"><text:s text:c="4"/>│   │   │   ├── defaultpaper.pgm</text:p>
      <text:p text:style-name="P3"><text:soft-page-break/><text:s text:c="4"/>│   │   │   ├── Makefile.am</text:p>
      <text:p text:style-name="P3"><text:s text:c="4"/>│   │   │   ├── Makefile.in</text:p>
      <text:p text:style-name="P3"><text:s text:c="4"/>│   │   │   ├── marble2.pgm</text:p>
      <text:p text:style-name="P3"><text:s text:c="4"/>│   │   │   ├── marble.pgm</text:p>
      <text:p text:style-name="P3"><text:s text:c="4"/>│   │   │   ├── stone.pgm</text:p>
      <text:p text:style-name="P3"><text:s text:c="4"/>│   │   │   └── struc.pgm</text:p>
      <text:p text:style-name="P1"><text:s text:c="4"/>│   │   ├── paper.c</text:p>
      <text:p text:style-name="P1"><text:s text:c="4"/>│   │   ├── paper.h</text:p>
      <text:p text:style-name="P1"><text:s text:c="4"/>│   │   ├── placement.c</text:p>
      <text:p text:style-name="P1"><text:s text:c="4"/>│   │   ├── placement.h</text:p>
      <text:p text:style-name="P1"><text:s text:c="4"/>│   │   ├── plasma.c</text:p>
      <text:p text:style-name="P1"><text:s text:c="4"/>│   │   ├── ppmtool.c</text:p>
      <text:p text:style-name="P1"><text:s text:c="4"/>│   │   ├── ppmtool.h</text:p>
      <text:p text:style-name="P1"><text:s text:c="4"/>│   │   ├── <text:span text:style-name="T13">PRESETS</text:span></text:p>
      <text:p text:style-name="P1"><text:s text:c="4"/>│   │   │   ├── ApplyCanvas</text:p>
      <text:p text:style-name="P1"><text:s text:c="4"/>│   │   │   ├── Ballpark</text:p>
      <text:p text:style-name="P1"><text:s text:c="4"/>│   │   │   ├── Canvas</text:p>
      <text:p text:style-name="P1"><text:s text:c="4"/>│   │   │   ├── Crosshatch</text:p>
      <text:p text:style-name="P1"><text:s text:c="4"/>│   │   │   ├── Cubism</text:p>
      <text:p text:style-name="P1"><text:s text:c="4"/>│   │   │   ├── Dotify</text:p>
      <text:p text:style-name="P1"><text:s text:c="4"/>│   │   │   ├── Embroidery</text:p>
      <text:p text:style-name="P1"><text:s text:c="4"/>│   │   │   ├── Feathers</text:p>
      <text:p text:style-name="P1"><text:s text:c="4"/>│   │   │   ├── Felt-marker</text:p>
      <text:p text:style-name="P1"><text:s text:c="4"/>│   │   │   ├── Flowerbed</text:p>
      <text:p text:style-name="P1"><text:s text:c="4"/>│   │   │   ├── Furry</text:p>
      <text:p text:style-name="P1"><text:s text:c="4"/>│   │   │   ├── Line-art</text:p>
      <text:p text:style-name="P1"><text:s text:c="4"/>│   │   │   ├── Line-art-2</text:p>
      <text:p text:style-name="P1"><text:s text:c="4"/>│   │   │   ├── Maggot-invasion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MarbleMadness</text:p>
      <text:p text:style-name="P1"><text:s text:c="4"/>│   │   │   ├── Mossy</text:p>
      <text:p text:style-name="P1"><text:s text:c="4"/>│   │   │   ├── Painted_Rock</text:p>
      <text:p text:style-name="P1"><text:s text:c="4"/>│   │   │   ├── Parquette</text:p>
      <text:p text:style-name="P1"><text:s text:c="4"/>│   │   │   ├── Patchwork</text:p>
      <text:p text:style-name="P1"><text:s text:c="4"/>│   │   │   ├── Ringworks</text:p>
      <text:p text:style-name="P1"><text:s text:c="4"/>│   │   │   ├── Sample</text:p>
      <text:p text:style-name="P1"><text:s text:c="4"/>│   │   │   ├── Smash</text:p>
      <text:p text:style-name="P1"><text:s text:c="4"/>│   │   │   ├── Straws</text:p>
      <text:p text:style-name="P1"><text:s text:c="4"/>│   │   │   ├── Weave</text:p>
      <text:p text:style-name="P1"><text:s text:c="4"/>│   │   │   └── Wormcan</text:p>
      <text:p text:style-name="P1"><text:s text:c="4"/>│   │   ├── presets.c</text:p>
      <text:p text:style-name="P1"><text:s text:c="4"/>│   │   ├── presets.h</text:p>
      <text:p text:style-name="P1"><text:s text:c="4"/>│   │   ├── preview.c</text:p>
      <text:p text:style-name="P1"><text:s text:c="4"/>│   │   ├── preview.h</text:p>
      <text:p text:style-name="P1"><text:s text:c="4"/>│   │   ├── random.h</text:p>
      <text:p text:style-name="P1"><text:s text:c="4"/>│   │   ├── README</text:p>
      <text:p text:style-name="P1"><text:s text:c="4"/>│   │   ├── repaint.c</text:p>
      <text:p text:style-name="P1"><text:s text:c="4"/>│   │   ├── size.c</text:p>
      <text:p text:style-name="P1"><text:s text:c="4"/>│   │   ├── size.h</text:p>
      <text:p text:style-name="P1"><text:s text:c="4"/>│   │   ├── sizemap.c</text:p>
      <text:p text:style-name="P1"><text:s text:c="4"/>│   │   └── utils.c</text:p>
      <text:p text:style-name="P1"><text:s text:c="4"/>│   ├── <text:span text:style-name="T13">GRADIENT-FLARE</text:span></text:p>
      <text:p text:style-name="P1"><text:s text:c="4"/>│   │   ├── <text:span text:style-name="T13">FLARES</text:span></text:p>
      <text:p text:style-name="P1"><text:s text:c="4"/>│   │   │   ├── Bright_Star</text:p>
      <text:p text:style-name="P1"><text:s text:c="4"/>│   │   │   ├── Classic</text:p>
      <text:p text:style-name="P1"><text:s text:c="4"/>│   │   │   ├── Default</text:p>
      <text:p text:style-name="P1"><text:s text:c="4"/>│   │   │   ├── Distant_Sun</text:p>
      <text:p text:style-name="P1"><text:s text:c="4"/>│   │   │   ├── GFlare_101</text:p>
      <text:p text:style-name="P1"><text:s text:c="4"/>│   │   │   ├── GFlare_102</text:p>
      <text:p text:style-name="P1"><text:s text:c="4"/>│   │   │   ├── Hidden_Planet</text:p>
      <text:p text:style-name="P1"><text:soft-page-break/><text:s text:c="4"/>│   │   │   ├── Makefile.am</text:p>
      <text:p text:style-name="P1"><text:s text:c="4"/>│   │   │   └── Makefile.in</text:p>
      <text:p text:style-name="P1"><text:s text:c="4"/>│   │   ├── gradient-flare.c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README</text:p>
      <text:p text:style-name="P1"><text:s text:c="4"/>│   ├── <text:span text:style-name="T13">HELP</text:span></text:p>
      <text:p text:style-name="P1"><text:s text:c="4"/>│   │   ├── gimphelp.c</text:p>
      <text:p text:style-name="P1"><text:s text:c="4"/>│   │   ├── gimphelpdomain.c</text:p>
      <text:p text:style-name="P1"><text:s text:c="4"/>│   │   ├── gimphelpdomain.h</text:p>
      <text:p text:style-name="P1"><text:s text:c="4"/>│   │   ├── gimphelp.h</text:p>
      <text:p text:style-name="P1"><text:s text:c="4"/>│   │   ├── gimphelpitem.c</text:p>
      <text:p text:style-name="P1"><text:s text:c="4"/>│   │   ├── gimphelpitem.h</text:p>
      <text:p text:style-name="P1"><text:s text:c="4"/>│   │   ├── gimphelplocale.c</text:p>
      <text:p text:style-name="P1"><text:s text:c="4"/>│   │   ├── gimphelplocale.h</text:p>
      <text:p text:style-name="P1"><text:s text:c="4"/>│   │   ├── gimp-help-lookup.c</text:p>
      <text:p text:style-name="P1"><text:s text:c="4"/>│   │   ├── gimphelpprogress.c</text:p>
      <text:p text:style-name="P1"><text:s text:c="4"/>│   │   ├── gimphelpprogress.h</text:p>
      <text:p text:style-name="P1"><text:s text:c="4"/>│   │   ├── gimphelpprogress-private.h</text:p>
      <text:p text:style-name="P1"><text:s text:c="4"/>│   │   ├── gimphelptypes.h</text:p>
      <text:p text:style-name="P1"><text:s text:c="4"/>│   │   ├── help.c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3">HELP-BROWSER</text:span></text:p>
      <text:p text:style-name="P1"><text:s text:c="4"/>│   │   ├── dialog.c</text:p>
      <text:p text:style-name="P1"><text:s text:c="4"/>│   │   ├── dialog.h</text:p>
      <text:p text:style-name="P1"><text:s text:c="4"/>│   │   ├── gimpthrobberaction.c</text:p>
      <text:p text:style-name="P1"><text:s text:c="4"/>│   │   ├── gimpthrobberaction.h</text:p>
      <text:p text:style-name="P1"><text:s text:c="4"/>│   │   ├── gimpthrobber.c</text:p>
      <text:p text:style-name="P1"><text:s text:c="4"/>│   │   ├── gimpthrobber.h</text:p>
      <text:p text:style-name="P1"><text:s text:c="4"/>│   │   ├── help-browser.c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uri.c</text:p>
      <text:p text:style-name="P1"><text:s text:c="4"/>│   │   └── uri.h</text:p>
      <text:p text:style-name="P1"><text:s text:c="4"/>│   ├── <text:span text:style-name="T13">IFS-COMPOSE</text:span></text:p>
      <text:p text:style-name="P1"><text:s text:c="4"/>│   │   ├── ifs-compose.c</text:p>
      <text:p text:style-name="P1"><text:s text:c="4"/>│   │   ├── ifs-compose.h</text:p>
      <text:p text:style-name="P1"><text:s text:c="4"/>│   │   ├── ifs-compose-storage.c</text:p>
      <text:p text:style-name="P1"><text:s text:c="4"/>│   │   ├── ifs-compose-utils.c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README.ifscompose</text:p>
      <text:p text:style-name="P1"><text:s text:c="4"/>│   ├──<text:span text:style-name="T1"> </text:span><text:span text:style-name="T13">IMAGEMAP</text:span></text:p>
      <text:p text:style-name="P1"><text:s text:c="4"/>│   │   ├── <text:span text:style-name="T13">IMAGES</text:span>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<text:span text:style-name="T40"> ├── stock-circle.png</text:span></text:p>
      <text:p text:style-name="P3"><text:s text:c="4"/>│   │   │   ├── stock-coord.png</text:p>
      <text:p text:style-name="P3"><text:s text:c="4"/>│   │   │   ├── stock-dimension.png</text:p>
      <text:p text:style-name="P3"><text:s text:c="4"/>│   │   │   ├── stock-java.png</text:p>
      <text:p text:style-name="P3"><text:s text:c="4"/>│   │   │   ├── stock-polygon.png</text:p>
      <text:p text:style-name="P3"><text:s text:c="4"/>│   │   │   ├── stock-rectangle.png</text:p>
      <text:p text:style-name="P3"><text:s text:c="4"/>│   │   │   ├── stock-to-back.png</text:p>
      <text:p text:style-name="P3"><text:s text:c="4"/>│   │   │   └── stock-to-front.png</text:p>
      <text:p text:style-name="P1"><text:s text:c="4"/>│   │   ├── imap_about.c</text:p>
      <text:p text:style-name="P1"><text:s text:c="4"/>│   │   ├── imap_about.h</text:p>
      <text:p text:style-name="P1"><text:s text:c="4"/>│   │   ├── imap_browse.c</text:p>
      <text:p text:style-name="P1"><text:s text:c="4"/>│   │   ├── imap_browse.h</text:p>
      <text:p text:style-name="P1"><text:s text:c="4"/>│   │   ├── imap_cern.l</text:p>
      <text:p text:style-name="P1"><text:s text:c="4"/>│   │   ├── imap_cern_lex.c</text:p>
      <text:p text:style-name="P1"><text:soft-page-break/><text:s text:c="4"/>│   │   ├── imap_cern_parse.c</text:p>
      <text:p text:style-name="P1"><text:s text:c="4"/>│   │   ├── imap_cern_parse.h</text:p>
      <text:p text:style-name="P1"><text:s text:c="4"/>│   │   ├── imap_cern.y</text:p>
      <text:p text:style-name="P1"><text:s text:c="4"/>│   │   ├── imap_circle.c</text:p>
      <text:p text:style-name="P1"><text:s text:c="4"/>│   │   ├── imap_circle.h</text:p>
      <text:p text:style-name="P1"><text:s text:c="4"/>│   │   ├── imap_cmd_clear.c</text:p>
      <text:p text:style-name="P1"><text:s text:c="4"/>│   │   ├── imap_cmd_copy.c</text:p>
      <text:p text:style-name="P1"><text:s text:c="4"/>│   │   ├── imap_cmd_copy_object.c</text:p>
      <text:p text:style-name="P1"><text:s text:c="4"/>│   │   ├── imap_cmd_create.c</text:p>
      <text:p text:style-name="P1"><text:s text:c="4"/>│   │   ├── imap_cmd_cut.c</text:p>
      <text:p text:style-name="P1"><text:s text:c="4"/>│   │   ├── imap_cmd_cut_object.c</text:p>
      <text:p text:style-name="P1"><text:s text:c="4"/>│   │   ├── imap_cmd_delete.c</text:p>
      <text:p text:style-name="P1"><text:s text:c="4"/>│   │   ├── imap_cmd_delete_point.c</text:p>
      <text:p text:style-name="P1"><text:s text:c="4"/>│   │   ├── imap_cmd_edit_object.c</text:p>
      <text:p text:style-name="P1"><text:s text:c="4"/>│   │   ├── imap_cmd_gimp_guides.c</text:p>
      <text:p text:style-name="P1"><text:s text:c="4"/>│   │   ├── imap_cmd_guides.c</text:p>
      <text:p text:style-name="P1"><text:s text:c="4"/>│   │   ├── imap_cmd_insert_point.c</text:p>
      <text:p text:style-name="P1"><text:s text:c="4"/>│   │   ├── imap_cmd_move.c</text:p>
      <text:p text:style-name="P1"><text:s text:c="4"/>│   │   ├── imap_cmd_move_down.c</text:p>
      <text:p text:style-name="P1"><text:s text:c="4"/>│   │   ├── imap_cmd_move_sash.c</text:p>
      <text:p text:style-name="P1"><text:s text:c="4"/>│   │   ├── imap_cmd_move_selected.c</text:p>
      <text:p text:style-name="P1"><text:s text:c="4"/>│   │   ├── imap_cmd_move_to_front.c</text:p>
      <text:p text:style-name="P1"><text:s text:c="4"/>│   │   ├── imap_cmd_move_up.c</text:p>
      <text:p text:style-name="P1"><text:s text:c="4"/>│   │   ├── imap_cmd_object_down.c</text:p>
      <text:p text:style-name="P1"><text:s text:c="4"/>│   │   ├── imap_cmd_object_move.c</text:p>
      <text:p text:style-name="P1"><text:s text:c="4"/>│   │   ├── imap_cmd_object_up.c</text:p>
      <text:p text:style-name="P1"><text:s text:c="4"/>│   │   ├── imap_cmd_paste.c</text:p>
      <text:p text:style-name="P1"><text:s text:c="4"/>│   │   ├── imap_cmd_select_all.c</text:p>
      <text:p text:style-name="P1"><text:s text:c="4"/>│   │   ├── imap_cmd_select.c</text:p>
      <text:p text:style-name="P1"><text:s text:c="4"/>│   │   ├── imap_cmd_select_next.c</text:p>
      <text:p text:style-name="P1"><text:s text:c="4"/>│   │   ├── imap_cmd_select_prev.c</text:p>
      <text:p text:style-name="P1"><text:s text:c="4"/>│   │   ├── imap_cmd_select_region.c</text:p>
      <text:p text:style-name="P1"><text:s text:c="4"/>│   │   ├── imap_cmd_send_to_back.c</text:p>
      <text:p text:style-name="P1"><text:s text:c="4"/>│   │   ├── imap_cmd_unselect_all.c</text:p>
      <text:p text:style-name="P1"><text:s text:c="4"/>│   │   ├── imap_cmd_unselect.c</text:p>
      <text:p text:style-name="P1"><text:s text:c="4"/>│   │   ├── imap_command.c</text:p>
      <text:p text:style-name="P1"><text:s text:c="4"/>│   │   ├── imap_command.h</text:p>
      <text:p text:style-name="P1"><text:s text:c="4"/>│   │   ├── imap_commands.h</text:p>
      <text:p text:style-name="P1"><text:s text:c="4"/>│   │   ├── imap_csim.l</text:p>
      <text:p text:style-name="P1"><text:s text:c="4"/>│   │   ├── imap_csim_lex.c</text:p>
      <text:p text:style-name="P1"><text:s text:c="4"/>│   │   ├── imap_csim_parse.c</text:p>
      <text:p text:style-name="P1"><text:s text:c="4"/>│   │   ├── imap_csim_parse.h</text:p>
      <text:p text:style-name="P1"><text:s text:c="4"/>│   │   ├── imap_csim.y</text:p>
      <text:p text:style-name="P1"><text:s text:c="4"/>│   │   ├── imap_default_dialog.c</text:p>
      <text:p text:style-name="P1"><text:s text:c="4"/>│   │   ├── imap_default_dialog.h</text:p>
      <text:p text:style-name="P1"><text:s text:c="4"/>│   │   ├── imap_edit_area_info.c</text:p>
      <text:p text:style-name="P1"><text:s text:c="4"/>│   │   ├── imap_edit_area_info.h</text:p>
      <text:p text:style-name="P1"><text:s text:c="4"/>│   │   ├── imap_file.c</text:p>
      <text:p text:style-name="P1"><text:s text:c="4"/>│   │   ├── imap_file.h</text:p>
      <text:p text:style-name="P1"><text:s text:c="4"/>│   │   ├── imap_grid.c</text:p>
      <text:p text:style-name="P1"><text:s text:c="4"/>│   │   ├── imap_grid.h</text:p>
      <text:p text:style-name="P1"><text:s text:c="4"/>│   │   ├── imap_main.c</text:p>
      <text:p text:style-name="P1"><text:s text:c="4"/>│   │   ├── imap_main.h</text:p>
      <text:p text:style-name="P1"><text:s text:c="4"/>│   │   ├── imap_menu.c</text:p>
      <text:p text:style-name="P1"><text:s text:c="4"/>│   │   ├── imap_menu_funcs.c</text:p>
      <text:p text:style-name="P1"><text:s text:c="4"/>│   │   ├── imap_menu_funcs.h</text:p>
      <text:p text:style-name="P1"><text:s text:c="4"/>│   │   ├── imap_menu.h</text:p>
      <text:p text:style-name="P1"><text:s text:c="4"/>│   │   ├── imap_misc.c</text:p>
      <text:p text:style-name="P1"><text:s text:c="4"/>│   │   ├── imap_misc.h</text:p>
      <text:p text:style-name="P1"><text:s text:c="4"/>│   │   ├── imap_mru.c</text:p>
      <text:p text:style-name="P1"><text:s text:c="4"/>│   │   ├── imap_mru.h</text:p>
      <text:p text:style-name="P1"><text:s text:c="4"/>│   │   ├── imap_ncsa.l</text:p>
      <text:p text:style-name="P1"><text:s text:c="4"/>│   │   ├── imap_ncsa_lex.c</text:p>
      <text:p text:style-name="P1"><text:soft-page-break/><text:s text:c="4"/>│   │   ├── imap_ncsa_parse.c</text:p>
      <text:p text:style-name="P1"><text:s text:c="4"/>│   │   ├── imap_ncsa_parse.h</text:p>
      <text:p text:style-name="P1"><text:s text:c="4"/>│   │   ├── imap_ncsa.y</text:p>
      <text:p text:style-name="P1"><text:s text:c="4"/>│   │   ├── imap_object.c</text:p>
      <text:p text:style-name="P1"><text:s text:c="4"/>│   │   ├── imap_object.h</text:p>
      <text:p text:style-name="P1"><text:s text:c="4"/>│   │   ├── imap_object_popup.c</text:p>
      <text:p text:style-name="P1"><text:s text:c="4"/>│   │   ├── imap_object_popup.h</text:p>
      <text:p text:style-name="P1"><text:s text:c="4"/>│   │   ├── imap_polygon.c</text:p>
      <text:p text:style-name="P1"><text:s text:c="4"/>│   │   ├── imap_polygon.h</text:p>
      <text:p text:style-name="P1"><text:s text:c="4"/>│   │   ├── imap_preferences.c</text:p>
      <text:p text:style-name="P1"><text:s text:c="4"/>│   │   ├── imap_preferences.h</text:p>
      <text:p text:style-name="P1"><text:s text:c="4"/>│   │   ├── imap_preview.c</text:p>
      <text:p text:style-name="P1"><text:s text:c="4"/>│   │   ├── imap_preview.h</text:p>
      <text:p text:style-name="P1"><text:s text:c="4"/>│   │   ├── imap_rectangle.c</text:p>
      <text:p text:style-name="P1"><text:s text:c="4"/>│   │   ├── imap_rectangle.h</text:p>
      <text:p text:style-name="P1"><text:s text:c="4"/>│   │   ├── imap_selection.c</text:p>
      <text:p text:style-name="P1"><text:s text:c="4"/>│   │   ├── imap_selection.h</text:p>
      <text:p text:style-name="P1"><text:s text:c="4"/>│   │   ├── imap_settings.c</text:p>
      <text:p text:style-name="P1"><text:s text:c="4"/>│   │   ├── imap_settings.h</text:p>
      <text:p text:style-name="P1"><text:s text:c="4"/>│   │   ├── imap_source.c</text:p>
      <text:p text:style-name="P1"><text:s text:c="4"/>│   │   ├── imap_source.h</text:p>
      <text:p text:style-name="P1"><text:s text:c="4"/>│   │   ├── imap_statusbar.c</text:p>
      <text:p text:style-name="P1"><text:s text:c="4"/>│   │   ├── imap_statusbar.h</text:p>
      <text:p text:style-name="P1"><text:s text:c="4"/>│   │   ├── imap_stock.c</text:p>
      <text:p text:style-name="P1"><text:s text:c="4"/>│   │   ├── imap_stock.h</text:p>
      <text:p text:style-name="P1"><text:s text:c="4"/>│   │   ├── imap_string.c</text:p>
      <text:p text:style-name="P1"><text:s text:c="4"/>│   │   ├── imap_string.h</text:p>
      <text:p text:style-name="P1"><text:s text:c="4"/>│   │   ├── imap_table.c</text:p>
      <text:p text:style-name="P1"><text:s text:c="4"/>│   │   ├── imap_table.h</text:p>
      <text:p text:style-name="P1"><text:s text:c="4"/>│   │   ├── imap_taglist.c</text:p>
      <text:p text:style-name="P1"><text:s text:c="4"/>│   │   ├── imap_taglist.h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<text:span text:style-name="T13">LIGHTING</text:span></text:p>
      <text:p text:style-name="P1"><text:s text:c="4"/>│   │   ├──<text:span text:style-name="T1"> </text:span><text:span text:style-name="T13">IMAGES</text:span>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3"/><text:span text:style-name="T40"><text:s/>│   │   │   ├── stock-intensity-ambient-high.png</text:span></text:p>
      <text:p text:style-name="P3"><text:s text:c="4"/>│   │   │   ├── stock-intensity-ambient-low.png</text:p>
      <text:p text:style-name="P3"><text:s text:c="4"/>│   │   │   ├── stock-intensity-diffuse-high.png</text:p>
      <text:p text:style-name="P3"><text:s text:c="4"/>│   │   │   ├── stock-intensity-diffuse-low.png</text:p>
      <text:p text:style-name="P3"><text:s text:c="4"/>│   │   │   ├── stock-reflectivity-diffuse-high.png</text:p>
      <text:p text:style-name="P3"><text:s text:c="4"/>│   │   │   ├── stock-reflectivity-diffuse-low.png</text:p>
      <text:p text:style-name="P3"><text:s text:c="4"/>│   │   │   ├── stock-reflectivity-highlight-high.png</text:p>
      <text:p text:style-name="P3"><text:s text:c="4"/>│   │   │   ├── stock-reflectivity-highlight-low.png</text:p>
      <text:p text:style-name="P3"><text:s text:c="4"/>│   │   │   ├── stock-reflectivity-specular-high.png</text:p>
      <text:p text:style-name="P3"><text:s text:c="4"/>│   │   │   └── stock-reflectivity-specular-low.png</text:p>
      <text:p text:style-name="P1"><text:s text:c="4"/>│   │   ├── lighting-apply.c</text:p>
      <text:p text:style-name="P1"><text:s text:c="4"/>│   │   ├── lighting-apply.h</text:p>
      <text:p text:style-name="P1"><text:s text:c="4"/>│   │   ├── lighting-image.c</text:p>
      <text:p text:style-name="P1"><text:s text:c="4"/>│   │   ├── lighting-image.h</text:p>
      <text:p text:style-name="P1"><text:s text:c="4"/>│   │   ├── lighting-main.c</text:p>
      <text:p text:style-name="P1"><text:s text:c="4"/>│   │   ├── lighting-main.h</text:p>
      <text:p text:style-name="P1"><text:s text:c="4"/>│   │   ├── lighting-preview.c</text:p>
      <text:p text:style-name="P1"><text:s text:c="4"/>│   │   ├── lighting-preview.h</text:p>
      <text:p text:style-name="P1"><text:s text:c="4"/>│   │   ├── lighting-shade.c</text:p>
      <text:p text:style-name="P1"><text:s text:c="4"/>│   │   ├── lighting-shade.h</text:p>
      <text:p text:style-name="P1"><text:s text:c="4"/>│   │   ├── lighting-stock.c</text:p>
      <text:p text:style-name="P1"><text:s text:c="4"/>│   │   ├── lighting-stock.h</text:p>
      <text:p text:style-name="P1"><text:s text:c="4"/>│   │   ├── lighting-ui.c</text:p>
      <text:p text:style-name="P1"><text:s text:c="4"/>│   │   ├── lighting-ui.h</text:p>
      <text:p text:style-name="P1"><text:s text:c="4"/>│   │   ├── Makefile.am</text:p>
      <text:p text:style-name="P1"><text:soft-page-break/><text:s text:c="4"/>│   │   ├── Makefile.in</text:p>
      <text:p text:style-name="P1"><text:s text:c="4"/>│   │   ├── README</text:p>
      <text:p text:style-name="P1"><text:s text:c="4"/>│   │   └── TODO</text:p>
      <text:p text:style-name="P1"><text:s text:c="4"/>│   ├── Makefile.am</text:p>
      <text:p text:style-name="P1"><text:s text:c="4"/>│   ├── Makefile.in</text:p>
      <text:p text:style-name="P1"><text:s text:c="4"/>│   ├──<text:span text:style-name="T37"> </text:span><text:span text:style-name="T13">MAP-OBJECT</text:span></text:p>
      <text:p text:style-name="P1"><text:s text:c="4"/>│   │   ├── arcball.c</text:p>
      <text:p text:style-name="P1"><text:s text:c="4"/>│   │   ├── arcball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ap-object-apply.c</text:p>
      <text:p text:style-name="P1"><text:s text:c="4"/>│   │   ├── map-object-apply.h</text:p>
      <text:p text:style-name="P1"><text:s text:c="4"/>│   │   ├── map-object-image.c</text:p>
      <text:p text:style-name="P1"><text:s text:c="4"/>│   │   ├── map-object-image.h</text:p>
      <text:p text:style-name="P1"><text:s text:c="4"/>│   │   ├── map-object-main.c</text:p>
      <text:p text:style-name="P1"><text:s text:c="4"/>│   │   ├── map-object-main.h</text:p>
      <text:p text:style-name="P1"><text:s text:c="4"/>│   │   ├── map-object-preview.c</text:p>
      <text:p text:style-name="P1"><text:s text:c="4"/>│   │   ├── map-object-preview.h</text:p>
      <text:p text:style-name="P1"><text:s text:c="4"/>│   │   ├── map-object-shade.c</text:p>
      <text:p text:style-name="P1"><text:s text:c="4"/>│   │   ├── map-object-shade.h</text:p>
      <text:p text:style-name="P1"><text:s text:c="4"/>│   │   ├── map-object-stock.c</text:p>
      <text:p text:style-name="P1"><text:s text:c="4"/>│   │   ├── map-object-stock.h</text:p>
      <text:p text:style-name="P1"><text:s text:c="4"/>│   │   ├── map-object-ui.c</text:p>
      <text:p text:style-name="P1"><text:s text:c="4"/>│   │   ├── map-object-ui.h</text:p>
      <text:p text:style-name="P1"><text:s text:c="4"/>│   │   ├── README</text:p>
      <text:p text:style-name="P1"><text:s text:c="4"/>│   │   └── TODO</text:p>
      <text:p text:style-name="P1"><text:s text:c="4"/>│   ├── <text:span text:style-name="T14">MAZE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aze-algorithms.c</text:p>
      <text:p text:style-name="P1"><text:s text:c="4"/>│   │   ├── maze-algorithms.h</text:p>
      <text:p text:style-name="P1"><text:s text:c="4"/>│   │   ├── maze.c</text:p>
      <text:p text:style-name="P1"><text:s text:c="4"/>│   │   ├── maze-dialog.c</text:p>
      <text:p text:style-name="P1"><text:s text:c="4"/>│   │   ├── maze-dialog.h</text:p>
      <text:p text:style-name="P1"><text:s text:c="4"/>│   │   ├── maze.h</text:p>
      <text:p text:style-name="P1"><text:s text:c="4"/>│   │   ├── maze-utils.c</text:p>
      <text:p text:style-name="P1"><text:s text:c="4"/>│   │   └── maze-utils.h</text:p>
      <text:p text:style-name="P1"><text:s text:c="4"/>│   ├──<text:span text:style-name="T1"> </text:span><text:span text:style-name="T14">METADATA</text:span></text:p>
      <text:p text:style-name="P1"><text:s text:c="4"/>│   │   ├── exif-decode.c</text:p>
      <text:p text:style-name="P1"><text:s text:c="4"/>│   │   ├── exif-decode.h</text:p>
      <text:p text:style-name="P1"><text:s text:c="4"/>│   │   ├── gimpxmpmodelentry.c</text:p>
      <text:p text:style-name="P1"><text:s text:c="4"/>│   │   ├── gimpxmpmodelentry.h</text:p>
      <text:p text:style-name="P1"><text:s text:c="4"/>│   │   ├── gimpxmpmodeltext.c</text:p>
      <text:p text:style-name="P1"><text:s text:c="4"/>│   │   ├── gimpxmpmodeltext.h</text:p>
      <text:p text:style-name="P1"><text:s text:c="4"/>│   │   ├── gimpxmpmodelwidget.c</text:p>
      <text:p text:style-name="P1"><text:s text:c="4"/>│   │   ├── gimpxmpmodelwidget.h</text:p>
      <text:p text:style-name="P1"><text:s text:c="4"/>│   │   ├── interface.c</text:p>
      <text:p text:style-name="P1"><text:s text:c="4"/>│   │   ├── interface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etadata.c</text:p>
      <text:p text:style-name="P1"><text:s text:c="4"/>│   │   ├── metadata.h</text:p>
      <text:p text:style-name="P1"><text:s text:c="4"/>│   │   ├── README</text:p>
      <text:p text:style-name="P1"><text:s text:c="4"/>│   │   ├── xmpdump.c</text:p>
      <text:p text:style-name="P1"><text:s text:c="4"/>│   │   ├── xmp-encode.c</text:p>
      <text:p text:style-name="P1"><text:s text:c="4"/>│   │   ├── xmp-encode.h</text:p>
      <text:p text:style-name="P1"><text:s text:c="4"/>│   │   ├── xmp-model.c</text:p>
      <text:p text:style-name="P1"><text:s text:c="4"/>│   │   ├── xmp-model.h</text:p>
      <text:p text:style-name="P1"><text:s text:c="4"/>│   │   ├── xmp-parse.c</text:p>
      <text:p text:style-name="P1"><text:s text:c="4"/>│   │   ├── xmp-parse.h</text:p>
      <text:p text:style-name="P1"><text:s text:c="4"/>│   │   ├── xmp-schemas.c</text:p>
      <text:p text:style-name="P1"><text:soft-page-break/><text:s text:c="4"/>│   │   └── xmp-schemas.h</text:p>
      <text:p text:style-name="P1"><text:s text:c="4"/>│   ├── <text:span text:style-name="T14">PAGECURL</text:span></text:p>
      <text:p text:style-name="P1"><text:s text:c="3"/><text:span text:style-name="T40"><text:s/>│   │   ├── curl0.png</text:span></text:p>
      <text:p text:style-name="P3"><text:s text:c="4"/>│   │   ├── curl1.png</text:p>
      <text:p text:style-name="P3"><text:s text:c="4"/>│   │   ├── curl2.png</text:p>
      <text:p text:style-name="P3"><text:s text:c="4"/>│   │   ├── curl3.png</text:p>
      <text:p text:style-name="P3"><text:s text:c="4"/>│   │   ├── curl4.png</text:p>
      <text:p text:style-name="P3"><text:s text:c="4"/>│   │   ├── curl5.png</text:p>
      <text:p text:style-name="P3"><text:s text:c="4"/>│   │   ├── curl6.png</text:p>
      <text:p text:style-name="P3"><text:s text:c="4"/>│   │   ├── curl7.png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└── pagecurl.c</text:p>
      <text:p text:style-name="P1"><text:s text:c="4"/>│   ├──<text:span text:style-name="T1"> </text:span><text:span text:style-name="T14">PRINT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print.c</text:p>
      <text:p text:style-name="P1"><text:s text:c="4"/>│   │   ├── print-draw-page.c</text:p>
      <text:p text:style-name="P1"><text:s text:c="4"/>│   │   ├── print-draw-page.h</text:p>
      <text:p text:style-name="P1"><text:s text:c="4"/>│   │   ├── print.h</text:p>
      <text:p text:style-name="P1"><text:s text:c="4"/>│   │   ├── print-page-layout.c</text:p>
      <text:p text:style-name="P1"><text:s text:c="4"/>│   │   ├── print-page-layout.h</text:p>
      <text:p text:style-name="P1"><text:s text:c="4"/>│   │   ├── print-page-setup.c</text:p>
      <text:p text:style-name="P1"><text:s text:c="4"/>│   │   ├── print-page-setup.h</text:p>
      <text:p text:style-name="P1"><text:s text:c="4"/>│   │   ├── print-preview.c</text:p>
      <text:p text:style-name="P1"><text:s text:c="4"/>│   │   ├── print-preview.h</text:p>
      <text:p text:style-name="P1"><text:s text:c="4"/>│   │   ├── print-settings.c</text:p>
      <text:p text:style-name="P1"><text:s text:c="4"/>│   │   ├── print-settings.h</text:p>
      <text:p text:style-name="P1"><text:s text:c="4"/>│   │   ├── print-utils.c</text:p>
      <text:p text:style-name="P1"><text:s text:c="4"/>│   │   └── print-utils.h</text:p>
      <text:p text:style-name="P1"><text:s text:c="4"/>│   ├── <text:span text:style-name="T14">PYGIMP</text:span></text:p>
      <text:p text:style-name="P1"><text:s text:c="4"/>│   │   ├── gimpcolormodule.c</text:p>
      <text:p text:style-name="P1"><text:s text:c="4"/>│   │   ├── gimpcolor-types.defs</text:p>
      <text:p text:style-name="P1"><text:s text:c="4"/>│   │   ├── gimpenumsmodule.c</text:p>
      <text:p text:style-name="P1"><text:s text:c="4"/>│   │   ├── gimpenums.py</text:p>
      <text:p text:style-name="P1"><text:s text:c="4"/>│   │   ├── gimpenums-types.defs</text:p>
      <text:p text:style-name="P1"><text:s text:c="4"/>│   │   ├── gimpfu.py</text:p>
      <text:p text:style-name="P1"><text:s text:c="4"/>│   │   ├── gimpmodule.c</text:p>
      <text:p text:style-name="P1"><text:s text:c="4"/>│   │   ├── gimpplugin.py</text:p>
      <text:p text:style-name="P1"><text:s text:c="4"/>│   │   ├── gimpshelf.py</text:p>
      <text:p text:style-name="P1"><text:s text:c="4"/>│   │   ├── gimpthumb.c</text:p>
      <text:p text:style-name="P1"><text:s text:c="4"/>│   │   ├── gimpthumb.defs</text:p>
      <text:p text:style-name="P1"><text:s text:c="4"/>│   │   ├── gimpthumbmodule.c</text:p>
      <text:p text:style-name="P1"><text:s text:c="4"/>│   │   ├── gimpthumb.override</text:p>
      <text:p text:style-name="P1"><text:s text:c="4"/>│   │   ├── gimpui.c</text:p>
      <text:p text:style-name="P1"><text:s text:c="4"/>│   │   ├── gimpui.defs</text:p>
      <text:p text:style-name="P1"><text:s text:c="4"/>│   │   ├── gimpuimodule.c</text:p>
      <text:p text:style-name="P1"><text:s text:c="4"/>│   │   ├── gimpui.override</text:p>
      <text:p text:style-name="P1"><text:s text:c="4"/>│   │   ├── gimpui.py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<text:span text:style-name="T14">PLUG-INS</text:span></text:p>
      <text:p text:style-name="P1"><text:s text:c="2"/><text:span text:style-name="T41"><text:s text:c="2"/>│   │   │   ├── benchmark-foreground-extract.py</text:span></text:p>
      <text:p text:style-name="P6"><text:s text:c="4"/>│   │   │   ├── clothify.py</text:p>
      <text:p text:style-name="P6"><text:s text:c="4"/>│   │   │   ├── colorxhtml.py</text:p>
      <text:p text:style-name="P6"><text:s text:c="4"/>│   │   │   ├── file-openraster.py</text:p>
      <text:p text:style-name="P6"><text:s text:c="4"/>│   │   │   ├── foggify.py</text:p>
      <text:p text:style-name="P6"><text:s text:c="4"/>│   │   │   ├── gradients-save-as-css.py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palette-offset.py</text:p>
      <text:p text:style-name="P1"><text:soft-page-break/><text:s text:c="4"/>│   │   │   ├── palette-sort.py</text:p>
      <text:p text:style-name="P1"><text:s text:c="4"/>│   │   │   ├── palette-to-gradient.py</text:p>
      <text:p text:style-name="P1"><text:s text:c="4"/>│   │   │   ├── pyconsole.py</text:p>
      <text:p text:style-name="P1"><text:s text:c="4"/><text:span text:style-name="T41">│   │   │   ├── py-slice.py</text:span></text:p>
      <text:p text:style-name="P6"><text:s text:c="4"/>│   │   │   ├── python-console.py</text:p>
      <text:p text:style-name="P6"><text:s text:c="4"/>│   │   │   ├── python-eval.py</text:p>
      <text:p text:style-name="P6"><text:s text:c="4"/>│   │   │   ├── shadow_bevel.py</text:p>
      <text:p text:style-name="P6"><text:s text:c="4"/>│   │   │   ├── sphere.py</text:p>
      <text:p text:style-name="P6"><text:s text:c="4"/>│   │   │   ├── text-brush.py</text:p>
      <text:p text:style-name="P6"><text:s text:c="4"/>│   │   │   └── whirlpinch.py</text:p>
      <text:p text:style-name="P6"><text:s text:c="4"/>│   │   ├── py-compile</text:p>
      <text:p text:style-name="P1"><text:s text:c="4"/>│   │   ├── pygimp-api.h</text:p>
      <text:p text:style-name="P1"><text:s text:c="4"/>│   │   ├── pygimpcolor-api.h</text:p>
      <text:p text:style-name="P1"><text:s text:c="4"/>│   │   ├── pygimpcolor.h</text:p>
      <text:p text:style-name="P1"><text:s text:c="4"/>│   │   ├── pygimp-colors.c</text:p>
      <text:p text:style-name="P1"><text:s text:c="4"/>│   │   ├── pygimp-display.c</text:p>
      <text:p text:style-name="P1"><text:s text:c="4"/>│   │   ├── pygimp-drawable.c</text:p>
      <text:p text:style-name="P1"><text:s text:c="4"/>│   │   ├── pygimp.h</text:p>
      <text:p text:style-name="P1"><text:s text:c="4"/>│   │   ├── pygimp-image.c</text:p>
      <text:p text:style-name="P1"><text:s text:c="4"/>│   │   ├── pygimp-intl.h</text:p>
      <text:p text:style-name="P1"><text:s text:c="4"/>│   │   ├── pygimp-item.c</text:p>
      <text:p text:style-name="P1"><text:s text:c="4"/><text:span text:style-name="T40">│   │   ├── pygimp-logo.png</text:span></text:p>
      <text:p text:style-name="P1"><text:s text:c="4"/>│   │   ├── pygimp-parasite.c</text:p>
      <text:p text:style-name="P1"><text:s text:c="4"/>│   │   ├── pygimp-pdb.c</text:p>
      <text:p text:style-name="P1"><text:s text:c="4"/>│   │   ├── pygimp-tile.c</text:p>
      <text:p text:style-name="P1"><text:s text:c="4"/>│   │   ├── pygimp-util.h</text:p>
      <text:p text:style-name="P1"><text:s text:c="4"/>│   │   └── pygimp-vectors.c</text:p>
      <text:p text:style-name="P1"><text:s text:c="4"/>│   ├── <text:span text:style-name="T14">SCRIPT-FU</text:span></text:p>
      <text:p text:style-name="P1"><text:s text:c="4"/>│   │   ├── <text:span text:style-name="T14">FTX</text:span></text:p>
      <text:p text:style-name="P1"><text:s text:c="4"/>│   │   │   ├── ftx.c</text:p>
      <text:p text:style-name="P1"><text:s text:c="4"/>│   │   │   ├── ftx-functions.txt</text:p>
      <text:p text:style-name="P1"><text:s text:c="4"/>│   │   │   ├── ftx.h</text:p>
      <text:p text:style-name="P1"><text:s text:c="4"/>│   │   │   ├── LICENSE</text:p>
      <text:p text:style-name="P1"><text:s text:c="4"/>│   │   │   ├── listhome.scm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└── README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scheme-wrapper.c</text:p>
      <text:p text:style-name="P1"><text:s text:c="4"/>│   │   ├── scheme-wrapper.h</text:p>
      <text:p text:style-name="P1"><text:s text:c="4"/>│   │   ├── script-fu.c</text:p>
      <text:p text:style-name="P1"><text:s text:c="4"/>│   │   ├── script-fu-console.c</text:p>
      <text:p text:style-name="P1"><text:s text:c="4"/>│   │   ├── script-fu-console.h</text:p>
      <text:p text:style-name="P1"><text:s text:c="4"/>│   │   ├── script-fu-enums.h</text:p>
      <text:p text:style-name="P1"><text:s text:c="4"/>│   │   ├── script-fu-eval.c</text:p>
      <text:p text:style-name="P1"><text:s text:c="4"/>│   │   ├── script-fu-eval.h</text:p>
      <text:p text:style-name="P1"><text:s text:c="4"/>│   │   ├── script-fu-interface.c</text:p>
      <text:p text:style-name="P1"><text:s text:c="4"/>│   │   ├── script-fu-interface.h</text:p>
      <text:p text:style-name="P1"><text:s text:c="4"/>│   │   ├── script-fu-intl.h</text:p>
      <text:p text:style-name="P1"><text:s text:c="4"/>│   │   ├── script-fu-regex.c</text:p>
      <text:p text:style-name="P1"><text:s text:c="4"/>│   │   ├── script-fu-regex.h</text:p>
      <text:p text:style-name="P1"><text:s text:c="4"/>│   │   ├── script-fu-script.c</text:p>
      <text:p text:style-name="P1"><text:s text:c="4"/>│   │   ├── script-fu-script.h</text:p>
      <text:p text:style-name="P1"><text:s text:c="4"/>│   │   ├── script-fu-scripts.c</text:p>
      <text:p text:style-name="P1"><text:s text:c="4"/>│   │   ├── script-fu-scripts.h</text:p>
      <text:p text:style-name="P1"><text:s text:c="4"/>│   │   ├── script-fu-server.c</text:p>
      <text:p text:style-name="P1"><text:s text:c="4"/>│   │   ├── script-fu-server.h</text:p>
      <text:p text:style-name="P1"><text:s text:c="4"/>│   │   ├── script-fu-text-console.c</text:p>
      <text:p text:style-name="P1"><text:s text:c="4"/>│   │   ├── script-fu-text-console.h</text:p>
      <text:p text:style-name="P1"><text:s text:c="4"/>│   │   ├── script-fu-types.h</text:p>
      <text:p text:style-name="P1"><text:s text:c="4"/>│   │   ├── script-fu-utils.c</text:p>
      <text:p text:style-name="P1"><text:soft-page-break/><text:s text:c="4"/>│   │   ├── script-fu-utils.h</text:p>
      <text:p text:style-name="P1"><text:s text:c="4"/>│   │   ├── <text:span text:style-name="T14">SCRIPTS</text:span></text:p>
      <text:p text:style-name="P1"><text:s text:c="4"/>│   │   │   ├── 3d-outline.scm</text:p>
      <text:p text:style-name="P1"><text:s text:c="4"/>│   │   │   ├── 3dTruchet.scm</text:p>
      <text:p text:style-name="P1"><text:s text:c="4"/>│   │   │   ├── add-bevel.scm</text:p>
      <text:p text:style-name="P1"><text:s text:c="4"/>│   │   │   ├── addborder.scm</text:p>
      <text:p text:style-name="P1"><text:s text:c="4"/>│   │   │   ├── alien-glow-arrow.scm</text:p>
      <text:p text:style-name="P1"><text:s text:c="4"/>│   │   │   ├── alien-glow-bar.scm</text:p>
      <text:p text:style-name="P1"><text:s text:c="4"/>│   │   │   ├── alien-glow-bullet.scm</text:p>
      <text:p text:style-name="P1"><text:s text:c="4"/>│   │   │   ├── alien-glow-button.scm</text:p>
      <text:p text:style-name="P1"><text:s text:c="4"/>│   │   │   ├── alien-glow-logo.scm</text:p>
      <text:p text:style-name="P1"><text:s text:c="4"/>│   │   │   ├── alien-neon-logo.scm</text:p>
      <text:p text:style-name="P1"><text:s text:c="4"/>│   │   │   ├── basic1-logo.scm</text:p>
      <text:p text:style-name="P1"><text:s text:c="4"/>│   │   │   ├── basic2-logo.scm</text:p>
      <text:p text:style-name="P1"><text:s text:c="4"/>│   │   │   ├── beveled-button.scm</text:p>
      <text:p text:style-name="P1"><text:s text:c="4"/>│   │   │   ├── beveled-pattern-arrow.scm</text:p>
      <text:p text:style-name="P1"><text:s text:c="4"/>│   │   │   ├── beveled-pattern-bullet.scm</text:p>
      <text:p text:style-name="P1"><text:s text:c="4"/>│   │   │   ├── beveled-pattern-button.scm</text:p>
      <text:p text:style-name="P1"><text:s text:c="4"/>│   │   │   ├── beveled-pattern-heading.scm</text:p>
      <text:p text:style-name="P1"><text:s text:c="4"/>│   │   │   ├── beveled-pattern-hrule.scm</text:p>
      <text:p text:style-name="P1"><text:s text:c="4"/>│   │   │   ├── blend-anim.scm</text:p>
      <text:p text:style-name="P1"><text:s text:c="4"/>│   │   │   ├── blended-logo.scm</text:p>
      <text:p text:style-name="P1"><text:s text:c="4"/>│   │   │   ├── bovinated-logo.scm</text:p>
      <text:p text:style-name="P1"><text:s text:c="4"/>│   │   │   ├── burn-in-anim.scm</text:p>
      <text:p text:style-name="P1"><text:s text:c="4"/>│   │   │   ├── camo.scm</text:p>
      <text:p text:style-name="P1"><text:s text:c="4"/>│   │   │   ├── carved-logo.scm</text:p>
      <text:p text:style-name="P1"><text:s text:c="4"/>│   │   │   ├── carve-it.scm</text:p>
      <text:p text:style-name="P1"><text:s text:c="4"/>│   │   │   ├── chalk.scm</text:p>
      <text:p text:style-name="P1"><text:s text:c="4"/>│   │   │   ├── chip-away.scm</text:p>
      <text:p text:style-name="P1"><text:s text:c="4"/>│   │   │   ├── chrome-it.scm</text:p>
      <text:p text:style-name="P1"><text:s text:c="4"/>│   │   │   ├── chrome-logo.scm</text:p>
      <text:p text:style-name="P1"><text:s text:c="4"/>│   │   │   ├── circuit.scm</text:p>
      <text:p text:style-name="P1"><text:s text:c="4"/>│   │   │   ├── clothify.scm</text:p>
      <text:p text:style-name="P1"><text:s text:c="4"/>│   │   │   ├── coffee.scm</text:p>
      <text:p text:style-name="P1"><text:s text:c="4"/>│   │   │   ├── comic-logo.scm</text:p>
      <text:p text:style-name="P1"><text:s text:c="4"/>│   │   │   ├── contactsheet.scm</text:p>
      <text:p text:style-name="P1"><text:s text:c="4"/>│   │   │   ├── coolmetal-logo.scm</text:p>
      <text:p text:style-name="P1"><text:s text:c="4"/>│   │   │   ├── copy-visible.scm</text:p>
      <text:p text:style-name="P1"><text:s text:c="4"/>│   │   │   ├── crystal-logo.scm</text:p>
      <text:p text:style-name="P1"><text:s text:c="4"/>│   │   │   ├── difference-clouds.scm</text:p>
      <text:p text:style-name="P1"><text:s text:c="4"/>│   │   │   ├── distress-selection.scm</text:p>
      <text:p text:style-name="P1"><text:s text:c="4"/>│   │   │   ├── drop-shadow.scm</text:p>
      <text:p text:style-name="P1"><text:s text:c="4"/>│   │   │   ├── erase-rows.scm</text:p>
      <text:p text:style-name="P1"><text:s text:c="4"/>│   │   │   ├── flatland.scm</text:p>
      <text:p text:style-name="P1"><text:s text:c="4"/>│   │   │   ├── font-map.scm</text:p>
      <text:p text:style-name="P1"><text:s text:c="4"/>│   │   │   ├── frosty-logo.scm</text:p>
      <text:p text:style-name="P1"><text:s text:c="4"/>│   │   │   ├── fuzzyborder.scm</text:p>
      <text:p text:style-name="P1"><text:s text:c="4"/>│   │   │   ├── gimp-online.scm</text:p>
      <text:p text:style-name="P1"><text:s text:c="4"/>│   │   │   ├── glossy.scm</text:p>
      <text:p text:style-name="P1"><text:s text:c="4"/>│   │   │   ├── glowing-logo.scm</text:p>
      <text:p text:style-name="P1"><text:s text:c="4"/>│   │   │   ├── gradient-bevel-logo.scm</text:p>
      <text:p text:style-name="P1"><text:s text:c="4"/>│   │   │   ├── gradient-example.scm</text:p>
      <text:p text:style-name="P1"><text:s text:c="4"/>│   │   │   ├── grid-system.scm</text:p>
      <text:p text:style-name="P1"><text:s text:c="4"/>│   │   │   ├── guides-from-selection.scm</text:p>
      <text:p text:style-name="P1"><text:s text:c="4"/>│   │   │   ├── guides-new-percent.scm</text:p>
      <text:p text:style-name="P1"><text:s text:c="4"/>│   │   │   ├── guides-new.scm</text:p>
      <text:p text:style-name="P1"><text:s text:c="4"/>│   │   │   ├── guides-remove-all.scm</text:p>
      <text:p text:style-name="P1"><text:s text:c="4"/>│   │   │   ├── i26-gunya2.scm</text:p>
      <text:p text:style-name="P1"><text:s text:c="4"/>│   │   │   ├──<text:span text:style-name="T1"> </text:span><text:span text:style-name="T14">IMAGES</text:span></text:p>
      <text:p text:style-name="P1"><text:s text:c="4"/>│   │   │   │   ├── beavis.jpg</text:p>
      <text:p text:style-name="P1"><text:s text:c="4"/>│   │   │   │   ├── Makefile.am</text:p>
      <text:p text:style-name="P1"><text:s text:c="4"/>│   │   │   │   ├── Makefile.in</text:p>
      <text:p text:style-name="P1"><text:soft-page-break/><text:s text:c="4"/>│   │   │   │ <text:span text:style-name="T40">  ├── texture1.jpg</text:span></text:p>
      <text:p text:style-name="P3"><text:s text:c="4"/>│   │   │   │   ├── texture2.jpg</text:p>
      <text:p text:style-name="P3"><text:s text:c="4"/>│   │   │   │   ├── texture3.jpg</text:p>
      <text:p text:style-name="P3"><text:s text:c="4"/>│   │   │   │   └── texture.jpg</text:p>
      <text:p text:style-name="P1"><text:s text:c="4"/>│   │   │   ├── land.scm</text:p>
      <text:p text:style-name="P1"><text:s text:c="4"/>│   │   │   ├── lava.scm</text:p>
      <text:p text:style-name="P1"><text:s text:c="4"/>│   │   │   ├── line-nova.scm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 mkbrush.scm</text:p>
      <text:p text:style-name="P1"><text:s text:c="4"/>│   │   │   ├── neon-logo.scm</text:p>
      <text:p text:style-name="P1"><text:s text:c="4"/>│   │   │   ├── news-text.scm</text:p>
      <text:p text:style-name="P1"><text:s text:c="4"/>│   │   │   ├── old-photo.scm</text:p>
      <text:p text:style-name="P1"><text:s text:c="4"/>│   │   │   ├── palette-export.scm</text:p>
      <text:p text:style-name="P1"><text:s text:c="4"/>│   │   │   ├── paste-as-brush.scm</text:p>
      <text:p text:style-name="P1"><text:s text:c="4"/>│   │   │   ├── paste-as-pattern.scm</text:p>
      <text:p text:style-name="P1"><text:s text:c="4"/>│   │   │   ├── perspective-shadow.scm</text:p>
      <text:p text:style-name="P1"><text:s text:c="4"/>│   │   │   ├── plug-in-compat.init</text:p>
      <text:p text:style-name="P1"><text:s text:c="4"/>│   │   │   ├── predator.scm</text:p>
      <text:p text:style-name="P1"><text:s text:c="4"/>│   │   │   ├── pupi-button.scm</text:p>
      <text:p text:style-name="P1"><text:s text:c="4"/>│   │   │   ├── rendermap.scm</text:p>
      <text:p text:style-name="P1"><text:s text:c="4"/>│   │   │   ├── reverse-layers.scm</text:p>
      <text:p text:style-name="P1"><text:s text:c="4"/>│   │   │   ├── ripply-anim.scm</text:p>
      <text:p text:style-name="P1"><text:s text:c="4"/>│   │   │   ├── round-corners.scm</text:p>
      <text:p text:style-name="P1"><text:s text:c="4"/>│   │   │   ├── script-fu-compat.init</text:p>
      <text:p text:style-name="P1"><text:s text:c="4"/>│   │   │   ├── script-fu.init</text:p>
      <text:p text:style-name="P1"><text:s text:c="4"/>│   │   │   ├── script-fu-set-cmap.scm</text:p>
      <text:p text:style-name="P1"><text:s text:c="4"/>│   │   │   ├── script-fu-util.scm</text:p>
      <text:p text:style-name="P1"><text:s text:c="4"/>│   │   │   ├── selection-round.scm</text:p>
      <text:p text:style-name="P1"><text:s text:c="4"/>│   │   │   ├── select-to-brush.scm</text:p>
      <text:p text:style-name="P1"><text:s text:c="4"/>│   │   │   ├── select-to-image.scm</text:p>
      <text:p text:style-name="P1"><text:s text:c="4"/>│   │   │   ├── select-to-pattern.scm</text:p>
      <text:p text:style-name="P1"><text:s text:c="4"/>│   │   │   ├── slide.scm</text:p>
      <text:p text:style-name="P1"><text:s text:c="4"/>│   │   │   ├── sota-chrome-logo.scm</text:p>
      <text:p text:style-name="P1"><text:s text:c="4"/>│   │   │   ├── speed-text.scm</text:p>
      <text:p text:style-name="P1"><text:s text:c="4"/>│   │   │   ├── spinning-globe.scm</text:p>
      <text:p text:style-name="P1"><text:s text:c="4"/>│   │   │   ├── spyrogimp.scm</text:p>
      <text:p text:style-name="P1"><text:s text:c="4"/>│   │   │   ├── starscape-logo.scm</text:p>
      <text:p text:style-name="P1"><text:s text:c="4"/>│   │   │   ├── swirltile.scm</text:p>
      <text:p text:style-name="P1"><text:s text:c="4"/>│   │   │   ├── swirly-pattern.scm</text:p>
      <text:p text:style-name="P1"><text:s text:c="4"/>│   │   │   ├── test-sphere.scm</text:p>
      <text:p text:style-name="P1"><text:s text:c="4"/>│   │   │   ├── text-circle.scm</text:p>
      <text:p text:style-name="P1"><text:s text:c="4"/>│   │   │   ├── textured-logo.scm</text:p>
      <text:p text:style-name="P1"><text:s text:c="4"/>│   │   │   ├── tileblur.scm</text:p>
      <text:p text:style-name="P1"><text:s text:c="4"/>│   │   │   ├── title-header.scm</text:p>
      <text:p text:style-name="P1"><text:s text:c="4"/>│   │   │   ├── t-o-p-logo.scm</text:p>
      <text:p text:style-name="P1"><text:s text:c="4"/>│   │   │   ├── truchet.scm</text:p>
      <text:p text:style-name="P1"><text:s text:c="4"/>│   │   │   ├── ts-helloworld.scm</text:p>
      <text:p text:style-name="P1"><text:s text:c="4"/>│   │   │   ├── unsharp-mask.scm</text:p>
      <text:p text:style-name="P1"><text:s text:c="4"/>│   │   │   ├── waves-anim.scm</text:p>
      <text:p text:style-name="P1"><text:s text:c="4"/>│   │   │   ├── weave.scm</text:p>
      <text:p text:style-name="P1"><text:s text:c="4"/>│   │   │   └── xach-effect.scm</text:p>
      <text:p text:style-name="P1"><text:s text:c="4"/>│   │   └── <text:span text:style-name="T14">TINYSCHEME</text:span></text:p>
      <text:p text:style-name="P1"><text:s text:c="4"/>│   │   <text:s text:c="4"/>├── BUILDING</text:p>
      <text:p text:style-name="P1"><text:s text:c="4"/>│   │   <text:s text:c="4"/>├── CHANGES</text:p>
      <text:p text:style-name="P1"><text:s text:c="4"/>│   │   <text:s text:c="4"/>├── COPYING</text:p>
      <text:p text:style-name="P1"><text:s text:c="4"/>│   │   <text:s text:c="4"/>├── hack.txt</text:p>
      <text:p text:style-name="P1"><text:s text:c="4"/>│   │   <text:s text:c="4"/>├── Makefile.am</text:p>
      <text:p text:style-name="P1"><text:s text:c="4"/>│   │   <text:s text:c="4"/>├── Makefile.in</text:p>
      <text:p text:style-name="P1"><text:s text:c="4"/>│   │   <text:s text:c="4"/>├── Manual.txt</text:p>
      <text:p text:style-name="P1"><text:s text:c="4"/>│   │   <text:s text:c="4"/>├── MiniSCHEMETribute.txt</text:p>
      <text:p text:style-name="P1"><text:s text:c="4"/>│   │   <text:s text:c="4"/>├── opdefines.h</text:p>
      <text:p text:style-name="P1"><text:soft-page-break/><text:s text:c="4"/>│   │   <text:s text:c="4"/>├── README</text:p>
      <text:p text:style-name="P1"><text:s text:c="4"/>│   │   <text:s text:c="4"/>├── scheme.c</text:p>
      <text:p text:style-name="P1"><text:s text:c="4"/>│   │   <text:s text:c="4"/>├── scheme.h</text:p>
      <text:p text:style-name="P1"><text:s text:c="4"/>│   │   <text:s text:c="4"/>└── scheme-private.h</text:p>
      <text:p text:style-name="P1"><text:s text:c="4"/>│   ├── <text:span text:style-name="T14">SELECTION-TO-PATH</text:span></text:p>
      <text:p text:style-name="P1"><text:s text:c="4"/>│   │   ├── bitmap.h</text:p>
      <text:p text:style-name="P1"><text:s text:c="4"/>│   │   ├── bounding-box.h</text:p>
      <text:p text:style-name="P1"><text:s text:c="4"/>│   │   ├── curve.c</text:p>
      <text:p text:style-name="P1"><text:s text:c="4"/>│   │   ├── curve.h</text:p>
      <text:p text:style-name="P1"><text:s text:c="4"/>│   │   ├── edge.c</text:p>
      <text:p text:style-name="P1"><text:s text:c="4"/>│   │   ├── edge.h</text:p>
      <text:p text:style-name="P1"><text:s text:c="4"/>│   │   ├── fit.c</text:p>
      <text:p text:style-name="P1"><text:s text:c="4"/>│   │   ├── fit.h</text:p>
      <text:p text:style-name="P1"><text:s text:c="4"/>│   │   ├── global.h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math.c</text:p>
      <text:p text:style-name="P1"><text:s text:c="4"/>│   │   ├── pxl-outline.c</text:p>
      <text:p text:style-name="P1"><text:s text:c="4"/>│   │   ├── pxl-outline.h</text:p>
      <text:p text:style-name="P1"><text:s text:c="4"/>│   │   ├── README</text:p>
      <text:p text:style-name="P1"><text:s text:c="4"/>│   │   ├── README.limn</text:p>
      <text:p text:style-name="P1"><text:s text:c="4"/>│   │   ├── selection-to-path.c</text:p>
      <text:p text:style-name="P1"><text:s text:c="4"/>│   │   ├── selection-to-path-dialog.c</text:p>
      <text:p text:style-name="P1"><text:s text:c="4"/>│   │   ├── selection-to-path.h</text:p>
      <text:p text:style-name="P1"><text:s text:c="4"/>│   │   ├── spline.c</text:p>
      <text:p text:style-name="P1"><text:s text:c="4"/>│   │   ├── spline.h</text:p>
      <text:p text:style-name="P1"><text:s text:c="4"/>│   │   ├── types.h</text:p>
      <text:p text:style-name="P1"><text:s text:c="4"/>│   │   ├── vector.c</text:p>
      <text:p text:style-name="P1"><text:s text:c="4"/>│   │   └── vector.h</text:p>
      <text:p text:style-name="P1"><text:s text:c="4"/>│   ├── <text:span text:style-name="T14">TWAIN</text:span></text:p>
      <text:p text:style-name="P1"><text:s text:c="4"/><text:span text:style-name="T40">│   │   ├── gimp-twain.png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README</text:p>
      <text:p text:style-name="P1"><text:s text:c="4"/>│   │   ├── twain.c</text:p>
      <text:p text:style-name="P1"><text:s text:c="4"/>│   │   ├── twain.h</text:p>
      <text:p text:style-name="P1"><text:s text:c="4"/>│   │   ├── tw_dump.c</text:p>
      <text:p text:style-name="P1"><text:s text:c="4"/>│   │   ├── tw_dump.h</text:p>
      <text:p text:style-name="P1"><text:s text:c="4"/>│   │   ├── tw_func.c</text:p>
      <text:p text:style-name="P1"><text:s text:c="4"/>│   │   ├── tw_func.h</text:p>
      <text:p text:style-name="P1"><text:s text:c="4"/>│   │   ├── tw_local.h</text:p>
      <text:p text:style-name="P1"><text:s text:c="4"/>│   │   ├── tw_mac.c</text:p>
      <text:p text:style-name="P1"><text:s text:c="4"/>│   │   ├── tw_platform.h</text:p>
      <text:p text:style-name="P1"><text:s text:c="4"/>│   │   ├── tw_util.c</text:p>
      <text:p text:style-name="P1"><text:s text:c="4"/>│   │   ├── tw_util.h</text:p>
      <text:p text:style-name="P1"><text:s text:c="4"/>│   │   └── tw_win.c</text:p>
      <text:p text:style-name="P1"><text:s text:c="4"/>│   ├──<text:span text:style-name="T1"> </text:span><text:span text:style-name="T14">UI</text:span></text:p>
      <text:p text:style-name="P1"><text:s text:c="4"/>│   │   ├── Makefile.am</text:p>
      <text:p text:style-name="P1"><text:s text:c="4"/>│   │   ├── Makefile.in</text:p>
      <text:p text:style-name="P1"><text:s text:c="4"/>│   │   ├── plug-in-file-gif.ui</text:p>
      <text:p text:style-name="P1"><text:s text:c="4"/>│   │   └── plug-in-file-png.ui</text:p>
      <text:p text:style-name="P1"><text:s text:c="4"/>│   └──<text:span text:style-name="T1"> </text:span><text:span text:style-name="T14">WIN-SNAP</text:span></text:p>
      <text:p text:style-name="P1"><text:s text:c="4"/>│   <text:s text:c="4"/>├── Makefile.am</text:p>
      <text:p text:style-name="P1"><text:s text:c="4"/>│   <text:s text:c="4"/>├── Makefile.in</text:p>
      <text:p text:style-name="P1"><text:s text:c="4"/>│   <text:s text:c="4"/>├── resource.h</text:p>
      <text:p text:style-name="P1"><text:s text:c="4"/>│   <text:s text:c="4"/>├── select.cur</text:p>
      <text:p text:style-name="P1"><text:s text:c="4"/>│   <text:s text:c="4"/>├── small.ico</text:p>
      <text:p text:style-name="P1"><text:s text:c="4"/>│   <text:s text:c="4"/>├── winsnap.c</text:p>
      <text:p text:style-name="P1"><text:s text:c="4"/>│   <text:s text:c="4"/>├── winsnap.h</text:p>
      <text:p text:style-name="P1"><text:s text:c="4"/>│   <text:s text:c="4"/>├── winsnap.ico</text:p>
      <text:p text:style-name="P1"><text:s text:c="4"/>│   <text:s text:c="4"/>└── winsnap.rc</text:p>
      <text:p text:style-name="P1"><text:soft-page-break/><text:s text:c="4"/>├── <text:span text:style-name="T14">PO</text:span></text:p>
      <text:p text:style-name="P1"><text:s text:c="4"/>│   ├── am.po</text:p>
      <text:p text:style-name="P1"><text:s text:c="4"/>│   ├── an.po</text:p>
      <text:p text:style-name="P1"><text:s text:c="4"/>│   ├── ar.po</text:p>
      <text:p text:style-name="P1"><text:s text:c="4"/>│   ├── ast.po</text:p>
      <text:p text:style-name="P1"><text:s text:c="4"/>│   ├── az.po</text:p>
      <text:p text:style-name="P1"><text:s text:c="4"/>│   ├── be.po</text:p>
      <text:p text:style-name="P1"><text:s text:c="4"/>│   ├── bg.po</text:p>
      <text:p text:style-name="P1"><text:s text:c="4"/>│   ├── br.po</text:p>
      <text:p text:style-name="P1"><text:s text:c="4"/>│   ├── bs.po</text:p>
      <text:p text:style-name="P1"><text:s text:c="4"/>│   ├── ca.po</text:p>
      <text:p text:style-name="P1"><text:s text:c="4"/>│   ├── ca@valencia.po</text:p>
      <text:p text:style-name="P1"><text:s text:c="4"/>│   ├── csb.po</text:p>
      <text:p text:style-name="P1"><text:s text:c="4"/>│   ├── cs.po</text:p>
      <text:p text:style-name="P1"><text:s text:c="4"/>│   ├── da.po</text:p>
      <text:p text:style-name="P1"><text:s text:c="4"/>│   ├── de.po</text:p>
      <text:p text:style-name="P1"><text:s text:c="4"/>│   ├── dz.po</text:p>
      <text:p text:style-name="P1"><text:s text:c="4"/>│   ├── el.po</text:p>
      <text:p text:style-name="P1"><text:s text:c="4"/>│   ├── en_CA.po</text:p>
      <text:p text:style-name="P1"><text:s text:c="4"/>│   ├── en_GB.po</text:p>
      <text:p text:style-name="P1"><text:s text:c="4"/>│   ├── eo.po</text:p>
      <text:p text:style-name="P1"><text:s text:c="4"/>│   ├── es.po</text:p>
      <text:p text:style-name="P1"><text:s text:c="4"/>│   ├── et.po</text:p>
      <text:p text:style-name="P1"><text:s text:c="4"/>│   ├── eu.po</text:p>
      <text:p text:style-name="P1"><text:s text:c="4"/>│   ├── fa.po</text:p>
      <text:p text:style-name="P1"><text:s text:c="4"/>│   ├── fi.po</text:p>
      <text:p text:style-name="P1"><text:s text:c="4"/>│   ├── fr.po</text:p>
      <text:p text:style-name="P1"><text:s text:c="4"/>│   ├── ga.po</text:p>
      <text:p text:style-name="P1"><text:s text:c="4"/>│   ├── gd.po</text:p>
      <text:p text:style-name="P1"><text:s text:c="4"/>│   ├── gl.po</text:p>
      <text:p text:style-name="P1"><text:s text:c="4"/>│   ├── gu.po</text:p>
      <text:p text:style-name="P1"><text:s text:c="4"/>│   ├── he.po</text:p>
      <text:p text:style-name="P1"><text:s text:c="4"/>│   ├── hi.po</text:p>
      <text:p text:style-name="P1"><text:s text:c="4"/>│   ├── hr.po</text:p>
      <text:p text:style-name="P1"><text:s text:c="4"/>│   ├── hu.po</text:p>
      <text:p text:style-name="P1"><text:s text:c="4"/>│   ├── id.po</text:p>
      <text:p text:style-name="P1"><text:s text:c="4"/>│   ├── is.po</text:p>
      <text:p text:style-name="P1"><text:s text:c="4"/>│   ├── it.po</text:p>
      <text:p text:style-name="P1"><text:s text:c="4"/>│   ├── ja.po</text:p>
      <text:p text:style-name="P1"><text:s text:c="4"/>│   ├── ka.po</text:p>
      <text:p text:style-name="P1"><text:s text:c="4"/>│   ├── kk.po</text:p>
      <text:p text:style-name="P1"><text:s text:c="4"/>│   ├── km.po</text:p>
      <text:p text:style-name="P1"><text:s text:c="4"/>│   ├── kn.po</text:p>
      <text:p text:style-name="P1"><text:s text:c="4"/>│   ├── ko.po</text:p>
      <text:p text:style-name="P1"><text:s text:c="4"/>│   ├── LINGUAS</text:p>
      <text:p text:style-name="P1"><text:s text:c="4"/>│   ├── lt.po</text:p>
      <text:p text:style-name="P1"><text:s text:c="4"/>│   ├── lv.po</text:p>
      <text:p text:style-name="P1"><text:s text:c="4"/>│   ├── Makefile.in.in</text:p>
      <text:p text:style-name="P1"><text:s text:c="4"/>│   ├── mk.po</text:p>
      <text:p text:style-name="P1"><text:s text:c="4"/>│   ├── ml.po</text:p>
      <text:p text:style-name="P1"><text:s text:c="4"/>│   ├── ms.po</text:p>
      <text:p text:style-name="P1"><text:s text:c="4"/>│   ├── my.po</text:p>
      <text:p text:style-name="P1"><text:s text:c="4"/>│   ├── nb.po</text:p>
      <text:p text:style-name="P1"><text:s text:c="4"/>│   ├── nds.po</text:p>
      <text:p text:style-name="P1"><text:s text:c="4"/>│   ├── ne.po</text:p>
      <text:p text:style-name="P1"><text:s text:c="4"/>│   ├── nl.po</text:p>
      <text:p text:style-name="P1"><text:s text:c="4"/>│   ├── nn.po</text:p>
      <text:p text:style-name="P1"><text:s text:c="4"/>│   ├── oc.po</text:p>
      <text:p text:style-name="P1"><text:s text:c="4"/>│   ├── pa.po</text:p>
      <text:p text:style-name="P1"><text:s text:c="4"/>│   ├── pl.po</text:p>
      <text:p text:style-name="P1"><text:s text:c="4"/>│   ├── POTFILES.in</text:p>
      <text:p text:style-name="P1"><text:s text:c="4"/>│   ├── POTFILES.skip</text:p>
      <text:p text:style-name="P1"><text:soft-page-break/><text:s text:c="4"/>│   ├── pt_BR.po</text:p>
      <text:p text:style-name="P1"><text:s text:c="4"/>│   ├── pt.po</text:p>
      <text:p text:style-name="P1"><text:s text:c="4"/>│   ├── ro.po</text:p>
      <text:p text:style-name="P1"><text:s text:c="4"/>│   ├── ru.po</text:p>
      <text:p text:style-name="P1"><text:s text:c="4"/>│   ├── rw.po</text:p>
      <text:p text:style-name="P1"><text:s text:c="4"/>│   ├── si.po</text:p>
      <text:p text:style-name="P1"><text:s text:c="4"/>│   ├── sk.po</text:p>
      <text:p text:style-name="P1"><text:s text:c="4"/>│   ├── sl.po</text:p>
      <text:p text:style-name="P1"><text:s text:c="4"/>│   ├── sr@latin.po</text:p>
      <text:p text:style-name="P1"><text:s text:c="4"/>│   ├── sr.po</text:p>
      <text:p text:style-name="P1"><text:s text:c="4"/>│   ├── sv.po</text:p>
      <text:p text:style-name="P1"><text:s text:c="4"/>│   ├── ta.po</text:p>
      <text:p text:style-name="P1"><text:s text:c="4"/>│   ├── te.po</text:p>
      <text:p text:style-name="P1"><text:s text:c="4"/>│   ├── th.po</text:p>
      <text:p text:style-name="P1"><text:s text:c="4"/>│   ├── tr.po</text:p>
      <text:p text:style-name="P1"><text:s text:c="4"/>│   ├── tt.po</text:p>
      <text:p text:style-name="P1"><text:s text:c="4"/>│   ├── uk.po</text:p>
      <text:p text:style-name="P1"><text:s text:c="4"/>│   ├── vi.po</text:p>
      <text:p text:style-name="P1"><text:s text:c="4"/>│   ├── xh.po</text:p>
      <text:p text:style-name="P1"><text:s text:c="4"/>│   ├── yi.po</text:p>
      <text:p text:style-name="P1"><text:s text:c="4"/>│   ├── zh_CN.po</text:p>
      <text:p text:style-name="P1"><text:s text:c="4"/>│   ├── zh_HK.po</text:p>
      <text:p text:style-name="P1"><text:s text:c="4"/>│   └── zh_TW.po</text:p>
      <text:p text:style-name="P1"><text:s text:c="4"/>├── <text:span text:style-name="T14">PO-LIBGIMP</text:span></text:p>
      <text:p text:style-name="P1"><text:s text:c="4"/>│   ├── an.po</text:p>
      <text:p text:style-name="P1"><text:s text:c="4"/>│   ├── ar.po</text:p>
      <text:p text:style-name="P1"><text:s text:c="4"/>│   ├── az.po</text:p>
      <text:p text:style-name="P1"><text:s text:c="4"/>│   ├── be.po</text:p>
      <text:p text:style-name="P1"><text:s text:c="4"/>│   ├── bg.po</text:p>
      <text:p text:style-name="P1"><text:s text:c="4"/>│   ├── br.po</text:p>
      <text:p text:style-name="P1"><text:s text:c="4"/>│   ├── bs.po</text:p>
      <text:p text:style-name="P1"><text:s text:c="4"/>│   ├── ca.po</text:p>
      <text:p text:style-name="P1"><text:s text:c="4"/>│   ├── ca@valencia.po</text:p>
      <text:p text:style-name="P1"><text:s text:c="4"/>│   ├── cs.po</text:p>
      <text:p text:style-name="P1"><text:s text:c="4"/>│   ├── da.po</text:p>
      <text:p text:style-name="P1"><text:s text:c="4"/>│   ├── de.po</text:p>
      <text:p text:style-name="P1"><text:s text:c="4"/>│   ├── dz.po</text:p>
      <text:p text:style-name="P1"><text:s text:c="4"/>│   ├── el.po</text:p>
      <text:p text:style-name="P1"><text:s text:c="4"/>│   ├── en_CA.po</text:p>
      <text:p text:style-name="P1"><text:s text:c="4"/>│   ├── en_GB.po</text:p>
      <text:p text:style-name="P1"><text:s text:c="4"/>│   ├── eo.po</text:p>
      <text:p text:style-name="P1"><text:s text:c="4"/>│   ├── es.po</text:p>
      <text:p text:style-name="P1"><text:s text:c="4"/>│   ├── et.po</text:p>
      <text:p text:style-name="P1"><text:s text:c="4"/>│   ├── eu.po</text:p>
      <text:p text:style-name="P1"><text:s text:c="4"/>│   ├── fa.po</text:p>
      <text:p text:style-name="P1"><text:s text:c="4"/>│   ├── fi.po</text:p>
      <text:p text:style-name="P1"><text:s text:c="4"/>│   ├── fr.po</text:p>
      <text:p text:style-name="P1"><text:s text:c="4"/>│   ├── ga.po</text:p>
      <text:p text:style-name="P1"><text:s text:c="4"/>│   ├── gl.po</text:p>
      <text:p text:style-name="P1"><text:s text:c="4"/>│   ├── gu.po</text:p>
      <text:p text:style-name="P1"><text:s text:c="4"/>│   ├── he.po</text:p>
      <text:p text:style-name="P1"><text:s text:c="4"/>│   ├── hr.po</text:p>
      <text:p text:style-name="P1"><text:s text:c="4"/>│   ├── hu.po</text:p>
      <text:p text:style-name="P1"><text:s text:c="4"/>│   ├── id.po</text:p>
      <text:p text:style-name="P1"><text:s text:c="4"/>│   ├── is.po</text:p>
      <text:p text:style-name="P1"><text:s text:c="4"/>│   ├── it.po</text:p>
      <text:p text:style-name="P1"><text:s text:c="4"/>│   ├── ja.po</text:p>
      <text:p text:style-name="P1"><text:s text:c="4"/>│   ├── kk.po</text:p>
      <text:p text:style-name="P1"><text:s text:c="4"/>│   ├── km.po</text:p>
      <text:p text:style-name="P1"><text:s text:c="4"/>│   ├── ko.po</text:p>
      <text:p text:style-name="P1"><text:s text:c="4"/>│   ├── LINGUAS</text:p>
      <text:p text:style-name="P1"><text:s text:c="4"/>│   ├── lt.po</text:p>
      <text:p text:style-name="P1"><text:soft-page-break/><text:s text:c="4"/>│   ├── lv.po</text:p>
      <text:p text:style-name="P1"><text:s text:c="4"/>│   ├── Makefile.in.in</text:p>
      <text:p text:style-name="P1"><text:s text:c="4"/>│   ├── mk.po</text:p>
      <text:p text:style-name="P1"><text:s text:c="4"/>│   ├── ms.po</text:p>
      <text:p text:style-name="P1"><text:s text:c="4"/>│   ├── my.po</text:p>
      <text:p text:style-name="P1"><text:s text:c="4"/>│   ├── nb.po</text:p>
      <text:p text:style-name="P1"><text:s text:c="4"/>│   ├── ne.po</text:p>
      <text:p text:style-name="P1"><text:s text:c="4"/>│   ├── nl.po</text:p>
      <text:p text:style-name="P1"><text:s text:c="4"/>│   ├── nn.po</text:p>
      <text:p text:style-name="P1"><text:s text:c="4"/>│   ├── oc.po</text:p>
      <text:p text:style-name="P1"><text:s text:c="4"/>│   ├── pa.po</text:p>
      <text:p text:style-name="P1"><text:s text:c="4"/>│   ├── pl.po</text:p>
      <text:p text:style-name="P1"><text:s text:c="4"/>│   ├── POTFILES.in</text:p>
      <text:p text:style-name="P1"><text:s text:c="4"/>│   ├── POTFILES.skip</text:p>
      <text:p text:style-name="P1"><text:s text:c="4"/>│   ├── pt_BR.po</text:p>
      <text:p text:style-name="P1"><text:s text:c="4"/>│   ├── pt.po</text:p>
      <text:p text:style-name="P1"><text:s text:c="4"/>│   ├── ro.po</text:p>
      <text:p text:style-name="P1"><text:s text:c="4"/>│   ├── ru.po</text:p>
      <text:p text:style-name="P1"><text:s text:c="4"/>│   ├── rw.po</text:p>
      <text:p text:style-name="P1"><text:s text:c="4"/>│   ├── sk.po</text:p>
      <text:p text:style-name="P1"><text:s text:c="4"/>│   ├── sl.po</text:p>
      <text:p text:style-name="P1"><text:s text:c="4"/>│   ├── sr@latin.po</text:p>
      <text:p text:style-name="P1"><text:s text:c="4"/>│   ├── sr.po</text:p>
      <text:p text:style-name="P1"><text:s text:c="4"/>│   ├── sv.po</text:p>
      <text:p text:style-name="P1"><text:s text:c="4"/>│   ├── ta.po</text:p>
      <text:p text:style-name="P1"><text:s text:c="4"/>│   ├── te.po</text:p>
      <text:p text:style-name="P1"><text:s text:c="4"/>│   ├── tr.po</text:p>
      <text:p text:style-name="P1"><text:s text:c="4"/>│   ├── uk.po</text:p>
      <text:p text:style-name="P1"><text:s text:c="4"/>│   ├── vi.po</text:p>
      <text:p text:style-name="P1"><text:s text:c="4"/>│   ├── xh.po</text:p>
      <text:p text:style-name="P1"><text:s text:c="4"/>│   ├── yi.po</text:p>
      <text:p text:style-name="P1"><text:s text:c="4"/>│   ├── zh_CN.po</text:p>
      <text:p text:style-name="P1"><text:s text:c="4"/>│   ├── zh_HK.po</text:p>
      <text:p text:style-name="P1"><text:s text:c="4"/>│   └── zh_TW.po</text:p>
      <text:p text:style-name="P1"><text:s text:c="4"/>├── <text:span text:style-name="T14">PO-PLUG-INS</text:span></text:p>
      <text:p text:style-name="P1"><text:s text:c="4"/>│   ├── an.po</text:p>
      <text:p text:style-name="P1"><text:s text:c="4"/>│   ├── ar.po</text:p>
      <text:p text:style-name="P1"><text:s text:c="4"/>│   ├── be.po</text:p>
      <text:p text:style-name="P1"><text:s text:c="4"/>│   ├── bg.po</text:p>
      <text:p text:style-name="P1"><text:s text:c="4"/>│   ├── br.po</text:p>
      <text:p text:style-name="P1"><text:s text:c="4"/>│   ├── bs.po</text:p>
      <text:p text:style-name="P1"><text:s text:c="4"/>│   ├── ca.po</text:p>
      <text:p text:style-name="P1"><text:s text:c="4"/>│   ├── ca@valencia.po</text:p>
      <text:p text:style-name="P1"><text:s text:c="4"/>│   ├── cs.po</text:p>
      <text:p text:style-name="P1"><text:s text:c="4"/>│   ├── da.po</text:p>
      <text:p text:style-name="P1"><text:s text:c="4"/>│   ├── de.po</text:p>
      <text:p text:style-name="P1"><text:s text:c="4"/>│   ├── dz.po</text:p>
      <text:p text:style-name="P1"><text:s text:c="4"/>│   ├── el.po</text:p>
      <text:p text:style-name="P1"><text:s text:c="4"/>│   ├── en_CA.po</text:p>
      <text:p text:style-name="P1"><text:s text:c="4"/>│   ├── en_GB.po</text:p>
      <text:p text:style-name="P1"><text:s text:c="4"/>│   ├── eo.po</text:p>
      <text:p text:style-name="P1"><text:s text:c="4"/>│   ├── es.po</text:p>
      <text:p text:style-name="P1"><text:s text:c="4"/>│   ├── et.po</text:p>
      <text:p text:style-name="P1"><text:s text:c="4"/>│   ├── eu.po</text:p>
      <text:p text:style-name="P1"><text:s text:c="4"/>│   ├── fa.po</text:p>
      <text:p text:style-name="P1"><text:s text:c="4"/>│   ├── fi.po</text:p>
      <text:p text:style-name="P1"><text:s text:c="4"/>│   ├── fr.po</text:p>
      <text:p text:style-name="P1"><text:s text:c="4"/>│   ├── ga.po</text:p>
      <text:p text:style-name="P1"><text:s text:c="4"/>│   ├── gl.po</text:p>
      <text:p text:style-name="P1"><text:s text:c="4"/>│   ├── gu.po</text:p>
      <text:p text:style-name="P1"><text:s text:c="4"/>│   ├── he.po</text:p>
      <text:p text:style-name="P1"><text:s text:c="4"/>│   ├── hr.po</text:p>
      <text:p text:style-name="P1"><text:soft-page-break/><text:s text:c="4"/>│   ├── hu.po</text:p>
      <text:p text:style-name="P1"><text:s text:c="4"/>│   ├── id.po</text:p>
      <text:p text:style-name="P1"><text:s text:c="4"/>│   ├── is.po</text:p>
      <text:p text:style-name="P1"><text:s text:c="4"/>│   ├── it.po</text:p>
      <text:p text:style-name="P1"><text:s text:c="4"/>│   ├── ja.po</text:p>
      <text:p text:style-name="P1"><text:s text:c="4"/>│   ├── km.po</text:p>
      <text:p text:style-name="P1"><text:s text:c="4"/>│   ├── kn.po</text:p>
      <text:p text:style-name="P1"><text:s text:c="4"/>│   ├── ko.po</text:p>
      <text:p text:style-name="P1"><text:s text:c="4"/>│   ├── LINGUAS</text:p>
      <text:p text:style-name="P1"><text:s text:c="4"/>│   ├── lt.po</text:p>
      <text:p text:style-name="P1"><text:s text:c="4"/>│   ├── lv.po</text:p>
      <text:p text:style-name="P1"><text:s text:c="4"/>│   ├── Makefile.in.in</text:p>
      <text:p text:style-name="P1"><text:s text:c="4"/>│   ├── mk.po</text:p>
      <text:p text:style-name="P1"><text:s text:c="4"/>│   ├── ms.po</text:p>
      <text:p text:style-name="P1"><text:s text:c="4"/>│   ├── my.po</text:p>
      <text:p text:style-name="P1"><text:s text:c="4"/>│   ├── nb.po</text:p>
      <text:p text:style-name="P1"><text:s text:c="4"/>│   ├── ne.po</text:p>
      <text:p text:style-name="P1"><text:s text:c="4"/>│   ├── nl.po</text:p>
      <text:p text:style-name="P1"><text:s text:c="4"/>│   ├── nn.po</text:p>
      <text:p text:style-name="P1"><text:s text:c="4"/>│   ├── oc.po</text:p>
      <text:p text:style-name="P1"><text:s text:c="4"/>│   ├── pa.po</text:p>
      <text:p text:style-name="P1"><text:s text:c="4"/>│   ├── pl.po</text:p>
      <text:p text:style-name="P1"><text:s text:c="4"/>│   ├── POTFILES.in</text:p>
      <text:p text:style-name="P1"><text:s text:c="4"/>│   ├── POTFILES.skip</text:p>
      <text:p text:style-name="P1"><text:s text:c="4"/>│   ├── pt_BR.po</text:p>
      <text:p text:style-name="P1"><text:s text:c="4"/>│   ├── pt.po</text:p>
      <text:p text:style-name="P1"><text:s text:c="4"/>│   ├── ro.po</text:p>
      <text:p text:style-name="P1"><text:s text:c="4"/>│   ├── ru.po</text:p>
      <text:p text:style-name="P1"><text:s text:c="4"/>│   ├── rw.po</text:p>
      <text:p text:style-name="P1"><text:s text:c="4"/>│   ├── sk.po</text:p>
      <text:p text:style-name="P1"><text:s text:c="4"/>│   ├── sl.po</text:p>
      <text:p text:style-name="P1"><text:s text:c="4"/>│   ├── sr@latin.po</text:p>
      <text:p text:style-name="P1"><text:s text:c="4"/>│   ├── sr.po</text:p>
      <text:p text:style-name="P1"><text:s text:c="4"/>│   ├── sv.po</text:p>
      <text:p text:style-name="P1"><text:s text:c="4"/>│   ├── tr.po</text:p>
      <text:p text:style-name="P1"><text:s text:c="4"/>│   ├── uk.po</text:p>
      <text:p text:style-name="P1"><text:s text:c="4"/>│   ├── vi.po</text:p>
      <text:p text:style-name="P1"><text:s text:c="4"/>│   ├── xh.po</text:p>
      <text:p text:style-name="P1"><text:s text:c="4"/>│   ├── yi.po</text:p>
      <text:p text:style-name="P1"><text:s text:c="4"/>│   ├── zh_CN.po</text:p>
      <text:p text:style-name="P1"><text:s text:c="4"/>│   ├── zh_HK.po</text:p>
      <text:p text:style-name="P1"><text:s text:c="4"/>│   └── zh_TW.po</text:p>
      <text:p text:style-name="P1"><text:s text:c="4"/>├── <text:span text:style-name="T14">PO-PYTHON</text:span></text:p>
      <text:p text:style-name="P1"><text:s text:c="4"/>│   ├── an.po</text:p>
      <text:p text:style-name="P1"><text:s text:c="4"/>│   ├── ar.po</text:p>
      <text:p text:style-name="P1"><text:s text:c="4"/>│   ├── az.po</text:p>
      <text:p text:style-name="P1"><text:s text:c="4"/>│   ├── be.po</text:p>
      <text:p text:style-name="P1"><text:s text:c="4"/>│   ├── bg.po</text:p>
      <text:p text:style-name="P1"><text:s text:c="4"/>│   ├── br.po</text:p>
      <text:p text:style-name="P1"><text:s text:c="4"/>│   ├── bs.po</text:p>
      <text:p text:style-name="P1"><text:s text:c="4"/>│   ├── ca.po</text:p>
      <text:p text:style-name="P1"><text:s text:c="4"/>│   ├── ca@valencia.po</text:p>
      <text:p text:style-name="P1"><text:s text:c="4"/>│   ├── cs.po</text:p>
      <text:p text:style-name="P1"><text:s text:c="4"/>│   ├── da.po</text:p>
      <text:p text:style-name="P1"><text:s text:c="4"/>│   ├── de.po</text:p>
      <text:p text:style-name="P1"><text:s text:c="4"/>│   ├── dz.po</text:p>
      <text:p text:style-name="P1"><text:s text:c="4"/>│   ├── el.po</text:p>
      <text:p text:style-name="P1"><text:s text:c="4"/>│   ├── en_CA.po</text:p>
      <text:p text:style-name="P1"><text:s text:c="4"/>│   ├── en_GB.po</text:p>
      <text:p text:style-name="P1"><text:s text:c="4"/>│   ├── eo.po</text:p>
      <text:p text:style-name="P1"><text:s text:c="4"/>│   ├── es.po</text:p>
      <text:p text:style-name="P1"><text:s text:c="4"/>│   ├── et.po</text:p>
      <text:p text:style-name="P1"><text:soft-page-break/><text:s text:c="4"/>│   ├── eu.po</text:p>
      <text:p text:style-name="P1"><text:s text:c="4"/>│   ├── fa.po</text:p>
      <text:p text:style-name="P1"><text:s text:c="4"/>│   ├── fi.po</text:p>
      <text:p text:style-name="P1"><text:s text:c="4"/>│   ├── fr.po</text:p>
      <text:p text:style-name="P1"><text:s text:c="4"/>│   ├── ga.po</text:p>
      <text:p text:style-name="P1"><text:s text:c="4"/>│   ├── gl.po</text:p>
      <text:p text:style-name="P1"><text:s text:c="4"/>│   ├── gu.po</text:p>
      <text:p text:style-name="P1"><text:s text:c="4"/>│   ├── hr.po</text:p>
      <text:p text:style-name="P1"><text:s text:c="4"/>│   ├── hu.po</text:p>
      <text:p text:style-name="P1"><text:s text:c="4"/>│   ├── id.po</text:p>
      <text:p text:style-name="P1"><text:s text:c="4"/>│   ├── is.po</text:p>
      <text:p text:style-name="P1"><text:s text:c="4"/>│   ├── it.po</text:p>
      <text:p text:style-name="P1"><text:s text:c="4"/>│   ├── ja.po</text:p>
      <text:p text:style-name="P1"><text:s text:c="4"/>│   ├── km.po</text:p>
      <text:p text:style-name="P1"><text:s text:c="4"/>│   ├── ko.po</text:p>
      <text:p text:style-name="P1"><text:s text:c="4"/>│   ├── LINGUAS</text:p>
      <text:p text:style-name="P1"><text:s text:c="4"/>│   ├── lt.po</text:p>
      <text:p text:style-name="P1"><text:s text:c="4"/>│   ├── lv.po</text:p>
      <text:p text:style-name="P1"><text:s text:c="4"/>│   ├── Makefile.in.in</text:p>
      <text:p text:style-name="P1"><text:s text:c="4"/>│   ├── mk.po</text:p>
      <text:p text:style-name="P1"><text:s text:c="4"/>│   ├── ms.po</text:p>
      <text:p text:style-name="P1"><text:s text:c="4"/>│   ├── my.po</text:p>
      <text:p text:style-name="P1"><text:s text:c="4"/>│   ├── nb.po</text:p>
      <text:p text:style-name="P1"><text:s text:c="4"/>│   ├── ne.po</text:p>
      <text:p text:style-name="P1"><text:s text:c="4"/>│   ├── nl.po</text:p>
      <text:p text:style-name="P1"><text:s text:c="4"/>│   ├── nn.po</text:p>
      <text:p text:style-name="P1"><text:s text:c="4"/>│   ├── oc.po</text:p>
      <text:p text:style-name="P1"><text:s text:c="4"/>│   ├── pa.po</text:p>
      <text:p text:style-name="P1"><text:s text:c="4"/>│   ├── pl.po</text:p>
      <text:p text:style-name="P1"><text:s text:c="4"/>│   ├── POTFILES.in</text:p>
      <text:p text:style-name="P1"><text:s text:c="4"/>│   ├── POTFILES.skip</text:p>
      <text:p text:style-name="P1"><text:s text:c="4"/>│   ├── pt_BR.po</text:p>
      <text:p text:style-name="P1"><text:s text:c="4"/>│   ├── pt.po</text:p>
      <text:p text:style-name="P1"><text:s text:c="4"/>│   ├── ro.po</text:p>
      <text:p text:style-name="P1"><text:s text:c="4"/>│   ├── ru.po</text:p>
      <text:p text:style-name="P1"><text:s text:c="4"/>│   ├── rw.po</text:p>
      <text:p text:style-name="P1"><text:s text:c="4"/>│   ├── sk.po</text:p>
      <text:p text:style-name="P1"><text:s text:c="4"/>│   ├── sl.po</text:p>
      <text:p text:style-name="P1"><text:s text:c="4"/>│   ├── sr@latin.po</text:p>
      <text:p text:style-name="P1"><text:s text:c="4"/>│   ├── sr.po</text:p>
      <text:p text:style-name="P1"><text:s text:c="4"/>│   ├── sv.po</text:p>
      <text:p text:style-name="P1"><text:s text:c="4"/>│   ├── ta.po</text:p>
      <text:p text:style-name="P1"><text:s text:c="4"/>│   ├── te.po</text:p>
      <text:p text:style-name="P1"><text:s text:c="4"/>│   ├── tr.po</text:p>
      <text:p text:style-name="P1"><text:s text:c="4"/>│   ├── uk.po</text:p>
      <text:p text:style-name="P1"><text:s text:c="4"/>│   ├── vi.po</text:p>
      <text:p text:style-name="P1"><text:s text:c="4"/>│   ├── xh.po</text:p>
      <text:p text:style-name="P1"><text:s text:c="4"/>│   ├── zh_CN.po</text:p>
      <text:p text:style-name="P1"><text:s text:c="4"/>│   ├── zh_HK.po</text:p>
      <text:p text:style-name="P1"><text:s text:c="4"/>│   └── zh_TW.po</text:p>
      <text:p text:style-name="P1"><text:s text:c="4"/>├── <text:span text:style-name="T14">PO-SCRIPT-FU</text:span></text:p>
      <text:p text:style-name="P1"><text:s text:c="4"/>│   ├── an.po</text:p>
      <text:p text:style-name="P1"><text:s text:c="4"/>│   ├── ar.po</text:p>
      <text:p text:style-name="P1"><text:s text:c="4"/>│   ├── az.po</text:p>
      <text:p text:style-name="P1"><text:s text:c="4"/>│   ├── be.po</text:p>
      <text:p text:style-name="P1"><text:s text:c="4"/>│   ├── bg.po</text:p>
      <text:p text:style-name="P1"><text:s text:c="4"/>│   ├── br.po</text:p>
      <text:p text:style-name="P1"><text:s text:c="4"/>│   ├── bs.po</text:p>
      <text:p text:style-name="P1"><text:s text:c="4"/>│   ├── ca.po</text:p>
      <text:p text:style-name="P1"><text:s text:c="4"/>│   ├── ca@valencia.po</text:p>
      <text:p text:style-name="P1"><text:s text:c="4"/>│   ├── cs.po</text:p>
      <text:p text:style-name="P1"><text:s text:c="4"/>│   ├── da.po</text:p>
      <text:p text:style-name="P1"><text:soft-page-break/><text:s text:c="4"/>│   ├── de.po</text:p>
      <text:p text:style-name="P1"><text:s text:c="4"/>│   ├── dz.po</text:p>
      <text:p text:style-name="P1"><text:s text:c="4"/>│   ├── el.po</text:p>
      <text:p text:style-name="P1"><text:s text:c="4"/>│   ├── en_CA.po</text:p>
      <text:p text:style-name="P1"><text:s text:c="4"/>│   ├── en_GB.po</text:p>
      <text:p text:style-name="P1"><text:s text:c="4"/>│   ├── eo.po</text:p>
      <text:p text:style-name="P1"><text:s text:c="4"/>│   ├── es.po</text:p>
      <text:p text:style-name="P1"><text:s text:c="4"/>│   ├── et.po</text:p>
      <text:p text:style-name="P1"><text:s text:c="4"/>│   ├── eu.po</text:p>
      <text:p text:style-name="P1"><text:s text:c="4"/>│   ├── fa.po</text:p>
      <text:p text:style-name="P1"><text:s text:c="4"/>│   ├── fi.po</text:p>
      <text:p text:style-name="P1"><text:s text:c="4"/>│   ├── fr.po</text:p>
      <text:p text:style-name="P1"><text:s text:c="4"/>│   ├── ga.po</text:p>
      <text:p text:style-name="P1"><text:s text:c="4"/>│   ├── gd.po</text:p>
      <text:p text:style-name="P1"><text:s text:c="4"/>│   ├── gl.po</text:p>
      <text:p text:style-name="P1"><text:s text:c="4"/>│   ├── gu.po</text:p>
      <text:p text:style-name="P1"><text:s text:c="4"/>│   ├── he.po</text:p>
      <text:p text:style-name="P1"><text:s text:c="4"/>│   ├── hr.po</text:p>
      <text:p text:style-name="P1"><text:s text:c="4"/>│   ├── hu.po</text:p>
      <text:p text:style-name="P1"><text:s text:c="4"/>│   ├── id.po</text:p>
      <text:p text:style-name="P1"><text:s text:c="4"/>│   ├── is.po</text:p>
      <text:p text:style-name="P1"><text:s text:c="4"/>│   ├── it.po</text:p>
      <text:p text:style-name="P1"><text:s text:c="4"/>│   ├── ja.po</text:p>
      <text:p text:style-name="P1"><text:s text:c="4"/>│   ├── km.po</text:p>
      <text:p text:style-name="P1"><text:s text:c="4"/>│   ├── ko.po</text:p>
      <text:p text:style-name="P1"><text:s text:c="4"/>│   ├── LINGUAS</text:p>
      <text:p text:style-name="P1"><text:s text:c="4"/>│   ├── lt.po</text:p>
      <text:p text:style-name="P1"><text:s text:c="4"/>│   ├── lv.po</text:p>
      <text:p text:style-name="P1"><text:s text:c="4"/>│   ├── Makefile.in.in</text:p>
      <text:p text:style-name="P1"><text:s text:c="4"/>│   ├── mk.po</text:p>
      <text:p text:style-name="P1"><text:s text:c="4"/>│   ├── ms.po</text:p>
      <text:p text:style-name="P1"><text:s text:c="4"/>│   ├── my.po</text:p>
      <text:p text:style-name="P1"><text:s text:c="4"/>│   ├── nb.po</text:p>
      <text:p text:style-name="P1"><text:s text:c="4"/>│   ├── ne.po</text:p>
      <text:p text:style-name="P1"><text:s text:c="4"/>│   ├── nl.po</text:p>
      <text:p text:style-name="P1"><text:s text:c="4"/>│   ├── nn.po</text:p>
      <text:p text:style-name="P1"><text:s text:c="4"/>│   ├── oc.po</text:p>
      <text:p text:style-name="P1"><text:s text:c="4"/>│   ├── pa.po</text:p>
      <text:p text:style-name="P1"><text:s text:c="4"/>│   ├── pl.po</text:p>
      <text:p text:style-name="P1"><text:s text:c="4"/>│   ├── POTFILES.in</text:p>
      <text:p text:style-name="P1"><text:s text:c="4"/>│   ├── POTFILES.skip</text:p>
      <text:p text:style-name="P1"><text:s text:c="4"/>│   ├── pt_BR.po</text:p>
      <text:p text:style-name="P1"><text:s text:c="4"/>│   ├── pt.po</text:p>
      <text:p text:style-name="P1"><text:s text:c="4"/>│   ├── ro.po</text:p>
      <text:p text:style-name="P1"><text:s text:c="4"/>│   ├── ru.po</text:p>
      <text:p text:style-name="P1"><text:s text:c="4"/>│   ├── rw.po</text:p>
      <text:p text:style-name="P1"><text:s text:c="4"/>│   ├── sk.po</text:p>
      <text:p text:style-name="P1"><text:s text:c="4"/>│   ├── sl.po</text:p>
      <text:p text:style-name="P1"><text:s text:c="4"/>│   ├── sr@latin.po</text:p>
      <text:p text:style-name="P1"><text:s text:c="4"/>│   ├── sr.po</text:p>
      <text:p text:style-name="P1"><text:s text:c="4"/>│   ├── sv.po</text:p>
      <text:p text:style-name="P1"><text:s text:c="4"/>│   ├── ta.po</text:p>
      <text:p text:style-name="P1"><text:s text:c="4"/>│   ├── te.po</text:p>
      <text:p text:style-name="P1"><text:s text:c="4"/>│   ├── tr.po</text:p>
      <text:p text:style-name="P1"><text:s text:c="4"/>│   ├── uk.po</text:p>
      <text:p text:style-name="P1"><text:s text:c="4"/>│   ├── vi.po</text:p>
      <text:p text:style-name="P1"><text:s text:c="4"/>│   ├── xh.po</text:p>
      <text:p text:style-name="P1"><text:s text:c="4"/>│   ├── yi.po</text:p>
      <text:p text:style-name="P1"><text:s text:c="4"/>│   ├── zh_CN.po</text:p>
      <text:p text:style-name="P1"><text:s text:c="4"/>│   ├── zh_HK.po</text:p>
      <text:p text:style-name="P1"><text:s text:c="4"/>│   └── zh_TW.po</text:p>
      <text:p text:style-name="P1"><text:s text:c="4"/>├── <text:span text:style-name="T14">PO-TIPS</text:span></text:p>
      <text:p text:style-name="P1"><text:soft-page-break/><text:s text:c="4"/>│   ├── an.po</text:p>
      <text:p text:style-name="P1"><text:s text:c="4"/>│   ├── ar.po</text:p>
      <text:p text:style-name="P1"><text:s text:c="4"/>│   ├── be.po</text:p>
      <text:p text:style-name="P1"><text:s text:c="4"/>│   ├── bg.po</text:p>
      <text:p text:style-name="P1"><text:s text:c="4"/>│   ├── br.po</text:p>
      <text:p text:style-name="P1"><text:s text:c="4"/>│   ├── bs.po</text:p>
      <text:p text:style-name="P1"><text:s text:c="4"/>│   ├── ca.po</text:p>
      <text:p text:style-name="P1"><text:s text:c="4"/>│   ├── ca@valencia.po</text:p>
      <text:p text:style-name="P1"><text:s text:c="4"/>│   ├── cs.po</text:p>
      <text:p text:style-name="P1"><text:s text:c="4"/>│   ├── da.po</text:p>
      <text:p text:style-name="P1"><text:s text:c="4"/>│   ├── de.po</text:p>
      <text:p text:style-name="P1"><text:s text:c="4"/>│   ├── dz.po</text:p>
      <text:p text:style-name="P1"><text:s text:c="4"/>│   ├── el.po</text:p>
      <text:p text:style-name="P1"><text:s text:c="4"/>│   ├── en_CA.po</text:p>
      <text:p text:style-name="P1"><text:s text:c="4"/>│   ├── en_GB.po</text:p>
      <text:p text:style-name="P1"><text:s text:c="4"/>│   ├── eo.po</text:p>
      <text:p text:style-name="P1"><text:s text:c="4"/>│   ├── es.po</text:p>
      <text:p text:style-name="P1"><text:s text:c="4"/>│   ├── et.po</text:p>
      <text:p text:style-name="P1"><text:s text:c="4"/>│   ├── eu.po</text:p>
      <text:p text:style-name="P1"><text:s text:c="4"/>│   ├── fa.po</text:p>
      <text:p text:style-name="P1"><text:s text:c="4"/>│   ├── fi.po</text:p>
      <text:p text:style-name="P1"><text:s text:c="4"/>│   ├── fr.po</text:p>
      <text:p text:style-name="P1"><text:s text:c="4"/>│   ├── gl.po</text:p>
      <text:p text:style-name="P1"><text:s text:c="4"/>│   ├── gu.po</text:p>
      <text:p text:style-name="P1"><text:s text:c="4"/>│   ├── he.po</text:p>
      <text:p text:style-name="P1"><text:s text:c="4"/>│   ├── hr.po</text:p>
      <text:p text:style-name="P1"><text:s text:c="4"/>│   ├── hu.po</text:p>
      <text:p text:style-name="P1"><text:s text:c="4"/>│   ├── id.po</text:p>
      <text:p text:style-name="P1"><text:s text:c="4"/>│   ├── is.po</text:p>
      <text:p text:style-name="P1"><text:s text:c="4"/>│   ├── it.po</text:p>
      <text:p text:style-name="P1"><text:s text:c="4"/>│   ├── ja.po</text:p>
      <text:p text:style-name="P1"><text:s text:c="4"/>│   ├── km.po</text:p>
      <text:p text:style-name="P1"><text:s text:c="4"/>│   ├── ko.po</text:p>
      <text:p text:style-name="P1"><text:s text:c="4"/>│   ├── LINGUAS</text:p>
      <text:p text:style-name="P1"><text:s text:c="4"/>│   ├── lt.po</text:p>
      <text:p text:style-name="P1"><text:s text:c="4"/>│   ├── lv.po</text:p>
      <text:p text:style-name="P1"><text:s text:c="4"/>│   ├── Makefile.in.in</text:p>
      <text:p text:style-name="P1"><text:s text:c="4"/>│   ├── mk.po</text:p>
      <text:p text:style-name="P1"><text:s text:c="4"/>│   ├── ms.po</text:p>
      <text:p text:style-name="P1"><text:s text:c="4"/>│   ├── my.po</text:p>
      <text:p text:style-name="P1"><text:s text:c="4"/>│   ├── nb.po</text:p>
      <text:p text:style-name="P1"><text:s text:c="4"/>│   ├── ne.po</text:p>
      <text:p text:style-name="P1"><text:s text:c="4"/>│   ├── nl.po</text:p>
      <text:p text:style-name="P1"><text:s text:c="4"/>│   ├── nn.po</text:p>
      <text:p text:style-name="P1"><text:s text:c="4"/>│   ├── oc.po</text:p>
      <text:p text:style-name="P1"><text:s text:c="4"/>│   ├── pa.po</text:p>
      <text:p text:style-name="P1"><text:s text:c="4"/>│   ├── pl.po</text:p>
      <text:p text:style-name="P1"><text:s text:c="4"/>│   ├── POTFILES.in</text:p>
      <text:p text:style-name="P1"><text:s text:c="4"/>│   ├── POTFILES.skip</text:p>
      <text:p text:style-name="P1"><text:s text:c="4"/>│   ├── pt_BR.po</text:p>
      <text:p text:style-name="P1"><text:s text:c="4"/>│   ├── pt.po</text:p>
      <text:p text:style-name="P1"><text:s text:c="4"/>│   ├── ro.po</text:p>
      <text:p text:style-name="P1"><text:s text:c="4"/>│   ├── ru.po</text:p>
      <text:p text:style-name="P1"><text:s text:c="4"/>│   ├── rw.po</text:p>
      <text:p text:style-name="P1"><text:s text:c="4"/>│   ├── sk.po</text:p>
      <text:p text:style-name="P1"><text:s text:c="4"/>│   ├── sl.po</text:p>
      <text:p text:style-name="P1"><text:s text:c="4"/>│   ├── sr@latin.po</text:p>
      <text:p text:style-name="P1"><text:s text:c="4"/>│   ├── sr.po</text:p>
      <text:p text:style-name="P1"><text:s text:c="4"/>│   ├── sv.po</text:p>
      <text:p text:style-name="P1"><text:s text:c="4"/>│   ├── ta.po</text:p>
      <text:p text:style-name="P1"><text:s text:c="4"/>│   ├── tr.po</text:p>
      <text:p text:style-name="P1"><text:s text:c="4"/>│   ├── uk.po</text:p>
      <text:p text:style-name="P1"><text:s text:c="4"/>│   ├── vi.po</text:p>
      <text:p text:style-name="P1"><text:soft-page-break/><text:s text:c="4"/>│   ├── zh_CN.po</text:p>
      <text:p text:style-name="P1"><text:s text:c="4"/>│   ├── zh_HK.po</text:p>
      <text:p text:style-name="P1"><text:s text:c="4"/>│   └── zh_TW.po</text:p>
      <text:p text:style-name="P1"><text:s text:c="4"/>├── py-compile</text:p>
      <text:p text:style-name="P1"><text:s text:c="4"/>├── README</text:p>
      <text:p text:style-name="P1"><text:s text:c="4"/>├── README.i18n</text:p>
      <text:p text:style-name="P6"><text:s text:c="4"/>├── test-driver</text:p>
      <text:p text:style-name="P1"><text:s text:c="4"/>├──<text:span text:style-name="T1"> </text:span><text:span text:style-name="T14">THEMES</text:span></text:p>
      <text:p text:style-name="P1"><text:s text:c="4"/>│   ├── <text:span text:style-name="T14">DEFAULT</text:span></text:p>
      <text:p text:style-name="P1"><text:s text:c="4"/>│   │   ├── gtkrc</text:p>
      <text:p text:style-name="P1"><text:s text:c="4"/>│   │   ├── <text:span text:style-name="T14">IMAGES</text:span></text:p>
      <text:p text:style-name="P1"><text:s text:c="4"/>│   │   │   ├── gimp-dialog-icons.xcf.gz</text:p>
      <text:p text:style-name="P1"><text:s text:c="4"/>│   │   │   ├── Makefile.am</text:p>
      <text:p text:style-name="P1"><text:s text:c="4"/>│   │   │   ├── Makefile.in</text:p>
      <text:p text:style-name="P1"><text:s text:c="4"/>│   │   │   ├──<text:span text:style-name="T1"> </text:span><text:span text:style-name="T14">PREFERENCES</text:span></text:p>
      <text:p text:style-name="P1"><text:s text:c="4"/><text:span text:style-name="T40">│   │   │   │   ├── color-management-22.png</text:span></text:p>
      <text:p text:style-name="P3"><text:s text:c="4"/>│   │   │   │   ├── color-management.png</text:p>
      <text:p text:style-name="P3"><text:s text:c="4"/>│   │   │   │   ├── controllers-22.png</text:p>
      <text:p text:style-name="P3"><text:s text:c="4"/>│   │   │   │   ├── controllers.png</text:p>
      <text:p text:style-name="P3"><text:s text:c="4"/>│   │   │   │   ├── default-comment.png</text:p>
      <text:p text:style-name="P3"><text:s text:c="4"/>│   │   │   │   ├── default-grid-22.png</text:p>
      <text:p text:style-name="P3"><text:s text:c="4"/>│   │   │   │   ├── default-grid.png</text:p>
      <text:p text:style-name="P3"><text:s text:c="4"/>│   │   │   │   ├── display-22.png</text:p>
      <text:p text:style-name="P3"><text:s text:c="4"/>│   │   │   │   ├── display.png</text:p>
      <text:p text:style-name="P3"><text:s text:c="4"/>│   │   │   │   ├── environment-22.png</text:p>
      <text:p text:style-name="P3"><text:s text:c="4"/>│   │   │   │   ├── environment.png</text:p>
      <text:p text:style-name="P3"><text:s text:c="4"/>│   │   │   │   ├── folders-22.png</text:p>
      <text:p text:style-name="P3"><text:s text:c="4"/>│   │   │   │   ├── folders-brushes-22.png</text:p>
      <text:p text:style-name="P3"><text:s text:c="4"/>│   │   │   │   ├── folders-brushes.png</text:p>
      <text:p text:style-name="P3"><text:s text:c="4"/>│   │   │   │   ├── folders-dynamics-22.png</text:p>
      <text:p text:style-name="P3"><text:s text:c="4"/>│   │   │   │   ├── folders-dynamics.png</text:p>
      <text:p text:style-name="P3"><text:s text:c="4"/>│   │   │   │   ├── folders-environ-22.png</text:p>
      <text:p text:style-name="P3"><text:s text:c="4"/>│   │   │   │   ├── folders-environ.png</text:p>
      <text:p text:style-name="P3"><text:s text:c="4"/>│   │   │   │   ├── folders-fonts-22.png</text:p>
      <text:p text:style-name="P3"><text:s text:c="4"/>│   │   │   │   ├── folders-fonts.png</text:p>
      <text:p text:style-name="P3"><text:s text:c="4"/>│   │   │   │   ├── folders-gradients-22.png</text:p>
      <text:p text:style-name="P3"><text:s text:c="4"/>│   │   │   │   ├── folders-gradients.png</text:p>
      <text:p text:style-name="P3"><text:s text:c="4"/>│   │   │   │   ├── folders-interp-22.png</text:p>
      <text:p text:style-name="P3"><text:s text:c="4"/>│   │   │   │   ├── folders-interp.png</text:p>
      <text:p text:style-name="P3"><text:s text:c="4"/>│   │   │   │   ├── folders-modules-22.png</text:p>
      <text:p text:style-name="P3"><text:s text:c="4"/>│   │   │   │   ├── folders-modules.png</text:p>
      <text:p text:style-name="P3"><text:s text:c="4"/>│   │   │   │   ├── folders-palettes-22.png</text:p>
      <text:p text:style-name="P3"><text:s text:c="4"/>│   │   │   │   ├── folders-palettes.png</text:p>
      <text:p text:style-name="P3"><text:s text:c="4"/>│   │   │   │   ├── folders-patterns-22.png</text:p>
      <text:p text:style-name="P3"><text:s text:c="4"/>│   │   │   │   ├── folders-patterns.png</text:p>
      <text:p text:style-name="P3"><text:s text:c="4"/>│   │   │   │   ├── folders-plug-ins-22.png</text:p>
      <text:p text:style-name="P3"><text:s text:c="4"/>│   │   │   │   ├── folders-plug-ins.png</text:p>
      <text:p text:style-name="P3"><text:s text:c="4"/>│   │   │   │   ├── folders.png</text:p>
      <text:p text:style-name="P3"><text:s text:c="4"/>│   │   │   │   ├── folders-scripts-22.png</text:p>
      <text:p text:style-name="P3"><text:s text:c="4"/>│   │   │   │   ├── folders-scripts.png</text:p>
      <text:p text:style-name="P3"><text:s text:c="4"/>│   │   │   │   ├── folders-themes-22.png</text:p>
      <text:p text:style-name="P3"><text:s text:c="4"/>│   │   │   │   ├── folders-themes.png</text:p>
      <text:p text:style-name="P3"><text:s text:c="4"/>│   │   │   │   ├── folders-tool-plug-ins-22.png</text:p>
      <text:p text:style-name="P3"><text:s text:c="4"/>│   │   │   │   ├── folders-tool-plug-ins.png</text:p>
      <text:p text:style-name="P3"><text:s text:c="4"/>│   │   │   │   ├── folders-tool-presets-22.png</text:p>
      <text:p text:style-name="P3"><text:s text:c="4"/>│   │   │   │   ├── folders-tool-presets.png</text:p>
      <text:p text:style-name="P3"><text:s text:c="4"/>│   │   │   │   ├── folders-tools-22.png</text:p>
      <text:p text:style-name="P1"><text:s text:c="4"/>│   │   │   │   ├── folders.xcf.gz</text:p>
      <text:p text:style-name="P1"><text:s text:c="4"/>│<text:span text:style-name="T40">   │   │   │   ├── help-system-22.png</text:span></text:p>
      <text:p text:style-name="P3"><text:s text:c="4"/>│   │   │   │   ├── help-system.png</text:p>
      <text:p text:style-name="P3"><text:s text:c="4"/>│   │   │   │   ├── image-title-22.png</text:p>
      <text:p text:style-name="P3"><text:soft-page-break/><text:s text:c="4"/>│   │   │   │   ├── image-title.png</text:p>
      <text:p text:style-name="P3"><text:s text:c="4"/>│   │   │   │   ├── image-windows-22.png</text:p>
      <text:p text:style-name="P3"><text:s text:c="4"/>│   │   │   │   ├── image-windows.png</text:p>
      <text:p text:style-name="P3"><text:s text:c="4"/>│   │   │   │   ├── input-devices-22.png</text:p>
      <text:p text:style-name="P3"><text:s text:c="4"/>│   │   │   │   ├── input-devices.png</text:p>
      <text:p text:style-name="P3"><text:s text:c="4"/>│   │   │   │   ├── interface-22.png</text:p>
      <text:p text:style-name="P3"><text:s text:c="4"/>│   │   │   │   ├── interface.png</text:p>
      <text:p text:style-name="P1"><text:s text:c="4"/>│   │   │   │   ├── Makefile.am</text:p>
      <text:p text:style-name="P1"><text:s text:c="4"/>│   │   │   │   ├── Makefile.in</text:p>
      <text:p text:style-name="P1"><text:s text:c="4"/><text:span text:style-name="T40">│   │   │   │   ├── new-image-22.png</text:span></text:p>
      <text:p text:style-name="P3"><text:s text:c="4"/>│   │   │   │   ├── new-image.png</text:p>
      <text:p text:style-name="P3"><text:s text:c="4"/>│   │   │   │   ├── session-22.png</text:p>
      <text:p text:style-name="P3"><text:s text:c="4"/>│   │   │   │   ├── session.png</text:p>
      <text:p text:style-name="P3"><text:s text:c="4"/>│   │   │   │   ├── theme-22.png</text:p>
      <text:p text:style-name="P3"><text:s text:c="4"/>│   │   │   │   ├── theme.png</text:p>
      <text:p text:style-name="P3"><text:s text:c="4"/>│   │   │   │   ├── toolbox-22.png</text:p>
      <text:p text:style-name="P3"><text:s text:c="4"/>│   │   │   │   ├── toolbox.png</text:p>
      <text:p text:style-name="P3"><text:s text:c="4"/>│   │   │   │   ├── tool-options-22.png</text:p>
      <text:p text:style-name="P3"><text:s text:c="4"/>│   │   │   │   ├── tool-options.png</text:p>
      <text:p text:style-name="P3"><text:s text:c="4"/>│   │   │   │   ├── window-management-22.png</text:p>
      <text:p text:style-name="P3"><text:s text:c="4"/>│   │   │   │   └── window-management.png</text:p>
      <text:p text:style-name="P3"><text:s text:c="4"/>│   │   │   ├── stock-anchor-16.png</text:p>
      <text:p text:style-name="P3"><text:s text:c="4"/>│   │   │   ├── stock-cap-butt-16.png</text:p>
      <text:p text:style-name="P3"><text:s text:c="4"/>│   │   │   ├── stock-cap-round-16.png</text:p>
      <text:p text:style-name="P3"><text:s text:c="4"/>│   │   │   ├── stock-cap-square-16.png</text:p>
      <text:p text:style-name="P3"><text:s text:c="4"/>│   │   │   ├── stock-center-16.png</text:p>
      <text:p text:style-name="P3"><text:s text:c="4"/>│   │   │   ├── stock-center-24.png</text:p>
      <text:p text:style-name="P3"><text:s text:c="4"/>│   │   │   ├── stock-channel-16.png</text:p>
      <text:p text:style-name="P3"><text:s text:c="4"/>│   │   │   ├── stock-channel-24.png</text:p>
      <text:p text:style-name="P3"><text:s text:c="4"/>│   │   │   ├── stock-channel-32.png</text:p>
      <text:p text:style-name="P3"><text:s text:c="4"/>│   │   │   ├── stock-channel-48.png</text:p>
      <text:p text:style-name="P3"><text:s text:c="4"/>│   │   │   ├── stock-channel-alpha-16.png</text:p>
      <text:p text:style-name="P3"><text:s text:c="4"/>│   │   │   ├── stock-channel-alpha-24.png</text:p>
      <text:p text:style-name="P3"><text:s text:c="4"/>│   │   │   ├── stock-channel-alpha-32.png</text:p>
      <text:p text:style-name="P3"><text:s text:c="4"/>│   │   │   ├── stock-channel-alpha-48.png</text:p>
      <text:p text:style-name="P3"><text:s text:c="4"/>│   │   │   ├── stock-channel-blue-16.png</text:p>
      <text:p text:style-name="P3"><text:s text:c="4"/>│   │   │   ├── stock-channel-blue-24.png</text:p>
      <text:p text:style-name="P3"><text:s text:c="4"/>│   │   │   ├── stock-channel-blue-32.png</text:p>
      <text:p text:style-name="P3"><text:s text:c="4"/>│   │   │   ├── stock-channel-blue-48.png</text:p>
      <text:p text:style-name="P3"><text:s text:c="4"/>│   │   │   ├── stock-channel-gray-16.png</text:p>
      <text:p text:style-name="P1"><text:s text:c="2"/><text:span text:style-name="T40"><text:s text:c="2"/>│   │   │   ├── stock-channel-gray-24.png</text:span></text:p>
      <text:p text:style-name="P3"><text:s text:c="4"/>│   │   │   ├── stock-channel-gray-32.png</text:p>
      <text:p text:style-name="P3"><text:s text:c="4"/>│   │   │   ├── stock-channel-gray-48.png</text:p>
      <text:p text:style-name="P3"><text:s text:c="4"/>│   │   │   ├── stock-channel-green-16.png</text:p>
      <text:p text:style-name="P3"><text:s text:c="4"/>│   │   │   ├── stock-channel-green-24.png</text:p>
      <text:p text:style-name="P3"><text:s text:c="4"/>│   │   │   ├── stock-channel-green-32.png</text:p>
      <text:p text:style-name="P3"><text:s text:c="4"/>│   │   │   ├── stock-channel-green-48.png</text:p>
      <text:p text:style-name="P3"><text:s text:c="4"/>│   │   │   ├── stock-channel-indexed-16.png</text:p>
      <text:p text:style-name="P3"><text:s text:c="4"/>│   │   │   ├── stock-channel-indexed-24.png</text:p>
      <text:p text:style-name="P3"><text:s text:c="4"/>│   │   │   ├── stock-channel-indexed-32.png</text:p>
      <text:p text:style-name="P3"><text:s text:c="4"/>│   │   │   ├── stock-channel-indexed-48.png</text:p>
      <text:p text:style-name="P3"><text:s text:c="4"/>│   │   │   ├── stock-channel-red-16.png</text:p>
      <text:p text:style-name="P3"><text:s text:c="4"/>│   │   │   ├── stock-channel-red-24.png</text:p>
      <text:p text:style-name="P3"><text:s text:c="4"/>│   │   │   ├── stock-channel-red-32.png</text:p>
      <text:p text:style-name="P3"><text:s text:c="4"/>│   │   │   ├── stock-channel-red-48.png</text:p>
      <text:p text:style-name="P3"><text:s text:c="4"/>│   │   │   ├── stock-channels-16.png</text:p>
      <text:p text:style-name="P3"><text:s text:c="4"/>│   │   │   ├── stock-channels-24.png</text:p>
      <text:p text:style-name="P3"><text:s text:c="4"/>│   │   │   ├── stock-char-picker-22.png</text:p>
      <text:p text:style-name="P3"><text:s text:c="4"/>│   │   │   ├── stock-close-12.png</text:p>
      <text:p text:style-name="P3"><text:s text:c="4"/>│   │   │   ├── stock-colormap-16.png</text:p>
      <text:p text:style-name="P3"><text:s text:c="4"/>│   │   │   ├── stock-colormap-24.png</text:p>
      <text:p text:style-name="P3"><text:s text:c="4"/>│   │   │   ├── stock-color-picker-black-18.png</text:p>
      <text:p text:style-name="P3"><text:s text:c="4"/>│   │   │   ├── stock-color-picker-gray-18.png</text:p>
      <text:p text:style-name="P3"><text:soft-page-break/><text:s text:c="4"/>│   │   │   ├── stock-color-picker-white-18.png</text:p>
      <text:p text:style-name="P3"><text:s text:c="4"/>│   │   │   ├── stock-color-pick-from-screen-16.png</text:p>
      <text:p text:style-name="P3"><text:s text:c="4"/>│   │   │   ├── stock-color-triangle-16.png</text:p>
      <text:p text:style-name="P3"><text:s text:c="4"/>│   │   │   ├── stock-controller-16.png</text:p>
      <text:p text:style-name="P3"><text:s text:c="4"/>│   │   │   ├── stock-controller-24.png</text:p>
      <text:p text:style-name="P3"><text:s text:c="4"/>│   │   │   ├── stock-controller-keyboard-16.png</text:p>
      <text:p text:style-name="P1"><text:s/><text:span text:style-name="T40"><text:s text:c="3"/>│   │   │   ├── stock-controller-keyboard-24.png</text:span></text:p>
      <text:p text:style-name="P3"><text:s text:c="4"/>│   │   │   ├── stock-controller-linux-input-16.png</text:p>
      <text:p text:style-name="P3"><text:s text:c="4"/>│   │   │   ├── stock-controller-linux-input-24.png</text:p>
      <text:p text:style-name="P3"><text:s text:c="4"/>│   │   │   ├── stock-controller-midi-16.png</text:p>
      <text:p text:style-name="P3"><text:s text:c="4"/>│   │   │   ├── stock-controller-midi-24.png</text:p>
      <text:p text:style-name="P3"><text:s text:c="4"/>│   │   │   ├── stock-controller-wheel-16.png</text:p>
      <text:p text:style-name="P3"><text:s text:c="4"/>│   │   │   ├── stock-controller-wheel-24.png</text:p>
      <text:p text:style-name="P3"><text:s text:c="4"/>│   │   │   ├── stock-convert-grayscale-16.png</text:p>
      <text:p text:style-name="P3"><text:s text:c="4"/>│   │   │   ├── stock-convert-indexed-16.png</text:p>
      <text:p text:style-name="P3"><text:s text:c="4"/>│   │   │   ├── stock-convert-rgb-16.png</text:p>
      <text:p text:style-name="P3"><text:s text:c="4"/>│   │   │   ├── stock-cursor-16.png</text:p>
      <text:p text:style-name="P3"><text:s text:c="4"/>│   │   │   ├── stock-cursor-24.png</text:p>
      <text:p text:style-name="P3"><text:s text:c="4"/>│   │   │   ├── stock-curve-free-16.png</text:p>
      <text:p text:style-name="P3"><text:s text:c="4"/>│   │   │   ├── stock-curve-smooth-16.png</text:p>
      <text:p text:style-name="P3"><text:s text:c="4"/>│   │   │   ├── stock-default-colors-12.png</text:p>
      <text:p text:style-name="P3"><text:s text:c="4"/>│   │   │   ├── stock-device-status-16.png</text:p>
      <text:p text:style-name="P3"><text:s text:c="4"/>│   │   │   ├── stock-device-status-24.png</text:p>
      <text:p text:style-name="P3"><text:s text:c="4"/>│   │   │   ├── stock-display-filter-16.png</text:p>
      <text:p text:style-name="P3"><text:s text:c="4"/>│   │   │   ├── stock-display-filter-24.png</text:p>
      <text:p text:style-name="P3"><text:s text:c="4"/>│   │   │   ├── stock-display-filter-colorblind-16.png</text:p>
      <text:p text:style-name="P3"><text:s text:c="4"/>│   │   │   ├── stock-display-filter-colorblind-24.png</text:p>
      <text:p text:style-name="P3"><text:s text:c="4"/>│   │   │   ├── stock-display-filter-contrast-16.png</text:p>
      <text:p text:style-name="P3"><text:s text:c="4"/>│   │   │   ├── stock-display-filter-contrast-24.png</text:p>
      <text:p text:style-name="P3"><text:s text:c="4"/>│   │   │   ├── stock-display-filter-gamma-16.png</text:p>
      <text:p text:style-name="P3"><text:s text:c="4"/>│   │   │   ├── stock-display-filter-gamma-24.png</text:p>
      <text:p text:style-name="P3"><text:s text:c="4"/>│   │   │   ├── stock-display-filter-lcms-16.png</text:p>
      <text:p text:style-name="P3"><text:s text:c="4"/>│   │   │   ├── stock-display-filter-lcms-24.png</text:p>
      <text:p text:style-name="P3"><text:s text:c="4"/>│   │   │   ├── stock-display-filter-proof-16.png</text:p>
      <text:p text:style-name="P3"><text:s text:c="4"/>│   │   │   ├── stock-display-filter-proof-24.png</text:p>
      <text:p text:style-name="P3"><text:s text:c="4"/>│   │   │   ├── stock-duplicate-16.png</text:p>
      <text:p text:style-name="P3"><text:s text:c="4"/>│   │   │   ├── stock-dynamics-16.png</text:p>
      <text:p text:style-name="P3"><text:s text:c="4"/>│   │   │   ├── stock-dynamics-22.png</text:p>
      <text:p text:style-name="P3"><text:s text:c="4"/>│   │   │   ├── stock-edit-16.png</text:p>
      <text:p text:style-name="P3"><text:s text:c="4"/>│   │   │   ├── stock-error-64.png</text:p>
      <text:p text:style-name="P1"><text:s text:c="3"/><text:span text:style-name="T40"><text:s/>│   │   │   ├── stock-eye-12.png</text:span></text:p>
      <text:p text:style-name="P3"><text:s text:c="4"/>│   │   │   ├── stock-eye-20.png</text:p>
      <text:p text:style-name="P3"><text:s text:c="4"/>│   │   │   ├── stock-flip-horizontal-16.png</text:p>
      <text:p text:style-name="P3"><text:s text:c="4"/>│   │   │   ├── stock-flip-vertical-16.png</text:p>
      <text:p text:style-name="P3"><text:s text:c="4"/>│   │   │   ├── stock-floating-selection-16.png</text:p>
      <text:p text:style-name="P3"><text:s text:c="4"/>│   │   │   ├── stock-floating-selection-24.png</text:p>
      <text:p text:style-name="P3"><text:s text:c="4"/>│   │   │   ├── stock-floating-selection-32.png</text:p>
      <text:p text:style-name="P3"><text:s text:c="4"/>│   │   │   ├── stock-floating-selection-48.png</text:p>
      <text:p text:style-name="P3"><text:s text:c="4"/>│   │   │   ├── stock-frame-64.png</text:p>
      <text:p text:style-name="P3"><text:s text:c="4"/>│   │   │   ├── stock-gegl-16.png</text:p>
      <text:p text:style-name="P3"><text:s text:c="4"/>│   │   │   ├── stock-gegl-22.png</text:p>
      <text:p text:style-name="P3"><text:s text:c="4"/>│   │   │   ├── stock-gradient-bilinear-16.png</text:p>
      <text:p text:style-name="P3"><text:s text:c="4"/>│   │   │   ├── stock-gradient-conical-asymmetric-16.png</text:p>
      <text:p text:style-name="P3"><text:s text:c="4"/>│   │   │   ├── stock-gradient-conical-symmetric-16.png</text:p>
      <text:p text:style-name="P3"><text:s text:c="4"/>│   │   │   ├── stock-gradient-linear-16.png</text:p>
      <text:p text:style-name="P3"><text:s text:c="4"/>│   │   │   ├── stock-gradient-radial-16.png</text:p>
      <text:p text:style-name="P3"><text:s text:c="4"/>│   │   │   ├── stock-gradient-shapeburst-angular-16.png</text:p>
      <text:p text:style-name="P3"><text:s text:c="4"/>│   │   │   ├── stock-gradient-shapeburst-dimpled-16.png</text:p>
      <text:p text:style-name="P3"><text:s text:c="4"/>│   │   │   ├── stock-gradient-shapeburst-spherical-16.png</text:p>
      <text:p text:style-name="P3"><text:s text:c="4"/>│   │   │   ├── stock-gradient-spiral-anticlockwise-16.png</text:p>
      <text:p text:style-name="P3"><text:s text:c="4"/>│   │   │   ├── stock-gradient-spiral-clockwise-16.png</text:p>
      <text:p text:style-name="P3"><text:s text:c="4"/>│   │   │   ├── stock-gradient-square-16.png</text:p>
      <text:p text:style-name="P3"><text:s text:c="4"/>│   │   │   ├── stock-gravity-east-24.png</text:p>
      <text:p text:style-name="P3"><text:soft-page-break/><text:s text:c="4"/>│   │   │   ├── stock-gravity-north-24.png</text:p>
      <text:p text:style-name="P3"><text:s text:c="4"/>│   │   │   ├── stock-gravity-north-east-24.png</text:p>
      <text:p text:style-name="P3"><text:s text:c="4"/>│   │   │   ├── stock-gravity-north-west-24.png</text:p>
      <text:p text:style-name="P3"><text:s text:c="4"/>│   │   │   ├── stock-gravity-south-24.png</text:p>
      <text:p text:style-name="P3"><text:s text:c="4"/>│   │   │   ├── stock-gravity-south-east-24.png</text:p>
      <text:p text:style-name="P3"><text:s text:c="4"/>│   │   │   ├── stock-gravity-south-west-24.png</text:p>
      <text:p text:style-name="P1"><text:s text:c="4"/><text:span text:style-name="T40">│   │   │   ├── stock-gravity-west-24.png</text:span></text:p>
      <text:p text:style-name="P3"><text:s text:c="4"/>│   │   │   ├── stock-grid-16.png</text:p>
      <text:p text:style-name="P3"><text:s text:c="4"/>│   │   │   ├── stock-hcenter-24.png</text:p>
      <text:p text:style-name="P3"><text:s text:c="4"/>│   │   │   ├── stock-hchain-24.png</text:p>
      <text:p text:style-name="P3"><text:s text:c="4"/>│   │   │   ├── stock-hchain-broken-24.png</text:p>
      <text:p text:style-name="P3"><text:s text:c="4"/>│   │   │   ├── stock-histogram-16.png</text:p>
      <text:p text:style-name="P3"><text:s text:c="4"/>│   │   │   ├── stock-histogram-22.png</text:p>
      <text:p text:style-name="P3"><text:s text:c="4"/>│   │   │   ├── stock-histogram-linear-16.png</text:p>
      <text:p text:style-name="P3"><text:s text:c="4"/>│   │   │   ├── stock-histogram-logarithmic-16.png</text:p>
      <text:p text:style-name="P3"><text:s text:c="4"/>│   │   │   ├── stock-image-16.png</text:p>
      <text:p text:style-name="P3"><text:s text:c="4"/>│   │   │   ├── stock-image-24.png</text:p>
      <text:p text:style-name="P3"><text:s text:c="4"/>│   │   │   ├── stock-image-32.png</text:p>
      <text:p text:style-name="P3"><text:s text:c="4"/>│   │   │   ├── stock-image-48.png</text:p>
      <text:p text:style-name="P3"><text:s text:c="4"/>│   │   │   ├── stock-images-16.png</text:p>
      <text:p text:style-name="P3"><text:s text:c="4"/>│   │   │   ├── stock-images-24.png</text:p>
      <text:p text:style-name="P3"><text:s text:c="4"/>│   │   │   ├── stock-info-16.png</text:p>
      <text:p text:style-name="P3"><text:s text:c="4"/>│   │   │   ├── stock-info-24.png</text:p>
      <text:p text:style-name="P3"><text:s text:c="4"/>│   │   │   ├── stock-info-64.png</text:p>
      <text:p text:style-name="P3"><text:s text:c="4"/>│   │   │   ├── stock-input-device-16.png</text:p>
      <text:p text:style-name="P3"><text:s text:c="4"/>│   │   │   ├── stock-input-device-22.png</text:p>
      <text:p text:style-name="P3"><text:s text:c="4"/>│   │   │   ├── stock-invert-16.png</text:p>
      <text:p text:style-name="P3"><text:s text:c="4"/>│   │   │   ├── stock-join-bevel-16.png</text:p>
      <text:p text:style-name="P3"><text:s text:c="4"/>│   │   │   ├── stock-join-miter-16.png</text:p>
      <text:p text:style-name="P3"><text:s text:c="4"/>│   │   │   ├── stock-join-round-16.png</text:p>
      <text:p text:style-name="P3"><text:s text:c="4"/>│   │   │   ├── stock-landscape-16.png</text:p>
      <text:p text:style-name="P3"><text:s text:c="4"/>│   │   │   ├── stock-landscape-22.png</text:p>
      <text:p text:style-name="P3"><text:s text:c="4"/>│   │   │   ├── stock-layer-16.png</text:p>
      <text:p text:style-name="P3"><text:s text:c="4"/>│   │   │   ├── stock-layer-24.png</text:p>
      <text:p text:style-name="P3"><text:s text:c="4"/>│   │   │   ├── stock-layer-32.png</text:p>
      <text:p text:style-name="P3"><text:s text:c="4"/>│   │   │   ├── stock-layer-48.png</text:p>
      <text:p text:style-name="P3"><text:s text:c="4"/>│   │   │   ├── stock-layer-mask-16.png</text:p>
      <text:p text:style-name="P3"><text:s text:c="4"/>│   │   │   ├── stock-layer-mask-24.png</text:p>
      <text:p text:style-name="P3"><text:s text:c="4"/>│   │   │   ├── stock-layer-mask-32.png</text:p>
      <text:p text:style-name="P3"><text:s text:c="4"/>│   │   │   ├── stock-layer-mask-48.png</text:p>
      <text:p text:style-name="P3"><text:s text:c="4"/>│   │   │   ├── stock-layers-16.png</text:p>
      <text:p text:style-name="P3"><text:s text:c="4"/>│   │   │   ├── stock-layers-24.png</text:p>
      <text:p text:style-name="P3"><text:s text:c="4"/>│   │   │   ├── stock-layer-to-imagesize-16.png</text:p>
      <text:p text:style-name="P3"><text:s text:c="4"/>│   │   │   ├── stock-letter-spacing-22.png</text:p>
      <text:p text:style-name="P3"><text:s text:c="4"/>│   │   │   ├── stock-line-spacing-22.png</text:p>
      <text:p text:style-name="P3"><text:s text:c="4"/>│   │   │   ├── stock-linked-12.png</text:p>
      <text:p text:style-name="P3"><text:s text:c="4"/>│   │   │   ├── stock-linked-20.png</text:p>
      <text:p text:style-name="P3"><text:s text:c="4"/>│   │   │   ├── stock-list-16.png</text:p>
      <text:p text:style-name="P3"><text:s text:c="4"/>│   │   │   ├── stock-menu-left-12.png</text:p>
      <text:p text:style-name="P3"><text:s text:c="4"/>│   │   │   ├── stock-menu-right-12.png</text:p>
      <text:p text:style-name="P3"><text:s text:c="4"/>│   │   │   ├── stock-merge-down-16.png</text:p>
      <text:p text:style-name="P3"><text:s text:c="4"/>│   │   │   ├── stock-move-to-screen-16.png</text:p>
      <text:p text:style-name="P3"><text:s text:c="4"/>│   │   │   ├── stock-move-to-screen-24.png</text:p>
      <text:p text:style-name="P3"><text:s text:c="4"/>│   │   │   ├── stock-navigation-16.png</text:p>
      <text:p text:style-name="P3"><text:s text:c="4"/>│   │   │   ├── stock-paste-as-new-16.png</text:p>
      <text:p text:style-name="P3"><text:s text:c="4"/>│   │   │   ├── stock-paste-into-16.png</text:p>
      <text:p text:style-name="P3"><text:s text:c="4"/>│   │   │   ├── stock-path-16.png</text:p>
      <text:p text:style-name="P3"><text:s text:c="4"/>│   │   │   ├── stock-path-22.png</text:p>
      <text:p text:style-name="P3"><text:s text:c="4"/>│   │   │   ├── stock-paths-16.png</text:p>
      <text:p text:style-name="P3"><text:s text:c="4"/>│   │   │   ├── stock-paths-22.png</text:p>
      <text:p text:style-name="P3"><text:s text:c="4"/>│   │   │   ├── stock-path-stroke-16.png</text:p>
      <text:p text:style-name="P1"><text:s text:c="4"/><text:span text:style-name="T40">│   │   │   ├── stock-plugin-16.png</text:span></text:p>
      <text:p text:style-name="P3"><text:s text:c="4"/>│   │   │   ├── stock-portrait-16.png</text:p>
      <text:p text:style-name="P3"><text:soft-page-break/><text:s text:c="4"/>│   │   │   ├── stock-portrait-22.png</text:p>
      <text:p text:style-name="P3"><text:s text:c="4"/>│   │   │   ├── stock-print-resolution-16.png</text:p>
      <text:p text:style-name="P3"><text:s text:c="4"/>│   │   │   ├── stock-print-resolution-24.png</text:p>
      <text:p text:style-name="P3"><text:s text:c="4"/>│   │   │   ├── stock-question-64.png</text:p>
      <text:p text:style-name="P3"><text:s text:c="4"/>│   │   │   ├── stock-quick-mask-off-12.png</text:p>
      <text:p text:style-name="P3"><text:s text:c="4"/>│   │   │   ├── stock-quick-mask-on-12.png</text:p>
      <text:p text:style-name="P3"><text:s text:c="4"/>│   │   │   ├── stock-reset-16.png</text:p>
      <text:p text:style-name="P3"><text:s text:c="4"/>│   │   │   ├── stock-reshow-filter-16.png</text:p>
      <text:p text:style-name="P3"><text:s text:c="4"/>│   │   │   ├── stock-resize-16.png</text:p>
      <text:p text:style-name="P3"><text:s text:c="4"/>│   │   │   ├── stock-rotate-180-16.png</text:p>
      <text:p text:style-name="P3"><text:s text:c="4"/>│   │   │   ├── stock-rotate-270-16.png</text:p>
      <text:p text:style-name="P3"><text:s text:c="4"/>│   │   │   ├── stock-rotate-90-16.png</text:p>
      <text:p text:style-name="P3"><text:s text:c="4"/>│   │   │   ├── stock-sample-point-16.png</text:p>
      <text:p text:style-name="P3"><text:s text:c="4"/>│   │   │   ├── stock-sample-point-24.png</text:p>
      <text:p text:style-name="P3"><text:s text:c="4"/>│   │   │   ├── stock-scale-16.png</text:p>
      <text:p text:style-name="P3"><text:s text:c="4"/>│   │   │   ├── stock-selection-16.png</text:p>
      <text:p text:style-name="P3"><text:s text:c="4"/>│   │   │   ├── stock-selection-add-16.png</text:p>
      <text:p text:style-name="P3"><text:s text:c="4"/>│   │   │   ├── stock-selection-all-16.png</text:p>
      <text:p text:style-name="P3"><text:s text:c="4"/>│   │   │   ├── stock-selection-border-16.png</text:p>
      <text:p text:style-name="P3"><text:s text:c="4"/>│   │   │   ├── stock-selection-grow-16.png</text:p>
      <text:p text:style-name="P3"><text:s text:c="4"/>│   │   │   ├── stock-selection-intersect-16.png</text:p>
      <text:p text:style-name="P3"><text:s text:c="4"/>│   │   │   ├── stock-selection-none-16.png</text:p>
      <text:p text:style-name="P3"><text:s text:c="4"/>│   │   │   ├── stock-selection-replace-16.png</text:p>
      <text:p text:style-name="P3"><text:s text:c="4"/>│   │   │   ├── stock-selection-shrink-16.png</text:p>
      <text:p text:style-name="P3"><text:s text:c="4"/>│   │   │   ├── stock-selection-stroke-16.png</text:p>
      <text:p text:style-name="P3"><text:s text:c="4"/>│   │   │   ├── stock-selection-subtract-16.png</text:p>
      <text:p text:style-name="P3"><text:s text:c="4"/>│   │   │   ├── stock-selection-to-channel-16.png</text:p>
      <text:p text:style-name="P3"><text:s text:c="4"/>│   │   │   ├── stock-selection-to-path-16.png</text:p>
      <text:p text:style-name="P3"><text:s text:c="4"/>│   │   │   ├── stock-shape-circle-16.png</text:p>
      <text:p text:style-name="P3"><text:s text:c="4"/>│   │   │   ├── stock-shape-diamond-16.png</text:p>
      <text:p text:style-name="P3"><text:s text:c="4"/>│   │   │   ├── stock-shape-square-16.png</text:p>
      <text:p text:style-name="P3"><text:s text:c="4"/>│   │   │   ├── stock-swap-colors-12.png</text:p>
      <text:p text:style-name="P3"><text:s text:c="4"/>│   │   │   ├── stock-template-16.png</text:p>
      <text:p text:style-name="P3"><text:s text:c="4"/>│   │   │   ├── stock-template-24.png</text:p>
      <text:p text:style-name="P3"><text:s text:c="4"/>│   │   │   ├── stock-text-dir-ltr-24.png</text:p>
      <text:p text:style-name="P3"><text:s text:c="4"/>│   │   │   ├── stock-text-dir-rtl-24.png</text:p>
      <text:p text:style-name="P3"><text:s text:c="4"/>│   │   │   ├── stock-text-layer-16.png</text:p>
      <text:p text:style-name="P3"><text:s text:c="4"/>│   │   │   ├── stock-text-layer-24.png</text:p>
      <text:p text:style-name="P3"><text:s text:c="4"/>│   │   │   ├── stock-text-layer-32.png</text:p>
      <text:p text:style-name="P3"><text:s text:c="4"/>│   │   │   ├── stock-text-layer-48.png</text:p>
      <text:p text:style-name="P3"><text:s text:c="4"/>│   │   │   ├── stock-texture-64.png</text:p>
      <text:p text:style-name="P3"><text:s text:c="4"/>│   │   │   ├── stock-toilet-paper-16.png</text:p>
      <text:p text:style-name="P3"><text:s text:c="4"/>│   │   │   ├── stock-toilet-paper-24.png</text:p>
      <text:p text:style-name="P3"><text:s text:c="4"/>│   │   │   ├── stock-tool-options-16.png</text:p>
      <text:p text:style-name="P3"><text:s text:c="4"/>│   │   │   ├── stock-tool-options-24.png</text:p>
      <text:p text:style-name="P3"><text:s text:c="4"/>│   │   │   ├── stock-tool-preset-16.png</text:p>
      <text:p text:style-name="P3"><text:s text:c="4"/>│   │   │   ├── stock-tool-preset-22.png</text:p>
      <text:p text:style-name="P3"><text:s text:c="4"/>│   │   │   ├── stock-tools-16.png</text:p>
      <text:p text:style-name="P3"><text:s text:c="4"/>│   │   │   ├── stock-tools-24.png</text:p>
      <text:p text:style-name="P3"><text:s text:c="4"/>│   │   │   ├── stock-transparency-16.png</text:p>
      <text:p text:style-name="P3"><text:s text:c="4"/>│   │   │   ├── stock-transparency-24.png</text:p>
      <text:p text:style-name="P3"><text:s text:c="4"/>│   │   │   ├── stock-undo-history-16.png</text:p>
      <text:p text:style-name="P3"><text:s text:c="4"/>│   │   │   ├── stock-undo-history-24.png</text:p>
      <text:p text:style-name="P3"><text:s text:c="4"/>│   │   │   ├── stock-user-manual-16.png</text:p>
      <text:p text:style-name="P3"><text:s text:c="4"/>│   │   │   ├── stock-user-manual-24.png</text:p>
      <text:p text:style-name="P3"><text:s text:c="4"/>│   │   │   ├── stock-user-manual-32.png</text:p>
      <text:p text:style-name="P3"><text:s text:c="4"/>│   │   │   ├── stock-user-manual-64.png</text:p>
      <text:p text:style-name="P3"><text:s text:c="4"/>│   │   │   ├── stock-vcenter-24.png</text:p>
      <text:p text:style-name="P3"><text:s text:c="4"/>│   │   │   ├── stock-vchain-24.png</text:p>
      <text:p text:style-name="P3"><text:s text:c="4"/>│   │   │   ├── stock-vchain-broken-24.png</text:p>
      <text:p text:style-name="P3"><text:s text:c="4"/>│   │   │   ├── stock-video-16.png</text:p>
      <text:p text:style-name="P3"><text:s text:c="4"/>│   │   │   ├── stock-video-24.png</text:p>
      <text:p text:style-name="P3"><text:s text:c="4"/>│   │   │   ├── stock-warning-16.png</text:p>
      <text:p text:style-name="P3"><text:soft-page-break/><text:s text:c="4"/>│   │   │   ├── stock-warning-24.png</text:p>
      <text:p text:style-name="P3"><text:s text:c="4"/>│   │   │   ├── stock-warning-64.png</text:p>
      <text:p text:style-name="P3"><text:s text:c="4"/>│   │   │   ├── stock-web-16.png</text:p>
      <text:p text:style-name="P3"><text:s text:c="4"/>│   │   │   ├── stock-web-24.png</text:p>
      <text:p text:style-name="P3"><text:s text:c="4"/>│   │   │   ├── stock-wilber-16.png</text:p>
      <text:p text:style-name="P3"><text:s text:c="4"/>│   │   │   ├── stock-wilber-22.png</text:p>
      <text:p text:style-name="P1"><text:s text:c="4"/>│   │   │   ├<text:span text:style-name="T40">── stock-wilber-64.png</text:span></text:p>
      <text:p text:style-name="P3"><text:s text:c="4"/>│   │   │   ├── stock-wilber-eek-64.png</text:p>
      <text:p text:style-name="P3"><text:s text:c="4"/>│   │   │   ├── stock-zoom-follow-window-12.png</text:p>
      <text:p text:style-name="P1"><text:s text:c="4"/>│   │   │   └──<text:span text:style-name="T1"> </text:span><text:span text:style-name="T15">TOOLS</text:span></text:p>
      <text:p text:style-name="P1"><text:s text:c="4"/>│   │   │   <text:s text:c="4"/>├<text:span text:style-name="T40">── stock-tool-airbrush-16.png</text:span></text:p>
      <text:p text:style-name="P3"><text:s text:c="4"/>│   │   │   <text:s text:c="4"/>├── stock-tool-airbrush-22.png</text:p>
      <text:p text:style-name="P3"><text:s text:c="4"/>│   │   │   <text:s text:c="4"/>├── stock-tool-align-16.png</text:p>
      <text:p text:style-name="P3"><text:s text:c="4"/>│   │   │   <text:s text:c="4"/>├── stock-tool-align-22.png</text:p>
      <text:p text:style-name="P3"><text:s text:c="4"/>│   │   │   <text:s text:c="4"/>├── stock-tool-blend-16.png</text:p>
      <text:p text:style-name="P3"><text:s text:c="4"/>│   │   │   <text:s text:c="4"/>├── stock-tool-blend-22.png</text:p>
      <text:p text:style-name="P3"><text:s text:c="4"/>│   │   │   <text:s text:c="4"/>├── stock-tool-blur-16.png</text:p>
      <text:p text:style-name="P3"><text:s text:c="4"/>│   │   │   <text:s text:c="4"/>├── stock-tool-blur-22.png</text:p>
      <text:p text:style-name="P3"><text:s text:c="4"/>│   │   │   <text:s text:c="4"/>├── stock-tool-brightness-contrast-16.png</text:p>
      <text:p text:style-name="P3"><text:s text:c="4"/>│   │   │   <text:s text:c="4"/>├── stock-tool-brightness-contrast-22.png</text:p>
      <text:p text:style-name="P3"><text:s text:c="4"/>│   │   │   <text:s text:c="4"/>├── stock-tool-bucket-fill-16.png</text:p>
      <text:p text:style-name="P3"><text:s text:c="4"/>│   │   │   <text:s text:c="4"/>├── stock-tool-bucket-fill-22.png</text:p>
      <text:p text:style-name="P3"><text:s text:c="4"/>│   │   │   <text:s text:c="4"/>├── stock-tool-by-color-select-16.png</text:p>
      <text:p text:style-name="P3"><text:s text:c="4"/>│   │   │   <text:s text:c="4"/>├── stock-tool-by-color-select-22.png</text:p>
      <text:p text:style-name="P3"><text:s text:c="4"/>│   │   │   <text:s text:c="4"/>├── stock-tool-cage-16.png</text:p>
      <text:p text:style-name="P3"><text:s text:c="4"/>│   │   │   <text:s text:c="4"/>├── stock-tool-cage-22.png</text:p>
      <text:p text:style-name="P3"><text:s text:c="4"/>│   │   │   <text:s text:c="4"/>├── stock-tool-clone-16.png</text:p>
      <text:p text:style-name="P3"><text:s text:c="4"/>│   │   │   <text:s text:c="4"/>├── stock-tool-clone-22.png</text:p>
      <text:p text:style-name="P3"><text:s text:c="4"/>│   │   │   <text:s text:c="4"/>├── stock-tool-color-balance-16.png</text:p>
      <text:p text:style-name="P3"><text:s text:c="4"/>│   │   │   <text:s text:c="4"/>├── stock-tool-color-balance-22.png</text:p>
      <text:p text:style-name="P3"><text:s text:c="4"/>│   │   │   <text:s text:c="4"/>├── stock-tool-colorize-16.png</text:p>
      <text:p text:style-name="P3"><text:s text:c="4"/>│   │   │   <text:s text:c="4"/>├── stock-tool-colorize-22.png</text:p>
      <text:p text:style-name="P3"><text:s text:c="4"/>│   │   │   <text:s text:c="4"/>├── stock-tool-color-picker-16.png</text:p>
      <text:p text:style-name="P3"><text:s text:c="4"/>│   │   │   <text:s text:c="4"/>├── stock-tool-color-picker-22.png</text:p>
      <text:p text:style-name="P3"><text:s text:c="4"/>│   │   │   <text:s text:c="4"/>├── stock-tool-crop-16.png</text:p>
      <text:p text:style-name="P3"><text:s text:c="4"/>│   │   │   <text:s text:c="4"/>├── stock-tool-crop-22.png</text:p>
      <text:p text:style-name="P3"><text:s text:c="4"/>│   │   │   <text:s text:c="4"/>├── stock-tool-curves-16.png</text:p>
      <text:p text:style-name="P3"><text:s text:c="4"/>│   │   │   <text:s text:c="4"/>├── stock-tool-curves-22.png</text:p>
      <text:p text:style-name="P3"><text:s text:c="4"/>│   │   │   <text:s text:c="4"/>├── stock-tool-desaturate-16.png</text:p>
      <text:p text:style-name="P3"><text:s text:c="4"/>│   │   │   <text:s text:c="4"/>├── stock-tool-desaturate-22.png</text:p>
      <text:p text:style-name="P3"><text:s text:c="4"/>│   │   │   <text:s text:c="4"/>├── stock-tool-dodge-16.png</text:p>
      <text:p text:style-name="P3"><text:s text:c="4"/>│   │   │   <text:s text:c="4"/>├── stock-tool-dodge-22.png</text:p>
      <text:p text:style-name="P3"><text:s text:c="4"/>│   │   │   <text:s text:c="4"/>├── stock-tool-ellipse-select-16.png</text:p>
      <text:p text:style-name="P3"><text:s text:c="4"/>│   │   │   <text:s text:c="4"/>├── stock-tool-ellipse-select-22.png</text:p>
      <text:p text:style-name="P3"><text:s text:c="4"/>│   │   │   <text:s text:c="4"/>├── stock-tool-eraser-16.png</text:p>
      <text:p text:style-name="P3"><text:s text:c="4"/>│   │   │   <text:s text:c="4"/>├── stock-tool-eraser-22.png</text:p>
      <text:p text:style-name="P3"><text:s text:c="4"/>│   │   │   <text:s text:c="4"/>├── stock-tool-flip-16.png</text:p>
      <text:p text:style-name="P3"><text:s text:c="4"/>│   │   │   <text:s text:c="4"/>├── stock-tool-flip-22.png</text:p>
      <text:p text:style-name="P3"><text:s text:c="4"/>│   │   │   <text:s text:c="4"/>├── stock-tool-foreground-select-16.png</text:p>
      <text:p text:style-name="P3"><text:s text:c="4"/>│   │   │   <text:s text:c="4"/>├── stock-tool-foreground-select-22.png</text:p>
      <text:p text:style-name="P3"><text:s text:c="4"/>│   │   │   <text:s text:c="4"/>├── stock-tool-free-select-16.png</text:p>
      <text:p text:style-name="P3"><text:s text:c="4"/>│   │   │   <text:s text:c="4"/>├── stock-tool-free-select-22.png</text:p>
      <text:p text:style-name="P3"><text:s text:c="4"/>│   │   │   <text:s text:c="4"/>├── stock-tool-fuzzy-select-16.png</text:p>
      <text:p text:style-name="P3"><text:s text:c="4"/>│   │   │   <text:s text:c="4"/>├── stock-tool-fuzzy-select-22.png</text:p>
      <text:p text:style-name="P3"><text:s text:c="4"/>│   │   │   <text:s text:c="4"/>├── stock-tool-heal-16.png</text:p>
      <text:p text:style-name="P3"><text:s text:c="4"/>│   │   │   <text:s text:c="4"/>├── stock-tool-heal-22.png</text:p>
      <text:p text:style-name="P3"><text:s text:c="4"/>│   │   │   <text:s text:c="4"/>├── stock-tool-hue-saturation-16.png</text:p>
      <text:p text:style-name="P3"><text:s text:c="4"/>│   │   │   <text:s text:c="4"/>├── stock-tool-hue-saturation-22.png</text:p>
      <text:p text:style-name="P3"><text:s text:c="4"/>│   │   │   <text:s text:c="4"/>├── stock-tool-ink-16.png</text:p>
      <text:p text:style-name="P3"><text:s text:c="4"/>│   │   │   <text:s text:c="4"/>├── stock-tool-ink-22.png</text:p>
      <text:p text:style-name="P3"><text:s text:c="4"/>│   │   │   <text:s text:c="4"/>├── stock-tool-iscissors-16.png</text:p>
      <text:p text:style-name="P3"><text:s text:c="4"/>│   │   │   <text:s text:c="4"/>├── stock-tool-iscissors-22.png</text:p>
      <text:p text:style-name="P3"><text:soft-page-break/><text:s text:c="4"/>│   │   │   <text:s text:c="4"/>├── stock-tool-levels-16.png</text:p>
      <text:p text:style-name="P3"><text:s text:c="4"/>│   │   │   <text:s text:c="4"/>├── stock-tool-levels-22.png</text:p>
      <text:p text:style-name="P3"><text:s text:c="4"/>│   │   │   <text:s text:c="4"/>├── stock-tool-measure-16.png</text:p>
      <text:p text:style-name="P3"><text:s text:c="4"/>│   │   │   <text:s text:c="4"/>├── stock-tool-measure-22.png</text:p>
      <text:p text:style-name="P3"><text:s text:c="4"/>│   │   │   <text:s text:c="4"/>├── stock-tool-move-16.png</text:p>
      <text:p text:style-name="P3"><text:s text:c="4"/>│   │   │   <text:s text:c="4"/>├── stock-tool-move-22.png</text:p>
      <text:p text:style-name="P3"><text:s text:c="4"/>│   │   │   <text:s text:c="4"/>├── stock-tool-paintbrush-16.png</text:p>
      <text:p text:style-name="P3"><text:s text:c="4"/>│   │   │   <text:s text:c="4"/>├── stock-tool-paintbrush-22.png</text:p>
      <text:p text:style-name="P3"><text:s text:c="4"/>│   │   │   <text:s text:c="4"/>├── stock-tool-path-16.png</text:p>
      <text:p text:style-name="P3"><text:s text:c="4"/>│   │   │   <text:s text:c="4"/>├── stock-tool-path-22.png</text:p>
      <text:p text:style-name="P3"><text:s text:c="4"/>│   │   │   <text:s text:c="4"/>├── stock-tool-pencil-16.png</text:p>
      <text:p text:style-name="P3"><text:s text:c="4"/>│   │   │   <text:s text:c="4"/>├── stock-tool-pencil-22.png</text:p>
      <text:p text:style-name="P3"><text:s text:c="4"/>│   │   │   <text:s text:c="4"/>├── stock-tool-perspective-16.png</text:p>
      <text:p text:style-name="P3"><text:s text:c="4"/>│   │   │   <text:s text:c="4"/>├── stock-tool-perspective-22.png</text:p>
      <text:p text:style-name="P3"><text:s text:c="4"/>│   │   │   <text:s text:c="4"/>├── stock-tool-perspective-clone-16.png</text:p>
      <text:p text:style-name="P3"><text:s text:c="4"/>│   │   │   <text:s text:c="4"/>├── stock-tool-perspective-clone-22.png</text:p>
      <text:p text:style-name="P3"><text:s text:c="4"/>│   │   │   <text:s text:c="4"/>├── stock-tool-posterize-16.png</text:p>
      <text:p text:style-name="P3"><text:s text:c="4"/>│   │   │   <text:s text:c="4"/>├── stock-tool-posterize-22.png</text:p>
      <text:p text:style-name="P3"><text:s text:c="4"/>│   │   │   <text:s text:c="4"/>├── stock-tool-rect-select-16.png</text:p>
      <text:p text:style-name="P3"><text:s text:c="4"/>│   │   │   <text:s text:c="4"/>├── stock-tool-rect-select-22.png</text:p>
      <text:p text:style-name="P3"><text:s text:c="4"/>│   │   │   <text:s text:c="4"/>├── stock-tool-rotate-16.png</text:p>
      <text:p text:style-name="P3"><text:s text:c="4"/>│   │   │   <text:s text:c="4"/>├── stock-tool-rotate-22.png</text:p>
      <text:p text:style-name="P3"><text:s text:c="4"/>│   │   │   <text:s text:c="4"/>├── stock-tool-scale-16.png</text:p>
      <text:p text:style-name="P3"><text:s text:c="4"/>│   │   │   <text:s text:c="4"/>├── stock-tool-scale-22.png</text:p>
      <text:p text:style-name="P3"><text:s text:c="4"/>│   │   │   <text:s text:c="4"/>├── stock-tool-shear-16.png</text:p>
      <text:p text:style-name="P3"><text:s text:c="4"/>│   │   │   <text:s text:c="4"/>├── stock-tool-shear-22.png</text:p>
      <text:p text:style-name="P3"><text:s text:c="4"/>│   │   │   <text:s text:c="4"/>├── stock-tool-smudge-16.png</text:p>
      <text:p text:style-name="P3"><text:s text:c="4"/>│   │   │   <text:s text:c="4"/>├── stock-tool-smudge-22.png</text:p>
      <text:p text:style-name="P3"><text:s text:c="4"/>│   │   │   <text:s text:c="4"/>├── stock-tool-text-16.png</text:p>
      <text:p text:style-name="P3"><text:s text:c="4"/>│   │   │   <text:s text:c="4"/>├── stock-tool-text-22.png</text:p>
      <text:p text:style-name="P3"><text:s text:c="4"/>│   │   │   <text:s text:c="4"/>├── stock-tool-threshold-16.png</text:p>
      <text:p text:style-name="P3"><text:s text:c="4"/>│   │   │   <text:s text:c="4"/>├── stock-tool-threshold-22.png</text:p>
      <text:p text:style-name="P3"><text:s text:c="4"/>│   │   │   <text:s text:c="4"/>├── stock-tool-zoom-16.png</text:p>
      <text:p text:style-name="P3"><text:s text:c="4"/>│   │   │   <text:s text:c="4"/>└── stock-tool-zoom-22.png</text:p>
      <text:p text:style-name="P1"><text:s text:c="4"/>│   │   ├── Makefile.am</text:p>
      <text:p text:style-name="P1"><text:s text:c="4"/>│   │   └── Makefile.in</text:p>
      <text:p text:style-name="P1"><text:s text:c="4"/>│   ├── Makefile.am</text:p>
      <text:p text:style-name="P1"><text:s text:c="4"/>│   ├── Makefile.in</text:p>
      <text:p text:style-name="P1"><text:s text:c="4"/>│   └──<text:span text:style-name="T2"> </text:span><text:span text:style-name="T15">SMALL</text:span></text:p>
      <text:p text:style-name="P1"><text:s text:c="4"/>│   <text:s text:c="4"/>├── gtkrc</text:p>
      <text:p text:style-name="P1"><text:s text:c="4"/>│   <text:s text:c="4"/>├── Makefile.am</text:p>
      <text:p text:style-name="P1"><text:s text:c="4"/>│   <text:s text:c="4"/>└── Makefile.in</text:p>
      <text:p text:style-name="P1"><text:s text:c="4"/>└── <text:span text:style-name="T15">TOOLS</text:span></text:p>
      <text:p text:style-name="P1"><text:s text:c="5"/><text:span text:style-name="T41"><text:s text:c="3"/>├── defcheck.py</text:span></text:p>
      <text:p text:style-name="P6"><text:s text:c="8"/>├── gimp-mkenums</text:p>
      <text:p text:style-name="P6"><text:s text:c="8"/>├── gimppath2svg.py</text:p>
      <text:p text:style-name="P1"><text:s text:c="8"/>├── gimptool.c</text:p>
      <text:p text:style-name="P1"><text:s text:c="8"/>├── kernelgen.c</text:p>
      <text:p text:style-name="P1"><text:s text:c="8"/>├── Makefile.am</text:p>
      <text:p text:style-name="P1"><text:s text:c="8"/>├── Makefile.in</text:p>
      <text:p text:style-name="P1"><text:s text:c="8"/>├── <text:span text:style-name="T15">PDBGEN</text:span></text:p>
      <text:p text:style-name="P1"><text:s text:c="8"/>│   ├── app.pl</text:p>
      <text:p text:style-name="P1"><text:s text:c="8"/><text:span text:style-name="T41">│   ├── enumcode.pl</text:span></text:p>
      <text:p text:style-name="P6"><text:s text:c="8"/>│   ├── enumgen.pl</text:p>
      <text:p text:style-name="P1"><text:s text:c="8"/>│   ├── enums.pl</text:p>
      <text:p text:style-name="P1"><text:s text:c="8"/>│   ├── groups.pl</text:p>
      <text:p text:style-name="P1"><text:s text:c="8"/>│   ├── lib.pl</text:p>
      <text:p text:style-name="P1"><text:s text:c="8"/>│   ├── Makefile.am</text:p>
      <text:p text:style-name="P1"><text:s text:c="8"/>│   ├── Makefile.in</text:p>
      <text:p text:style-name="P1"><text:s text:c="8"/>│   ├── <text:span text:style-name="T16">PDB</text:span></text:p>
      <text:p text:style-name="P1"><text:s text:c="8"/>│   │   ├── brushes.pdb</text:p>
      <text:p text:style-name="P1"><text:soft-page-break/><text:s text:c="8"/>│   │   ├── brush.pdb</text:p>
      <text:p text:style-name="P1"><text:s text:c="8"/>│   │   ├── brush_select.pdb</text:p>
      <text:p text:style-name="P1"><text:s text:c="8"/>│   │   ├── buffer.pdb</text:p>
      <text:p text:style-name="P1"><text:s text:c="8"/>│   │   ├── channel.pdb</text:p>
      <text:p text:style-name="P1"><text:s text:c="8"/>│   │   ├── color.pdb</text:p>
      <text:p text:style-name="P1"><text:s text:c="8"/>│   │   ├── context.pdb</text:p>
      <text:p text:style-name="P1"><text:s text:c="8"/>│   │   ├── convert.pdb</text:p>
      <text:p text:style-name="P1"><text:s text:c="8"/>│   │   ├── display.pdb</text:p>
      <text:p text:style-name="P1"><text:s text:c="8"/>│   │   ├── drawable.pdb</text:p>
      <text:p text:style-name="P1"><text:s text:c="8"/>│   │   ├── drawable_transform.pdb</text:p>
      <text:p text:style-name="P1"><text:s text:c="8"/>│   │   ├── dynamics.pdb</text:p>
      <text:p text:style-name="P1"><text:s text:c="8"/>│   │   ├── edit.pdb</text:p>
      <text:p text:style-name="P1"><text:s text:c="8"/>│   │   ├── fileops.pdb</text:p>
      <text:p text:style-name="P1"><text:s text:c="8"/>│   │   ├── floating_sel.pdb</text:p>
      <text:p text:style-name="P1"><text:s text:c="8"/>│   │   ├── font_select.pdb</text:p>
      <text:p text:style-name="P1"><text:s text:c="8"/>│   │   ├── fonts.pdb</text:p>
      <text:p text:style-name="P1"><text:s text:c="8"/>│   │   ├── gimp.pdb</text:p>
      <text:p text:style-name="P1"><text:s text:c="8"/>│   │   ├── gimprc.pdb</text:p>
      <text:p text:style-name="P1"><text:s text:c="8"/>│   │   ├── gradient.pdb</text:p>
      <text:p text:style-name="P1"><text:s text:c="8"/>│   │   ├── gradient_select.pdb</text:p>
      <text:p text:style-name="P1"><text:s text:c="8"/>│   │   ├── gradients.pdb</text:p>
      <text:p text:style-name="P1"><text:s text:c="8"/>│   │   ├── grid.pdb</text:p>
      <text:p text:style-name="P1"><text:s text:c="8"/>│   │   ├── guides.pdb</text:p>
      <text:p text:style-name="P1"><text:s text:c="8"/>│   │   ├── help.pdb</text:p>
      <text:p text:style-name="P1"><text:s text:c="8"/>│   │   ├── image.pdb</text:p>
      <text:p text:style-name="P1"><text:s text:c="8"/>│   │   ├── image_select.pdb</text:p>
      <text:p text:style-name="P1"><text:s text:c="8"/>│   │   ├── item.pdb</text:p>
      <text:p text:style-name="P1"><text:s text:c="8"/>│   │   ├── item_transform.pdb</text:p>
      <text:p text:style-name="P1"><text:s text:c="8"/>│   │   ├── layer.pdb</text:p>
      <text:p text:style-name="P1"><text:s text:c="8"/>│   │   ├── message.pdb</text:p>
      <text:p text:style-name="P1"><text:s text:c="8"/>│   │   ├── paint_tools.pdb</text:p>
      <text:p text:style-name="P1"><text:s text:c="8"/>│   │   ├── palette.pdb</text:p>
      <text:p text:style-name="P1"><text:s text:c="8"/>│   │   ├── palette_select.pdb</text:p>
      <text:p text:style-name="P1"><text:s text:c="8"/>│   │   ├── palettes.pdb</text:p>
      <text:p text:style-name="P1"><text:s text:c="8"/>│   │   ├── paths.pdb</text:p>
      <text:p text:style-name="P1"><text:s text:c="8"/>│   │   ├── pattern.pdb</text:p>
      <text:p text:style-name="P1"><text:s text:c="8"/>│   │   ├── pattern_select.pdb</text:p>
      <text:p text:style-name="P1"><text:s text:c="8"/>│   │   ├── patterns.pdb</text:p>
      <text:p text:style-name="P1"><text:s text:c="8"/>│   │   ├── plug_in.pdb</text:p>
      <text:p text:style-name="P1"><text:s text:c="8"/>│   │   ├── procedural_db.pdb</text:p>
      <text:p text:style-name="P1"><text:s text:c="8"/>│   │   ├── progress.pdb</text:p>
      <text:p text:style-name="P1"><text:s text:c="8"/>│   │   ├── selection.pdb</text:p>
      <text:p text:style-name="P1"><text:s text:c="8"/>│   │   ├── selection_tools.pdb</text:p>
      <text:p text:style-name="P1"><text:s text:c="8"/>│   │   ├── text_layer.pdb</text:p>
      <text:p text:style-name="P1"><text:s text:c="8"/>│   │   ├── text_tool.pdb</text:p>
      <text:p text:style-name="P1"><text:s text:c="8"/>│   │   ├── transform_tools.pdb</text:p>
      <text:p text:style-name="P1"><text:s text:c="8"/>│   │   ├── undo.pdb</text:p>
      <text:p text:style-name="P1"><text:s text:c="8"/>│   │   ├── unit.pdb</text:p>
      <text:p text:style-name="P1"><text:s text:c="8"/>│   │   └── vectors.pdb</text:p>
      <text:p text:style-name="P1"><text:s text:c="5"/><text:span text:style-name="T41"><text:s text:c="3"/>│   ├── pdbgen.pl</text:span></text:p>
      <text:p text:style-name="P1"><text:s text:c="8"/>│   ├── pdb.pl</text:p>
      <text:p text:style-name="P1"><text:s text:c="8"/>│   ├── README</text:p>
      <text:p text:style-name="P1"><text:s text:c="8"/>│   ├── README_NEW_PDB_PROC</text:p>
      <text:p text:style-name="P1"><text:s text:c="8"/>│   ├── stddefs.pdb</text:p>
      <text:p text:style-name="P1"><text:s text:c="8"/>│   └── util.pl</text:p>
      <text:p text:style-name="P1"><text:s text:c="8"/>└── test-clipboard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5:26.084022832</meta:creation-date>
    <dc:date>2017-10-29T14:57:41.088124334</dc:date>
    <meta:editing-duration>PT43M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98" meta:paragraph-count="6067" meta:word-count="24416" meta:character-count="198444" meta:non-whitespace-character-count="130164"/>
  </office:meta>
</office:document-meta>
</file>